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" svg:font-family="Avenir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ingdings2" svg:font-family="Wingdings2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81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19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7.20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6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3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0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42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77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0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98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1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7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0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82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94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2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83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02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99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17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09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33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51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5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34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84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28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52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9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0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42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89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39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1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18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7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18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01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7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4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31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62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99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58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97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15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07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36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44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90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538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103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22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22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851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138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45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26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25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91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textarea-vertical-align="middle" loext:decorative="false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287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197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8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3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96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4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884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058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13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125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17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24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2.524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9.1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993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solid" draw:fill-color="#e6e7e8" loext:decorative="false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956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542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831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082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693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35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6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719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319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2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869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2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193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3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837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37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204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032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559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solid" draw:fill-color="#ffffff" loext:decorative="false"/>
    </style:style>
    <style:style style:name="gr103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 loext:decorative="false"/>
    </style:style>
    <style:style style:name="gr104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 loext:decorative="false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6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325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853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12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628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257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057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883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923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307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85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962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5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971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16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418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526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961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362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253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808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155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27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463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024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592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675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955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11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259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482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72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215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855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35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47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994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2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14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349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884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436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52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381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868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102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117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1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402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468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372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686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083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235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84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79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8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279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399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24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575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442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37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061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543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712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65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8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56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25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741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846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945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17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825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46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598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934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76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0.55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341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689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011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396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6.88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917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116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815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6.106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5.402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4.902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9.734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39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517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29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15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38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229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5pt" style:font-size-asian="11.5pt" style:font-size-complex="11.5pt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start"/>
      <style:text-properties fo:font-size="11.5pt" style:font-size-asian="11.5pt" style:font-size-complex="11.5pt"/>
    </style:style>
    <style:style style:name="P7" style:family="paragraph">
      <loext:graphic-properties draw:fill="none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e6e7e8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solid" draw:fill-color="#ffffff"/>
    </style:style>
    <style:style style:name="T1" style:family="text">
      <style:text-properties fo:color="#000000" loext:opacity="100%" style:font-name="Wingdings2" fo:font-size="11.5pt" fo:font-weight="normal" style:font-name-asian="Wingdings2" style:font-size-asian="11.5pt" style:font-weight-asian="normal" style:font-name-complex="Wingdings2" style:font-size-complex="11.5pt" style:font-weight-complex="normal"/>
    </style:style>
    <style:style style:name="T2" style:family="text">
      <style:text-properties fo:color="#000000" loext:opacity="100%" style:font-name="Avenir" fo:font-size="11.5pt" fo:font-weight="normal" style:font-name-asian="Avenir" style:font-size-asian="11.5pt" style:font-weight-asian="normal" style:font-name-complex="Avenir" style:font-size-complex="11.5pt" style:font-weight-complex="normal"/>
    </style:style>
    <style:style style:name="T3" style:family="text">
      <style:text-properties fo:color="#000000" loext:opacity="100%" style:font-name="Avenir" fo:font-size="13pt" fo:font-weight="800" style:font-name-asian="Avenir" style:font-size-asian="13pt" style:font-weight-asian="800" style:font-name-complex="Avenir" style:font-size-complex="13pt" style:font-weight-complex="800"/>
    </style:style>
    <style:style style:name="T4" style:family="text">
      <style:text-properties fo:color="#000000" loext:opacity="100%" style:font-name="Avenir" fo:font-size="13pt" fo:font-weight="900" style:font-name-asian="Avenir" style:font-size-asian="13pt" style:font-weight-asian="900" style:font-name-complex="Avenir" style:font-size-complex="13pt" style:font-weight-complex="900"/>
    </style:style>
    <style:style style:name="T5" style:family="text">
      <style:text-properties fo:color="#000000" loext:opacity="100%" style:font-name="Avenir" fo:font-size="9pt" fo:font-weight="normal" style:font-name-asian="Avenir" style:font-size-asian="9pt" style:font-weight-asian="normal" style:font-name-complex="Avenir" style:font-size-complex="9pt" style:font-weight-complex="normal"/>
    </style:style>
    <style:style style:name="T6" style:family="text">
      <style:text-properties fo:color="#000000" loext:opacity="100%" style:font-name="Avenir" fo:font-size="8pt" fo:font-weight="normal" style:font-name-asian="Avenir" style:font-size-asian="8pt" style:font-weight-asian="normal" style:font-name-complex="Avenir" style:font-size-complex="8pt" style:font-weight-complex="normal"/>
    </style:style>
    <style:style style:name="T7" style:family="text">
      <style:text-properties fo:color="#000000" loext:opacity="100%" style:font-name="Avenir" fo:font-size="11.5pt" fo:font-weight="900" style:font-name-asian="Avenir" style:font-size-asian="11.5pt" style:font-weight-asian="900" style:font-name-complex="Avenir" style:font-size-complex="11.5pt" style:font-weight-complex="900"/>
    </style:style>
    <style:style style:name="T8" style:family="text">
      <style:text-properties fo:color="#000000" loext:opacity="100%" style:font-name="Avenir" fo:font-size="10pt" fo:font-weight="normal" style:font-name-asian="Avenir" style:font-size-asian="10pt" style:font-weight-asian="normal" style:font-name-complex="Avenir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ob1" form:control-implementation="ooo:com.sun.star.form.component.RadioButton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1" form:control-implementation="ooo:com.sun.star.form.component.RadioButton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1" form:control-implementation="ooo:com.sun.star.form.component.RadioButton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1" form:control-implementation="ooo:com.sun.star.form.component.RadioButton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1" form:control-implementation="ooo:com.sun.star.form.component.RadioButton" xml:id="control5" form:id="control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1" form:control-implementation="ooo:com.sun.star.form.component.RadioButton" xml:id="control6" form:id="control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" form:control-implementation="ooo:com.sun.star.form.component.RadioButton" xml:id="control7" form:id="control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" form:control-implementation="ooo:com.sun.star.form.component.RadioButton" xml:id="control8" form:id="control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" form:control-implementation="ooo:com.sun.star.form.component.RadioButton" xml:id="control9" form:id="control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" form:control-implementation="ooo:com.sun.star.form.component.RadioButton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" form:control-implementation="ooo:com.sun.star.form.component.RadioButton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a" form:control-implementation="ooo:com.sun.star.form.component.RadioButton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a" form:control-implementation="ooo:com.sun.star.form.component.RadioButton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a" form:control-implementation="ooo:com.sun.star.form.component.RadioButton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a" form:control-implementation="ooo:com.sun.star.form.component.RadioButton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a" form:control-implementation="ooo:com.sun.star.form.component.RadioButton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b" form:control-implementation="ooo:com.sun.star.form.component.RadioButton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b" form:control-implementation="ooo:com.sun.star.form.component.RadioButton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3" form:control-implementation="ooo:com.sun.star.form.component.RadioButton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3" form:control-implementation="ooo:com.sun.star.form.component.RadioButton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3" form:control-implementation="ooo:com.sun.star.form.component.RadioButton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3" form:control-implementation="ooo:com.sun.star.form.component.RadioButton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3" form:control-implementation="ooo:com.sun.star.form.component.RadioButton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5" form:control-implementation="ooo:com.sun.star.form.component.RadioButton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5" form:control-implementation="ooo:com.sun.star.form.component.RadioButton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5" form:control-implementation="ooo:com.sun.star.form.component.RadioButton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5" form:control-implementation="ooo:com.sun.star.form.component.RadioButton" xml:id="control34" form:id="control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5" form:control-implementation="ooo:com.sun.star.form.component.RadioButton" xml:id="control35" form:id="control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5" form:control-implementation="ooo:com.sun.star.form.component.RadioButton" xml:id="control36" form:id="control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6" form:control-implementation="ooo:com.sun.star.form.component.RadioButton" xml:id="control37" form:id="control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6" form:control-implementation="ooo:com.sun.star.form.component.RadioButton" xml:id="control38" form:id="control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6" form:control-implementation="ooo:com.sun.star.form.component.RadioButton" xml:id="control39" form:id="control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draw:frame draw:style-name="gr1" draw:text-style-name="P2" draw:layer="layout" svg:width="0.814cm" svg:height="0.556cm" svg:x="11.668cm" svg:y="6.418cm">
          <draw:text-box>
            <text:p text:style-name="P1"><text:span text:style-name="T1"><text:s/></text:span><text:span text:style-name="T2"><text:s/></text:span><text:span text:style-name="T2">No</text:span></text:p>
          </draw:text-box>
        </draw:frame>
        <draw:frame draw:style-name="gr2" draw:text-style-name="P2" draw:layer="layout" svg:width="6.195cm" svg:height="0.556cm" svg:x="2.223cm" svg:y="15.731cm">
          <draw:text-box>
            <text:p text:style-name="P1"><text:span text:style-name="T2"><text:s text:c="2"/></text:span><text:span text:style-name="T2">U</text:span><text:span text:style-name="T2">n</text:span><text:span text:style-name="T2">s</text:span><text:span text:style-name="T2">u</text:span><text:span text:style-name="T2">b</text:span><text:span text:style-name="T2">si</text:span><text:span text:style-name="T2">d</text:span><text:span text:style-name="T2">iz</text:span><text:span text:style-name="T2">e</text:span><text:span text:style-name="T2">d </text:span><text:span text:style-name="T2">H</text:span><text:span text:style-name="T2">o</text:span><text:span text:style-name="T2">u</text:span><text:span text:style-name="T2">si</text:span><text:span text:style-name="T2">n</text:span><text:span text:style-name="T2">g </text:span><text:span text:style-name="T2">(</text:span><text:span text:style-name="T2">p</text:span><text:span text:style-name="T2">ri</text:span><text:span text:style-name="T2">v</text:span><text:span text:style-name="T2">a</text:span><text:span text:style-name="T2">t</text:span><text:span text:style-name="T2">e </text:span></text:p>
          </draw:text-box>
        </draw:frame>
        <draw:frame draw:style-name="gr3" draw:text-style-name="P3" draw:layer="layout" svg:width="7.207cm" svg:height="0.623cm" svg:x="1.746cm" svg:y="3.268cm">
          <draw:text-box>
            <text:p text:style-name="P1"><text:span text:style-name="T3">202</text:span><text:span text:style-name="T4">4 </text:span><text:span text:style-name="T3">CHA</text:span><text:span text:style-name="T3">LEN</text:span><text:span text:style-name="T3">G </text:span><text:span text:style-name="T3">Sur</text:span><text:span text:style-name="T3">vey </text:span><text:span text:style-name="T3">- </text:span><text:span text:style-name="T3">Vet</text:span><text:span text:style-name="T3">era</text:span><text:span text:style-name="T3">n</text:span></text:p>
          </draw:text-box>
        </draw:frame>
        <draw:frame draw:style-name="gr4" draw:text-style-name="P4" draw:layer="layout" svg:width="5.061cm" svg:height="0.433cm" svg:x="14.935cm" svg:y="1.407cm">
          <draw:text-box>
            <text:p text:style-name="P1"><text:span text:style-name="T5">OMB </text:span><text:span text:style-name="T5">Contr</text:span><text:span text:style-name="T5">ol </text:span><text:span text:style-name="T5">Numb</text:span><text:span text:style-name="T5">er: </text:span><text:span text:style-name="T5">2900-</text:span><text:span text:style-name="T5">0843 </text:span></text:p>
          </draw:text-box>
        </draw:frame>
        <draw:frame draw:style-name="gr5" draw:text-style-name="P4" draw:layer="layout" svg:width="5.133cm" svg:height="0.433cm" svg:x="14.935cm" svg:y="1.83cm">
          <draw:text-box>
            <text:p text:style-name="P1"><text:span text:style-name="T5">Estim</text:span><text:span text:style-name="T5">ated </text:span><text:span text:style-name="T5">Burde</text:span><text:span text:style-name="T5">n Avg: </text:span><text:span text:style-name="T5"><text:s/>6 </text:span><text:span text:style-name="T5">minut</text:span><text:span text:style-name="T5">es </text:span></text:p>
          </draw:text-box>
        </draw:frame>
        <draw:frame draw:style-name="gr6" draw:text-style-name="P4" draw:layer="layout" svg:width="5.103cm" svg:height="0.433cm" svg:x="14.935cm" svg:y="2.253cm">
          <draw:text-box>
            <text:p text:style-name="P1"><text:span text:style-name="T5">Expira</text:span><text:span text:style-name="T5">tion </text:span><text:span text:style-name="T5">Date: <text:s/></text:span><text:span text:style-name="T5">Octob</text:span><text:span text:style-name="T5">er 31, </text:span><text:span text:style-name="T5">2024</text:span></text:p>
          </draw:text-box>
        </draw:frame>
        <draw:frame draw:style-name="gr7" draw:text-style-name="P5" draw:layer="layout" svg:width="2.428cm" svg:height="0.391cm" svg:x="1.746cm" svg:y="26.351cm">
          <draw:text-box>
            <text:p text:style-name="P1"><text:span text:style-name="T6">VA Form 10-10161</text:span></text:p>
          </draw:text-box>
        </draw:frame>
        <draw:frame draw:style-name="gr8" draw:text-style-name="P2" draw:layer="layout" svg:width="2.779cm" svg:height="0.556cm" svg:x="1.746cm" svg:y="4.619cm">
          <draw:text-box>
            <text:p text:style-name="P1"><text:span text:style-name="T7">Iden</text:span><text:span text:style-name="T7">tific</text:span><text:span text:style-name="T7">atio</text:span><text:span text:style-name="T7">n</text:span></text:p>
          </draw:text-box>
        </draw:frame>
        <draw:frame draw:style-name="gr9" draw:text-style-name="P2" draw:layer="layout" svg:width="0.405cm" svg:height="0.556cm" svg:x="1.746cm" svg:y="5.271cm">
          <draw:text-box>
            <text:p text:style-name="P1"><text:span text:style-name="T2">1.</text:span></text:p>
          </draw:text-box>
        </draw:frame>
        <draw:frame draw:style-name="gr10" draw:text-style-name="P2" draw:layer="layout" svg:width="7.986cm" svg:height="0.556cm" svg:x="2.381cm" svg:y="5.271cm">
          <draw:text-box>
            <text:p text:style-name="P1"><text:span text:style-name="T2">In </text:span><text:span text:style-name="T2">whic</text:span><text:span text:style-name="T2">h </text:span><text:span text:style-name="T2">bran</text:span><text:span text:style-name="T2">ch of </text:span><text:span text:style-name="T2">the </text:span><text:span text:style-name="T2">arm</text:span><text:span text:style-name="T2">ed </text:span><text:span text:style-name="T2">servi</text:span><text:span text:style-name="T2">ces </text:span><text:span text:style-name="T2">did</text:span></text:p>
          </draw:text-box>
        </draw:frame>
        <draw:frame draw:style-name="gr11" draw:text-style-name="P2" draw:layer="layout" svg:width="2.013cm" svg:height="0.556cm" svg:x="2.381cm" svg:y="5.765cm">
          <draw:text-box>
            <text:p text:style-name="P1"><text:span text:style-name="T2">you </text:span><text:span text:style-name="T2">serv</text:span><text:span text:style-name="T2">e?</text:span></text:p>
          </draw:text-box>
        </draw:frame>
        <draw:frame draw:style-name="gr9" draw:text-style-name="P2" draw:layer="layout" svg:width="0.405cm" svg:height="0.556cm" svg:x="2.584cm" svg:y="6.418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1.272cm" svg:height="0.556cm" svg:x="2.223cm" svg:y="6.362cm">
          <draw:text-box>
            <text:p text:style-name="P1"><text:span text:style-name="T2"><text:s text:c="2"/></text:span><text:span text:style-name="T2">Arm</text:span><text:span text:style-name="T2">y</text:span></text:p>
          </draw:text-box>
        </draw:frame>
        <draw:frame draw:style-name="gr9" draw:text-style-name="P2" draw:layer="layout" svg:width="0.405cm" svg:height="0.556cm" svg:x="2.584cm" svg:y="7.071cm">
          <draw:text-box>
            <text:p text:style-name="P1"><text:span text:style-name="T2"><text:s/></text:span></text:p>
          </draw:text-box>
        </draw:frame>
        <draw:frame draw:style-name="gr13" draw:text-style-name="P6" draw:layer="layout" svg:width="1.208cm" svg:height="0.556cm" svg:x="2.223cm" svg:y="7.032cm">
          <draw:text-box>
            <text:p text:style-name="P1"><text:span text:style-name="T2"><text:s text:c="2"/></text:span><text:span text:style-name="T2">Navy</text:span></text:p>
          </draw:text-box>
        </draw:frame>
        <draw:frame draw:style-name="gr9" draw:text-style-name="P2" draw:layer="layout" svg:width="0.405cm" svg:height="0.556cm" svg:x="2.584cm" svg:y="7.723cm">
          <draw:text-box>
            <text:p text:style-name="P1"><text:span text:style-name="T2"><text:s/></text:span></text:p>
          </draw:text-box>
        </draw:frame>
        <draw:frame draw:style-name="gr14" draw:text-style-name="P6" draw:layer="layout" svg:width="2.829cm" svg:height="0.556cm" svg:x="2.223cm" svg:y="7.663cm">
          <draw:text-box>
            <text:p text:style-name="P1"><text:span text:style-name="T2"><text:s text:c="2"/></text:span><text:span text:style-name="T2">Mari</text:span><text:span text:style-name="T2">ne </text:span><text:span text:style-name="T2">Corp</text:span><text:span text:style-name="T2">s</text:span></text:p>
          </draw:text-box>
        </draw:frame>
        <draw:frame draw:style-name="gr9" draw:text-style-name="P2" draw:layer="layout" svg:width="0.405cm" svg:height="0.556cm" svg:x="2.584cm" svg:y="8.376cm">
          <draw:text-box>
            <text:p text:style-name="P1"><text:span text:style-name="T2"><text:s/></text:span></text:p>
          </draw:text-box>
        </draw:frame>
        <draw:frame draw:style-name="gr15" draw:text-style-name="P6" draw:layer="layout" svg:width="1.945cm" svg:height="0.556cm" svg:x="2.223cm" svg:y="8.315cm">
          <draw:text-box>
            <text:p text:style-name="P1"><text:span text:style-name="T2"><text:s text:c="2"/></text:span><text:span text:style-name="T2">Air </text:span><text:span text:style-name="T2">Forc</text:span><text:span text:style-name="T2">e</text:span></text:p>
          </draw:text-box>
        </draw:frame>
        <draw:frame draw:style-name="gr9" draw:text-style-name="P2" draw:layer="layout" svg:width="0.405cm" svg:height="0.556cm" svg:x="2.584cm" svg:y="9.029cm">
          <draw:text-box>
            <text:p text:style-name="P1"><text:span text:style-name="T2"><text:s/></text:span></text:p>
          </draw:text-box>
        </draw:frame>
        <draw:frame draw:style-name="gr16" draw:text-style-name="P2" draw:layer="layout" svg:width="2.626cm" svg:height="0.556cm" svg:x="2.223cm" svg:y="9.029cm">
          <draw:text-box>
            <text:p text:style-name="P1"><text:span text:style-name="T2"><text:s text:c="2"/></text:span><text:span text:style-name="T2">Coas</text:span><text:span text:style-name="T2">t </text:span><text:span text:style-name="T2">Guar</text:span><text:span text:style-name="T2">d</text:span></text:p>
          </draw:text-box>
        </draw:frame>
        <draw:frame draw:style-name="gr9" draw:text-style-name="P2" draw:layer="layout" svg:width="0.405cm" svg:height="0.556cm" svg:x="2.584cm" svg:y="9.681cm">
          <draw:text-box>
            <text:p text:style-name="P1"><text:span text:style-name="T2"><text:s/></text:span></text:p>
          </draw:text-box>
        </draw:frame>
        <draw:frame draw:style-name="gr17" draw:text-style-name="P6" draw:layer="layout" svg:width="4.836cm" svg:height="0.556cm" svg:x="2.223cm" svg:y="9.681cm">
          <draw:text-box>
            <text:p text:style-name="P1"><text:span text:style-name="T2"><text:s text:c="2"/></text:span><text:span text:style-name="T2">National Guard/Reserve</text:span></text:p>
          </draw:text-box>
        </draw:frame>
        <draw:frame draw:style-name="gr9" draw:text-style-name="P2" draw:layer="layout" svg:width="0.405cm" svg:height="0.556cm" svg:x="1.746cm" svg:y="10.493cm">
          <draw:text-box>
            <text:p text:style-name="P1"><text:span text:style-name="T2">2</text:span><text:span text:style-name="T2">.</text:span></text:p>
          </draw:text-box>
        </draw:frame>
        <draw:frame draw:style-name="gr18" draw:text-style-name="P2" draw:layer="layout" svg:width="5.023cm" svg:height="0.556cm" svg:x="2.381cm" svg:y="10.493cm">
          <draw:text-box>
            <text:p text:style-name="P1"><text:span text:style-name="T2">Where are you living now?</text:span></text:p>
          </draw:text-box>
        </draw:frame>
        <draw:frame draw:style-name="gr9" draw:text-style-name="P2" draw:layer="layout" svg:width="0.405cm" svg:height="0.556cm" svg:x="2.584cm" svg:y="11.145cm">
          <draw:text-box>
            <text:p text:style-name="P1"><text:span text:style-name="T2"><text:s/></text:span></text:p>
          </draw:text-box>
        </draw:frame>
        <draw:frame draw:style-name="gr19" draw:text-style-name="P2" draw:layer="layout" svg:width="7.998cm" svg:height="0.556cm" svg:x="2.223cm" svg:y="11.145cm">
          <draw:text-box>
            <text:p text:style-name="P1"><text:span text:style-name="T2"><text:s text:c="2"/></text:span><text:span text:style-name="T2">L</text:span><text:span text:style-name="T2">i</text:span><text:span text:style-name="T2">t</text:span><text:span text:style-name="T2">e</text:span><text:span text:style-name="T2">r</text:span><text:span text:style-name="T2">a</text:span><text:span text:style-name="T2">l</text:span><text:span text:style-name="T2">l</text:span><text:span text:style-name="T2">y</text:span><text:span text:style-name="T2"> </text:span><text:span text:style-name="T2">H</text:span><text:span text:style-name="T2">o</text:span><text:span text:style-name="T2">m</text:span><text:span text:style-name="T2">e</text:span><text:span text:style-name="T2">l</text:span><text:span text:style-name="T2">e</text:span><text:span text:style-name="T2">s</text:span><text:span text:style-name="T2">s</text:span><text:span text:style-name="T2"> </text:span><text:span text:style-name="T2">(</text:span><text:span text:style-name="T2">o</text:span><text:span text:style-name="T2">n</text:span><text:span text:style-name="T2"> </text:span><text:span text:style-name="T2">s</text:span><text:span text:style-name="T2">t</text:span><text:span text:style-name="T2">r</text:span><text:span text:style-name="T2">e</text:span><text:span text:style-name="T2">e</text:span><text:span text:style-name="T2">t</text:span><text:span text:style-name="T2">s</text:span><text:span text:style-name="T2">,</text:span><text:span text:style-name="T2"> </text:span><text:span text:style-name="T2">i</text:span><text:span text:style-name="T2">n</text:span><text:span text:style-name="T2"> </text:span><text:span text:style-name="T2">s</text:span><text:span text:style-name="T2">h</text:span><text:span text:style-name="T2">e</text:span><text:span text:style-name="T2">l</text:span><text:span text:style-name="T2">t</text:span><text:span text:style-name="T2">e</text:span><text:span text:style-name="T2">r</text:span><text:span text:style-name="T2">,</text:span></text:p>
          </draw:text-box>
        </draw:frame>
        <draw:frame draw:style-name="gr20" draw:text-style-name="P2" draw:layer="layout" svg:width="1.175cm" svg:height="0.556cm" svg:x="2.857cm" svg:y="11.639cm">
          <draw:text-box>
            <text:p text:style-name="P1"><text:span text:style-name="T2">in car)</text:span></text:p>
          </draw:text-box>
        </draw:frame>
        <draw:frame draw:style-name="gr9" draw:text-style-name="P2" draw:layer="layout" svg:width="0.405cm" svg:height="0.556cm" svg:x="2.584cm" svg:y="12.292cm">
          <draw:text-box>
            <text:p text:style-name="P1"><text:span text:style-name="T2"><text:s/></text:span></text:p>
          </draw:text-box>
        </draw:frame>
        <draw:frame draw:style-name="gr21" draw:text-style-name="P2" draw:layer="layout" svg:width="4.099cm" svg:height="0.556cm" svg:x="2.223cm" svg:y="12.292cm">
          <draw:text-box>
            <text:p text:style-name="P1"><text:span text:style-name="T2"><text:s text:c="2"/></text:span><text:span text:style-name="T2">Emergency Housing</text:span></text:p>
          </draw:text-box>
        </draw:frame>
        <draw:frame draw:style-name="gr9" draw:text-style-name="P2" draw:layer="layout" svg:width="0.405cm" svg:height="0.556cm" svg:x="2.584cm" svg:y="12.944cm">
          <draw:text-box>
            <text:p text:style-name="P1"><text:span text:style-name="T2"><text:s/></text:span></text:p>
          </draw:text-box>
        </draw:frame>
        <draw:frame draw:style-name="gr22" draw:text-style-name="P2" draw:layer="layout" svg:width="8.337cm" svg:height="0.556cm" svg:x="2.223cm" svg:y="12.944cm">
          <draw:text-box>
            <text:p text:style-name="P1"><text:span text:style-name="T2"><text:s text:c="2"/></text:span><text:span text:style-name="T2">Transitional </text:span><text:span text:style-name="T2">Housing </text:span><text:span text:style-name="T2">(Grant and </text:span><text:span text:style-name="T2">Per Diem </text:span></text:p>
          </draw:text-box>
        </draw:frame>
        <draw:frame draw:style-name="gr23" draw:text-style-name="P2" draw:layer="layout" svg:width="7.516cm" svg:height="0.556cm" svg:x="2.857cm" svg:y="13.438cm">
          <draw:text-box>
            <text:p text:style-name="P1"><text:span text:style-name="T2">housing, VA </text:span><text:span text:style-name="T2">Domiciliary, </text:span><text:span text:style-name="T2">or </text:span><text:span text:style-name="T2">community </text:span></text:p>
          </draw:text-box>
        </draw:frame>
        <draw:frame draw:style-name="gr24" draw:text-style-name="P2" draw:layer="layout" svg:width="3.355cm" svg:height="0.556cm" svg:x="2.857cm" svg:y="13.932cm">
          <draw:text-box>
            <text:p text:style-name="P1"><text:span text:style-name="T2">contract </text:span><text:span text:style-name="T2">housing)</text:span></text:p>
          </draw:text-box>
        </draw:frame>
        <draw:frame draw:style-name="gr9" draw:text-style-name="P2" draw:layer="layout" svg:width="0.405cm" svg:height="0.556cm" svg:x="2.584cm" svg:y="14.585cm">
          <draw:text-box>
            <text:p text:style-name="P1"><text:span text:style-name="T2"><text:s/></text:span></text:p>
          </draw:text-box>
        </draw:frame>
        <draw:frame draw:style-name="gr25" draw:text-style-name="P2" draw:layer="layout" svg:width="8.341cm" svg:height="0.556cm" svg:x="2.223cm" svg:y="14.585cm">
          <draw:text-box>
            <text:p text:style-name="P1"><text:span text:style-name="T2"><text:s text:c="2"/></text:span><text:span text:style-name="T2">Permanent </text:span><text:span text:style-name="T2">Subsidized </text:span><text:span text:style-name="T2">Housing </text:span><text:span text:style-name="T2">(including </text:span></text:p>
          </draw:text-box>
        </draw:frame>
        <draw:frame draw:style-name="gr26" draw:text-style-name="P2" draw:layer="layout" svg:width="4.849cm" svg:height="0.556cm" svg:x="2.857cm" svg:y="15.078cm">
          <draw:text-box>
            <text:p text:style-name="P1"><text:span text:style-name="T2">H</text:span><text:span text:style-name="T2">U</text:span><text:span text:style-name="T2">D</text:span><text:span text:style-name="T2">-</text:span><text:span text:style-name="T2">V</text:span><text:span text:style-name="T2">A</text:span><text:span text:style-name="T2">S</text:span><text:span text:style-name="T2">H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8</text:span><text:span text:style-name="T2">)</text:span></text:p>
          </draw:text-box>
        </draw:frame>
        <draw:frame draw:style-name="gr27" draw:text-style-name="P2" draw:layer="layout" svg:width="6.284cm" svg:height="0.556cm" svg:x="2.857cm" svg:y="16.225cm">
          <draw:text-box>
            <text:p text:style-name="P1"><text:span text:style-name="T2">apartment/house/</text:span><text:span text:style-name="T2">condominium)</text:span></text:p>
          </draw:text-box>
        </draw:frame>
        <draw:frame draw:style-name="gr28" draw:text-style-name="P2" draw:layer="layout" svg:width="7.529cm" svg:height="0.556cm" svg:x="1.746cm" svg:y="19.533cm">
          <draw:text-box>
            <text:p text:style-name="P1"><text:span text:style-name="T2">2</text:span><text:span text:style-name="T2">a</text:span><text:span text:style-name="T2">.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o</text:span><text:span text:style-name="T2">p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b</text:span><text:span text:style-name="T2">e</text:span><text:span text:style-name="T2">s</text:span><text:span text:style-name="T2">t</text:span><text:span text:style-name="T2"> </text:span></text:p>
          </draw:text-box>
        </draw:frame>
        <draw:frame draw:style-name="gr29" draw:text-style-name="P2" draw:layer="layout" svg:width="6.695cm" svg:height="0.556cm" svg:x="2.381cm" svg:y="20.026cm">
          <draw:text-box>
            <text:p text:style-name="P1"><text:span text:style-name="T2">describes how long </text:span><text:span text:style-name="T2">you have been </text:span></text:p>
          </draw:text-box>
        </draw:frame>
        <draw:frame draw:style-name="gr30" draw:text-style-name="P2" draw:layer="layout" svg:width="2.004cm" svg:height="0.556cm" svg:x="2.381cm" svg:y="20.52cm">
          <draw:text-box>
            <text:p text:style-name="P1"><text:span text:style-name="T2">h</text:span><text:span text:style-name="T2">o</text:span><text:span text:style-name="T2">m</text:span><text:span text:style-name="T2">e</text:span><text:span text:style-name="T2">l</text:span><text:span text:style-name="T2">e</text:span><text:span text:style-name="T2">s</text:span><text:span text:style-name="T2">s</text:span><text:span text:style-name="T2">?</text:span></text:p>
          </draw:text-box>
        </draw:frame>
        <draw:frame draw:style-name="gr9" draw:text-style-name="P2" draw:layer="layout" svg:width="0.405cm" svg:height="0.556cm" svg:x="2.584cm" svg:y="21.173cm">
          <draw:text-box>
            <text:p text:style-name="P1"><text:span text:style-name="T2"><text:s/></text:span></text:p>
          </draw:text-box>
        </draw:frame>
        <draw:frame draw:style-name="gr31" draw:text-style-name="P2" draw:layer="layout" svg:width="2.427cm" svg:height="0.556cm" svg:x="2.223cm" svg:y="21.118cm">
          <draw:text-box>
            <text:p text:style-name="P1"><text:span text:style-name="T1"><text:s/></text:span><text:span text:style-name="T2"><text:s/></text:span><text:span text:style-name="T2">0</text:span><text:span text:style-name="T2">-</text:span><text:span text:style-name="T2">3</text:span><text:span text:style-name="T2"> </text:span><text:span text:style-name="T2">m</text:span><text:span text:style-name="T2">o</text:span><text:span text:style-name="T2">n</text:span><text:span text:style-name="T2">t</text:span><text:span text:style-name="T2">h</text:span><text:span text:style-name="T2">s</text:span></text:p>
          </draw:text-box>
        </draw:frame>
        <draw:frame draw:style-name="gr9" draw:text-style-name="P2" draw:layer="layout" svg:width="0.405cm" svg:height="0.556cm" svg:x="2.584cm" svg:y="21.826cm">
          <draw:text-box>
            <text:p text:style-name="P1"><text:span text:style-name="T2"><text:s/></text:span></text:p>
          </draw:text-box>
        </draw:frame>
        <draw:frame draw:style-name="gr31" draw:text-style-name="P2" draw:layer="layout" svg:width="2.427cm" svg:height="0.556cm" svg:x="2.223cm" svg:y="21.826cm">
          <draw:text-box>
            <text:p text:style-name="P1"><text:span text:style-name="T1"><text:s/></text:span><text:span text:style-name="T2"><text:s/></text:span><text:span text:style-name="T2">4</text:span><text:span text:style-name="T2">-</text:span><text:span text:style-name="T2">6</text:span><text:span text:style-name="T2"> </text:span><text:span text:style-name="T2">m</text:span><text:span text:style-name="T2">o</text:span><text:span text:style-name="T2">n</text:span><text:span text:style-name="T2">t</text:span><text:span text:style-name="T2">h</text:span><text:span text:style-name="T2">s</text:span></text:p>
          </draw:text-box>
        </draw:frame>
        <draw:frame draw:style-name="gr9" draw:text-style-name="P2" draw:layer="layout" svg:width="0.405cm" svg:height="0.556cm" svg:x="2.584cm" svg:y="22.479cm">
          <draw:text-box>
            <text:p text:style-name="P1"><text:span text:style-name="T2"><text:s/></text:span></text:p>
          </draw:text-box>
        </draw:frame>
        <draw:frame draw:style-name="gr32" draw:text-style-name="P2" draw:layer="layout" svg:width="2.66cm" svg:height="0.556cm" svg:x="2.223cm" svg:y="22.479cm">
          <draw:text-box>
            <text:p text:style-name="P1"><text:span text:style-name="T1"><text:s/></text:span><text:span text:style-name="T2"><text:s/></text:span><text:span text:style-name="T2">7-12 months</text:span></text:p>
          </draw:text-box>
        </draw:frame>
        <draw:frame draw:style-name="gr9" draw:text-style-name="P2" draw:layer="layout" svg:width="0.405cm" svg:height="0.556cm" svg:x="2.584cm" svg:y="23.131cm">
          <draw:text-box>
            <text:p text:style-name="P1"><text:span text:style-name="T2"><text:s/></text:span></text:p>
          </draw:text-box>
        </draw:frame>
        <draw:frame draw:style-name="gr33" draw:text-style-name="P2" draw:layer="layout" svg:width="2.893cm" svg:height="0.556cm" svg:x="2.223cm" svg:y="23.131cm">
          <draw:text-box>
            <text:p text:style-name="P1"><text:span text:style-name="T1"><text:s/></text:span><text:span text:style-name="T2"><text:s/></text:span><text:span text:style-name="T2">13-24 months</text:span></text:p>
          </draw:text-box>
        </draw:frame>
        <draw:frame draw:style-name="gr9" draw:text-style-name="P2" draw:layer="layout" svg:width="0.405cm" svg:height="0.556cm" svg:x="2.584cm" svg:y="23.784cm">
          <draw:text-box>
            <text:p text:style-name="P1"><text:span text:style-name="T2"><text:s/></text:span></text:p>
          </draw:text-box>
        </draw:frame>
        <draw:frame draw:style-name="gr34" draw:text-style-name="P2" draw:layer="layout" svg:width="4.396cm" svg:height="0.556cm" svg:x="2.223cm" svg:y="23.784cm">
          <draw:text-box>
            <text:p text:style-name="P1"><text:span text:style-name="T1"><text:s/></text:span><text:span text:style-name="T2"><text:s/></text:span><text:span text:style-name="T2">More than 24 </text:span><text:span text:style-name="T2">months</text:span></text:p>
          </draw:text-box>
        </draw:frame>
        <draw:frame draw:style-name="gr9" draw:text-style-name="P2" draw:layer="layout" svg:width="0.405cm" svg:height="0.556cm" svg:x="11.192cm" svg:y="7.275cm">
          <draw:text-box>
            <text:p text:style-name="P1"><text:span text:style-name="T2">3.</text:span></text:p>
          </draw:text-box>
        </draw:frame>
        <draw:frame draw:style-name="gr35" draw:text-style-name="P2" draw:layer="layout" svg:width="6.14cm" svg:height="0.556cm" svg:x="11.827cm" svg:y="7.275cm">
          <draw:text-box>
            <text:p text:style-name="P1"><text:span text:style-name="T2">Wha</text:span><text:span text:style-name="T2">t </text:span><text:span text:style-name="T2">gend</text:span><text:span text:style-name="T2">er do </text:span><text:span text:style-name="T2">you </text:span><text:span text:style-name="T2">ident</text:span><text:span text:style-name="T2">ify </text:span><text:span text:style-name="T2">as?</text:span></text:p>
          </draw:text-box>
        </draw:frame>
        <draw:frame draw:style-name="gr9" draw:text-style-name="P2" draw:layer="layout" svg:width="0.405cm" svg:height="0.556cm" svg:x="12.03cm" svg:y="7.927cm">
          <draw:text-box>
            <text:p text:style-name="P1"><text:span text:style-name="T2"><text:s/></text:span></text:p>
          </draw:text-box>
        </draw:frame>
        <draw:frame draw:style-name="gr36" draw:text-style-name="P2" draw:layer="layout" svg:width="1.187cm" svg:height="0.556cm" svg:x="11.668cm" svg:y="7.927cm">
          <draw:text-box>
            <text:p text:style-name="P1"><text:span text:style-name="T1"><text:s/></text:span><text:span text:style-name="T2"><text:s/></text:span><text:span text:style-name="T2">Male</text:span></text:p>
          </draw:text-box>
        </draw:frame>
        <draw:frame draw:style-name="gr9" draw:text-style-name="P2" draw:layer="layout" svg:width="0.405cm" svg:height="0.556cm" svg:x="12.03cm" svg:y="8.58cm">
          <draw:text-box>
            <text:p text:style-name="P1"><text:span text:style-name="T2"><text:s/></text:span></text:p>
          </draw:text-box>
        </draw:frame>
        <draw:frame draw:style-name="gr37" draw:text-style-name="P2" draw:layer="layout" svg:width="1.64cm" svg:height="0.556cm" svg:x="11.668cm" svg:y="8.58cm">
          <draw:text-box>
            <text:p text:style-name="P1"><text:span text:style-name="T1"><text:s/></text:span><text:span text:style-name="T2"><text:s/></text:span><text:span text:style-name="T2">Fem</text:span><text:span text:style-name="T2">ale</text:span></text:p>
          </draw:text-box>
        </draw:frame>
        <draw:frame draw:style-name="gr9" draw:text-style-name="P2" draw:layer="layout" svg:width="0.405cm" svg:height="0.556cm" svg:x="12.03cm" svg:y="9.232cm">
          <draw:text-box>
            <text:p text:style-name="P1"><text:span text:style-name="T2"><text:s/></text:span></text:p>
          </draw:text-box>
        </draw:frame>
        <draw:frame draw:style-name="gr38" draw:text-style-name="P2" draw:layer="layout" svg:width="3.74cm" svg:height="0.556cm" svg:x="11.668cm" svg:y="9.232cm">
          <draw:text-box>
            <text:p text:style-name="P1"><text:span text:style-name="T1"><text:s/></text:span><text:span text:style-name="T2"><text:s/></text:span><text:span text:style-name="T2">Tran</text:span><text:span text:style-name="T2">sgen</text:span><text:span text:style-name="T2">der </text:span><text:span text:style-name="T2">Male</text:span></text:p>
          </draw:text-box>
        </draw:frame>
        <draw:frame draw:style-name="gr9" draw:text-style-name="P2" draw:layer="layout" svg:width="0.405cm" svg:height="0.556cm" svg:x="12.03cm" svg:y="9.885cm">
          <draw:text-box>
            <text:p text:style-name="P1"><text:span text:style-name="T2"><text:s/></text:span></text:p>
          </draw:text-box>
        </draw:frame>
        <draw:frame draw:style-name="gr39" draw:text-style-name="P2" draw:layer="layout" svg:width="4.188cm" svg:height="0.556cm" svg:x="11.668cm" svg:y="9.885cm">
          <draw:text-box>
            <text:p text:style-name="P1"><text:span text:style-name="T1"><text:s/></text:span><text:span text:style-name="T2"><text:s/></text:span><text:span text:style-name="T2">T</text:span><text:span text:style-name="T2">r</text:span><text:span text:style-name="T2">a</text:span><text:span text:style-name="T2">n</text:span><text:span text:style-name="T2">s</text:span><text:span text:style-name="T2">g</text:span><text:span text:style-name="T2">e</text:span><text:span text:style-name="T2">n</text:span><text:span text:style-name="T2">d</text:span><text:span text:style-name="T2">e</text:span><text:span text:style-name="T2">r</text:span><text:span text:style-name="T2"> </text:span><text:span text:style-name="T2">F</text:span><text:span text:style-name="T2">e</text:span><text:span text:style-name="T2">m</text:span><text:span text:style-name="T2">a</text:span><text:span text:style-name="T2">l</text:span><text:span text:style-name="T2">e</text:span></text:p>
          </draw:text-box>
        </draw:frame>
        <draw:frame draw:style-name="gr9" draw:text-style-name="P2" draw:layer="layout" svg:width="0.405cm" svg:height="0.556cm" svg:x="12.03cm" svg:y="10.538cm">
          <draw:text-box>
            <text:p text:style-name="P1"><text:span text:style-name="T2"><text:s/></text:span></text:p>
          </draw:text-box>
        </draw:frame>
        <draw:frame draw:style-name="gr40" draw:text-style-name="P2" draw:layer="layout" svg:width="5.018cm" svg:height="0.556cm" svg:x="11.668cm" svg:y="10.538cm">
          <draw:text-box>
            <text:p text:style-name="P1"><text:span text:style-name="T1"><text:s/></text:span><text:span text:style-name="T2"><text:s/></text:span><text:span text:style-name="T2">G</text:span><text:span text:style-name="T2">e</text:span><text:span text:style-name="T2">n</text:span><text:span text:style-name="T2">d</text:span><text:span text:style-name="T2">e</text:span><text:span text:style-name="T2">r</text:span><text:span text:style-name="T2"> </text:span><text:span text:style-name="T2">N</text:span><text:span text:style-name="T2">o</text:span><text:span text:style-name="T2">n</text:span><text:span text:style-name="T2">-</text:span><text:span text:style-name="T2">C</text:span><text:span text:style-name="T2">o</text:span><text:span text:style-name="T2">n</text:span><text:span text:style-name="T2">f</text:span><text:span text:style-name="T2">o</text:span><text:span text:style-name="T2">r</text:span><text:span text:style-name="T2">m</text:span><text:span text:style-name="T2">i</text:span><text:span text:style-name="T2">n</text:span><text:span text:style-name="T2">g</text:span></text:p>
          </draw:text-box>
        </draw:frame>
        <draw:frame draw:style-name="gr9" draw:text-style-name="P2" draw:layer="layout" svg:width="0.405cm" svg:height="0.556cm" svg:x="11.192cm" svg:y="11.349cm">
          <draw:text-box>
            <text:p text:style-name="P1"><text:span text:style-name="T2">4</text:span><text:span text:style-name="T2">.</text:span></text:p>
          </draw:text-box>
        </draw:frame>
        <draw:frame draw:style-name="gr41" draw:text-style-name="P2" draw:layer="layout" svg:width="3.376cm" svg:height="0.556cm" svg:x="11.827cm" svg:y="11.349cm">
          <draw:text-box>
            <text:p text:style-name="P1"><text:span text:style-name="T2">What is your age?</text:span></text:p>
          </draw:text-box>
        </draw:frame>
        <draw:frame draw:style-name="gr9" draw:text-style-name="P2" draw:layer="layout" svg:width="0.405cm" svg:height="0.556cm" svg:x="12.03cm" svg:y="12.002cm">
          <draw:text-box>
            <text:p text:style-name="P1"><text:span text:style-name="T2"><text:s/></text:span></text:p>
          </draw:text-box>
        </draw:frame>
        <draw:frame draw:style-name="gr42" draw:text-style-name="P2" draw:layer="layout" svg:width="2.643cm" svg:height="0.556cm" svg:x="11.668cm" svg:y="12.002cm">
          <draw:text-box>
            <text:p text:style-name="P1"><text:span text:style-name="T1"><text:s/></text:span><text:span text:style-name="T2"><text:s/></text:span><text:span text:style-name="T2">Less than 25</text:span></text:p>
          </draw:text-box>
        </draw:frame>
        <draw:frame draw:style-name="gr9" draw:text-style-name="P2" draw:layer="layout" svg:width="0.405cm" svg:height="0.556cm" svg:x="12.03cm" svg:y="12.654cm">
          <draw:text-box>
            <text:p text:style-name="P1"><text:span text:style-name="T2"><text:s/></text:span></text:p>
          </draw:text-box>
        </draw:frame>
        <draw:frame draw:style-name="gr43" draw:text-style-name="P2" draw:layer="layout" svg:width="1.318cm" svg:height="0.556cm" svg:x="11.668cm" svg:y="12.654cm">
          <draw:text-box>
            <text:p text:style-name="P1"><text:span text:style-name="T1"><text:s/></text:span><text:span text:style-name="T2"><text:s/></text:span><text:span text:style-name="T2">25-34</text:span></text:p>
          </draw:text-box>
        </draw:frame>
        <draw:frame draw:style-name="gr9" draw:text-style-name="P2" draw:layer="layout" svg:width="0.405cm" svg:height="0.556cm" svg:x="12.03cm" svg:y="13.307cm">
          <draw:text-box>
            <text:p text:style-name="P1"><text:span text:style-name="T2"><text:s/></text:span></text:p>
          </draw:text-box>
        </draw:frame>
        <draw:frame draw:style-name="gr43" draw:text-style-name="P2" draw:layer="layout" svg:width="1.318cm" svg:height="0.556cm" svg:x="11.668cm" svg:y="13.307cm">
          <draw:text-box>
            <text:p text:style-name="P1"><text:span text:style-name="T1"><text:s/></text:span><text:span text:style-name="T2"><text:s/></text:span><text:span text:style-name="T2">35-44</text:span></text:p>
          </draw:text-box>
        </draw:frame>
        <draw:frame draw:style-name="gr9" draw:text-style-name="P2" draw:layer="layout" svg:width="0.405cm" svg:height="0.556cm" svg:x="12.03cm" svg:y="13.96cm">
          <draw:text-box>
            <text:p text:style-name="P1"><text:span text:style-name="T2"><text:s/></text:span></text:p>
          </draw:text-box>
        </draw:frame>
        <draw:frame draw:style-name="gr43" draw:text-style-name="P2" draw:layer="layout" svg:width="1.318cm" svg:height="0.556cm" svg:x="11.668cm" svg:y="13.96cm">
          <draw:text-box>
            <text:p text:style-name="P1"><text:span text:style-name="T1"><text:s/></text:span><text:span text:style-name="T2"><text:s/></text:span><text:span text:style-name="T2">45-54</text:span></text:p>
          </draw:text-box>
        </draw:frame>
        <draw:frame draw:style-name="gr9" draw:text-style-name="P2" draw:layer="layout" svg:width="0.405cm" svg:height="0.556cm" svg:x="12.03cm" svg:y="14.612cm">
          <draw:text-box>
            <text:p text:style-name="P1"><text:span text:style-name="T2"><text:s/></text:span></text:p>
          </draw:text-box>
        </draw:frame>
        <draw:frame draw:style-name="gr43" draw:text-style-name="P2" draw:layer="layout" svg:width="1.318cm" svg:height="0.556cm" svg:x="11.668cm" svg:y="14.612cm">
          <draw:text-box>
            <text:p text:style-name="P1"><text:span text:style-name="T1"><text:s/></text:span><text:span text:style-name="T2"><text:s/></text:span><text:span text:style-name="T2">55-64</text:span></text:p>
          </draw:text-box>
        </draw:frame>
        <draw:frame draw:style-name="gr9" draw:text-style-name="P2" draw:layer="layout" svg:width="0.405cm" svg:height="0.556cm" svg:x="12.03cm" svg:y="15.265cm">
          <draw:text-box>
            <text:p text:style-name="P1"><text:span text:style-name="T2"><text:s/></text:span></text:p>
          </draw:text-box>
        </draw:frame>
        <draw:frame draw:style-name="gr43" draw:text-style-name="P2" draw:layer="layout" svg:width="1.318cm" svg:height="0.556cm" svg:x="11.668cm" svg:y="15.265cm">
          <draw:text-box>
            <text:p text:style-name="P1"><text:span text:style-name="T1"><text:s/></text:span><text:span text:style-name="T2"><text:s/></text:span><text:span text:style-name="T2">6</text:span><text:span text:style-name="T2">5</text:span><text:span text:style-name="T2">-</text:span><text:span text:style-name="T2">7</text:span><text:span text:style-name="T2">4</text:span></text:p>
          </draw:text-box>
        </draw:frame>
        <draw:frame draw:style-name="gr9" draw:text-style-name="P2" draw:layer="layout" svg:width="0.405cm" svg:height="0.556cm" svg:x="12.03cm" svg:y="15.918cm">
          <draw:text-box>
            <text:p text:style-name="P1"><text:span text:style-name="T2"><text:s/></text:span></text:p>
          </draw:text-box>
        </draw:frame>
        <draw:frame draw:style-name="gr43" draw:text-style-name="P2" draw:layer="layout" svg:width="1.318cm" svg:height="0.556cm" svg:x="11.668cm" svg:y="15.918cm">
          <draw:text-box>
            <text:p text:style-name="P1"><text:span text:style-name="T1"><text:s/></text:span><text:span text:style-name="T2"><text:s/></text:span><text:span text:style-name="T2">7</text:span><text:span text:style-name="T2">5</text:span><text:span text:style-name="T2">-</text:span><text:span text:style-name="T2">8</text:span><text:span text:style-name="T2">4</text:span></text:p>
          </draw:text-box>
        </draw:frame>
        <draw:frame draw:style-name="gr9" draw:text-style-name="P2" draw:layer="layout" svg:width="0.405cm" svg:height="0.556cm" svg:x="12.03cm" svg:y="16.57cm">
          <draw:text-box>
            <text:p text:style-name="P1"><text:span text:style-name="T2"><text:s/></text:span></text:p>
          </draw:text-box>
        </draw:frame>
        <draw:frame draw:style-name="gr44" draw:text-style-name="P2" draw:layer="layout" svg:width="0.9cm" svg:height="0.556cm" svg:x="11.668cm" svg:y="16.57cm">
          <draw:text-box>
            <text:p text:style-name="P1"><text:span text:style-name="T1"><text:s/></text:span><text:span text:style-name="T2"><text:s/></text:span><text:span text:style-name="T2">85+</text:span></text:p>
          </draw:text-box>
        </draw:frame>
        <draw:frame draw:style-name="gr9" draw:text-style-name="P2" draw:layer="layout" svg:width="0.405cm" svg:height="0.556cm" svg:x="11.192cm" svg:y="17.382cm">
          <draw:text-box>
            <text:p text:style-name="P1"><text:span text:style-name="T2">5.</text:span></text:p>
          </draw:text-box>
        </draw:frame>
        <draw:frame draw:style-name="gr45" draw:text-style-name="P2" draw:layer="layout" svg:width="7.626cm" svg:height="0.556cm" svg:x="11.827cm" svg:y="17.382cm">
          <draw:text-box>
            <text:p text:style-name="P1"><text:span text:style-name="T2">W</text:span><text:span text:style-name="T2">h</text:span><text:span text:style-name="T2">a</text:span><text:span text:style-name="T2">t </text:span><text:span text:style-name="T2">r</text:span><text:span text:style-name="T2">a</text:span><text:span text:style-name="T2">c</text:span><text:span text:style-name="T2">e </text:span><text:span text:style-name="T2">d</text:span><text:span text:style-name="T2">o </text:span><text:span text:style-name="T2">y</text:span><text:span text:style-name="T2">o</text:span><text:span text:style-name="T2">u </text:span><text:span text:style-name="T2">m</text:span><text:span text:style-name="T2">o</text:span><text:span text:style-name="T2">st </text:span><text:span text:style-name="T2">st</text:span><text:span text:style-name="T2">r</text:span><text:span text:style-name="T2">o</text:span><text:span text:style-name="T2">n</text:span><text:span text:style-name="T2">g</text:span><text:span text:style-name="T2">ly </text:span><text:span text:style-name="T2">i</text:span><text:span text:style-name="T2">d</text:span><text:span text:style-name="T2">e</text:span><text:span text:style-name="T2">n</text:span><text:span text:style-name="T2">ti</text:span><text:span text:style-name="T2">fy</text:span></text:p>
          </draw:text-box>
        </draw:frame>
        <draw:frame draw:style-name="gr46" draw:text-style-name="P2" draw:layer="layout" svg:width="0.997cm" svg:height="0.556cm" svg:x="11.827cm" svg:y="17.875cm">
          <draw:text-box>
            <text:p text:style-name="P1"><text:span text:style-name="T2">with?</text:span></text:p>
          </draw:text-box>
        </draw:frame>
        <draw:frame draw:style-name="gr9" draw:text-style-name="P2" draw:layer="layout" svg:width="0.405cm" svg:height="0.556cm" svg:x="12.03cm" svg:y="18.528cm">
          <draw:text-box>
            <text:p text:style-name="P1"><text:span text:style-name="T2"><text:s/></text:span></text:p>
          </draw:text-box>
        </draw:frame>
        <draw:frame draw:style-name="gr47" draw:text-style-name="P2" draw:layer="layout" svg:width="6.589cm" svg:height="0.556cm" svg:x="11.668cm" svg:y="18.528cm">
          <draw:text-box>
            <text:p text:style-name="P1"><text:span text:style-name="T1"><text:s/></text:span><text:span text:style-name="T2"><text:s/></text:span><text:span text:style-name="T2">Ameri</text:span><text:span text:style-name="T2">can </text:span><text:span text:style-name="T2">India</text:span><text:span text:style-name="T2">n or </text:span><text:span text:style-name="T2">Alask</text:span><text:span text:style-name="T2">a </text:span><text:span text:style-name="T2">Nativ</text:span><text:span text:style-name="T2">e</text:span></text:p>
          </draw:text-box>
        </draw:frame>
        <draw:frame draw:style-name="gr9" draw:text-style-name="P2" draw:layer="layout" svg:width="0.405cm" svg:height="0.556cm" svg:x="12.03cm" svg:y="19.181cm">
          <draw:text-box>
            <text:p text:style-name="P1"><text:span text:style-name="T2"><text:s/></text:span></text:p>
          </draw:text-box>
        </draw:frame>
        <draw:frame draw:style-name="gr48" draw:text-style-name="P2" draw:layer="layout" svg:width="1.297cm" svg:height="0.556cm" svg:x="11.668cm" svg:y="19.181cm">
          <draw:text-box>
            <text:p text:style-name="P1"><text:span text:style-name="T1"><text:s/></text:span><text:span text:style-name="T2"><text:s/></text:span><text:span text:style-name="T2">Asian</text:span></text:p>
          </draw:text-box>
        </draw:frame>
        <draw:frame draw:style-name="gr9" draw:text-style-name="P2" draw:layer="layout" svg:width="0.405cm" svg:height="0.556cm" svg:x="12.03cm" svg:y="19.833cm">
          <draw:text-box>
            <text:p text:style-name="P1"><text:span text:style-name="T2"><text:s/></text:span></text:p>
          </draw:text-box>
        </draw:frame>
        <draw:frame draw:style-name="gr49" draw:text-style-name="P2" draw:layer="layout" svg:width="5.158cm" svg:height="0.556cm" svg:x="11.668cm" svg:y="19.833cm">
          <draw:text-box>
            <text:p text:style-name="P1"><text:span text:style-name="T1"><text:s/></text:span><text:span text:style-name="T2"><text:s/></text:span><text:span text:style-name="T2">Black or </text:span><text:span text:style-name="T2">African </text:span><text:span text:style-name="T2">American</text:span></text:p>
          </draw:text-box>
        </draw:frame>
        <draw:frame draw:style-name="gr9" draw:text-style-name="P2" draw:layer="layout" svg:width="0.405cm" svg:height="0.556cm" svg:x="12.03cm" svg:y="20.486cm">
          <draw:text-box>
            <text:p text:style-name="P1"><text:span text:style-name="T2"><text:s/></text:span></text:p>
          </draw:text-box>
        </draw:frame>
        <draw:frame draw:style-name="gr50" draw:text-style-name="P2" draw:layer="layout" svg:width="8.079cm" svg:height="0.556cm" svg:x="11.668cm" svg:y="20.486cm">
          <draw:text-box>
            <text:p text:style-name="P1"><text:span text:style-name="T1"><text:s/></text:span><text:span text:style-name="T2"><text:s/></text:span><text:span text:style-name="T2">N</text:span><text:span text:style-name="T2">a</text:span><text:span text:style-name="T2">ti</text:span><text:span text:style-name="T2">v</text:span><text:span text:style-name="T2">e </text:span><text:span text:style-name="T2">H</text:span><text:span text:style-name="T2">a</text:span><text:span text:style-name="T2">w</text:span><text:span text:style-name="T2">ai</text:span><text:span text:style-name="T2">ia</text:span><text:span text:style-name="T2">n </text:span><text:span text:style-name="T2">o</text:span><text:span text:style-name="T2">r </text:span><text:span text:style-name="T2">O</text:span><text:span text:style-name="T2">t</text:span><text:span text:style-name="T2">h</text:span><text:span text:style-name="T2">e</text:span><text:span text:style-name="T2">r </text:span><text:span text:style-name="T2">P</text:span><text:span text:style-name="T2">a</text:span><text:span text:style-name="T2">ci</text:span><text:span text:style-name="T2">fi</text:span><text:span text:style-name="T2">c </text:span><text:span text:style-name="T2">Is</text:span><text:span text:style-name="T2">la</text:span><text:span text:style-name="T2">n</text:span><text:span text:style-name="T2">d</text:span><text:span text:style-name="T2">e</text:span><text:span text:style-name="T2">r</text:span></text:p>
          </draw:text-box>
        </draw:frame>
        <draw:frame draw:style-name="gr9" draw:text-style-name="P2" draw:layer="layout" svg:width="0.405cm" svg:height="0.556cm" svg:x="12.03cm" svg:y="21.139cm">
          <draw:text-box>
            <text:p text:style-name="P1"><text:span text:style-name="T2"><text:s/></text:span></text:p>
          </draw:text-box>
        </draw:frame>
        <draw:frame draw:style-name="gr51" draw:text-style-name="P2" draw:layer="layout" svg:width="1.369cm" svg:height="0.556cm" svg:x="11.668cm" svg:y="21.139cm">
          <draw:text-box>
            <text:p text:style-name="P1"><text:span text:style-name="T1"><text:s/></text:span><text:span text:style-name="T2"><text:s/></text:span><text:span text:style-name="T2">White</text:span></text:p>
          </draw:text-box>
        </draw:frame>
        <draw:frame draw:style-name="gr9" draw:text-style-name="P2" draw:layer="layout" svg:width="0.405cm" svg:height="0.556cm" svg:x="12.03cm" svg:y="21.791cm">
          <draw:text-box>
            <text:p text:style-name="P1"><text:span text:style-name="T2"><text:s/></text:span></text:p>
          </draw:text-box>
        </draw:frame>
        <draw:frame draw:style-name="gr52" draw:text-style-name="P2" draw:layer="layout" svg:width="2.444cm" svg:height="0.556cm" svg:x="11.668cm" svg:y="21.791cm">
          <draw:text-box>
            <text:p text:style-name="P1"><text:span text:style-name="T1"><text:s/></text:span><text:span text:style-name="T2"><text:s/></text:span><text:span text:style-name="T2">Don’t Know</text:span></text:p>
          </draw:text-box>
        </draw:frame>
        <draw:frame draw:style-name="gr9" draw:text-style-name="P2" draw:layer="layout" svg:width="0.405cm" svg:height="0.556cm" svg:x="11.192cm" svg:y="22.603cm">
          <draw:text-box>
            <text:p text:style-name="P1"><text:span text:style-name="T2">6.</text:span></text:p>
          </draw:text-box>
        </draw:frame>
        <draw:frame draw:style-name="gr53" draw:text-style-name="P2" draw:layer="layout" svg:width="6.907cm" svg:height="0.556cm" svg:x="11.827cm" svg:y="22.603cm">
          <draw:text-box>
            <text:p text:style-name="P1"><text:span text:style-name="T2">What ethnicity do you most strongly</text:span></text:p>
          </draw:text-box>
        </draw:frame>
        <draw:frame draw:style-name="gr54" draw:text-style-name="P2" draw:layer="layout" svg:width="2.538cm" svg:height="0.556cm" svg:x="11.827cm" svg:y="23.096cm">
          <draw:text-box>
            <text:p text:style-name="P1"><text:span text:style-name="T2">identify with?</text:span></text:p>
          </draw:text-box>
        </draw:frame>
        <draw:frame draw:style-name="gr9" draw:text-style-name="P2" draw:layer="layout" svg:width="0.405cm" svg:height="0.556cm" svg:x="12.03cm" svg:y="23.749cm">
          <draw:text-box>
            <text:p text:style-name="P1"><text:span text:style-name="T2"><text:s/></text:span></text:p>
          </draw:text-box>
        </draw:frame>
        <draw:frame draw:style-name="gr55" draw:text-style-name="P2" draw:layer="layout" svg:width="5.103cm" svg:height="0.556cm" svg:x="11.668cm" svg:y="23.749cm">
          <draw:text-box>
            <text:p text:style-name="P1"><text:span text:style-name="T1"><text:s/></text:span><text:span text:style-name="T2"><text:s/></text:span><text:span text:style-name="T2">Non-Hispanic/Non-Latino</text:span></text:p>
          </draw:text-box>
        </draw:frame>
        <draw:frame draw:style-name="gr9" draw:text-style-name="P2" draw:layer="layout" svg:width="0.405cm" svg:height="0.556cm" svg:x="12.03cm" svg:y="24.402cm">
          <draw:text-box>
            <text:p text:style-name="P1"><text:span text:style-name="T2"><text:s/></text:span></text:p>
          </draw:text-box>
        </draw:frame>
        <draw:frame draw:style-name="gr56" draw:text-style-name="P2" draw:layer="layout" svg:width="3.227cm" svg:height="0.556cm" svg:x="11.668cm" svg:y="24.402cm">
          <draw:text-box>
            <text:p text:style-name="P1"><text:span text:style-name="T1"><text:s/></text:span><text:span text:style-name="T2"><text:s/></text:span><text:span text:style-name="T2">Hispanic/Latino</text:span></text:p>
          </draw:text-box>
        </draw:frame>
        <draw:frame draw:style-name="gr9" draw:text-style-name="P2" draw:layer="layout" svg:width="0.405cm" svg:height="0.556cm" svg:x="12.03cm" svg:y="25.055cm">
          <draw:text-box>
            <text:p text:style-name="P1"><text:span text:style-name="T2"><text:s/></text:span></text:p>
          </draw:text-box>
        </draw:frame>
        <draw:line draw:style-name="gr57" draw:text-style-name="P7" draw:layer="layout" svg:x1="1.746cm" svg:y1="4.045cm" svg:x2="19.843cm" svg:y2="4.045cm">
          <text:p/>
        </draw:line>
        <draw:line draw:style-name="gr57" draw:text-style-name="P7" draw:layer="layout" svg:x1="1.746cm" svg:y1="3.093cm" svg:x2="19.843cm" svg:y2="3.093cm">
          <text:p/>
        </draw:line>
        <draw:frame draw:style-name="gr52" draw:text-style-name="P2" draw:layer="layout" svg:width="2.444cm" svg:height="0.556cm" svg:x="11.668cm" svg:y="25.055cm">
          <draw:text-box>
            <text:p text:style-name="P1"><text:span text:style-name="T1"><text:s/></text:span><text:span text:style-name="T2"><text:s/></text:span><text:span text:style-name="T2">Don’t Know</text:span></text:p>
          </draw:text-box>
        </draw:frame>
        <draw:frame draw:style-name="gr58" draw:text-style-name="P2" draw:layer="layout" svg:width="7.228cm" svg:height="0.556cm" svg:x="1.746cm" svg:y="17.19cm">
          <draw:text-box>
            <text:p text:style-name="P1"><text:span text:style-name="T2">Please only answer these questions if </text:span></text:p>
          </draw:text-box>
        </draw:frame>
        <draw:frame draw:style-name="gr59" draw:text-style-name="P2" draw:layer="layout" svg:width="7.851cm" svg:height="0.556cm" svg:x="1.746cm" svg:y="17.684cm">
          <draw:text-box>
            <text:p text:style-name="P1"><text:span text:style-name="T2">you answered question #2 with “Literally </text:span></text:p>
          </draw:text-box>
        </draw:frame>
        <draw:frame draw:style-name="gr60" draw:text-style-name="P2" draw:layer="layout" svg:width="8.138cm" svg:height="0.556cm" svg:x="1.746cm" svg:y="18.178cm">
          <draw:text-box>
            <text:p text:style-name="P1"><text:span text:style-name="T2">Homeless.” <text:s/>All other Veterans should skip </text:span></text:p>
          </draw:text-box>
        </draw:frame>
        <draw:frame draw:style-name="gr61" draw:text-style-name="P2" draw:layer="layout" svg:width="4.455cm" svg:height="0.556cm" svg:x="1.746cm" svg:y="18.672cm">
          <draw:text-box>
            <text:p text:style-name="P1"><text:span text:style-name="T2">questions 2(a) and 2(b).</text:span></text:p>
          </draw:text-box>
        </draw:frame>
        <draw:frame draw:style-name="gr62" draw:text-style-name="P2" draw:layer="layout" svg:width="8.265cm" svg:height="0.556cm" svg:x="11.192cm" svg:y="4.618cm">
          <draw:text-box>
            <text:p text:style-name="P1"><text:span text:style-name="T2">2b. </text:span><text:span text:style-name="T2">Have </text:span><text:span text:style-name="T2">you </text:span><text:span text:style-name="T2">had </text:span><text:span text:style-name="T2">four </text:span><text:span text:style-name="T2">or </text:span><text:span text:style-name="T2">mor</text:span><text:span text:style-name="T2">e </text:span><text:span text:style-name="T2">epis</text:span><text:span text:style-name="T2">odes </text:span><text:span text:style-name="T2">of </text:span></text:p>
          </draw:text-box>
        </draw:frame>
        <draw:frame draw:style-name="gr63" draw:text-style-name="P2" draw:layer="layout" svg:width="7.258cm" svg:height="0.556cm" svg:x="11.827cm" svg:y="5.112cm">
          <draw:text-box>
            <text:p text:style-name="P1"><text:span text:style-name="T2">hom</text:span><text:span text:style-name="T2">eless</text:span><text:span text:style-name="T2">ness </text:span><text:span text:style-name="T2">in </text:span><text:span text:style-name="T2">the </text:span><text:span text:style-name="T2">past </text:span><text:span text:style-name="T2">thre</text:span><text:span text:style-name="T2">e </text:span><text:span text:style-name="T2">year</text:span><text:span text:style-name="T2">s?</text:span></text:p>
          </draw:text-box>
        </draw:frame>
        <draw:frame draw:style-name="gr9" draw:text-style-name="P2" draw:layer="layout" svg:width="0.405cm" svg:height="0.556cm" svg:x="12.03cm" svg:y="5.765cm">
          <draw:text-box>
            <text:p text:style-name="P1"><text:span text:style-name="T2"><text:s/></text:span></text:p>
          </draw:text-box>
        </draw:frame>
        <draw:frame draw:style-name="gr64" draw:text-style-name="P2" draw:layer="layout" svg:width="0.912cm" svg:height="0.556cm" svg:x="11.668cm" svg:y="5.765cm">
          <draw:text-box>
            <text:p text:style-name="P1"><text:span text:style-name="T1"><text:s/></text:span><text:span text:style-name="T2"><text:s/></text:span><text:span text:style-name="T2">Yes</text:span></text:p>
          </draw:text-box>
        </draw:frame>
        <draw:frame draw:style-name="gr9" draw:text-style-name="P2" draw:layer="layout" svg:width="0.405cm" svg:height="0.556cm" svg:x="12.03cm" svg:y="6.418cm">
          <draw:text-box>
            <text:p text:style-name="P1"><text:span text:style-name="T2"><text:s/></text:span></text:p>
          </draw:text-box>
        </draw:frame>
        <draw:control draw:style-name="gr65" draw:text-style-name="P8" draw:layer="controls" svg:width="0.317cm" svg:height="0.635cm" svg:x="1.755cm" svg:y="6.362cm" draw:control="control1"/>
        <draw:control draw:style-name="gr65" draw:text-style-name="P8" draw:layer="controls" svg:width="0.317cm" svg:height="0.635cm" svg:x="1.755cm" svg:y="8.315cm" draw:control="control2"/>
        <draw:control draw:style-name="gr65" draw:text-style-name="P8" draw:layer="controls" svg:width="0.317cm" svg:height="0.635cm" svg:x="1.755cm" svg:y="7.032cm" draw:control="control3"/>
        <draw:control draw:style-name="gr65" draw:text-style-name="P8" draw:layer="controls" svg:width="0.316cm" svg:height="0.634cm" svg:x="1.755cm" svg:y="7.663cm" draw:control="control4"/>
        <draw:control draw:style-name="gr65" draw:text-style-name="P8" draw:layer="controls" svg:width="0.317cm" svg:height="0.635cm" svg:x="1.755cm" svg:y="9.02cm" draw:control="control5"/>
        <draw:control draw:style-name="gr65" draw:text-style-name="P8" draw:layer="controls" svg:width="0.317cm" svg:height="0.635cm" svg:x="1.755cm" svg:y="9.672cm" draw:control="control6"/>
        <draw:control draw:style-name="gr65" draw:text-style-name="P8" draw:layer="controls" svg:width="0.317cm" svg:height="0.635cm" svg:x="1.756cm" svg:y="11.116cm" draw:control="control7"/>
        <draw:control draw:style-name="gr65" draw:text-style-name="P8" draw:layer="controls" svg:width="0.317cm" svg:height="0.635cm" svg:x="1.756cm" svg:y="12.216cm" draw:control="control8"/>
        <draw:control draw:style-name="gr65" draw:text-style-name="P8" draw:layer="controls" svg:width="0.317cm" svg:height="0.635cm" svg:x="1.757cm" svg:y="12.917cm" draw:control="control9"/>
        <draw:control draw:style-name="gr65" draw:text-style-name="P8" draw:layer="controls" svg:width="0.317cm" svg:height="0.635cm" svg:x="1.757cm" svg:y="14.517cm" draw:control="control10"/>
        <draw:control draw:style-name="gr65" draw:text-style-name="P8" draw:layer="controls" svg:width="0.317cm" svg:height="0.635cm" svg:x="1.757cm" svg:y="15.717cm" draw:control="control11"/>
        <draw:control draw:style-name="gr65" draw:text-style-name="P8" draw:layer="controls" svg:width="0.317cm" svg:height="0.635cm" svg:x="1.758cm" svg:y="21.018cm" draw:control="control12"/>
        <draw:control draw:style-name="gr65" draw:text-style-name="P8" draw:layer="controls" svg:width="0.317cm" svg:height="0.635cm" svg:x="1.759cm" svg:y="21.719cm" draw:control="control13"/>
        <draw:control draw:style-name="gr65" draw:text-style-name="P8" draw:layer="controls" svg:width="0.317cm" svg:height="0.635cm" svg:x="1.759cm" svg:y="22.419cm" draw:control="control14"/>
        <draw:control draw:style-name="gr65" draw:text-style-name="P8" draw:layer="controls" svg:width="0.317cm" svg:height="0.635cm" svg:x="1.759cm" svg:y="23.119cm" draw:control="control15"/>
        <draw:control draw:style-name="gr65" draw:text-style-name="P8" draw:layer="controls" svg:width="0.317cm" svg:height="0.635cm" svg:x="1.759cm" svg:y="23.719cm" draw:control="control16"/>
        <draw:control draw:style-name="gr65" draw:text-style-name="P8" draw:layer="controls" svg:width="0.317cm" svg:height="0.635cm" svg:x="11.156cm" svg:y="5.763cm" draw:control="control17"/>
        <draw:control draw:style-name="gr65" draw:text-style-name="P8" draw:layer="controls" svg:width="0.317cm" svg:height="0.635cm" svg:x="11.157cm" svg:y="6.364cm" draw:control="control18"/>
        <draw:control draw:style-name="gr65" draw:text-style-name="P8" draw:layer="controls" svg:width="0.317cm" svg:height="0.635cm" svg:x="11.158cm" svg:y="7.965cm" draw:control="control19"/>
        <draw:control draw:style-name="gr65" draw:text-style-name="P8" draw:layer="controls" svg:width="0.317cm" svg:height="0.635cm" svg:x="11.159cm" svg:y="8.566cm" draw:control="control20"/>
        <draw:control draw:style-name="gr65" draw:text-style-name="P8" draw:layer="controls" svg:width="0.317cm" svg:height="0.635cm" svg:x="11.159cm" svg:y="9.266cm" draw:control="control21"/>
        <draw:control draw:style-name="gr65" draw:text-style-name="P8" draw:layer="controls" svg:width="0.317cm" svg:height="0.635cm" svg:x="11.159cm" svg:y="9.866cm" draw:control="control22"/>
        <draw:control draw:style-name="gr65" draw:text-style-name="P8" draw:layer="controls" svg:width="0.317cm" svg:height="0.635cm" svg:x="11.159cm" svg:y="10.566cm" draw:control="control23"/>
        <draw:control draw:style-name="gr65" draw:text-style-name="P8" draw:layer="controls" svg:width="0.317cm" svg:height="0.635cm" svg:x="11.16cm" svg:y="12.667cm" draw:control="control24"/>
        <draw:control draw:style-name="gr65" draw:text-style-name="P8" draw:layer="controls" svg:width="0.317cm" svg:height="0.635cm" svg:x="11.161cm" svg:y="13.268cm" draw:control="control25"/>
        <draw:control draw:style-name="gr65" draw:text-style-name="P8" draw:layer="controls" svg:width="0.317cm" svg:height="0.635cm" svg:x="11.161cm" svg:y="13.968cm" draw:control="control26"/>
        <draw:control draw:style-name="gr65" draw:text-style-name="P8" draw:layer="controls" svg:width="0.317cm" svg:height="0.635cm" svg:x="11.161cm" svg:y="14.568cm" draw:control="control27"/>
        <draw:control draw:style-name="gr65" draw:text-style-name="P8" draw:layer="controls" svg:width="0.317cm" svg:height="0.635cm" svg:x="11.161cm" svg:y="15.268cm" draw:control="control28"/>
        <draw:control draw:style-name="gr65" draw:text-style-name="P8" draw:layer="controls" svg:width="0.317cm" svg:height="0.635cm" svg:x="11.161cm" svg:y="15.868cm" draw:control="control29"/>
        <draw:control draw:style-name="gr65" draw:text-style-name="P8" draw:layer="controls" svg:width="0.317cm" svg:height="0.635cm" svg:x="11.161cm" svg:y="16.568cm" draw:control="control30"/>
        <draw:control draw:style-name="gr65" draw:text-style-name="P8" draw:layer="controls" svg:width="0.317cm" svg:height="0.635cm" svg:x="11.162cm" svg:y="18.469cm" draw:control="control31"/>
        <draw:control draw:style-name="gr65" draw:text-style-name="P8" draw:layer="controls" svg:width="0.317cm" svg:height="0.635cm" svg:x="11.163cm" svg:y="19.07cm" draw:control="control32"/>
        <draw:control draw:style-name="gr65" draw:text-style-name="P8" draw:layer="controls" svg:width="0.317cm" svg:height="0.635cm" svg:x="11.163cm" svg:y="19.77cm" draw:control="control33"/>
        <draw:control draw:style-name="gr65" draw:text-style-name="P8" draw:layer="controls" svg:width="0.317cm" svg:height="0.635cm" svg:x="11.163cm" svg:y="20.47cm" draw:control="control34"/>
        <draw:control draw:style-name="gr65" draw:text-style-name="P8" draw:layer="controls" svg:width="0.317cm" svg:height="0.635cm" svg:x="11.163cm" svg:y="21.17cm" draw:control="control35"/>
        <draw:control draw:style-name="gr65" draw:text-style-name="P8" draw:layer="controls" svg:width="0.317cm" svg:height="0.635cm" svg:x="11.163cm" svg:y="21.77cm" draw:control="control36"/>
        <draw:control draw:style-name="gr65" draw:text-style-name="P8" draw:layer="controls" svg:width="0.317cm" svg:height="0.635cm" svg:x="11.164cm" svg:y="23.771cm" draw:control="control37"/>
        <draw:control draw:style-name="gr65" draw:text-style-name="P8" draw:layer="controls" svg:width="0.317cm" svg:height="0.635cm" svg:x="11.165cm" svg:y="24.372cm" draw:control="control38"/>
        <draw:control draw:style-name="gr65" draw:text-style-name="P8" draw:layer="controls" svg:width="0.317cm" svg:height="0.635cm" svg:x="11.165cm" svg:y="24.972cm" draw:control="control39"/>
      </draw:page>
      <draw:page draw:name="page2" draw:style-name="dp1" draw:master-page-name="master-page44">
        <office:forms form:automatic-focus="false" form:apply-design-mode="false"/>
        <draw:frame draw:style-name="gr9" draw:text-style-name="P2" draw:layer="layout" svg:width="0.405cm" svg:height="0.556cm" svg:x="1.746cm" svg:y="1.718cm">
          <draw:text-box>
            <text:p text:style-name="P1"><text:span text:style-name="T2">7.</text:span></text:p>
          </draw:text-box>
        </draw:frame>
        <draw:frame draw:style-name="gr66" draw:text-style-name="P2" draw:layer="layout" svg:width="8.287cm" svg:height="0.556cm" svg:x="2.381cm" svg:y="1.718cm">
          <draw:text-box>
            <text:p text:style-name="P1"><text:span text:style-name="T2">How </text:span><text:span text:style-name="T2">man</text:span><text:span text:style-name="T2">y </text:span><text:span text:style-name="T2">depe</text:span><text:span text:style-name="T2">nden</text:span><text:span text:style-name="T2">ts </text:span><text:span text:style-name="T2">unde</text:span><text:span text:style-name="T2">r the </text:span><text:span text:style-name="T2">age </text:span><text:span text:style-name="T2">of 18</text:span></text:p>
          </draw:text-box>
        </draw:frame>
        <draw:frame draw:style-name="gr67" draw:text-style-name="P2" draw:layer="layout" svg:width="4.197cm" svg:height="0.556cm" svg:x="2.381cm" svg:y="2.212cm">
          <draw:text-box>
            <text:p text:style-name="P1"><text:span text:style-name="T2">are </text:span><text:span text:style-name="T2">resid</text:span><text:span text:style-name="T2">ing </text:span><text:span text:style-name="T2">with </text:span><text:span text:style-name="T2">you?</text:span></text:p>
          </draw:text-box>
        </draw:frame>
        <draw:frame draw:style-name="gr9" draw:text-style-name="P2" draw:layer="layout" svg:width="0.405cm" svg:height="0.556cm" svg:x="2.584cm" svg:y="2.865cm">
          <draw:text-box>
            <text:p text:style-name="P1"><text:span text:style-name="T2"><text:s/></text:span></text:p>
          </draw:text-box>
        </draw:frame>
        <draw:frame draw:style-name="gr68" draw:text-style-name="P2" draw:layer="layout" svg:width="0.488cm" svg:height="0.556cm" svg:x="2.223cm" svg:y="2.865cm">
          <draw:text-box>
            <text:p text:style-name="P1"><text:span text:style-name="T1">{</text:span><text:span text:style-name="T2"> 0</text:span></text:p>
          </draw:text-box>
        </draw:frame>
        <draw:frame draw:style-name="gr9" draw:text-style-name="P2" draw:layer="layout" svg:width="0.405cm" svg:height="0.556cm" svg:x="2.584cm" svg:y="3.517cm">
          <draw:text-box>
            <text:p text:style-name="P1"><text:span text:style-name="T2"><text:s/></text:span></text:p>
          </draw:text-box>
        </draw:frame>
        <draw:frame draw:style-name="gr68" draw:text-style-name="P2" draw:layer="layout" svg:width="0.488cm" svg:height="0.556cm" svg:x="2.223cm" svg:y="3.517cm">
          <draw:text-box>
            <text:p text:style-name="P1"><text:span text:style-name="T1">{</text:span><text:span text:style-name="T2"> 1</text:span></text:p>
          </draw:text-box>
        </draw:frame>
        <draw:frame draw:style-name="gr9" draw:text-style-name="P2" draw:layer="layout" svg:width="0.405cm" svg:height="0.556cm" svg:x="2.584cm" svg:y="4.17cm">
          <draw:text-box>
            <text:p text:style-name="P1"><text:span text:style-name="T2"><text:s/></text:span></text:p>
          </draw:text-box>
        </draw:frame>
        <draw:frame draw:style-name="gr68" draw:text-style-name="P2" draw:layer="layout" svg:width="0.488cm" svg:height="0.556cm" svg:x="2.223cm" svg:y="4.17cm">
          <draw:text-box>
            <text:p text:style-name="P1"><text:span text:style-name="T1">{</text:span><text:span text:style-name="T2"> 2</text:span></text:p>
          </draw:text-box>
        </draw:frame>
        <draw:frame draw:style-name="gr9" draw:text-style-name="P2" draw:layer="layout" svg:width="0.405cm" svg:height="0.556cm" svg:x="2.584cm" svg:y="4.823cm">
          <draw:text-box>
            <text:p text:style-name="P1"><text:span text:style-name="T2"><text:s/></text:span></text:p>
          </draw:text-box>
        </draw:frame>
        <draw:frame draw:style-name="gr68" draw:text-style-name="P2" draw:layer="layout" svg:width="0.488cm" svg:height="0.556cm" svg:x="2.223cm" svg:y="4.823cm">
          <draw:text-box>
            <text:p text:style-name="P1"><text:span text:style-name="T1">{</text:span><text:span text:style-name="T2"> 3</text:span></text:p>
          </draw:text-box>
        </draw:frame>
        <draw:frame draw:style-name="gr9" draw:text-style-name="P2" draw:layer="layout" svg:width="0.405cm" svg:height="0.556cm" svg:x="2.584cm" svg:y="5.475cm">
          <draw:text-box>
            <text:p text:style-name="P1"><text:span text:style-name="T2"><text:s/></text:span></text:p>
          </draw:text-box>
        </draw:frame>
        <draw:frame draw:style-name="gr69" draw:text-style-name="P2" draw:layer="layout" svg:width="2.139cm" svg:height="0.556cm" svg:x="2.223cm" svg:y="5.475cm">
          <draw:text-box>
            <text:p text:style-name="P1"><text:span text:style-name="T1">{</text:span><text:span text:style-name="T2"> 4 or </text:span><text:span text:style-name="T2">mor</text:span><text:span text:style-name="T2">e</text:span></text:p>
          </draw:text-box>
        </draw:frame>
        <draw:frame draw:style-name="gr9" draw:text-style-name="P2" draw:layer="layout" svg:width="0.405cm" svg:height="0.556cm" svg:x="1.746cm" svg:y="6.287cm">
          <draw:text-box>
            <text:p text:style-name="P1"><text:span text:style-name="T2">8.</text:span></text:p>
          </draw:text-box>
        </draw:frame>
        <draw:frame draw:style-name="gr70" draw:text-style-name="P2" draw:layer="layout" svg:width="6.962cm" svg:height="0.556cm" svg:x="2.381cm" svg:y="6.287cm">
          <draw:text-box>
            <text:p text:style-name="P1"><text:span text:style-name="T2">Are </text:span><text:span text:style-name="T2">you </text:span><text:span text:style-name="T2">curr</text:span><text:span text:style-name="T2">ently </text:span><text:span text:style-name="T2">enrol</text:span><text:span text:style-name="T2">led </text:span><text:span text:style-name="T2">in </text:span><text:span text:style-name="T2">the </text:span><text:span text:style-name="T2">VA?</text:span></text:p>
          </draw:text-box>
        </draw:frame>
        <draw:frame draw:style-name="gr9" draw:text-style-name="P2" draw:layer="layout" svg:width="0.405cm" svg:height="0.556cm" svg:x="2.584cm" svg:y="6.939cm">
          <draw:text-box>
            <text:p text:style-name="P1"><text:span text:style-name="T2"><text:s/></text:span></text:p>
          </draw:text-box>
        </draw:frame>
        <draw:frame draw:style-name="gr64" draw:text-style-name="P2" draw:layer="layout" svg:width="0.912cm" svg:height="0.556cm" svg:x="2.223cm" svg:y="6.939cm">
          <draw:text-box>
            <text:p text:style-name="P1"><text:span text:style-name="T1">{</text:span><text:span text:style-name="T2"> Yes</text:span></text:p>
          </draw:text-box>
        </draw:frame>
        <draw:frame draw:style-name="gr9" draw:text-style-name="P2" draw:layer="layout" svg:width="0.405cm" svg:height="0.556cm" svg:x="2.584cm" svg:y="7.59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814cm" svg:height="0.556cm" svg:x="2.223cm" svg:y="7.592cm">
          <draw:text-box>
            <text:p text:style-name="P1"><text:span text:style-name="T1">{</text:span><text:span text:style-name="T2"> No</text:span></text:p>
          </draw:text-box>
        </draw:frame>
        <draw:frame draw:style-name="gr9" draw:text-style-name="P2" draw:layer="layout" svg:width="0.405cm" svg:height="0.556cm" svg:x="2.584cm" svg:y="8.245cm">
          <draw:text-box>
            <text:p text:style-name="P1"><text:span text:style-name="T2"><text:s/></text:span></text:p>
          </draw:text-box>
        </draw:frame>
        <draw:frame draw:style-name="gr71" draw:text-style-name="P2" draw:layer="layout" svg:width="1.648cm" svg:height="0.556cm" svg:x="2.223cm" svg:y="8.245cm">
          <draw:text-box>
            <text:p text:style-name="P1"><text:span text:style-name="T1">{</text:span><text:span text:style-name="T2"> Uns</text:span><text:span text:style-name="T2">ure</text:span></text:p>
          </draw:text-box>
        </draw:frame>
        <draw:frame draw:style-name="gr9" draw:text-style-name="P2" draw:layer="layout" svg:width="0.405cm" svg:height="0.556cm" svg:x="11.192cm" svg:y="1.718cm">
          <draw:text-box>
            <text:p text:style-name="P1"><text:span text:style-name="T2">9.</text:span></text:p>
          </draw:text-box>
        </draw:frame>
        <draw:frame draw:style-name="gr72" draw:text-style-name="P2" draw:layer="layout" svg:width="7.884cm" svg:height="0.556cm" svg:x="11.827cm" svg:y="1.718cm">
          <draw:text-box>
            <text:p text:style-name="P1"><text:span text:style-name="T2">Is </text:span><text:span text:style-name="T2">your </text:span><text:span text:style-name="T2">hous</text:span><text:span text:style-name="T2">ing </text:span><text:span text:style-name="T2">in </text:span><text:span text:style-name="T2">any </text:span><text:span text:style-name="T2">way </text:span><text:span text:style-name="T2">at </text:span><text:span text:style-name="T2">risk </text:span><text:span text:style-name="T2">(do </text:span><text:span text:style-name="T2">you</text:span></text:p>
          </draw:text-box>
        </draw:frame>
        <draw:frame draw:style-name="gr73" draw:text-style-name="P2" draw:layer="layout" svg:width="8.058cm" svg:height="0.556cm" svg:x="11.827cm" svg:y="2.212cm">
          <draw:text-box>
            <text:p text:style-name="P1"><text:span text:style-name="T2">have </text:span><text:span text:style-name="T2">trou</text:span><text:span text:style-name="T2">ble </text:span><text:span text:style-name="T2">maki</text:span><text:span text:style-name="T2">ng </text:span><text:span text:style-name="T2">mort</text:span><text:span text:style-name="T2">gage </text:span><text:span text:style-name="T2">pay</text:span><text:span text:style-name="T2">men</text:span><text:span text:style-name="T2">ts,</text:span></text:p>
          </draw:text-box>
        </draw:frame>
        <draw:frame draw:style-name="gr74" draw:text-style-name="P2" draw:layer="layout" svg:width="7.139cm" svg:height="0.556cm" svg:x="11.827cm" svg:y="2.706cm">
          <draw:text-box>
            <text:p text:style-name="P1"><text:span text:style-name="T2">or </text:span><text:span text:style-name="T2">are </text:span><text:span text:style-name="T2">your </text:span><text:span text:style-name="T2">hous</text:span><text:span text:style-name="T2">ing </text:span><text:span text:style-name="T2">plan</text:span><text:span text:style-name="T2">s </text:span><text:span text:style-name="T2">unce</text:span><text:span text:style-name="T2">rtain</text:span><text:span text:style-name="T2">)?</text:span></text:p>
          </draw:text-box>
        </draw:frame>
        <draw:frame draw:style-name="gr9" draw:text-style-name="P2" draw:layer="layout" svg:width="0.405cm" svg:height="0.556cm" svg:x="12.03cm" svg:y="3.359cm">
          <draw:text-box>
            <text:p text:style-name="P1"><text:span text:style-name="T2"><text:s/></text:span></text:p>
          </draw:text-box>
        </draw:frame>
        <draw:frame draw:style-name="gr64" draw:text-style-name="P2" draw:layer="layout" svg:width="0.912cm" svg:height="0.556cm" svg:x="11.668cm" svg:y="3.359cm">
          <draw:text-box>
            <text:p text:style-name="P1"><text:span text:style-name="T1">{</text:span><text:span text:style-name="T2"> Yes</text:span></text:p>
          </draw:text-box>
        </draw:frame>
        <draw:frame draw:style-name="gr9" draw:text-style-name="P2" draw:layer="layout" svg:width="0.405cm" svg:height="0.556cm" svg:x="12.03cm" svg:y="4.01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814cm" svg:height="0.556cm" svg:x="11.668cm" svg:y="4.011cm">
          <draw:text-box>
            <text:p text:style-name="P1"><text:span text:style-name="T1">{</text:span><text:span text:style-name="T2"> No</text:span></text:p>
          </draw:text-box>
        </draw:frame>
        <draw:frame draw:style-name="gr75" draw:text-style-name="P2" draw:layer="layout" svg:width="9.125cm" svg:height="0.556cm" svg:x="11.192cm" svg:y="4.823cm">
          <draw:text-box>
            <text:p text:style-name="P1"><text:span text:style-name="T2">10. </text:span><text:span text:style-name="T2">Do </text:span><text:span text:style-name="T2">you </text:span><text:span text:style-name="T2">live </text:span><text:span text:style-name="T2">in a </text:span><text:span text:style-name="T2">rural </text:span><text:span text:style-name="T2">or </text:span><text:span text:style-name="T2">front</text:span><text:span text:style-name="T2">ier </text:span><text:span text:style-name="T2">com</text:span><text:span text:style-name="T2">muni</text:span><text:span text:style-name="T2">ty?</text:span></text:p>
          </draw:text-box>
        </draw:frame>
        <draw:frame draw:style-name="gr9" draw:text-style-name="P2" draw:layer="layout" svg:width="0.405cm" svg:height="0.556cm" svg:x="12.03cm" svg:y="5.475cm">
          <draw:text-box>
            <text:p text:style-name="P1"><text:span text:style-name="T2"><text:s/></text:span></text:p>
          </draw:text-box>
        </draw:frame>
        <draw:frame draw:style-name="gr64" draw:text-style-name="P2" draw:layer="layout" svg:width="0.912cm" svg:height="0.556cm" svg:x="11.668cm" svg:y="5.475cm">
          <draw:text-box>
            <text:p text:style-name="P1"><text:span text:style-name="T1">{</text:span><text:span text:style-name="T2"> Yes</text:span></text:p>
          </draw:text-box>
        </draw:frame>
        <draw:frame draw:style-name="gr9" draw:text-style-name="P2" draw:layer="layout" svg:width="0.405cm" svg:height="0.556cm" svg:x="12.03cm" svg:y="6.12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814cm" svg:height="0.556cm" svg:x="11.668cm" svg:y="6.128cm">
          <draw:text-box>
            <text:p text:style-name="P1"><text:span text:style-name="T1">{</text:span><text:span text:style-name="T2"> No</text:span></text:p>
          </draw:text-box>
        </draw:frame>
        <draw:frame draw:style-name="gr76" draw:text-style-name="P2" draw:layer="layout" svg:width="17.917cm" svg:height="0.556cm" svg:x="2.064cm" svg:y="9.582cm">
          <draw:text-box>
            <text:p text:style-name="P1"><text:span text:style-name="T2">Plea</text:span><text:span text:style-name="T2">se </text:span><text:span text:style-name="T2">tell </text:span><text:span text:style-name="T2">us in </text:span><text:span text:style-name="T2">your </text:span><text:span text:style-name="T2">own </text:span><text:span text:style-name="T2">word</text:span><text:span text:style-name="T2">s: </text:span><text:span text:style-name="T2">Wha</text:span><text:span text:style-name="T2">t is </text:span><text:span text:style-name="T2">the </text:span><text:span text:style-name="T2">most </text:span><text:span text:style-name="T2">impo</text:span><text:span text:style-name="T2">rtant </text:span><text:span text:style-name="T2">reso</text:span><text:span text:style-name="T2">urce/</text:span><text:span text:style-name="T2">servi</text:span><text:span text:style-name="T2">ce </text:span><text:span text:style-name="T2">that </text:span><text:span text:style-name="T2">coul</text:span><text:span text:style-name="T2">d </text:span><text:span text:style-name="T2">help </text:span></text:p>
          </draw:text-box>
        </draw:frame>
        <draw:frame draw:style-name="gr77" draw:text-style-name="P2" draw:layer="layout" svg:width="17.249cm" svg:height="0.556cm" svg:x="2.064cm" svg:y="10.076cm">
          <draw:text-box>
            <text:p text:style-name="P1"><text:span text:style-name="T2">end </text:span><text:span text:style-name="T2">your </text:span><text:span text:style-name="T2">hom</text:span><text:span text:style-name="T2">eless</text:span><text:span text:style-name="T2">ness </text:span><text:span text:style-name="T2">now, </text:span><text:span text:style-name="T2">or if </text:span><text:span text:style-name="T2">you </text:span><text:span text:style-name="T2">are </text:span><text:span text:style-name="T2">form</text:span><text:span text:style-name="T2">erly </text:span><text:span text:style-name="T2">hom</text:span><text:span text:style-name="T2">eless</text:span><text:span text:style-name="T2">, </text:span><text:span text:style-name="T2">what </text:span><text:span text:style-name="T2">is </text:span><text:span text:style-name="T2">the </text:span><text:span text:style-name="T2">most </text:span><text:span text:style-name="T2">impo</text:span><text:span text:style-name="T2">rtant </text:span><text:span text:style-name="T2"><text:s/></text:span></text:p>
          </draw:text-box>
        </draw:frame>
        <draw:frame draw:style-name="gr78" draw:text-style-name="P2" draw:layer="layout" svg:width="12.524cm" svg:height="0.556cm" svg:x="2.064cm" svg:y="10.569cm">
          <draw:text-box>
            <text:p text:style-name="P1"><text:span text:style-name="T2">reso</text:span><text:span text:style-name="T2">urce </text:span><text:span text:style-name="T2">that </text:span><text:span text:style-name="T2">will </text:span><text:span text:style-name="T2">prev</text:span><text:span text:style-name="T2">ent </text:span><text:span text:style-name="T2">you </text:span><text:span text:style-name="T2">from </text:span><text:span text:style-name="T2">bein</text:span><text:span text:style-name="T2">g </text:span><text:span text:style-name="T2">hom</text:span><text:span text:style-name="T2">eless </text:span><text:span text:style-name="T2">in </text:span><text:span text:style-name="T2">the </text:span><text:span text:style-name="T2">futur</text:span><text:span text:style-name="T2">e?</text:span></text:p>
          </draw:text-box>
        </draw:frame>
        <draw:frame draw:style-name="gr79" draw:text-style-name="P2" draw:layer="layout" svg:width="19.12cm" svg:height="0.556cm" svg:x="1.746cm" svg:y="14.983cm">
          <draw:text-box>
            <text:p text:style-name="P1"><text:span text:style-name="T2">Base</text:span><text:span text:style-name="T2">d on </text:span><text:span text:style-name="T2">your </text:span><text:span text:style-name="T2">expe</text:span><text:span text:style-name="T2">rienc</text:span><text:span text:style-name="T2">e as </text:span><text:span text:style-name="T2">a </text:span><text:span text:style-name="T2">Vete</text:span><text:span text:style-name="T2">ran </text:span><text:span text:style-name="T2">expe</text:span><text:span text:style-name="T2">rienc</text:span><text:span text:style-name="T2">ing </text:span><text:span text:style-name="T2">hom</text:span><text:span text:style-name="T2">eless</text:span><text:span text:style-name="T2">ness </text:span><text:span text:style-name="T2">or </text:span><text:span text:style-name="T2">form</text:span><text:span text:style-name="T2">er </text:span><text:span text:style-name="T2">hom</text:span><text:span text:style-name="T2">eless</text:span><text:span text:style-name="T2">ness, </text:span><text:span text:style-name="T2">plea</text:span><text:span text:style-name="T2">se </text:span></text:p>
          </draw:text-box>
        </draw:frame>
        <draw:frame draw:style-name="gr80" draw:text-style-name="P2" draw:layer="layout" svg:width="18.993cm" svg:height="0.556cm" svg:x="1.746cm" svg:y="15.477cm">
          <draw:text-box>
            <text:p text:style-name="P1"><text:span text:style-name="T2">help </text:span><text:span text:style-name="T2">us </text:span><text:span text:style-name="T2">unde</text:span><text:span text:style-name="T2">rstan</text:span><text:span text:style-name="T2">d </text:span><text:span text:style-name="T2">how </text:span><text:span text:style-name="T2">well </text:span><text:span text:style-name="T2">your </text:span><text:span text:style-name="T2">need</text:span><text:span text:style-name="T2">s are </text:span><text:span text:style-name="T2">bein</text:span><text:span text:style-name="T2">g </text:span><text:span text:style-name="T2">met. <text:s/></text:span><text:span text:style-name="T2">Withi</text:span><text:span text:style-name="T2">n the </text:span><text:span text:style-name="T2">past </text:span><text:span text:style-name="T2">3 </text:span><text:span text:style-name="T2">mon</text:span><text:span text:style-name="T2">ths </text:span><text:span text:style-name="T2">(or </text:span><text:span text:style-name="T2">90 </text:span><text:span text:style-name="T2">days) </text:span><text:span text:style-name="T2">how </text:span></text:p>
          </draw:text-box>
        </draw:frame>
        <draw:polygon draw:style-name="gr81" draw:text-style-name="P9" draw:layer="layout" svg:width="18.097cm" svg:height="0.538cm" svg:x="1.746cm" svg:y="17.478cm" svg:viewBox="0 0 18098 539" draw:points="0,539 18098,539 18098,0 0,0">
          <text:p/>
        </draw:polygon>
        <draw:polygon draw:style-name="gr81" draw:text-style-name="P9" draw:layer="layout" svg:width="18.097cm" svg:height="0.537cm" svg:x="1.746cm" svg:y="18.784cm" svg:viewBox="0 0 18098 538" draw:points="0,538 18098,538 18098,0 0,0">
          <text:p/>
        </draw:polygon>
        <draw:polygon draw:style-name="gr81" draw:text-style-name="P9" draw:layer="layout" svg:width="18.097cm" svg:height="0.537cm" svg:x="1.746cm" svg:y="20.089cm" svg:viewBox="0 0 18098 538" draw:points="0,538 18098,538 18098,0 0,0">
          <text:p/>
        </draw:polygon>
        <draw:frame draw:style-name="gr82" draw:text-style-name="P2" draw:layer="layout" svg:width="8.956cm" svg:height="0.556cm" svg:x="1.746cm" svg:y="15.971cm">
          <draw:text-box>
            <text:p text:style-name="P1"><text:span text:style-name="T2">well </text:span><text:span text:style-name="T2">are </text:span><text:span text:style-name="T2">your </text:span><text:span text:style-name="T2">need</text:span><text:span text:style-name="T2">s </text:span><text:span text:style-name="T2">bein</text:span><text:span text:style-name="T2">g </text:span><text:span text:style-name="T2">met </text:span><text:span text:style-name="T2">in </text:span><text:span text:style-name="T2">the </text:span><text:span text:style-name="T2">follo</text:span><text:span text:style-name="T2">wing</text:span><text:span text:style-name="T2">:</text:span></text:p>
          </draw:text-box>
        </draw:frame>
        <draw:frame draw:style-name="gr83" draw:text-style-name="P2" draw:layer="layout" svg:width="2.542cm" svg:height="0.556cm" svg:x="1.746cm" svg:y="16.798cm">
          <draw:text-box>
            <text:p text:style-name="P1"><text:span text:style-name="T7">Hou</text:span><text:span text:style-name="T7">sing</text:span><text:span text:style-name="T7"><text:tab/></text:span></text:p>
          </draw:text-box>
        </draw:frame>
        <draw:frame draw:style-name="gr9" draw:text-style-name="P2" draw:layer="layout" svg:width="0.405cm" svg:height="0.556cm" svg:x="1.746cm" svg:y="17.451cm">
          <draw:text-box>
            <text:p text:style-name="P1"><text:span text:style-name="T2">1.</text:span></text:p>
          </draw:text-box>
        </draw:frame>
        <draw:frame draw:style-name="gr84" draw:text-style-name="P2" draw:layer="layout" svg:width="5.831cm" svg:height="0.556cm" svg:x="2.381cm" svg:y="17.451cm">
          <draw:text-box>
            <text:p text:style-name="P1"><text:span text:style-name="T2">Eme</text:span><text:span text:style-name="T2">rgen</text:span><text:span text:style-name="T2">cy/</text:span><text:span text:style-name="T2">Imm</text:span><text:span text:style-name="T2">ediat</text:span><text:span text:style-name="T2">e </text:span><text:span text:style-name="T2">Shelt</text:span><text:span text:style-name="T2">er</text:span></text:p>
          </draw:text-box>
        </draw:frame>
        <draw:frame draw:style-name="gr85" draw:text-style-name="P2" draw:layer="layout" svg:width="5.082cm" svg:height="0.556cm" svg:x="11.906cm" svg:y="17.451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7.451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18.103cm">
          <draw:text-box>
            <text:p text:style-name="P1"><text:span text:style-name="T2">2.</text:span></text:p>
          </draw:text-box>
        </draw:frame>
        <draw:frame draw:style-name="gr86" draw:text-style-name="P2" draw:layer="layout" svg:width="8.693cm" svg:height="0.556cm" svg:x="2.381cm" svg:y="18.103cm">
          <draw:text-box>
            <text:p text:style-name="P1"><text:span text:style-name="T2">Tran</text:span><text:span text:style-name="T2">sitio</text:span><text:span text:style-name="T2">nal </text:span><text:span text:style-name="T2">Livin</text:span><text:span text:style-name="T2">g </text:span><text:span text:style-name="T2">Facili</text:span><text:span text:style-name="T2">ty </text:span><text:span text:style-name="T2">and </text:span><text:span text:style-name="T2">Half</text:span><text:span text:style-name="T2">way </text:span><text:span text:style-name="T2">Hous</text:span><text:span text:style-name="T2">e</text:span></text:p>
          </draw:text-box>
        </draw:frame>
        <draw:frame draw:style-name="gr85" draw:text-style-name="P2" draw:layer="layout" svg:width="5.082cm" svg:height="0.556cm" svg:x="11.906cm" svg:y="18.103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8.103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18.756cm">
          <draw:text-box>
            <text:p text:style-name="P1"><text:span text:style-name="T2">3.</text:span></text:p>
          </draw:text-box>
        </draw:frame>
        <draw:frame draw:style-name="gr87" draw:text-style-name="P2" draw:layer="layout" svg:width="6.035cm" svg:height="0.556cm" svg:x="2.381cm" svg:y="18.756cm">
          <draw:text-box>
            <text:p text:style-name="P1"><text:span text:style-name="T2">Long</text:span><text:span text:style-name="T2">-</text:span><text:span text:style-name="T2">Ter</text:span><text:span text:style-name="T2">m </text:span><text:span text:style-name="T2">Per</text:span><text:span text:style-name="T2">man</text:span><text:span text:style-name="T2">ent </text:span><text:span text:style-name="T2">Hous</text:span><text:span text:style-name="T2">ing</text:span></text:p>
          </draw:text-box>
        </draw:frame>
        <draw:frame draw:style-name="gr85" draw:text-style-name="P2" draw:layer="layout" svg:width="5.082cm" svg:height="0.556cm" svg:x="11.906cm" svg:y="18.756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8.756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19.409cm">
          <draw:text-box>
            <text:p text:style-name="P1"><text:span text:style-name="T2">4.</text:span></text:p>
          </draw:text-box>
        </draw:frame>
        <draw:frame draw:style-name="gr88" draw:text-style-name="P2" draw:layer="layout" svg:width="6.36cm" svg:height="0.556cm" svg:x="2.381cm" svg:y="19.409cm">
          <draw:text-box>
            <text:p text:style-name="P1"><text:span text:style-name="T2">Regi</text:span><text:span text:style-name="T2">stere</text:span><text:span text:style-name="T2">d </text:span><text:span text:style-name="T2">Sex </text:span><text:span text:style-name="T2">Offe</text:span><text:span text:style-name="T2">nder </text:span><text:span text:style-name="T2">Hous</text:span><text:span text:style-name="T2">ing</text:span></text:p>
          </draw:text-box>
        </draw:frame>
        <draw:frame draw:style-name="gr85" draw:text-style-name="P2" draw:layer="layout" svg:width="5.082cm" svg:height="0.556cm" svg:x="11.906cm" svg:y="19.409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9.409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20.061cm">
          <draw:text-box>
            <text:p text:style-name="P1"><text:span text:style-name="T2">5.</text:span></text:p>
          </draw:text-box>
        </draw:frame>
        <draw:frame draw:style-name="gr89" draw:text-style-name="P2" draw:layer="layout" svg:width="3.719cm" svg:height="0.556cm" svg:x="2.381cm" svg:y="20.061cm">
          <draw:text-box>
            <text:p text:style-name="P1"><text:span text:style-name="T2">Affor</text:span><text:span text:style-name="T2">dabl</text:span><text:span text:style-name="T2">e </text:span><text:span text:style-name="T2">Hous</text:span><text:span text:style-name="T2">ing</text:span></text:p>
          </draw:text-box>
        </draw:frame>
        <draw:frame draw:style-name="gr85" draw:text-style-name="P2" draw:layer="layout" svg:width="5.082cm" svg:height="0.556cm" svg:x="11.906cm" svg:y="20.061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0.061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20.714cm">
          <draw:text-box>
            <text:p text:style-name="P1"><text:span text:style-name="T2">6.</text:span></text:p>
          </draw:text-box>
        </draw:frame>
        <draw:frame draw:style-name="gr90" draw:text-style-name="P2" draw:layer="layout" svg:width="5.319cm" svg:height="0.556cm" svg:x="2.381cm" svg:y="20.714cm">
          <draw:text-box>
            <text:p text:style-name="P1"><text:span text:style-name="T2">Evicti</text:span><text:span text:style-name="T2">on </text:span><text:span text:style-name="T2">Prev</text:span><text:span text:style-name="T2">entio</text:span><text:span text:style-name="T2">n </text:span><text:span text:style-name="T2">Servi</text:span><text:span text:style-name="T2">ces</text:span></text:p>
          </draw:text-box>
        </draw:frame>
        <draw:frame draw:style-name="gr85" draw:text-style-name="P2" draw:layer="layout" svg:width="5.082cm" svg:height="0.556cm" svg:x="11.906cm" svg:y="20.714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0.714cm">
          <draw:text-box>
            <text:p text:style-name="P1"><text:span text:style-name="T1">{</text:span></text:p>
          </draw:text-box>
        </draw:frame>
        <draw:frame draw:style-name="gr91" draw:text-style-name="P10" draw:layer="layout" svg:width="1.721cm" svg:height="0.48cm" svg:x="11.229cm" svg:y="16.83cm">
          <draw:text-box>
            <text:p text:style-name="P1"><text:span text:style-name="T8">Never </text:span><text:span text:style-name="T8">Met</text:span></text:p>
          </draw:text-box>
        </draw:frame>
        <draw:frame draw:style-name="gr92" draw:text-style-name="P10" draw:layer="layout" svg:width="1.869cm" svg:height="0.48cm" svg:x="14.974cm" svg:y="16.83cm">
          <draw:text-box>
            <text:p text:style-name="P1"><text:span text:style-name="T8">Alway</text:span><text:span text:style-name="T8">s Met</text:span></text:p>
          </draw:text-box>
        </draw:frame>
        <draw:line draw:style-name="gr93" draw:text-style-name="P7" draw:layer="layout" svg:x1="13.108cm" svg:y1="17.101cm" svg:x2="14.775cm" svg:y2="17.101cm">
          <text:p/>
        </draw:line>
        <draw:line draw:style-name="gr93" draw:text-style-name="P7" draw:layer="layout" svg:x1="13.108cm" svg:y1="17.061cm" svg:x2="13.108cm" svg:y2="17.14cm">
          <text:p/>
        </draw:line>
        <draw:polyline draw:style-name="gr93" draw:text-style-name="P7" draw:layer="layout" svg:width="0.123cm" svg:height="0.227cm" svg:x="14.652cm" svg:y="16.987cm" svg:viewBox="0 0 124 228" draw:points="0,0 124,114 0,228">
          <text:p/>
        </draw:polyline>
        <draw:polygon draw:style-name="gr81" draw:text-style-name="P9" draw:layer="layout" svg:width="18.097cm" svg:height="0.538cm" svg:x="1.746cm" svg:y="22.503cm" svg:viewBox="0 0 18098 539" draw:points="0,539 18098,539 18098,0 0,0">
          <text:p/>
        </draw:polygon>
        <draw:polygon draw:style-name="gr81" draw:text-style-name="P9" draw:layer="layout" svg:width="18.097cm" svg:height="0.538cm" svg:x="1.746cm" svg:y="23.808cm" svg:viewBox="0 0 18098 539" draw:points="0,539 18098,539 18098,0 0,0">
          <text:p/>
        </draw:polygon>
        <draw:polygon draw:style-name="gr81" draw:text-style-name="P9" draw:layer="layout" svg:width="18.097cm" svg:height="0.537cm" svg:x="1.746cm" svg:y="25.114cm" svg:viewBox="0 0 18098 538" draw:points="0,538 18098,538 18098,0 0,0">
          <text:p/>
        </draw:polygon>
        <draw:frame draw:style-name="gr94" draw:text-style-name="P10" draw:layer="layout" svg:width="0.62cm" svg:height="0.48cm" svg:x="18.11cm" svg:y="16.83cm">
          <draw:text-box>
            <text:p text:style-name="P1"><text:span text:style-name="T8">N/A</text:span></text:p>
          </draw:text-box>
        </draw:frame>
        <draw:frame draw:style-name="gr95" draw:text-style-name="P2" draw:layer="layout" svg:width="4.193cm" svg:height="0.556cm" svg:x="1.746cm" svg:y="21.823cm">
          <draw:text-box>
            <text:p text:style-name="P1"><text:span text:style-name="T7">Trea</text:span><text:span text:style-name="T7">tme</text:span><text:span text:style-name="T7">nt</text:span><text:span text:style-name="T7"><text:tab/></text:span><text:span text:style-name="T7">Serv</text:span><text:span text:style-name="T7">ices</text:span></text:p>
          </draw:text-box>
        </draw:frame>
        <draw:frame draw:style-name="gr9" draw:text-style-name="P2" draw:layer="layout" svg:width="0.405cm" svg:height="0.556cm" svg:x="1.746cm" svg:y="22.476cm">
          <draw:text-box>
            <text:p text:style-name="P1"><text:span text:style-name="T2">1.</text:span></text:p>
          </draw:text-box>
        </draw:frame>
        <draw:frame draw:style-name="gr96" draw:text-style-name="P2" draw:layer="layout" svg:width="3.135cm" svg:height="0.556cm" svg:x="2.381cm" svg:y="22.476cm">
          <draw:text-box>
            <text:p text:style-name="P1"><text:span text:style-name="T2">Medi</text:span><text:span text:style-name="T2">cal </text:span><text:span text:style-name="T2">Servi</text:span><text:span text:style-name="T2">ces</text:span></text:p>
          </draw:text-box>
        </draw:frame>
        <draw:frame draw:style-name="gr85" draw:text-style-name="P2" draw:layer="layout" svg:width="5.082cm" svg:height="0.556cm" svg:x="11.906cm" svg:y="22.476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2.476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23.128cm">
          <draw:text-box>
            <text:p text:style-name="P1"><text:span text:style-name="T2">2.</text:span></text:p>
          </draw:text-box>
        </draw:frame>
        <draw:frame draw:style-name="gr97" draw:text-style-name="P2" draw:layer="layout" svg:width="8.837cm" svg:height="0.556cm" svg:x="2.381cm" svg:y="23.128cm">
          <draw:text-box>
            <text:p text:style-name="P1"><text:span text:style-name="T2">Servi</text:span><text:span text:style-name="T2">ces </text:span><text:span text:style-name="T2">for </text:span><text:span text:style-name="T2">Emot</text:span><text:span text:style-name="T2">ional </text:span><text:span text:style-name="T2">or </text:span><text:span text:style-name="T2">Psyc</text:span><text:span text:style-name="T2">hiatr</text:span><text:span text:style-name="T2">ic </text:span><text:span text:style-name="T2">Prob</text:span><text:span text:style-name="T2">lems</text:span></text:p>
          </draw:text-box>
        </draw:frame>
        <draw:frame draw:style-name="gr85" draw:text-style-name="P2" draw:layer="layout" svg:width="5.082cm" svg:height="0.556cm" svg:x="11.906cm" svg:y="23.128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3.128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23.781cm">
          <draw:text-box>
            <text:p text:style-name="P1"><text:span text:style-name="T2">3.</text:span></text:p>
          </draw:text-box>
        </draw:frame>
        <draw:frame draw:style-name="gr98" draw:text-style-name="P2" draw:layer="layout" svg:width="5.37cm" svg:height="0.556cm" svg:x="2.381cm" svg:y="23.781cm">
          <draw:text-box>
            <text:p text:style-name="P1"><text:span text:style-name="T2">Subs</text:span><text:span text:style-name="T2">tanc</text:span><text:span text:style-name="T2">e </text:span><text:span text:style-name="T2">Abus</text:span><text:span text:style-name="T2">e </text:span><text:span text:style-name="T2">Treat</text:span><text:span text:style-name="T2">men</text:span><text:span text:style-name="T2">t</text:span></text:p>
          </draw:text-box>
        </draw:frame>
        <draw:frame draw:style-name="gr85" draw:text-style-name="P2" draw:layer="layout" svg:width="5.082cm" svg:height="0.556cm" svg:x="11.906cm" svg:y="23.781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3.781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24.434cm">
          <draw:text-box>
            <text:p text:style-name="P1"><text:span text:style-name="T2">4.</text:span></text:p>
          </draw:text-box>
        </draw:frame>
        <draw:frame draw:style-name="gr99" draw:text-style-name="P2" draw:layer="layout" svg:width="6.204cm" svg:height="0.556cm" svg:x="2.381cm" svg:y="24.434cm">
          <draw:text-box>
            <text:p text:style-name="P1"><text:span text:style-name="T2">HIV/</text:span><text:span text:style-name="T2">AIDS </text:span><text:span text:style-name="T2">Testi</text:span><text:span text:style-name="T2">ng </text:span><text:span text:style-name="T2">and </text:span><text:span text:style-name="T2">Treat</text:span><text:span text:style-name="T2">men</text:span><text:span text:style-name="T2">t</text:span></text:p>
          </draw:text-box>
        </draw:frame>
        <draw:frame draw:style-name="gr85" draw:text-style-name="P2" draw:layer="layout" svg:width="5.082cm" svg:height="0.556cm" svg:x="11.906cm" svg:y="24.434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4.434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25.086cm">
          <draw:text-box>
            <text:p text:style-name="P1"><text:span text:style-name="T2">5.</text:span></text:p>
          </draw:text-box>
        </draw:frame>
        <draw:frame draw:style-name="gr100" draw:text-style-name="P2" draw:layer="layout" svg:width="4.032cm" svg:height="0.556cm" svg:x="2.381cm" svg:y="25.086cm">
          <draw:text-box>
            <text:p text:style-name="P1"><text:span text:style-name="T2">Eye </text:span><text:span text:style-name="T2">Care </text:span><text:span text:style-name="T2">and </text:span><text:span text:style-name="T2">Glas</text:span><text:span text:style-name="T2">ses</text:span></text:p>
          </draw:text-box>
        </draw:frame>
        <draw:frame draw:style-name="gr85" draw:text-style-name="P2" draw:layer="layout" svg:width="5.082cm" svg:height="0.556cm" svg:x="11.906cm" svg:y="25.086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5.086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25.739cm">
          <draw:text-box>
            <text:p text:style-name="P1"><text:span text:style-name="T2">6.</text:span></text:p>
          </draw:text-box>
        </draw:frame>
        <draw:frame draw:style-name="gr101" draw:text-style-name="P2" draw:layer="layout" svg:width="7.559cm" svg:height="0.556cm" svg:x="2.381cm" svg:y="25.739cm">
          <draw:text-box>
            <text:p text:style-name="P1"><text:span text:style-name="T2">Pers</text:span><text:span text:style-name="T2">onal </text:span><text:span text:style-name="T2">Hygi</text:span><text:span text:style-name="T2">ene </text:span><text:span text:style-name="T2">(sho</text:span><text:span text:style-name="T2">wer, </text:span><text:span text:style-name="T2">hairc</text:span><text:span text:style-name="T2">ut, </text:span><text:span text:style-name="T2">etc.)</text:span></text:p>
          </draw:text-box>
        </draw:frame>
        <draw:frame draw:style-name="gr85" draw:text-style-name="P2" draw:layer="layout" svg:width="5.082cm" svg:height="0.556cm" svg:x="11.906cm" svg:y="25.739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5.739cm">
          <draw:text-box>
            <text:p text:style-name="P1"><text:span text:style-name="T1">{</text:span></text:p>
          </draw:text-box>
        </draw:frame>
        <draw:frame draw:style-name="gr91" draw:text-style-name="P10" draw:layer="layout" svg:width="1.721cm" svg:height="0.48cm" svg:x="11.229cm" svg:y="21.846cm">
          <draw:text-box>
            <text:p text:style-name="P1"><text:span text:style-name="T8">Never </text:span><text:span text:style-name="T8">Met</text:span></text:p>
          </draw:text-box>
        </draw:frame>
        <draw:frame draw:style-name="gr92" draw:text-style-name="P10" draw:layer="layout" svg:width="1.869cm" svg:height="0.48cm" svg:x="14.974cm" svg:y="21.846cm">
          <draw:text-box>
            <text:p text:style-name="P1"><text:span text:style-name="T8">Alway</text:span><text:span text:style-name="T8">s Met</text:span></text:p>
          </draw:text-box>
        </draw:frame>
        <draw:line draw:style-name="gr93" draw:text-style-name="P7" draw:layer="layout" svg:x1="13.108cm" svg:y1="22.117cm" svg:x2="14.775cm" svg:y2="22.117cm">
          <text:p/>
        </draw:line>
        <draw:line draw:style-name="gr93" draw:text-style-name="P7" draw:layer="layout" svg:x1="13.108cm" svg:y1="22.077cm" svg:x2="13.108cm" svg:y2="22.157cm">
          <text:p/>
        </draw:line>
        <draw:polyline draw:style-name="gr93" draw:text-style-name="P7" draw:layer="layout" svg:width="0.123cm" svg:height="0.228cm" svg:x="14.652cm" svg:y="22.003cm" svg:viewBox="0 0 124 229" draw:points="0,0 124,114 0,229">
          <text:p/>
        </draw:polyline>
        <draw:frame draw:style-name="gr94" draw:text-style-name="P10" draw:layer="layout" svg:width="0.62cm" svg:height="0.48cm" svg:x="18.11cm" svg:y="21.846cm">
          <draw:text-box>
            <text:p text:style-name="P1"><text:span text:style-name="T8">N/A</text:span></text:p>
          </draw:text-box>
        </draw:frame>
        <draw:polygon draw:style-name="gr93" draw:text-style-name="P7" draw:layer="layout" svg:width="18.097cm" svg:height="5.418cm" svg:x="1.746cm" svg:y="9.423cm" svg:viewBox="0 0 18098 5419" draw:points="0,5419 18098,5419 18098,0 0,0">
          <text:p/>
        </draw:polygon>
        <draw:path draw:style-name="gr102" draw:text-style-name="P11" draw:layer="layout" svg:width="0.636cm" svg:height="0.636cm" svg:x="2.078cm" svg:y="2.847cm" svg:viewBox="0 0 637 637" svg:d="M637 319c0-176-143-319-319-319s-318 143-318 319 142 318 318 318 319-142 319-318z">
          <text:p/>
        </draw:path>
        <draw:path draw:style-name="gr57" draw:text-style-name="P7" draw:layer="layout" svg:width="0.6cm" svg:height="0.6cm" svg:x="2.095cm" svg:y="2.865cm" svg:viewBox="0 0 601 601" svg:d="M601 300c0-166-134-300-300-300-165 0-301 134-301 300s136 301 301 301c166 0 300-135 300-301z">
          <text:p/>
        </draw:path>
        <draw:path draw:style-name="gr103" draw:text-style-name="P7" draw:layer="layout" svg:width="0.451cm" svg:height="0.452cm" svg:x="2.131cm" svg:y="2.9cm" svg:viewBox="0 0 452 453" svg:d="M452 79c-104-105-272-105-375 0-103 103-103 271 0 374">
          <text:p/>
        </draw:path>
        <draw:path draw:style-name="gr104" draw:text-style-name="P7" draw:layer="layout" svg:width="0.452cm" svg:height="0.451cm" svg:x="2.208cm" svg:y="2.978cm" svg:viewBox="0 0 453 452" svg:d="M0 374c103 104 271 104 375 0 104-103 104-271 0-374">
          <text:p/>
        </draw:path>
        <draw:path draw:style-name="gr102" draw:text-style-name="P11" draw:layer="layout" svg:width="0.636cm" svg:height="0.636cm" svg:x="2.078cm" svg:y="3.571cm" svg:viewBox="0 0 637 637" svg:d="M637 318c0-175-143-318-319-318s-318 143-318 318c0 177 142 319 318 319s319-142 319-319z">
          <text:p/>
        </draw:path>
        <draw:path draw:style-name="gr57" draw:text-style-name="P7" draw:layer="layout" svg:width="0.6cm" svg:height="0.599cm" svg:x="2.095cm" svg:y="3.589cm" svg:viewBox="0 0 601 600" svg:d="M601 299c0-165-134-299-300-299-165 0-301 134-301 299 0 167 136 301 301 301 166 0 300-134 300-301z">
          <text:p/>
        </draw:path>
        <draw:path draw:style-name="gr103" draw:text-style-name="P7" draw:layer="layout" svg:width="0.451cm" svg:height="0.451cm" svg:x="2.131cm" svg:y="3.624cm" svg:viewBox="0 0 452 452" svg:d="M452 77c-104-103-272-103-375 0-103 104-103 272 0 375">
          <text:p/>
        </draw:path>
        <draw:path draw:style-name="gr104" draw:text-style-name="P7" draw:layer="layout" svg:width="0.452cm" svg:height="0.452cm" svg:x="2.208cm" svg:y="3.701cm" svg:viewBox="0 0 453 453" svg:d="M0 375c103 104 271 104 375 0 104-103 104-271 0-375">
          <text:p/>
        </draw:path>
        <draw:path draw:style-name="gr102" draw:text-style-name="P11" draw:layer="layout" svg:width="0.636cm" svg:height="0.636cm" svg:x="2.078cm" svg:y="4.233cm" svg:viewBox="0 0 637 637" svg:d="M637 318c0-175-143-318-319-318s-318 143-318 318c0 177 142 319 318 319s319-142 319-319z">
          <text:p/>
        </draw:path>
        <draw:path draw:style-name="gr57" draw:text-style-name="P7" draw:layer="layout" svg:width="0.6cm" svg:height="0.6cm" svg:x="2.095cm" svg:y="4.25cm" svg:viewBox="0 0 601 601" svg:d="M601 301c0-166-134-301-300-301-165 0-301 135-301 301s136 300 301 300c166 0 300-134 300-300z">
          <text:p/>
        </draw:path>
        <draw:path draw:style-name="gr103" draw:text-style-name="P7" draw:layer="layout" svg:width="0.451cm" svg:height="0.452cm" svg:x="2.131cm" svg:y="4.286cm" svg:viewBox="0 0 452 453" svg:d="M452 78c-104-104-272-104-375 0s-103 271 0 375">
          <text:p/>
        </draw:path>
        <draw:path draw:style-name="gr104" draw:text-style-name="P7" draw:layer="layout" svg:width="0.452cm" svg:height="0.452cm" svg:x="2.208cm" svg:y="4.363cm" svg:viewBox="0 0 453 453" svg:d="M0 375c103 104 271 104 375 0s104-271 0-375">
          <text:p/>
        </draw:path>
        <draw:path draw:style-name="gr102" draw:text-style-name="P11" draw:layer="layout" svg:width="0.636cm" svg:height="0.636cm" svg:x="2.078cm" svg:y="4.91cm" svg:viewBox="0 0 637 637" svg:d="M637 319c0-176-143-319-319-319s-318 143-318 319 142 318 318 318 319-142 319-318z">
          <text:p/>
        </draw:path>
        <draw:path draw:style-name="gr57" draw:text-style-name="P7" draw:layer="layout" svg:width="0.6cm" svg:height="0.6cm" svg:x="2.095cm" svg:y="4.928cm" svg:viewBox="0 0 601 601" svg:d="M601 301c0-167-134-301-300-301-165 0-301 134-301 301 0 165 136 300 301 300 166 0 300-135 300-300z">
          <text:p/>
        </draw:path>
        <draw:path draw:style-name="gr103" draw:text-style-name="P7" draw:layer="layout" svg:width="0.451cm" svg:height="0.452cm" svg:x="2.131cm" svg:y="4.963cm" svg:viewBox="0 0 452 453" svg:d="M452 78c-104-104-272-104-375 0-103 103-103 271 0 375">
          <text:p/>
        </draw:path>
        <draw:path draw:style-name="gr104" draw:text-style-name="P7" draw:layer="layout" svg:width="0.452cm" svg:height="0.451cm" svg:x="2.208cm" svg:y="5.041cm" svg:viewBox="0 0 453 452" svg:d="M0 375c103 103 271 103 375 0 104-104 104-272 0-375">
          <text:p/>
        </draw:path>
        <draw:path draw:style-name="gr102" draw:text-style-name="P11" draw:layer="layout" svg:width="0.636cm" svg:height="0.636cm" svg:x="2.078cm" svg:y="5.603cm" svg:viewBox="0 0 637 637" svg:d="M637 318c0-176-143-318-319-318s-318 142-318 318 142 319 318 319 319-143 319-319z">
          <text:p/>
        </draw:path>
        <draw:path draw:style-name="gr57" draw:text-style-name="P7" draw:layer="layout" svg:width="0.6cm" svg:height="0.599cm" svg:x="2.095cm" svg:y="5.621cm" svg:viewBox="0 0 601 600" svg:d="M601 300c0-165-134-300-300-300-165 0-301 135-301 300 0 166 136 300 301 300 166 0 300-134 300-300z">
          <text:p/>
        </draw:path>
        <draw:path draw:style-name="gr103" draw:text-style-name="P7" draw:layer="layout" svg:width="0.451cm" svg:height="0.452cm" svg:x="2.131cm" svg:y="5.656cm" svg:viewBox="0 0 452 453" svg:d="M452 78c-104-104-272-104-375 0s-103 271 0 375">
          <text:p/>
        </draw:path>
        <draw:path draw:style-name="gr104" draw:text-style-name="P7" draw:layer="layout" svg:width="0.452cm" svg:height="0.452cm" svg:x="2.208cm" svg:y="5.733cm" svg:viewBox="0 0 453 453" svg:d="M0 375c103 104 271 104 375 0s104-271 0-375">
          <text:p/>
        </draw:path>
        <draw:path draw:style-name="gr102" draw:text-style-name="P11" draw:layer="layout" svg:width="0.636cm" svg:height="0.636cm" svg:x="11.545cm" svg:y="3.294cm" svg:viewBox="0 0 637 637" svg:d="M637 318c0-175-142-318-319-318-175 0-318 143-318 318 0 177 143 319 318 319 177 0 319-142 319-319z">
          <text:p/>
        </draw:path>
        <draw:path draw:style-name="gr57" draw:text-style-name="P7" draw:layer="layout" svg:width="0.599cm" svg:height="0.6cm" svg:x="11.563cm" svg:y="3.311cm" svg:viewBox="0 0 600 601" svg:d="M600 300c0-165-134-300-300-300-165 0-300 135-300 300 0 166 135 301 300 301 166 0 300-135 300-301z">
          <text:p/>
        </draw:path>
        <draw:path draw:style-name="gr103" draw:text-style-name="P7" draw:layer="layout" svg:width="0.452cm" svg:height="0.451cm" svg:x="11.598cm" svg:y="3.347cm" svg:viewBox="0 0 453 452" svg:d="M453 78c-105-104-272-104-376 0-103 104-103 271 0 374">
          <text:p/>
        </draw:path>
        <draw:path draw:style-name="gr104" draw:text-style-name="P7" draw:layer="layout" svg:width="0.452cm" svg:height="0.452cm" svg:x="11.675cm" svg:y="3.424cm" svg:viewBox="0 0 453 453" svg:d="M0 374c104 105 271 105 376 0 103-103 103-270 0-374">
          <text:p/>
        </draw:path>
        <draw:path draw:style-name="gr102" draw:text-style-name="P11" draw:layer="layout" svg:width="0.636cm" svg:height="0.636cm" svg:x="11.545cm" svg:y="3.971cm" svg:viewBox="0 0 637 637" svg:d="M637 319c0-177-142-319-319-319-175 0-318 142-318 319 0 175 143 318 318 318 177 0 319-143 319-318z">
          <text:p/>
        </draw:path>
        <draw:path draw:style-name="gr57" draw:text-style-name="P7" draw:layer="layout" svg:width="0.599cm" svg:height="0.6cm" svg:x="11.563cm" svg:y="3.989cm" svg:viewBox="0 0 600 601" svg:d="M600 300c0-166-134-300-300-300-165 0-300 134-300 300 0 165 135 301 300 301 166 0 300-136 300-301z">
          <text:p/>
        </draw:path>
        <draw:path draw:style-name="gr103" draw:text-style-name="P7" draw:layer="layout" svg:width="0.452cm" svg:height="0.452cm" svg:x="11.598cm" svg:y="4.024cm" svg:viewBox="0 0 453 453" svg:d="M453 78c-105-104-272-104-376 0-103 103-103 271 0 375">
          <text:p/>
        </draw:path>
        <draw:path draw:style-name="gr104" draw:text-style-name="P7" draw:layer="layout" svg:width="0.452cm" svg:height="0.451cm" svg:x="11.675cm" svg:y="4.102cm" svg:viewBox="0 0 453 452" svg:d="M0 375c104 103 271 103 376 0 103-104 103-272 0-375">
          <text:p/>
        </draw:path>
        <draw:path draw:style-name="gr102" draw:text-style-name="P11" draw:layer="layout" svg:width="0.636cm" svg:height="0.636cm" svg:x="11.545cm" svg:y="5.341cm" svg:viewBox="0 0 637 637" svg:d="M637 319c0-177-142-319-319-319-175 0-318 142-318 319 0 175 143 318 318 318 177 0 319-143 319-318z">
          <text:p/>
        </draw:path>
        <draw:path draw:style-name="gr57" draw:text-style-name="P7" draw:layer="layout" svg:width="0.599cm" svg:height="0.6cm" svg:x="11.563cm" svg:y="5.359cm" svg:viewBox="0 0 600 601" svg:d="M600 300c0-166-134-300-300-300-165 0-300 134-300 300s135 301 300 301c166 0 300-135 300-301z">
          <text:p/>
        </draw:path>
        <draw:path draw:style-name="gr103" draw:text-style-name="P7" draw:layer="layout" svg:width="0.452cm" svg:height="0.452cm" svg:x="11.598cm" svg:y="5.394cm" svg:viewBox="0 0 453 453" svg:d="M453 78c-105-104-272-104-376 0-103 103-103 271 0 375">
          <text:p/>
        </draw:path>
        <draw:path draw:style-name="gr104" draw:text-style-name="P7" draw:layer="layout" svg:width="0.452cm" svg:height="0.451cm" svg:x="11.675cm" svg:y="5.472cm" svg:viewBox="0 0 453 452" svg:d="M0 375c104 103 271 103 376 0 103-104 103-272 0-375">
          <text:p/>
        </draw:path>
        <draw:path draw:style-name="gr102" draw:text-style-name="P11" draw:layer="layout" svg:width="0.636cm" svg:height="0.636cm" svg:x="11.545cm" svg:y="6.003cm" svg:viewBox="0 0 637 637" svg:d="M637 319c0-177-142-319-319-319-175 0-318 142-318 319 0 175 143 318 318 318 177 0 319-143 319-318z">
          <text:p/>
        </draw:path>
        <draw:path draw:style-name="gr57" draw:text-style-name="P7" draw:layer="layout" svg:width="0.599cm" svg:height="0.599cm" svg:x="11.563cm" svg:y="6.021cm" svg:viewBox="0 0 600 600" svg:d="M600 301c0-167-134-301-300-301-165 0-300 134-300 301 0 165 135 299 300 299 166 0 300-134 300-299z">
          <text:p/>
        </draw:path>
        <draw:path draw:style-name="gr103" draw:text-style-name="P7" draw:layer="layout" svg:width="0.452cm" svg:height="0.452cm" svg:x="11.598cm" svg:y="6.056cm" svg:viewBox="0 0 453 453" svg:d="M453 79c-105-105-272-105-376 0-103 103-103 270 0 374">
          <text:p/>
        </draw:path>
        <draw:path draw:style-name="gr104" draw:text-style-name="P7" draw:layer="layout" svg:width="0.452cm" svg:height="0.451cm" svg:x="11.675cm" svg:y="6.134cm" svg:viewBox="0 0 453 452" svg:d="M0 374c104 104 271 104 376 0 103-104 103-271 0-374">
          <text:p/>
        </draw:path>
        <draw:path draw:style-name="gr102" draw:text-style-name="P11" draw:layer="layout" svg:width="0.636cm" svg:height="0.636cm" svg:x="2.078cm" svg:y="6.865cm" svg:viewBox="0 0 637 637" svg:d="M637 319c0-177-143-319-319-319s-318 142-318 319c0 175 142 318 318 318s319-143 319-318z">
          <text:p/>
        </draw:path>
        <draw:path draw:style-name="gr57" draw:text-style-name="P7" draw:layer="layout" svg:width="0.6cm" svg:height="0.6cm" svg:x="2.095cm" svg:y="6.883cm" svg:viewBox="0 0 601 601" svg:d="M601 301c0-166-134-301-300-301-165 0-301 135-301 301 0 165 136 300 301 300 166 0 300-135 300-300z">
          <text:p/>
        </draw:path>
        <draw:path draw:style-name="gr103" draw:text-style-name="P7" draw:layer="layout" svg:width="0.451cm" svg:height="0.452cm" svg:x="2.131cm" svg:y="6.918cm" svg:viewBox="0 0 452 453" svg:d="M452 79c-104-105-272-105-375 0-103 103-103 270 0 374">
          <text:p/>
        </draw:path>
        <draw:path draw:style-name="gr104" draw:text-style-name="P7" draw:layer="layout" svg:width="0.452cm" svg:height="0.451cm" svg:x="2.208cm" svg:y="6.996cm" svg:viewBox="0 0 453 452" svg:d="M0 374c103 104 271 104 375 0s104-271 0-374">
          <text:p/>
        </draw:path>
        <draw:path draw:style-name="gr102" draw:text-style-name="P11" draw:layer="layout" svg:width="0.636cm" svg:height="0.636cm" svg:x="2.078cm" svg:y="7.573cm" svg:viewBox="0 0 637 637" svg:d="M637 319c0-177-143-319-319-319s-318 142-318 319c0 175 142 318 318 318s319-143 319-318z">
          <text:p/>
        </draw:path>
        <draw:path draw:style-name="gr57" draw:text-style-name="P7" draw:layer="layout" svg:width="0.6cm" svg:height="0.6cm" svg:x="2.095cm" svg:y="7.591cm" svg:viewBox="0 0 601 601" svg:d="M601 300c0-166-134-300-300-300-165 0-301 134-301 300 0 165 136 301 301 301 166 0 300-136 300-301z">
          <text:p/>
        </draw:path>
        <draw:path draw:style-name="gr103" draw:text-style-name="P7" draw:layer="layout" svg:width="0.451cm" svg:height="0.452cm" svg:x="2.131cm" svg:y="7.626cm" svg:viewBox="0 0 452 453" svg:d="M452 78c-104-104-272-104-375 0-103 103-103 272 0 375">
          <text:p/>
        </draw:path>
        <draw:path draw:style-name="gr104" draw:text-style-name="P7" draw:layer="layout" svg:width="0.452cm" svg:height="0.451cm" svg:x="2.208cm" svg:y="7.704cm" svg:viewBox="0 0 453 452" svg:d="M0 375c103 103 271 103 375 0s104-272 0-375">
          <text:p/>
        </draw:path>
        <draw:path draw:style-name="gr102" draw:text-style-name="P11" draw:layer="layout" svg:width="0.636cm" svg:height="0.636cm" svg:x="2.078cm" svg:y="8.251cm" svg:viewBox="0 0 637 637" svg:d="M637 318c0-176-143-318-319-318s-318 142-318 318 142 319 318 319 319-143 319-319z">
          <text:p/>
        </draw:path>
        <draw:path draw:style-name="gr57" draw:text-style-name="P7" draw:layer="layout" svg:width="0.6cm" svg:height="0.6cm" svg:x="2.095cm" svg:y="8.268cm" svg:viewBox="0 0 601 601" svg:d="M601 300c0-165-134-300-300-300-165 0-301 135-301 300 0 167 136 301 301 301 166 0 300-134 300-301z">
          <text:p/>
        </draw:path>
        <draw:path draw:style-name="gr103" draw:text-style-name="P7" draw:layer="layout" svg:width="0.451cm" svg:height="0.451cm" svg:x="2.131cm" svg:y="8.304cm" svg:viewBox="0 0 452 452" svg:d="M452 78c-104-104-272-104-375 0-103 103-103 271 0 374">
          <text:p/>
        </draw:path>
        <draw:path draw:style-name="gr104" draw:text-style-name="P7" draw:layer="layout" svg:width="0.452cm" svg:height="0.452cm" svg:x="2.208cm" svg:y="8.381cm" svg:viewBox="0 0 453 453" svg:d="M0 374c103 105 271 105 375 0 104-103 104-271 0-374">
          <text:p/>
        </draw:path>
        <draw:path draw:style-name="gr102" draw:text-style-name="P11" draw:layer="layout" svg:width="0.636cm" svg:height="0.636cm" svg:x="11.76cm" svg:y="17.425cm" svg:viewBox="0 0 637 637" svg:d="M637 319c0-176-142-319-318-319-175 0-319 143-319 319s144 318 319 318c176 0 318-142 318-318z">
          <text:p/>
        </draw:path>
        <draw:path draw:style-name="gr57" draw:text-style-name="P7" draw:layer="layout" svg:width="0.6cm" svg:height="0.6cm" svg:x="11.778cm" svg:y="17.443cm" svg:viewBox="0 0 601 601" svg:d="M601 301c0-167-135-301-301-301s-300 134-300 301c0 166 134 300 300 300s301-134 301-300z">
          <text:p/>
        </draw:path>
        <draw:path draw:style-name="gr103" draw:text-style-name="P7" draw:layer="layout" svg:width="0.451cm" svg:height="0.451cm" svg:x="11.813cm" svg:y="17.478cm" svg:viewBox="0 0 452 452" svg:d="M452 77c-103-103-271-103-375 0-103 103-103 272 0 375">
          <text:p/>
        </draw:path>
        <draw:path draw:style-name="gr104" draw:text-style-name="P7" draw:layer="layout" svg:width="0.451cm" svg:height="0.451cm" svg:x="11.891cm" svg:y="17.556cm" svg:viewBox="0 0 452 452" svg:d="M0 375c104 103 272 103 375 0s103-272 0-375">
          <text:p/>
        </draw:path>
        <draw:path draw:style-name="gr102" draw:text-style-name="P11" draw:layer="layout" svg:width="0.636cm" svg:height="0.636cm" svg:x="13.023cm" svg:y="17.425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6cm" svg:x="13.04cm" svg:y="17.443cm" svg:viewBox="0 0 601 601" svg:d="M601 301c0-167-134-301-301-301-165 0-300 134-300 301 0 166 135 300 300 300 167 0 301-134 301-300z">
          <text:p/>
        </draw:path>
        <draw:path draw:style-name="gr103" draw:text-style-name="P7" draw:layer="layout" svg:width="0.451cm" svg:height="0.451cm" svg:x="13.076cm" svg:y="17.478cm" svg:viewBox="0 0 452 452" svg:d="M452 77c-103-103-272-103-375 0s-103 272 0 375">
          <text:p/>
        </draw:path>
        <draw:path draw:style-name="gr104" draw:text-style-name="P7" draw:layer="layout" svg:width="0.452cm" svg:height="0.451cm" svg:x="13.153cm" svg:y="17.556cm" svg:viewBox="0 0 453 452" svg:d="M0 375c103 103 272 103 375 0 104-103 104-272 0-375">
          <text:p/>
        </draw:path>
        <draw:path draw:style-name="gr102" draw:text-style-name="P11" draw:layer="layout" svg:width="0.636cm" svg:height="0.636cm" svg:x="14.254cm" svg:y="17.425cm" svg:viewBox="0 0 637 637" svg:d="M637 319c0-176-142-319-318-319-177 0-319 143-319 319s142 318 319 318c176 0 318-142 318-318z">
          <text:p/>
        </draw:path>
        <draw:path draw:style-name="gr57" draw:text-style-name="P7" draw:layer="layout" svg:width="0.6cm" svg:height="0.6cm" svg:x="14.272cm" svg:y="17.443cm" svg:viewBox="0 0 601 601" svg:d="M601 301c0-167-135-301-301-301s-300 134-300 301c0 166 134 300 300 300s301-134 301-300z">
          <text:p/>
        </draw:path>
        <draw:path draw:style-name="gr103" draw:text-style-name="P7" draw:layer="layout" svg:width="0.452cm" svg:height="0.451cm" svg:x="14.307cm" svg:y="17.478cm" svg:viewBox="0 0 453 452" svg:d="M453 77c-104-103-272-103-375 0-104 103-104 272 0 375">
          <text:p/>
        </draw:path>
        <draw:path draw:style-name="gr104" draw:text-style-name="P7" draw:layer="layout" svg:width="0.451cm" svg:height="0.451cm" svg:x="14.385cm" svg:y="17.556cm" svg:viewBox="0 0 452 452" svg:d="M0 375c103 103 271 103 375 0 103-103 103-272 0-375">
          <text:p/>
        </draw:path>
        <draw:path draw:style-name="gr102" draw:text-style-name="P11" draw:layer="layout" svg:width="0.636cm" svg:height="0.636cm" svg:x="15.47cm" svg:y="17.425cm" svg:viewBox="0 0 637 637" svg:d="M637 319c0-176-143-319-318-319-177 0-319 143-319 319s142 318 319 318c175 0 318-142 318-318z">
          <text:p/>
        </draw:path>
        <draw:path draw:style-name="gr57" draw:text-style-name="P7" draw:layer="layout" svg:width="0.6cm" svg:height="0.6cm" svg:x="15.488cm" svg:y="17.443cm" svg:viewBox="0 0 601 601" svg:d="M601 301c0-167-135-301-301-301s-300 134-300 301c0 166 134 300 300 300s301-134 301-300z">
          <text:p/>
        </draw:path>
        <draw:path draw:style-name="gr103" draw:text-style-name="P7" draw:layer="layout" svg:width="0.452cm" svg:height="0.451cm" svg:x="15.523cm" svg:y="17.478cm" svg:viewBox="0 0 453 452" svg:d="M453 77c-103-103-271-103-374 0-105 103-105 272 0 375">
          <text:p/>
        </draw:path>
        <draw:path draw:style-name="gr104" draw:text-style-name="P7" draw:layer="layout" svg:width="0.451cm" svg:height="0.451cm" svg:x="15.601cm" svg:y="17.556cm" svg:viewBox="0 0 452 452" svg:d="M0 375c103 103 271 103 374 0 104-103 104-272 0-375">
          <text:p/>
        </draw:path>
        <draw:path draw:style-name="gr102" draw:text-style-name="P11" draw:layer="layout" svg:width="0.636cm" svg:height="0.636cm" svg:x="18.118cm" svg:y="17.425cm" svg:viewBox="0 0 637 637" svg:d="M637 319c0-176-142-319-318-319s-319 143-319 319 143 318 319 318 318-142 318-318z">
          <text:p/>
        </draw:path>
        <draw:path draw:style-name="gr57" draw:text-style-name="P7" draw:layer="layout" svg:width="0.599cm" svg:height="0.6cm" svg:x="18.136cm" svg:y="17.443cm" svg:viewBox="0 0 600 601" svg:d="M600 301c0-167-134-301-299-301-166 0-301 134-301 301 0 166 135 300 301 300 165 0 299-134 299-300z">
          <text:p/>
        </draw:path>
        <draw:path draw:style-name="gr103" draw:text-style-name="P7" draw:layer="layout" svg:width="0.452cm" svg:height="0.451cm" svg:x="18.171cm" svg:y="17.478cm" svg:viewBox="0 0 453 452" svg:d="M453 77c-104-103-271-103-375 0s-104 272 0 375">
          <text:p/>
        </draw:path>
        <draw:path draw:style-name="gr104" draw:text-style-name="P7" draw:layer="layout" svg:width="0.452cm" svg:height="0.451cm" svg:x="18.249cm" svg:y="17.556cm" svg:viewBox="0 0 453 452" svg:d="M0 375c104 103 271 103 375 0s104-272 0-375">
          <text:p/>
        </draw:path>
        <draw:path draw:style-name="gr102" draw:text-style-name="P11" draw:layer="layout" svg:width="0.636cm" svg:height="0.636cm" svg:x="11.76cm" svg:y="18.057cm" svg:viewBox="0 0 637 637" svg:d="M637 318c0-176-142-318-318-318-175 0-319 142-319 318s144 319 319 319c176 0 318-143 318-319z">
          <text:p/>
        </draw:path>
        <draw:path draw:style-name="gr57" draw:text-style-name="P7" draw:layer="layout" svg:width="0.6cm" svg:height="0.6cm" svg:x="11.778cm" svg:y="18.074cm" svg:viewBox="0 0 601 601" svg:d="M601 301c0-167-135-301-301-301s-300 134-300 301c0 166 134 300 300 300s301-134 301-300z">
          <text:p/>
        </draw:path>
        <draw:path draw:style-name="gr103" draw:text-style-name="P7" draw:layer="layout" svg:width="0.451cm" svg:height="0.451cm" svg:x="11.813cm" svg:y="18.109cm" svg:viewBox="0 0 452 452" svg:d="M452 77c-103-103-271-103-375 0-103 104-103 272 0 375">
          <text:p/>
        </draw:path>
        <draw:path draw:style-name="gr104" draw:text-style-name="P7" draw:layer="layout" svg:width="0.451cm" svg:height="0.451cm" svg:x="11.891cm" svg:y="18.187cm" svg:viewBox="0 0 452 452" svg:d="M0 375c104 103 272 103 375 0s103-271 0-375">
          <text:p/>
        </draw:path>
        <draw:path draw:style-name="gr102" draw:text-style-name="P11" draw:layer="layout" svg:width="0.636cm" svg:height="0.636cm" svg:x="11.76cm" svg:y="18.734cm" svg:viewBox="0 0 637 637" svg:d="M637 318c0-175-142-318-318-318-175 0-319 143-319 318 0 177 144 319 319 319 176 0 318-142 318-319z">
          <text:p/>
        </draw:path>
        <draw:path draw:style-name="gr57" draw:text-style-name="P7" draw:layer="layout" svg:width="0.6cm" svg:height="0.599cm" svg:x="11.778cm" svg:y="18.752cm" svg:viewBox="0 0 601 600" svg:d="M601 300c0-165-135-300-301-300s-300 135-300 300c0 166 134 300 300 300s301-134 301-300z">
          <text:p/>
        </draw:path>
        <draw:path draw:style-name="gr103" draw:text-style-name="P7" draw:layer="layout" svg:width="0.451cm" svg:height="0.451cm" svg:x="11.813cm" svg:y="18.787cm" svg:viewBox="0 0 452 452" svg:d="M452 77c-103-103-271-103-375 0-103 104-103 271 0 375">
          <text:p/>
        </draw:path>
        <draw:path draw:style-name="gr104" draw:text-style-name="P7" draw:layer="layout" svg:width="0.451cm" svg:height="0.452cm" svg:x="11.891cm" svg:y="18.864cm" svg:viewBox="0 0 452 453" svg:d="M0 375c104 104 272 104 375 0s103-271 0-375">
          <text:p/>
        </draw:path>
        <draw:path draw:style-name="gr102" draw:text-style-name="P11" draw:layer="layout" svg:width="0.636cm" svg:height="0.636cm" svg:x="11.76cm" svg:y="19.411cm" svg:viewBox="0 0 637 637" svg:d="M637 319c0-176-142-319-318-319-175 0-319 143-319 319s144 318 319 318c176 0 318-142 318-318z">
          <text:p/>
        </draw:path>
        <draw:path draw:style-name="gr57" draw:text-style-name="P7" draw:layer="layout" svg:width="0.6cm" svg:height="0.6cm" svg:x="11.778cm" svg:y="19.429cm" svg:viewBox="0 0 601 601" svg:d="M601 301c0-166-135-301-301-301s-300 135-300 301c0 165 134 300 300 300s301-135 301-300z">
          <text:p/>
        </draw:path>
        <draw:path draw:style-name="gr103" draw:text-style-name="P7" draw:layer="layout" svg:width="0.451cm" svg:height="0.452cm" svg:x="11.813cm" svg:y="19.464cm" svg:viewBox="0 0 452 453" svg:d="M452 78c-103-104-271-104-375 0-103 104-103 271 0 375">
          <text:p/>
        </draw:path>
        <draw:path draw:style-name="gr104" draw:text-style-name="P7" draw:layer="layout" svg:width="0.451cm" svg:height="0.451cm" svg:x="11.891cm" svg:y="19.542cm" svg:viewBox="0 0 452 452" svg:d="M0 375c104 103 272 103 375 0 103-104 103-271 0-375">
          <text:p/>
        </draw:path>
        <draw:path draw:style-name="gr102" draw:text-style-name="P11" draw:layer="layout" svg:width="0.636cm" svg:height="0.636cm" svg:x="11.76cm" svg:y="20.089cm" svg:viewBox="0 0 637 637" svg:d="M637 318c0-175-142-318-318-318-175 0-319 143-319 318 0 176 144 319 319 319 176 0 318-143 318-319z">
          <text:p/>
        </draw:path>
        <draw:path draw:style-name="gr57" draw:text-style-name="P7" draw:layer="layout" svg:width="0.6cm" svg:height="0.6cm" svg:x="11.778cm" svg:y="20.106cm" svg:viewBox="0 0 601 601" svg:d="M601 300c0-166-135-300-301-300s-300 134-300 300 134 301 300 301 301-135 301-301z">
          <text:p/>
        </draw:path>
        <draw:path draw:style-name="gr103" draw:text-style-name="P7" draw:layer="layout" svg:width="0.451cm" svg:height="0.451cm" svg:x="11.813cm" svg:y="20.141cm" svg:viewBox="0 0 452 452" svg:d="M452 77c-103-103-271-103-375 0-103 103-103 271 0 375">
          <text:p/>
        </draw:path>
        <draw:path draw:style-name="gr104" draw:text-style-name="P7" draw:layer="layout" svg:width="0.451cm" svg:height="0.451cm" svg:x="11.891cm" svg:y="20.219cm" svg:viewBox="0 0 452 452" svg:d="M0 375c104 103 272 103 375 0 103-104 103-272 0-375">
          <text:p/>
        </draw:path>
        <draw:path draw:style-name="gr102" draw:text-style-name="P11" draw:layer="layout" svg:width="0.636cm" svg:height="0.636cm" svg:x="11.76cm" svg:y="20.797cm" svg:viewBox="0 0 637 637" svg:d="M637 318c0-176-142-318-318-318-175 0-319 142-319 318s144 319 319 319c176 0 318-143 318-319z">
          <text:p/>
        </draw:path>
        <draw:path draw:style-name="gr57" draw:text-style-name="P7" draw:layer="layout" svg:width="0.6cm" svg:height="0.6cm" svg:x="11.778cm" svg:y="20.814cm" svg:viewBox="0 0 601 601" svg:d="M601 300c0-165-135-300-301-300s-300 135-300 300c0 167 134 301 300 301s301-134 301-301z">
          <text:p/>
        </draw:path>
        <draw:path draw:style-name="gr103" draw:text-style-name="P7" draw:layer="layout" svg:width="0.451cm" svg:height="0.451cm" svg:x="11.813cm" svg:y="20.85cm" svg:viewBox="0 0 452 452" svg:d="M452 77c-103-103-271-103-375 0-103 104-103 272 0 375">
          <text:p/>
        </draw:path>
        <draw:path draw:style-name="gr104" draw:text-style-name="P7" draw:layer="layout" svg:width="0.451cm" svg:height="0.452cm" svg:x="11.891cm" svg:y="20.927cm" svg:viewBox="0 0 452 453" svg:d="M0 375c104 104 272 104 375 0 103-103 103-271 0-375">
          <text:p/>
        </draw:path>
        <draw:path draw:style-name="gr102" draw:text-style-name="P11" draw:layer="layout" svg:width="0.636cm" svg:height="0.636cm" svg:x="13.023cm" svg:y="20.797cm" svg:viewBox="0 0 637 637" svg:d="M637 318c0-176-142-318-319-318-175 0-318 142-318 318s143 319 318 319c177 0 319-143 319-319z">
          <text:p/>
        </draw:path>
        <draw:path draw:style-name="gr57" draw:text-style-name="P7" draw:layer="layout" svg:width="0.6cm" svg:height="0.6cm" svg:x="13.04cm" svg:y="20.814cm" svg:viewBox="0 0 601 601" svg:d="M601 300c0-165-134-300-301-300-165 0-300 135-300 300 0 167 135 301 300 301 167 0 301-134 301-301z">
          <text:p/>
        </draw:path>
        <draw:path draw:style-name="gr103" draw:text-style-name="P7" draw:layer="layout" svg:width="0.451cm" svg:height="0.451cm" svg:x="13.076cm" svg:y="20.85cm" svg:viewBox="0 0 452 452" svg:d="M452 77c-103-103-272-103-375 0-103 104-103 272 0 375">
          <text:p/>
        </draw:path>
        <draw:path draw:style-name="gr104" draw:text-style-name="P7" draw:layer="layout" svg:width="0.452cm" svg:height="0.452cm" svg:x="13.153cm" svg:y="20.927cm" svg:viewBox="0 0 453 453" svg:d="M0 375c103 104 272 104 375 0 104-103 104-271 0-375">
          <text:p/>
        </draw:path>
        <draw:path draw:style-name="gr102" draw:text-style-name="P11" draw:layer="layout" svg:width="0.636cm" svg:height="0.636cm" svg:x="13.023cm" svg:y="20.089cm" svg:viewBox="0 0 637 637" svg:d="M637 318c0-175-142-318-319-318-175 0-318 143-318 318 0 176 143 319 318 319 177 0 319-143 319-319z">
          <text:p/>
        </draw:path>
        <draw:path draw:style-name="gr57" draw:text-style-name="P7" draw:layer="layout" svg:width="0.6cm" svg:height="0.6cm" svg:x="13.04cm" svg:y="20.106cm" svg:viewBox="0 0 601 601" svg:d="M601 300c0-166-134-300-301-300-165 0-300 134-300 300s135 301 300 301c167 0 301-135 301-301z">
          <text:p/>
        </draw:path>
        <draw:path draw:style-name="gr103" draw:text-style-name="P7" draw:layer="layout" svg:width="0.451cm" svg:height="0.451cm" svg:x="13.076cm" svg:y="20.141cm" svg:viewBox="0 0 452 452" svg:d="M452 77c-103-103-272-103-375 0s-103 271 0 375">
          <text:p/>
        </draw:path>
        <draw:path draw:style-name="gr104" draw:text-style-name="P7" draw:layer="layout" svg:width="0.452cm" svg:height="0.451cm" svg:x="13.153cm" svg:y="20.219cm" svg:viewBox="0 0 453 452" svg:d="M0 375c103 103 272 103 375 0 104-104 104-272 0-375">
          <text:p/>
        </draw:path>
        <draw:path draw:style-name="gr102" draw:text-style-name="P11" draw:layer="layout" svg:width="0.636cm" svg:height="0.636cm" svg:x="13.023cm" svg:y="19.411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6cm" svg:x="13.04cm" svg:y="19.429cm" svg:viewBox="0 0 601 601" svg:d="M601 301c0-166-134-301-301-301-165 0-300 135-300 301 0 165 135 300 300 300 167 0 301-135 301-300z">
          <text:p/>
        </draw:path>
        <draw:path draw:style-name="gr103" draw:text-style-name="P7" draw:layer="layout" svg:width="0.451cm" svg:height="0.452cm" svg:x="13.076cm" svg:y="19.464cm" svg:viewBox="0 0 452 453" svg:d="M452 78c-103-104-272-104-375 0s-103 271 0 375">
          <text:p/>
        </draw:path>
        <draw:path draw:style-name="gr104" draw:text-style-name="P7" draw:layer="layout" svg:width="0.452cm" svg:height="0.451cm" svg:x="13.153cm" svg:y="19.542cm" svg:viewBox="0 0 453 452" svg:d="M0 375c103 103 272 103 375 0 104-104 104-271 0-375">
          <text:p/>
        </draw:path>
        <draw:path draw:style-name="gr102" draw:text-style-name="P11" draw:layer="layout" svg:width="0.636cm" svg:height="0.636cm" svg:x="13.023cm" svg:y="18.734cm" svg:viewBox="0 0 637 637" svg:d="M637 318c0-175-142-318-319-318-175 0-318 143-318 318 0 177 143 319 318 319 177 0 319-142 319-319z">
          <text:p/>
        </draw:path>
        <draw:path draw:style-name="gr57" draw:text-style-name="P7" draw:layer="layout" svg:width="0.6cm" svg:height="0.599cm" svg:x="13.04cm" svg:y="18.752cm" svg:viewBox="0 0 601 600" svg:d="M601 300c0-165-134-300-301-300-165 0-300 135-300 300 0 166 135 300 300 300 167 0 301-134 301-300z">
          <text:p/>
        </draw:path>
        <draw:path draw:style-name="gr103" draw:text-style-name="P7" draw:layer="layout" svg:width="0.451cm" svg:height="0.451cm" svg:x="13.076cm" svg:y="18.787cm" svg:viewBox="0 0 452 452" svg:d="M452 77c-103-103-272-103-375 0-103 104-103 271 0 375">
          <text:p/>
        </draw:path>
        <draw:path draw:style-name="gr104" draw:text-style-name="P7" draw:layer="layout" svg:width="0.452cm" svg:height="0.452cm" svg:x="13.153cm" svg:y="18.864cm" svg:viewBox="0 0 453 453" svg:d="M0 375c103 104 272 104 375 0 104-104 104-271 0-375">
          <text:p/>
        </draw:path>
        <draw:path draw:style-name="gr102" draw:text-style-name="P11" draw:layer="layout" svg:width="0.636cm" svg:height="0.636cm" svg:x="13.023cm" svg:y="18.057cm" svg:viewBox="0 0 637 637" svg:d="M637 318c0-176-142-318-319-318-175 0-318 142-318 318s143 319 318 319c177 0 319-143 319-319z">
          <text:p/>
        </draw:path>
        <draw:path draw:style-name="gr57" draw:text-style-name="P7" draw:layer="layout" svg:width="0.6cm" svg:height="0.6cm" svg:x="13.04cm" svg:y="18.074cm" svg:viewBox="0 0 601 601" svg:d="M601 301c0-167-134-301-301-301-165 0-300 134-300 301 0 166 135 300 300 300 167 0 301-134 301-300z">
          <text:p/>
        </draw:path>
        <draw:path draw:style-name="gr103" draw:text-style-name="P7" draw:layer="layout" svg:width="0.451cm" svg:height="0.451cm" svg:x="13.076cm" svg:y="18.109cm" svg:viewBox="0 0 452 452" svg:d="M452 77c-103-103-272-103-375 0-103 104-103 272 0 375">
          <text:p/>
        </draw:path>
        <draw:path draw:style-name="gr104" draw:text-style-name="P7" draw:layer="layout" svg:width="0.452cm" svg:height="0.451cm" svg:x="13.153cm" svg:y="18.187cm" svg:viewBox="0 0 453 452" svg:d="M0 375c103 103 272 103 375 0 104-103 104-271 0-375">
          <text:p/>
        </draw:path>
        <draw:path draw:style-name="gr102" draw:text-style-name="P11" draw:layer="layout" svg:width="0.636cm" svg:height="0.636cm" svg:x="14.254cm" svg:y="18.057cm" svg:viewBox="0 0 637 637" svg:d="M637 318c0-176-142-318-318-318-177 0-319 142-319 318s142 319 319 319c176 0 318-143 318-319z">
          <text:p/>
        </draw:path>
        <draw:path draw:style-name="gr57" draw:text-style-name="P7" draw:layer="layout" svg:width="0.6cm" svg:height="0.6cm" svg:x="14.272cm" svg:y="18.074cm" svg:viewBox="0 0 601 601" svg:d="M601 301c0-167-135-301-301-301s-300 134-300 301c0 166 134 300 300 300s301-134 301-300z">
          <text:p/>
        </draw:path>
        <draw:path draw:style-name="gr103" draw:text-style-name="P7" draw:layer="layout" svg:width="0.452cm" svg:height="0.451cm" svg:x="14.307cm" svg:y="18.109cm" svg:viewBox="0 0 453 452" svg:d="M453 77c-104-103-272-103-375 0-104 104-104 272 0 375">
          <text:p/>
        </draw:path>
        <draw:path draw:style-name="gr104" draw:text-style-name="P7" draw:layer="layout" svg:width="0.451cm" svg:height="0.451cm" svg:x="14.385cm" svg:y="18.187cm" svg:viewBox="0 0 452 452" svg:d="M0 375c103 103 271 103 375 0 103-103 103-271 0-375">
          <text:p/>
        </draw:path>
        <draw:path draw:style-name="gr102" draw:text-style-name="P11" draw:layer="layout" svg:width="0.636cm" svg:height="0.636cm" svg:x="14.254cm" svg:y="18.734cm" svg:viewBox="0 0 637 637" svg:d="M637 318c0-175-142-318-318-318-177 0-319 143-319 318 0 177 142 319 319 319 176 0 318-142 318-319z">
          <text:p/>
        </draw:path>
        <draw:path draw:style-name="gr57" draw:text-style-name="P7" draw:layer="layout" svg:width="0.6cm" svg:height="0.599cm" svg:x="14.272cm" svg:y="18.752cm" svg:viewBox="0 0 601 600" svg:d="M601 300c0-165-135-300-301-300s-300 135-300 300c0 166 134 300 300 300s301-134 301-300z">
          <text:p/>
        </draw:path>
        <draw:path draw:style-name="gr103" draw:text-style-name="P7" draw:layer="layout" svg:width="0.452cm" svg:height="0.451cm" svg:x="14.307cm" svg:y="18.787cm" svg:viewBox="0 0 453 452" svg:d="M453 77c-104-103-272-103-375 0-104 104-104 271 0 375">
          <text:p/>
        </draw:path>
        <draw:path draw:style-name="gr104" draw:text-style-name="P7" draw:layer="layout" svg:width="0.451cm" svg:height="0.452cm" svg:x="14.385cm" svg:y="18.864cm" svg:viewBox="0 0 452 453" svg:d="M0 375c103 104 271 104 375 0 103-104 103-271 0-375">
          <text:p/>
        </draw:path>
        <draw:path draw:style-name="gr102" draw:text-style-name="P11" draw:layer="layout" svg:width="0.636cm" svg:height="0.636cm" svg:x="14.254cm" svg:y="19.411cm" svg:viewBox="0 0 637 637" svg:d="M637 319c0-176-142-319-318-319-177 0-319 143-319 319s142 318 319 318c176 0 318-142 318-318z">
          <text:p/>
        </draw:path>
        <draw:path draw:style-name="gr57" draw:text-style-name="P7" draw:layer="layout" svg:width="0.6cm" svg:height="0.6cm" svg:x="14.272cm" svg:y="19.429cm" svg:viewBox="0 0 601 601" svg:d="M601 301c0-166-135-301-301-301s-300 135-300 301c0 165 134 300 300 300s301-135 301-300z">
          <text:p/>
        </draw:path>
        <draw:path draw:style-name="gr103" draw:text-style-name="P7" draw:layer="layout" svg:width="0.452cm" svg:height="0.452cm" svg:x="14.307cm" svg:y="19.464cm" svg:viewBox="0 0 453 453" svg:d="M453 78c-104-104-272-104-375 0-104 104-104 271 0 375">
          <text:p/>
        </draw:path>
        <draw:path draw:style-name="gr104" draw:text-style-name="P7" draw:layer="layout" svg:width="0.451cm" svg:height="0.451cm" svg:x="14.385cm" svg:y="19.542cm" svg:viewBox="0 0 452 452" svg:d="M0 375c103 103 271 103 375 0 103-104 103-271 0-375">
          <text:p/>
        </draw:path>
        <draw:path draw:style-name="gr102" draw:text-style-name="P11" draw:layer="layout" svg:width="0.636cm" svg:height="0.636cm" svg:x="14.254cm" svg:y="20.089cm" svg:viewBox="0 0 637 637" svg:d="M637 318c0-175-142-318-318-318-177 0-319 143-319 318 0 176 142 319 319 319 176 0 318-143 318-319z">
          <text:p/>
        </draw:path>
        <draw:path draw:style-name="gr57" draw:text-style-name="P7" draw:layer="layout" svg:width="0.6cm" svg:height="0.6cm" svg:x="14.272cm" svg:y="20.106cm" svg:viewBox="0 0 601 601" svg:d="M601 300c0-166-135-300-301-300s-300 134-300 300 134 301 300 301 301-135 301-301z">
          <text:p/>
        </draw:path>
        <draw:path draw:style-name="gr103" draw:text-style-name="P7" draw:layer="layout" svg:width="0.452cm" svg:height="0.451cm" svg:x="14.307cm" svg:y="20.141cm" svg:viewBox="0 0 453 452" svg:d="M453 77c-104-103-272-103-375 0-104 103-104 271 0 375">
          <text:p/>
        </draw:path>
        <draw:path draw:style-name="gr104" draw:text-style-name="P7" draw:layer="layout" svg:width="0.451cm" svg:height="0.451cm" svg:x="14.385cm" svg:y="20.219cm" svg:viewBox="0 0 452 452" svg:d="M0 375c103 103 271 103 375 0 103-104 103-272 0-375">
          <text:p/>
        </draw:path>
        <draw:path draw:style-name="gr102" draw:text-style-name="P11" draw:layer="layout" svg:width="0.636cm" svg:height="0.636cm" svg:x="14.254cm" svg:y="20.797cm" svg:viewBox="0 0 637 637" svg:d="M637 318c0-176-142-318-318-318-177 0-319 142-319 318s142 319 319 319c176 0 318-143 318-319z">
          <text:p/>
        </draw:path>
        <draw:path draw:style-name="gr57" draw:text-style-name="P7" draw:layer="layout" svg:width="0.6cm" svg:height="0.6cm" svg:x="14.272cm" svg:y="20.814cm" svg:viewBox="0 0 601 601" svg:d="M601 300c0-165-135-300-301-300s-300 135-300 300c0 167 134 301 300 301s301-134 301-301z">
          <text:p/>
        </draw:path>
        <draw:path draw:style-name="gr103" draw:text-style-name="P7" draw:layer="layout" svg:width="0.452cm" svg:height="0.451cm" svg:x="14.307cm" svg:y="20.85cm" svg:viewBox="0 0 453 452" svg:d="M453 77c-104-103-272-103-375 0-104 104-104 272 0 375">
          <text:p/>
        </draw:path>
        <draw:path draw:style-name="gr104" draw:text-style-name="P7" draw:layer="layout" svg:width="0.451cm" svg:height="0.452cm" svg:x="14.385cm" svg:y="20.927cm" svg:viewBox="0 0 452 453" svg:d="M0 375c103 104 271 104 375 0 103-103 103-271 0-375">
          <text:p/>
        </draw:path>
        <draw:path draw:style-name="gr102" draw:text-style-name="P11" draw:layer="layout" svg:width="0.636cm" svg:height="0.636cm" svg:x="15.47cm" svg:y="20.797cm" svg:viewBox="0 0 637 637" svg:d="M637 318c0-176-143-318-318-318-177 0-319 142-319 318s142 319 319 319c175 0 318-143 318-319z">
          <text:p/>
        </draw:path>
        <draw:path draw:style-name="gr57" draw:text-style-name="P7" draw:layer="layout" svg:width="0.6cm" svg:height="0.6cm" svg:x="15.488cm" svg:y="20.814cm" svg:viewBox="0 0 601 601" svg:d="M601 300c0-165-135-300-301-300s-300 135-300 300c0 167 134 301 300 301s301-134 301-301z">
          <text:p/>
        </draw:path>
        <draw:path draw:style-name="gr103" draw:text-style-name="P7" draw:layer="layout" svg:width="0.452cm" svg:height="0.451cm" svg:x="15.523cm" svg:y="20.85cm" svg:viewBox="0 0 453 452" svg:d="M453 77c-103-103-271-103-374 0-105 104-105 272 0 375">
          <text:p/>
        </draw:path>
        <draw:path draw:style-name="gr104" draw:text-style-name="P7" draw:layer="layout" svg:width="0.451cm" svg:height="0.452cm" svg:x="15.601cm" svg:y="20.927cm" svg:viewBox="0 0 452 453" svg:d="M0 375c103 104 271 104 374 0 104-103 104-271 0-375">
          <text:p/>
        </draw:path>
        <draw:path draw:style-name="gr102" draw:text-style-name="P11" draw:layer="layout" svg:width="0.636cm" svg:height="0.636cm" svg:x="15.47cm" svg:y="20.089cm" svg:viewBox="0 0 637 637" svg:d="M637 318c0-175-143-318-318-318-177 0-319 143-319 318 0 176 142 319 319 319 175 0 318-143 318-319z">
          <text:p/>
        </draw:path>
        <draw:path draw:style-name="gr57" draw:text-style-name="P7" draw:layer="layout" svg:width="0.6cm" svg:height="0.6cm" svg:x="15.488cm" svg:y="20.106cm" svg:viewBox="0 0 601 601" svg:d="M601 300c0-166-135-300-301-300s-300 134-300 300 134 301 300 301 301-135 301-301z">
          <text:p/>
        </draw:path>
        <draw:path draw:style-name="gr103" draw:text-style-name="P7" draw:layer="layout" svg:width="0.452cm" svg:height="0.451cm" svg:x="15.523cm" svg:y="20.141cm" svg:viewBox="0 0 453 452" svg:d="M453 77c-103-103-271-103-374 0-105 103-105 271 0 375">
          <text:p/>
        </draw:path>
        <draw:path draw:style-name="gr104" draw:text-style-name="P7" draw:layer="layout" svg:width="0.451cm" svg:height="0.451cm" svg:x="15.601cm" svg:y="20.219cm" svg:viewBox="0 0 452 452" svg:d="M0 375c103 103 271 103 374 0 104-104 104-272 0-375">
          <text:p/>
        </draw:path>
        <draw:path draw:style-name="gr102" draw:text-style-name="P11" draw:layer="layout" svg:width="0.636cm" svg:height="0.636cm" svg:x="15.47cm" svg:y="19.411cm" svg:viewBox="0 0 637 637" svg:d="M637 319c0-176-143-319-318-319-177 0-319 143-319 319s142 318 319 318c175 0 318-142 318-318z">
          <text:p/>
        </draw:path>
        <draw:path draw:style-name="gr57" draw:text-style-name="P7" draw:layer="layout" svg:width="0.6cm" svg:height="0.6cm" svg:x="15.488cm" svg:y="19.429cm" svg:viewBox="0 0 601 601" svg:d="M601 301c0-166-135-301-301-301s-300 135-300 301c0 165 134 300 300 300s301-135 301-300z">
          <text:p/>
        </draw:path>
        <draw:path draw:style-name="gr103" draw:text-style-name="P7" draw:layer="layout" svg:width="0.452cm" svg:height="0.452cm" svg:x="15.523cm" svg:y="19.464cm" svg:viewBox="0 0 453 453" svg:d="M453 78c-103-104-271-104-374 0-105 104-105 271 0 375">
          <text:p/>
        </draw:path>
        <draw:path draw:style-name="gr104" draw:text-style-name="P7" draw:layer="layout" svg:width="0.451cm" svg:height="0.451cm" svg:x="15.601cm" svg:y="19.542cm" svg:viewBox="0 0 452 452" svg:d="M0 375c103 103 271 103 374 0 104-104 104-271 0-375">
          <text:p/>
        </draw:path>
        <draw:path draw:style-name="gr102" draw:text-style-name="P11" draw:layer="layout" svg:width="0.636cm" svg:height="0.636cm" svg:x="15.47cm" svg:y="18.734cm" svg:viewBox="0 0 637 637" svg:d="M637 318c0-175-143-318-318-318-177 0-319 143-319 318 0 177 142 319 319 319 175 0 318-142 318-319z">
          <text:p/>
        </draw:path>
        <draw:path draw:style-name="gr57" draw:text-style-name="P7" draw:layer="layout" svg:width="0.6cm" svg:height="0.599cm" svg:x="15.488cm" svg:y="18.752cm" svg:viewBox="0 0 601 600" svg:d="M601 300c0-165-135-300-301-300s-300 135-300 300c0 166 134 300 300 300s301-134 301-300z">
          <text:p/>
        </draw:path>
        <draw:path draw:style-name="gr103" draw:text-style-name="P7" draw:layer="layout" svg:width="0.452cm" svg:height="0.451cm" svg:x="15.523cm" svg:y="18.787cm" svg:viewBox="0 0 453 452" svg:d="M453 77c-103-103-271-103-374 0-105 104-105 271 0 375">
          <text:p/>
        </draw:path>
        <draw:path draw:style-name="gr104" draw:text-style-name="P7" draw:layer="layout" svg:width="0.451cm" svg:height="0.452cm" svg:x="15.601cm" svg:y="18.864cm" svg:viewBox="0 0 452 453" svg:d="M0 375c103 104 271 104 374 0 104-104 104-271 0-375">
          <text:p/>
        </draw:path>
        <draw:path draw:style-name="gr102" draw:text-style-name="P11" draw:layer="layout" svg:width="0.636cm" svg:height="0.636cm" svg:x="15.47cm" svg:y="18.057cm" svg:viewBox="0 0 637 637" svg:d="M637 318c0-176-143-318-318-318-177 0-319 142-319 318s142 319 319 319c175 0 318-143 318-319z">
          <text:p/>
        </draw:path>
        <draw:path draw:style-name="gr57" draw:text-style-name="P7" draw:layer="layout" svg:width="0.6cm" svg:height="0.6cm" svg:x="15.488cm" svg:y="18.074cm" svg:viewBox="0 0 601 601" svg:d="M601 301c0-167-135-301-301-301s-300 134-300 301c0 166 134 300 300 300s301-134 301-300z">
          <text:p/>
        </draw:path>
        <draw:path draw:style-name="gr103" draw:text-style-name="P7" draw:layer="layout" svg:width="0.452cm" svg:height="0.451cm" svg:x="15.523cm" svg:y="18.109cm" svg:viewBox="0 0 453 452" svg:d="M453 77c-103-103-271-103-374 0-105 104-105 272 0 375">
          <text:p/>
        </draw:path>
        <draw:path draw:style-name="gr104" draw:text-style-name="P7" draw:layer="layout" svg:width="0.451cm" svg:height="0.451cm" svg:x="15.601cm" svg:y="18.187cm" svg:viewBox="0 0 452 452" svg:d="M0 375c103 103 271 103 374 0 104-103 104-271 0-375">
          <text:p/>
        </draw:path>
        <draw:path draw:style-name="gr102" draw:text-style-name="P11" draw:layer="layout" svg:width="0.636cm" svg:height="0.636cm" svg:x="18.118cm" svg:y="18.057cm" svg:viewBox="0 0 637 637" svg:d="M637 318c0-176-142-318-318-318s-319 142-319 318 143 319 319 319 318-143 318-319z">
          <text:p/>
        </draw:path>
        <draw:path draw:style-name="gr57" draw:text-style-name="P7" draw:layer="layout" svg:width="0.599cm" svg:height="0.6cm" svg:x="18.136cm" svg:y="18.074cm" svg:viewBox="0 0 600 601" svg:d="M600 301c0-167-134-301-299-301-166 0-301 134-301 301 0 166 135 300 301 300 165 0 299-134 299-300z">
          <text:p/>
        </draw:path>
        <draw:path draw:style-name="gr103" draw:text-style-name="P7" draw:layer="layout" svg:width="0.452cm" svg:height="0.451cm" svg:x="18.171cm" svg:y="18.109cm" svg:viewBox="0 0 453 452" svg:d="M453 77c-104-103-271-103-375 0-104 104-104 272 0 375">
          <text:p/>
        </draw:path>
        <draw:path draw:style-name="gr104" draw:text-style-name="P7" draw:layer="layout" svg:width="0.452cm" svg:height="0.451cm" svg:x="18.249cm" svg:y="18.187cm" svg:viewBox="0 0 453 452" svg:d="M0 375c104 103 271 103 375 0s104-271 0-375">
          <text:p/>
        </draw:path>
        <draw:path draw:style-name="gr102" draw:text-style-name="P11" draw:layer="layout" svg:width="0.636cm" svg:height="0.636cm" svg:x="18.118cm" svg:y="18.734cm" svg:viewBox="0 0 637 637" svg:d="M637 318c0-175-142-318-318-318s-319 143-319 318c0 177 143 319 319 319s318-142 318-319z">
          <text:p/>
        </draw:path>
        <draw:path draw:style-name="gr57" draw:text-style-name="P7" draw:layer="layout" svg:width="0.599cm" svg:height="0.599cm" svg:x="18.136cm" svg:y="18.752cm" svg:viewBox="0 0 600 600" svg:d="M600 300c0-165-134-300-299-300-166 0-301 135-301 300 0 166 135 300 301 300 165 0 299-134 299-300z">
          <text:p/>
        </draw:path>
        <draw:path draw:style-name="gr103" draw:text-style-name="P7" draw:layer="layout" svg:width="0.452cm" svg:height="0.451cm" svg:x="18.171cm" svg:y="18.787cm" svg:viewBox="0 0 453 452" svg:d="M453 77c-104-103-271-103-375 0-104 104-104 271 0 375">
          <text:p/>
        </draw:path>
        <draw:path draw:style-name="gr104" draw:text-style-name="P7" draw:layer="layout" svg:width="0.452cm" svg:height="0.452cm" svg:x="18.249cm" svg:y="18.864cm" svg:viewBox="0 0 453 453" svg:d="M0 375c104 104 271 104 375 0s104-271 0-375">
          <text:p/>
        </draw:path>
        <draw:path draw:style-name="gr102" draw:text-style-name="P11" draw:layer="layout" svg:width="0.636cm" svg:height="0.636cm" svg:x="18.118cm" svg:y="19.411cm" svg:viewBox="0 0 637 637" svg:d="M637 319c0-176-142-319-318-319s-319 143-319 319 143 318 319 318 318-142 318-318z">
          <text:p/>
        </draw:path>
        <draw:path draw:style-name="gr57" draw:text-style-name="P7" draw:layer="layout" svg:width="0.599cm" svg:height="0.6cm" svg:x="18.136cm" svg:y="19.429cm" svg:viewBox="0 0 600 601" svg:d="M600 301c0-166-134-301-299-301-166 0-301 135-301 301 0 165 135 300 301 300 165 0 299-135 299-300z">
          <text:p/>
        </draw:path>
        <draw:path draw:style-name="gr103" draw:text-style-name="P7" draw:layer="layout" svg:width="0.452cm" svg:height="0.452cm" svg:x="18.171cm" svg:y="19.464cm" svg:viewBox="0 0 453 453" svg:d="M453 78c-104-104-271-104-375 0s-104 271 0 375">
          <text:p/>
        </draw:path>
        <draw:path draw:style-name="gr104" draw:text-style-name="P7" draw:layer="layout" svg:width="0.452cm" svg:height="0.451cm" svg:x="18.249cm" svg:y="19.542cm" svg:viewBox="0 0 453 452" svg:d="M0 375c104 103 271 103 375 0 104-104 104-271 0-375">
          <text:p/>
        </draw:path>
        <draw:path draw:style-name="gr102" draw:text-style-name="P11" draw:layer="layout" svg:width="0.636cm" svg:height="0.636cm" svg:x="18.118cm" svg:y="20.089cm" svg:viewBox="0 0 637 637" svg:d="M637 318c0-175-142-318-318-318s-319 143-319 318c0 176 143 319 319 319s318-143 318-319z">
          <text:p/>
        </draw:path>
        <draw:path draw:style-name="gr57" draw:text-style-name="P7" draw:layer="layout" svg:width="0.599cm" svg:height="0.6cm" svg:x="18.136cm" svg:y="20.106cm" svg:viewBox="0 0 600 601" svg:d="M600 300c0-166-134-300-299-300-166 0-301 134-301 300s135 301 301 301c165 0 299-135 299-301z">
          <text:p/>
        </draw:path>
        <draw:path draw:style-name="gr103" draw:text-style-name="P7" draw:layer="layout" svg:width="0.452cm" svg:height="0.451cm" svg:x="18.171cm" svg:y="20.141cm" svg:viewBox="0 0 453 452" svg:d="M453 77c-104-103-271-103-375 0s-104 271 0 375">
          <text:p/>
        </draw:path>
        <draw:path draw:style-name="gr104" draw:text-style-name="P7" draw:layer="layout" svg:width="0.452cm" svg:height="0.451cm" svg:x="18.249cm" svg:y="20.219cm" svg:viewBox="0 0 453 452" svg:d="M0 375c104 103 271 103 375 0 104-104 104-272 0-375">
          <text:p/>
        </draw:path>
        <draw:path draw:style-name="gr102" draw:text-style-name="P11" draw:layer="layout" svg:width="0.636cm" svg:height="0.636cm" svg:x="18.118cm" svg:y="20.797cm" svg:viewBox="0 0 637 637" svg:d="M637 318c0-176-142-318-318-318s-319 142-319 318 143 319 319 319 318-143 318-319z">
          <text:p/>
        </draw:path>
        <draw:path draw:style-name="gr57" draw:text-style-name="P7" draw:layer="layout" svg:width="0.599cm" svg:height="0.6cm" svg:x="18.136cm" svg:y="20.814cm" svg:viewBox="0 0 600 601" svg:d="M600 300c0-165-134-300-299-300-166 0-301 135-301 300 0 167 135 301 301 301 165 0 299-134 299-301z">
          <text:p/>
        </draw:path>
        <draw:path draw:style-name="gr103" draw:text-style-name="P7" draw:layer="layout" svg:width="0.452cm" svg:height="0.451cm" svg:x="18.171cm" svg:y="20.85cm" svg:viewBox="0 0 453 452" svg:d="M453 77c-104-103-271-103-375 0-104 104-104 272 0 375">
          <text:p/>
        </draw:path>
        <draw:path draw:style-name="gr104" draw:text-style-name="P7" draw:layer="layout" svg:width="0.452cm" svg:height="0.452cm" svg:x="18.249cm" svg:y="20.927cm" svg:viewBox="0 0 453 453" svg:d="M0 375c104 104 271 104 375 0 104-103 104-271 0-375">
          <text:p/>
        </draw:path>
        <draw:path draw:style-name="gr102" draw:text-style-name="P11" draw:layer="layout" svg:width="0.636cm" svg:height="0.636cm" svg:x="11.914cm" svg:y="22.336cm" svg:viewBox="0 0 637 637" svg:d="M637 319c0-176-143-319-318-319-176 0-319 143-319 319s143 318 319 318c175 0 318-142 318-318z">
          <text:p/>
        </draw:path>
        <draw:path draw:style-name="gr57" draw:text-style-name="P7" draw:layer="layout" svg:width="0.6cm" svg:height="0.599cm" svg:x="11.932cm" svg:y="22.354cm" svg:viewBox="0 0 601 600" svg:d="M601 301c0-166-134-301-301-301-166 0-300 135-300 301 0 165 134 299 300 299 167 0 301-134 301-299z">
          <text:p/>
        </draw:path>
        <draw:path draw:style-name="gr103" draw:text-style-name="P7" draw:layer="layout" svg:width="0.453cm" svg:height="0.452cm" svg:x="11.967cm" svg:y="22.389cm" svg:viewBox="0 0 454 453" svg:d="M454 77c-104-103-272-103-375 0-105 104-105 271 0 376">
          <text:p/>
        </draw:path>
        <draw:path draw:style-name="gr104" draw:text-style-name="P7" draw:layer="layout" svg:width="0.451cm" svg:height="0.452cm" svg:x="12.045cm" svg:y="22.466cm" svg:viewBox="0 0 452 453" svg:d="M0 376c103 103 271 103 375 0 103-105 103-272 0-376">
          <text:p/>
        </draw:path>
        <draw:path draw:style-name="gr102" draw:text-style-name="P11" draw:layer="layout" svg:width="0.636cm" svg:height="0.636cm" svg:x="11.914cm" svg:y="23.06cm" svg:viewBox="0 0 637 637" svg:d="M637 318c0-176-143-318-318-318-176 0-319 142-319 318 0 175 143 319 319 319 175 0 318-144 318-319z">
          <text:p/>
        </draw:path>
        <draw:path draw:style-name="gr57" draw:text-style-name="P7" draw:layer="layout" svg:width="0.6cm" svg:height="0.6cm" svg:x="11.932cm" svg:y="23.077cm" svg:viewBox="0 0 601 601" svg:d="M601 300c0-166-134-300-301-300-166 0-300 134-300 300s134 301 300 301c167 0 301-135 301-301z">
          <text:p/>
        </draw:path>
        <draw:path draw:style-name="gr103" draw:text-style-name="P7" draw:layer="layout" svg:width="0.453cm" svg:height="0.451cm" svg:x="11.967cm" svg:y="23.112cm" svg:viewBox="0 0 454 452" svg:d="M454 77c-104-103-272-103-375 0-105 104-105 272 0 375">
          <text:p/>
        </draw:path>
        <draw:path draw:style-name="gr104" draw:text-style-name="P7" draw:layer="layout" svg:width="0.451cm" svg:height="0.451cm" svg:x="12.045cm" svg:y="23.19cm" svg:viewBox="0 0 452 452" svg:d="M0 375c103 103 271 103 375 0 103-103 103-271 0-375">
          <text:p/>
        </draw:path>
        <draw:path draw:style-name="gr102" draw:text-style-name="P11" draw:layer="layout" svg:width="0.636cm" svg:height="0.636cm" svg:x="11.914cm" svg:y="23.722cm" svg:viewBox="0 0 637 637" svg:d="M637 318c0-176-143-318-318-318-176 0-319 142-319 318 0 175 143 319 319 319 175 0 318-144 318-319z">
          <text:p/>
        </draw:path>
        <draw:path draw:style-name="gr57" draw:text-style-name="P7" draw:layer="layout" svg:width="0.6cm" svg:height="0.6cm" svg:x="11.932cm" svg:y="23.739cm" svg:viewBox="0 0 601 601" svg:d="M601 300c0-166-134-300-301-300-166 0-300 134-300 300s134 301 300 301c167 0 301-135 301-301z">
          <text:p/>
        </draw:path>
        <draw:path draw:style-name="gr103" draw:text-style-name="P7" draw:layer="layout" svg:width="0.453cm" svg:height="0.451cm" svg:x="11.967cm" svg:y="23.774cm" svg:viewBox="0 0 454 452" svg:d="M454 77c-104-103-272-103-375 0-105 103-105 271 0 375">
          <text:p/>
        </draw:path>
        <draw:path draw:style-name="gr104" draw:text-style-name="P7" draw:layer="layout" svg:width="0.451cm" svg:height="0.451cm" svg:x="12.045cm" svg:y="23.852cm" svg:viewBox="0 0 452 452" svg:d="M0 375c103 103 271 103 375 0 103-104 103-272 0-375">
          <text:p/>
        </draw:path>
        <draw:path draw:style-name="gr102" draw:text-style-name="P11" draw:layer="layout" svg:width="0.636cm" svg:height="0.635cm" svg:x="11.914cm" svg:y="24.399cm" svg:viewBox="0 0 637 636" svg:d="M637 318c0-175-143-318-318-318-176 0-319 143-319 318 0 176 143 318 319 318 175 0 318-142 318-318z">
          <text:p/>
        </draw:path>
        <draw:path draw:style-name="gr57" draw:text-style-name="P7" draw:layer="layout" svg:width="0.6cm" svg:height="0.6cm" svg:x="11.932cm" svg:y="24.416cm" svg:viewBox="0 0 601 601" svg:d="M601 300c0-165-134-300-301-300-166 0-300 135-300 300 0 167 134 301 300 301 167 0 301-134 301-301z">
          <text:p/>
        </draw:path>
        <draw:path draw:style-name="gr103" draw:text-style-name="P7" draw:layer="layout" svg:width="0.453cm" svg:height="0.451cm" svg:x="11.967cm" svg:y="24.452cm" svg:viewBox="0 0 454 452" svg:d="M454 77c-104-103-272-103-375 0-105 105-105 272 0 375">
          <text:p/>
        </draw:path>
        <draw:path draw:style-name="gr104" draw:text-style-name="P7" draw:layer="layout" svg:width="0.451cm" svg:height="0.452cm" svg:x="12.045cm" svg:y="24.529cm" svg:viewBox="0 0 452 453" svg:d="M0 375c103 104 271 104 375 0 103-103 103-270 0-375">
          <text:p/>
        </draw:path>
        <draw:path draw:style-name="gr102" draw:text-style-name="P11" draw:layer="layout" svg:width="0.636cm" svg:height="0.636cm" svg:x="11.914cm" svg:y="25.061cm" svg:viewBox="0 0 637 637" svg:d="M637 318c0-175-143-318-318-318-176 0-319 143-319 318 0 177 143 319 319 319 175 0 318-142 318-319z">
          <text:p/>
        </draw:path>
        <draw:path draw:style-name="gr57" draw:text-style-name="P7" draw:layer="layout" svg:width="0.6cm" svg:height="0.6cm" svg:x="11.932cm" svg:y="25.078cm" svg:viewBox="0 0 601 601" svg:d="M601 300c0-165-134-300-301-300-166 0-300 135-300 300 0 167 134 301 300 301 167 0 301-134 301-301z">
          <text:p/>
        </draw:path>
        <draw:path draw:style-name="gr103" draw:text-style-name="P7" draw:layer="layout" svg:width="0.453cm" svg:height="0.451cm" svg:x="11.967cm" svg:y="25.114cm" svg:viewBox="0 0 454 452" svg:d="M454 77c-104-103-272-103-375 0-105 104-105 271 0 375">
          <text:p/>
        </draw:path>
        <draw:path draw:style-name="gr104" draw:text-style-name="P7" draw:layer="layout" svg:width="0.451cm" svg:height="0.452cm" svg:x="12.045cm" svg:y="25.191cm" svg:viewBox="0 0 452 453" svg:d="M0 375c103 104 271 104 375 0 103-104 103-271 0-375">
          <text:p/>
        </draw:path>
        <draw:path draw:style-name="gr102" draw:text-style-name="P11" draw:layer="layout" svg:width="0.636cm" svg:height="0.636cm" svg:x="11.914cm" svg:y="25.738cm" svg:viewBox="0 0 637 637" svg:d="M637 319c0-176-143-319-318-319-176 0-319 143-319 319s143 318 319 318c175 0 318-142 318-318z">
          <text:p/>
        </draw:path>
        <draw:path draw:style-name="gr57" draw:text-style-name="P7" draw:layer="layout" svg:width="0.6cm" svg:height="0.599cm" svg:x="11.932cm" svg:y="25.756cm" svg:viewBox="0 0 601 600" svg:d="M601 300c0-166-134-300-301-300-166 0-300 134-300 300s134 300 300 300c167 0 301-134 301-300z">
          <text:p/>
        </draw:path>
        <draw:path draw:style-name="gr103" draw:text-style-name="P7" draw:layer="layout" svg:width="0.453cm" svg:height="0.452cm" svg:x="11.967cm" svg:y="25.791cm" svg:viewBox="0 0 454 453" svg:d="M454 78c-104-104-272-104-375 0-105 104-105 271 0 375">
          <text:p/>
        </draw:path>
        <draw:path draw:style-name="gr104" draw:text-style-name="P7" draw:layer="layout" svg:width="0.451cm" svg:height="0.451cm" svg:x="12.045cm" svg:y="25.869cm" svg:viewBox="0 0 452 452" svg:d="M0 375c103 103 271 103 375 0 103-104 103-271 0-375">
          <text:p/>
        </draw:path>
        <draw:path draw:style-name="gr102" draw:text-style-name="P11" draw:layer="layout" svg:width="0.636cm" svg:height="0.636cm" svg:x="12.961cm" svg:y="22.336cm" svg:viewBox="0 0 637 637" svg:d="M637 319c0-176-143-319-318-319-177 0-319 143-319 319s142 318 319 318c175 0 318-142 318-318z">
          <text:p/>
        </draw:path>
        <draw:path draw:style-name="gr57" draw:text-style-name="P7" draw:layer="layout" svg:width="0.6cm" svg:height="0.599cm" svg:x="12.979cm" svg:y="22.354cm" svg:viewBox="0 0 601 600" svg:d="M601 301c0-166-136-301-301-301-166 0-300 135-300 301 0 165 134 299 300 299 165 0 301-134 301-299z">
          <text:p/>
        </draw:path>
        <draw:path draw:style-name="gr103" draw:text-style-name="P7" draw:layer="layout" svg:width="0.452cm" svg:height="0.452cm" svg:x="13.014cm" svg:y="22.389cm" svg:viewBox="0 0 453 453" svg:d="M453 77c-104-103-272-103-375 0-104 104-104 271 0 376">
          <text:p/>
        </draw:path>
        <draw:path draw:style-name="gr104" draw:text-style-name="P7" draw:layer="layout" svg:width="0.451cm" svg:height="0.452cm" svg:x="13.092cm" svg:y="22.466cm" svg:viewBox="0 0 452 453" svg:d="M0 376c103 103 271 103 375 0 103-105 103-272 0-376">
          <text:p/>
        </draw:path>
        <draw:path draw:style-name="gr102" draw:text-style-name="P11" draw:layer="layout" svg:width="0.636cm" svg:height="0.636cm" svg:x="12.961cm" svg:y="23.06cm" svg:viewBox="0 0 637 637" svg:d="M637 318c0-176-143-318-318-318-177 0-319 142-319 318 0 175 142 319 319 319 175 0 318-144 318-319z">
          <text:p/>
        </draw:path>
        <draw:path draw:style-name="gr57" draw:text-style-name="P7" draw:layer="layout" svg:width="0.6cm" svg:height="0.6cm" svg:x="12.979cm" svg:y="23.077cm" svg:viewBox="0 0 601 601" svg:d="M601 300c0-166-136-300-301-300-166 0-300 134-300 300s134 301 300 301c165 0 301-135 301-301z">
          <text:p/>
        </draw:path>
        <draw:path draw:style-name="gr103" draw:text-style-name="P7" draw:layer="layout" svg:width="0.452cm" svg:height="0.451cm" svg:x="13.014cm" svg:y="23.112cm" svg:viewBox="0 0 453 452" svg:d="M453 77c-104-103-272-103-375 0-104 104-104 272 0 375">
          <text:p/>
        </draw:path>
        <draw:path draw:style-name="gr104" draw:text-style-name="P7" draw:layer="layout" svg:width="0.451cm" svg:height="0.451cm" svg:x="13.092cm" svg:y="23.19cm" svg:viewBox="0 0 452 452" svg:d="M0 375c103 103 271 103 375 0 103-103 103-271 0-375">
          <text:p/>
        </draw:path>
        <draw:path draw:style-name="gr102" draw:text-style-name="P11" draw:layer="layout" svg:width="0.636cm" svg:height="0.636cm" svg:x="12.961cm" svg:y="23.722cm" svg:viewBox="0 0 637 637" svg:d="M637 318c0-176-143-318-318-318-177 0-319 142-319 318 0 175 142 319 319 319 175 0 318-144 318-319z">
          <text:p/>
        </draw:path>
        <draw:path draw:style-name="gr57" draw:text-style-name="P7" draw:layer="layout" svg:width="0.6cm" svg:height="0.6cm" svg:x="12.979cm" svg:y="23.739cm" svg:viewBox="0 0 601 601" svg:d="M601 300c0-166-136-300-301-300-166 0-300 134-300 300s134 301 300 301c165 0 301-135 301-301z">
          <text:p/>
        </draw:path>
        <draw:path draw:style-name="gr103" draw:text-style-name="P7" draw:layer="layout" svg:width="0.452cm" svg:height="0.451cm" svg:x="13.014cm" svg:y="23.774cm" svg:viewBox="0 0 453 452" svg:d="M453 77c-104-103-272-103-375 0-104 103-104 271 0 375">
          <text:p/>
        </draw:path>
        <draw:path draw:style-name="gr104" draw:text-style-name="P7" draw:layer="layout" svg:width="0.451cm" svg:height="0.451cm" svg:x="13.092cm" svg:y="23.852cm" svg:viewBox="0 0 452 452" svg:d="M0 375c103 103 271 103 375 0 103-104 103-272 0-375">
          <text:p/>
        </draw:path>
        <draw:path draw:style-name="gr102" draw:text-style-name="P11" draw:layer="layout" svg:width="0.636cm" svg:height="0.635cm" svg:x="12.961cm" svg:y="24.399cm" svg:viewBox="0 0 637 636" svg:d="M637 318c0-175-143-318-318-318-177 0-319 143-319 318 0 176 142 318 319 318 175 0 318-142 318-318z">
          <text:p/>
        </draw:path>
        <draw:path draw:style-name="gr57" draw:text-style-name="P7" draw:layer="layout" svg:width="0.6cm" svg:height="0.6cm" svg:x="12.979cm" svg:y="24.416cm" svg:viewBox="0 0 601 601" svg:d="M601 300c0-165-136-300-301-300-166 0-300 135-300 300 0 167 134 301 300 301 165 0 301-134 301-301z">
          <text:p/>
        </draw:path>
        <draw:path draw:style-name="gr103" draw:text-style-name="P7" draw:layer="layout" svg:width="0.452cm" svg:height="0.451cm" svg:x="13.014cm" svg:y="24.452cm" svg:viewBox="0 0 453 452" svg:d="M453 77c-104-103-272-103-375 0-104 105-104 272 0 375">
          <text:p/>
        </draw:path>
        <draw:path draw:style-name="gr104" draw:text-style-name="P7" draw:layer="layout" svg:width="0.451cm" svg:height="0.452cm" svg:x="13.092cm" svg:y="24.529cm" svg:viewBox="0 0 452 453" svg:d="M0 375c103 104 271 104 375 0 103-103 103-270 0-375">
          <text:p/>
        </draw:path>
        <draw:path draw:style-name="gr102" draw:text-style-name="P11" draw:layer="layout" svg:width="0.636cm" svg:height="0.636cm" svg:x="12.961cm" svg:y="25.061cm" svg:viewBox="0 0 637 637" svg:d="M637 318c0-175-143-318-318-318-177 0-319 143-319 318 0 177 142 319 319 319 175 0 318-142 318-319z">
          <text:p/>
        </draw:path>
        <draw:path draw:style-name="gr57" draw:text-style-name="P7" draw:layer="layout" svg:width="0.6cm" svg:height="0.6cm" svg:x="12.979cm" svg:y="25.078cm" svg:viewBox="0 0 601 601" svg:d="M601 300c0-165-136-300-301-300-166 0-300 135-300 300 0 167 134 301 300 301 165 0 301-134 301-301z">
          <text:p/>
        </draw:path>
        <draw:path draw:style-name="gr103" draw:text-style-name="P7" draw:layer="layout" svg:width="0.452cm" svg:height="0.451cm" svg:x="13.014cm" svg:y="25.114cm" svg:viewBox="0 0 453 452" svg:d="M453 77c-104-103-272-103-375 0-104 104-104 271 0 375">
          <text:p/>
        </draw:path>
        <draw:path draw:style-name="gr104" draw:text-style-name="P7" draw:layer="layout" svg:width="0.451cm" svg:height="0.452cm" svg:x="13.092cm" svg:y="25.191cm" svg:viewBox="0 0 452 453" svg:d="M0 375c103 104 271 104 375 0 103-104 103-271 0-375">
          <text:p/>
        </draw:path>
        <draw:path draw:style-name="gr102" draw:text-style-name="P11" draw:layer="layout" svg:width="0.636cm" svg:height="0.636cm" svg:x="12.961cm" svg:y="25.738cm" svg:viewBox="0 0 637 637" svg:d="M637 319c0-176-143-319-318-319-177 0-319 143-319 319s142 318 319 318c175 0 318-142 318-318z">
          <text:p/>
        </draw:path>
        <draw:path draw:style-name="gr57" draw:text-style-name="P7" draw:layer="layout" svg:width="0.6cm" svg:height="0.599cm" svg:x="12.979cm" svg:y="25.756cm" svg:viewBox="0 0 601 600" svg:d="M601 300c0-166-136-300-301-300-166 0-300 134-300 300s134 300 300 300c165 0 301-134 301-300z">
          <text:p/>
        </draw:path>
        <draw:path draw:style-name="gr103" draw:text-style-name="P7" draw:layer="layout" svg:width="0.452cm" svg:height="0.452cm" svg:x="13.014cm" svg:y="25.791cm" svg:viewBox="0 0 453 453" svg:d="M453 78c-104-104-272-104-375 0-104 104-104 271 0 375">
          <text:p/>
        </draw:path>
        <draw:path draw:style-name="gr104" draw:text-style-name="P7" draw:layer="layout" svg:width="0.451cm" svg:height="0.451cm" svg:x="13.092cm" svg:y="25.869cm" svg:viewBox="0 0 452 452" svg:d="M0 375c103 103 271 103 375 0 103-104 103-271 0-375">
          <text:p/>
        </draw:path>
        <draw:path draw:style-name="gr102" draw:text-style-name="P11" draw:layer="layout" svg:width="0.636cm" svg:height="0.636cm" svg:x="14.393cm" svg:y="25.738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599cm" svg:x="14.41cm" svg:y="25.756cm" svg:viewBox="0 0 601 600" svg:d="M601 300c0-166-134-300-300-300s-301 134-301 300 135 300 301 300 300-134 300-300z">
          <text:p/>
        </draw:path>
        <draw:path draw:style-name="gr103" draw:text-style-name="P7" draw:layer="layout" svg:width="0.451cm" svg:height="0.452cm" svg:x="14.446cm" svg:y="25.791cm" svg:viewBox="0 0 452 453" svg:d="M452 78c-103-104-271-104-375 0-103 104-103 271 0 375">
          <text:p/>
        </draw:path>
        <draw:path draw:style-name="gr104" draw:text-style-name="P7" draw:layer="layout" svg:width="0.452cm" svg:height="0.451cm" svg:x="14.523cm" svg:y="25.869cm" svg:viewBox="0 0 453 452" svg:d="M0 375c104 103 272 103 375 0 104-104 104-271 0-375">
          <text:p/>
        </draw:path>
        <draw:path draw:style-name="gr102" draw:text-style-name="P11" draw:layer="layout" svg:width="0.636cm" svg:height="0.636cm" svg:x="15.655cm" svg:y="25.738cm" svg:viewBox="0 0 637 637" svg:d="M637 319c0-176-142-319-318-319s-319 143-319 319 143 318 319 318 318-142 318-318z">
          <text:p/>
        </draw:path>
        <draw:path draw:style-name="gr57" draw:text-style-name="P7" draw:layer="layout" svg:width="0.599cm" svg:height="0.599cm" svg:x="15.673cm" svg:y="25.756cm" svg:viewBox="0 0 600 600" svg:d="M600 300c0-166-134-300-299-300-167 0-301 134-301 300s134 300 301 300c165 0 299-134 299-300z">
          <text:p/>
        </draw:path>
        <draw:path draw:style-name="gr103" draw:text-style-name="P7" draw:layer="layout" svg:width="0.452cm" svg:height="0.452cm" svg:x="15.708cm" svg:y="25.791cm" svg:viewBox="0 0 453 453" svg:d="M453 78c-104-104-272-104-375 0-104 104-104 271 0 375">
          <text:p/>
        </draw:path>
        <draw:path draw:style-name="gr104" draw:text-style-name="P7" draw:layer="layout" svg:width="0.451cm" svg:height="0.451cm" svg:x="15.786cm" svg:y="25.869cm" svg:viewBox="0 0 452 452" svg:d="M0 375c103 103 271 103 375 0 103-104 103-271 0-375">
          <text:p/>
        </draw:path>
        <draw:path draw:style-name="gr102" draw:text-style-name="P11" draw:layer="layout" svg:width="0.636cm" svg:height="0.636cm" svg:x="18.334cm" svg:y="25.738cm" svg:viewBox="0 0 637 637" svg:d="M637 319c0-176-143-319-319-319s-318 143-318 319 142 318 318 318 319-142 319-318z">
          <text:p/>
        </draw:path>
        <draw:path draw:style-name="gr57" draw:text-style-name="P7" draw:layer="layout" svg:width="0.6cm" svg:height="0.599cm" svg:x="18.351cm" svg:y="25.756cm" svg:viewBox="0 0 601 600" svg:d="M601 300c0-166-135-300-301-300-165 0-300 134-300 300s135 300 300 300c166 0 301-134 301-300z">
          <text:p/>
        </draw:path>
        <draw:path draw:style-name="gr103" draw:text-style-name="P7" draw:layer="layout" svg:width="0.451cm" svg:height="0.452cm" svg:x="18.387cm" svg:y="25.791cm" svg:viewBox="0 0 452 453" svg:d="M452 78c-103-104-272-104-375 0s-103 271 0 375">
          <text:p/>
        </draw:path>
        <draw:path draw:style-name="gr104" draw:text-style-name="P7" draw:layer="layout" svg:width="0.452cm" svg:height="0.451cm" svg:x="18.464cm" svg:y="25.869cm" svg:viewBox="0 0 453 452" svg:d="M0 375c103 103 272 103 375 0 104-104 104-271 0-375">
          <text:p/>
        </draw:path>
        <draw:path draw:style-name="gr102" draw:text-style-name="P11" draw:layer="layout" svg:width="0.636cm" svg:height="0.636cm" svg:x="18.334cm" svg:y="25.061cm" svg:viewBox="0 0 637 637" svg:d="M637 318c0-175-143-318-319-318s-318 143-318 318c0 177 142 319 318 319s319-142 319-319z">
          <text:p/>
        </draw:path>
        <draw:path draw:style-name="gr57" draw:text-style-name="P7" draw:layer="layout" svg:width="0.6cm" svg:height="0.6cm" svg:x="18.351cm" svg:y="25.078cm" svg:viewBox="0 0 601 601" svg:d="M601 300c0-165-135-300-301-300-165 0-300 135-300 300 0 167 135 301 300 301 166 0 301-134 301-301z">
          <text:p/>
        </draw:path>
        <draw:path draw:style-name="gr103" draw:text-style-name="P7" draw:layer="layout" svg:width="0.451cm" svg:height="0.451cm" svg:x="18.387cm" svg:y="25.114cm" svg:viewBox="0 0 452 452" svg:d="M452 77c-103-103-272-103-375 0-103 104-103 271 0 375">
          <text:p/>
        </draw:path>
        <draw:path draw:style-name="gr104" draw:text-style-name="P7" draw:layer="layout" svg:width="0.452cm" svg:height="0.452cm" svg:x="18.464cm" svg:y="25.191cm" svg:viewBox="0 0 453 453" svg:d="M0 375c103 104 272 104 375 0 104-104 104-271 0-375">
          <text:p/>
        </draw:path>
        <draw:path draw:style-name="gr102" draw:text-style-name="P11" draw:layer="layout" svg:width="0.636cm" svg:height="0.635cm" svg:x="18.334cm" svg:y="24.399cm" svg:viewBox="0 0 637 636" svg:d="M637 318c0-175-143-318-319-318s-318 143-318 318c0 176 142 318 318 318s319-142 319-318z">
          <text:p/>
        </draw:path>
        <draw:path draw:style-name="gr57" draw:text-style-name="P7" draw:layer="layout" svg:width="0.6cm" svg:height="0.6cm" svg:x="18.351cm" svg:y="24.416cm" svg:viewBox="0 0 601 601" svg:d="M601 300c0-165-135-300-301-300-165 0-300 135-300 300 0 167 135 301 300 301 166 0 301-134 301-301z">
          <text:p/>
        </draw:path>
        <draw:path draw:style-name="gr103" draw:text-style-name="P7" draw:layer="layout" svg:width="0.451cm" svg:height="0.451cm" svg:x="18.387cm" svg:y="24.452cm" svg:viewBox="0 0 452 452" svg:d="M452 77c-103-103-272-103-375 0-103 105-103 272 0 375">
          <text:p/>
        </draw:path>
        <draw:path draw:style-name="gr104" draw:text-style-name="P7" draw:layer="layout" svg:width="0.452cm" svg:height="0.452cm" svg:x="18.464cm" svg:y="24.529cm" svg:viewBox="0 0 453 453" svg:d="M0 375c103 104 272 104 375 0 104-103 104-270 0-375">
          <text:p/>
        </draw:path>
        <draw:path draw:style-name="gr102" draw:text-style-name="P11" draw:layer="layout" svg:width="0.635cm" svg:height="0.636cm" svg:x="18.334cm" svg:y="23.722cm" svg:viewBox="0 0 636 637" svg:d="M636 318c0-176-142-318-319-318-175 0-317 142-317 318 0 175 142 319 317 319 177 0 319-144 319-319z">
          <text:p/>
        </draw:path>
        <draw:path draw:style-name="gr57" draw:text-style-name="P7" draw:layer="layout" svg:width="0.6cm" svg:height="0.6cm" svg:x="18.351cm" svg:y="23.739cm" svg:viewBox="0 0 601 601" svg:d="M601 300c0-166-135-300-301-300-165 0-300 134-300 300s135 301 300 301c166 0 301-135 301-301z">
          <text:p/>
        </draw:path>
        <draw:path draw:style-name="gr103" draw:text-style-name="P7" draw:layer="layout" svg:width="0.451cm" svg:height="0.451cm" svg:x="18.387cm" svg:y="23.774cm" svg:viewBox="0 0 452 452" svg:d="M452 77c-103-103-272-103-375 0s-103 271 0 375">
          <text:p/>
        </draw:path>
        <draw:path draw:style-name="gr104" draw:text-style-name="P7" draw:layer="layout" svg:width="0.452cm" svg:height="0.451cm" svg:x="18.464cm" svg:y="23.852cm" svg:viewBox="0 0 453 452" svg:d="M0 375c103 103 272 103 375 0 104-104 104-272 0-375">
          <text:p/>
        </draw:path>
        <draw:path draw:style-name="gr102" draw:text-style-name="P11" draw:layer="layout" svg:width="0.636cm" svg:height="0.636cm" svg:x="18.334cm" svg:y="23.06cm" svg:viewBox="0 0 637 637" svg:d="M637 318c0-176-143-318-319-318s-318 142-318 318c0 175 142 319 318 319s319-144 319-319z">
          <text:p/>
        </draw:path>
        <draw:path draw:style-name="gr57" draw:text-style-name="P7" draw:layer="layout" svg:width="0.6cm" svg:height="0.6cm" svg:x="18.351cm" svg:y="23.077cm" svg:viewBox="0 0 601 601" svg:d="M601 300c0-166-135-300-301-300-165 0-300 134-300 300s135 301 300 301c166 0 301-135 301-301z">
          <text:p/>
        </draw:path>
        <draw:path draw:style-name="gr103" draw:text-style-name="P7" draw:layer="layout" svg:width="0.451cm" svg:height="0.451cm" svg:x="18.387cm" svg:y="23.112cm" svg:viewBox="0 0 452 452" svg:d="M452 77c-103-103-272-103-375 0-103 104-103 272 0 375">
          <text:p/>
        </draw:path>
        <draw:path draw:style-name="gr104" draw:text-style-name="P7" draw:layer="layout" svg:width="0.452cm" svg:height="0.451cm" svg:x="18.464cm" svg:y="23.19cm" svg:viewBox="0 0 453 452" svg:d="M0 375c103 103 272 103 375 0 104-103 104-271 0-375">
          <text:p/>
        </draw:path>
        <draw:path draw:style-name="gr102" draw:text-style-name="P11" draw:layer="layout" svg:width="0.636cm" svg:height="0.636cm" svg:x="18.334cm" svg:y="22.336cm" svg:viewBox="0 0 637 637" svg:d="M637 319c0-176-143-319-319-319s-318 143-318 319 142 318 318 318 319-142 319-318z">
          <text:p/>
        </draw:path>
        <draw:path draw:style-name="gr57" draw:text-style-name="P7" draw:layer="layout" svg:width="0.6cm" svg:height="0.599cm" svg:x="18.351cm" svg:y="22.354cm" svg:viewBox="0 0 601 600" svg:d="M601 301c0-166-135-301-301-301-165 0-300 135-300 301 0 165 135 299 300 299 166 0 301-134 301-299z">
          <text:p/>
        </draw:path>
        <draw:path draw:style-name="gr103" draw:text-style-name="P7" draw:layer="layout" svg:width="0.451cm" svg:height="0.452cm" svg:x="18.387cm" svg:y="22.389cm" svg:viewBox="0 0 452 453" svg:d="M452 77c-103-103-272-103-375 0-103 104-103 271 0 376">
          <text:p/>
        </draw:path>
        <draw:path draw:style-name="gr104" draw:text-style-name="P7" draw:layer="layout" svg:width="0.452cm" svg:height="0.452cm" svg:x="18.464cm" svg:y="22.466cm" svg:viewBox="0 0 453 453" svg:d="M0 376c103 103 272 103 375 0 104-105 104-272 0-376">
          <text:p/>
        </draw:path>
        <draw:path draw:style-name="gr102" draw:text-style-name="P11" draw:layer="layout" svg:width="0.636cm" svg:height="0.636cm" svg:x="15.655cm" svg:y="25.061cm" svg:viewBox="0 0 637 637" svg:d="M637 318c0-175-142-318-318-318s-319 143-319 318c0 177 143 319 319 319s318-142 318-319z">
          <text:p/>
        </draw:path>
        <draw:path draw:style-name="gr57" draw:text-style-name="P7" draw:layer="layout" svg:width="0.599cm" svg:height="0.6cm" svg:x="15.673cm" svg:y="25.078cm" svg:viewBox="0 0 600 601" svg:d="M600 300c0-165-134-300-299-300-167 0-301 135-301 300 0 167 134 301 301 301 165 0 299-134 299-301z">
          <text:p/>
        </draw:path>
        <draw:path draw:style-name="gr103" draw:text-style-name="P7" draw:layer="layout" svg:width="0.452cm" svg:height="0.451cm" svg:x="15.708cm" svg:y="25.114cm" svg:viewBox="0 0 453 452" svg:d="M453 77c-104-103-272-103-375 0-104 104-104 271 0 375">
          <text:p/>
        </draw:path>
        <draw:path draw:style-name="gr104" draw:text-style-name="P7" draw:layer="layout" svg:width="0.451cm" svg:height="0.452cm" svg:x="15.786cm" svg:y="25.191cm" svg:viewBox="0 0 452 453" svg:d="M0 375c103 104 271 104 375 0 103-104 103-271 0-375">
          <text:p/>
        </draw:path>
        <draw:path draw:style-name="gr102" draw:text-style-name="P11" draw:layer="layout" svg:width="0.636cm" svg:height="0.635cm" svg:x="15.655cm" svg:y="24.399cm" svg:viewBox="0 0 637 636" svg:d="M637 318c0-175-142-318-318-318s-319 143-319 318c0 176 143 318 319 318s318-142 318-318z">
          <text:p/>
        </draw:path>
        <draw:path draw:style-name="gr57" draw:text-style-name="P7" draw:layer="layout" svg:width="0.599cm" svg:height="0.6cm" svg:x="15.673cm" svg:y="24.416cm" svg:viewBox="0 0 600 601" svg:d="M600 300c0-165-134-300-299-300-167 0-301 135-301 300 0 167 134 301 301 301 165 0 299-134 299-301z">
          <text:p/>
        </draw:path>
        <draw:path draw:style-name="gr103" draw:text-style-name="P7" draw:layer="layout" svg:width="0.452cm" svg:height="0.451cm" svg:x="15.708cm" svg:y="24.452cm" svg:viewBox="0 0 453 452" svg:d="M453 77c-104-103-272-103-375 0-104 105-104 272 0 375">
          <text:p/>
        </draw:path>
        <draw:path draw:style-name="gr104" draw:text-style-name="P7" draw:layer="layout" svg:width="0.451cm" svg:height="0.452cm" svg:x="15.786cm" svg:y="24.529cm" svg:viewBox="0 0 452 453" svg:d="M0 375c103 104 271 104 375 0 103-103 103-270 0-375">
          <text:p/>
        </draw:path>
        <draw:path draw:style-name="gr102" draw:text-style-name="P11" draw:layer="layout" svg:width="0.636cm" svg:height="0.636cm" svg:x="15.655cm" svg:y="23.722cm" svg:viewBox="0 0 637 637" svg:d="M637 318c0-176-142-318-318-318s-319 142-319 318c0 175 143 319 319 319s318-144 318-319z">
          <text:p/>
        </draw:path>
        <draw:path draw:style-name="gr57" draw:text-style-name="P7" draw:layer="layout" svg:width="0.599cm" svg:height="0.6cm" svg:x="15.673cm" svg:y="23.739cm" svg:viewBox="0 0 600 601" svg:d="M600 300c0-166-134-300-299-300-167 0-301 134-301 300s134 301 301 301c165 0 299-135 299-301z">
          <text:p/>
        </draw:path>
        <draw:path draw:style-name="gr103" draw:text-style-name="P7" draw:layer="layout" svg:width="0.452cm" svg:height="0.451cm" svg:x="15.708cm" svg:y="23.774cm" svg:viewBox="0 0 453 452" svg:d="M453 77c-104-103-272-103-375 0-104 103-104 271 0 375">
          <text:p/>
        </draw:path>
        <draw:path draw:style-name="gr104" draw:text-style-name="P7" draw:layer="layout" svg:width="0.451cm" svg:height="0.451cm" svg:x="15.786cm" svg:y="23.852cm" svg:viewBox="0 0 452 452" svg:d="M0 375c103 103 271 103 375 0 103-104 103-272 0-375">
          <text:p/>
        </draw:path>
        <draw:path draw:style-name="gr102" draw:text-style-name="P11" draw:layer="layout" svg:width="0.636cm" svg:height="0.636cm" svg:x="15.655cm" svg:y="23.06cm" svg:viewBox="0 0 637 637" svg:d="M637 318c0-176-142-318-318-318s-319 142-319 318c0 175 143 319 319 319s318-144 318-319z">
          <text:p/>
        </draw:path>
        <draw:path draw:style-name="gr57" draw:text-style-name="P7" draw:layer="layout" svg:width="0.599cm" svg:height="0.6cm" svg:x="15.673cm" svg:y="23.077cm" svg:viewBox="0 0 600 601" svg:d="M600 300c0-166-134-300-299-300-167 0-301 134-301 300s134 301 301 301c165 0 299-135 299-301z">
          <text:p/>
        </draw:path>
        <draw:path draw:style-name="gr103" draw:text-style-name="P7" draw:layer="layout" svg:width="0.452cm" svg:height="0.451cm" svg:x="15.708cm" svg:y="23.112cm" svg:viewBox="0 0 453 452" svg:d="M453 77c-104-103-272-103-375 0-104 104-104 272 0 375">
          <text:p/>
        </draw:path>
        <draw:path draw:style-name="gr104" draw:text-style-name="P7" draw:layer="layout" svg:width="0.451cm" svg:height="0.451cm" svg:x="15.786cm" svg:y="23.19cm" svg:viewBox="0 0 452 452" svg:d="M0 375c103 103 271 103 375 0 103-103 103-271 0-375">
          <text:p/>
        </draw:path>
        <draw:path draw:style-name="gr102" draw:text-style-name="P11" draw:layer="layout" svg:width="0.636cm" svg:height="0.636cm" svg:x="15.655cm" svg:y="22.336cm" svg:viewBox="0 0 637 637" svg:d="M637 319c0-176-142-319-318-319s-319 143-319 319 143 318 319 318 318-142 318-318z">
          <text:p/>
        </draw:path>
        <draw:path draw:style-name="gr57" draw:text-style-name="P7" draw:layer="layout" svg:width="0.599cm" svg:height="0.599cm" svg:x="15.673cm" svg:y="22.354cm" svg:viewBox="0 0 600 600" svg:d="M600 301c0-166-134-301-299-301-167 0-301 135-301 301 0 165 134 299 301 299 165 0 299-134 299-299z">
          <text:p/>
        </draw:path>
        <draw:path draw:style-name="gr103" draw:text-style-name="P7" draw:layer="layout" svg:width="0.452cm" svg:height="0.452cm" svg:x="15.708cm" svg:y="22.389cm" svg:viewBox="0 0 453 453" svg:d="M453 77c-104-103-272-103-375 0-104 104-104 271 0 376">
          <text:p/>
        </draw:path>
        <draw:path draw:style-name="gr104" draw:text-style-name="P7" draw:layer="layout" svg:width="0.451cm" svg:height="0.452cm" svg:x="15.786cm" svg:y="22.466cm" svg:viewBox="0 0 452 453" svg:d="M0 376c103 103 271 103 375 0 103-105 103-272 0-376">
          <text:p/>
        </draw:path>
        <draw:path draw:style-name="gr102" draw:text-style-name="P11" draw:layer="layout" svg:width="0.636cm" svg:height="0.636cm" svg:x="14.393cm" svg:y="25.061cm" svg:viewBox="0 0 637 637" svg:d="M637 318c0-175-142-318-319-318-175 0-318 143-318 318 0 177 143 319 318 319 177 0 319-142 319-319z">
          <text:p/>
        </draw:path>
        <draw:path draw:style-name="gr57" draw:text-style-name="P7" draw:layer="layout" svg:width="0.6cm" svg:height="0.6cm" svg:x="14.41cm" svg:y="25.078cm" svg:viewBox="0 0 601 601" svg:d="M601 300c0-165-134-300-300-300s-301 135-301 300c0 167 135 301 301 301s300-134 300-301z">
          <text:p/>
        </draw:path>
        <draw:path draw:style-name="gr103" draw:text-style-name="P7" draw:layer="layout" svg:width="0.451cm" svg:height="0.451cm" svg:x="14.446cm" svg:y="25.114cm" svg:viewBox="0 0 452 452" svg:d="M452 77c-103-103-271-103-375 0-103 104-103 271 0 375">
          <text:p/>
        </draw:path>
        <draw:path draw:style-name="gr104" draw:text-style-name="P7" draw:layer="layout" svg:width="0.452cm" svg:height="0.452cm" svg:x="14.523cm" svg:y="25.191cm" svg:viewBox="0 0 453 453" svg:d="M0 375c104 104 272 104 375 0 104-104 104-271 0-375">
          <text:p/>
        </draw:path>
        <draw:path draw:style-name="gr102" draw:text-style-name="P11" draw:layer="layout" svg:width="0.636cm" svg:height="0.635cm" svg:x="14.393cm" svg:y="24.399cm" svg:viewBox="0 0 637 636" svg:d="M637 318c0-175-142-318-319-318-175 0-318 143-318 318 0 176 143 318 318 318 177 0 319-142 319-318z">
          <text:p/>
        </draw:path>
        <draw:path draw:style-name="gr57" draw:text-style-name="P7" draw:layer="layout" svg:width="0.6cm" svg:height="0.6cm" svg:x="14.41cm" svg:y="24.416cm" svg:viewBox="0 0 601 601" svg:d="M601 300c0-165-134-300-300-300s-301 135-301 300c0 167 135 301 301 301s300-134 300-301z">
          <text:p/>
        </draw:path>
        <draw:path draw:style-name="gr103" draw:text-style-name="P7" draw:layer="layout" svg:width="0.451cm" svg:height="0.451cm" svg:x="14.446cm" svg:y="24.452cm" svg:viewBox="0 0 452 452" svg:d="M452 77c-103-103-271-103-375 0-103 105-103 272 0 375">
          <text:p/>
        </draw:path>
        <draw:path draw:style-name="gr104" draw:text-style-name="P7" draw:layer="layout" svg:width="0.452cm" svg:height="0.452cm" svg:x="14.523cm" svg:y="24.529cm" svg:viewBox="0 0 453 453" svg:d="M0 375c104 104 272 104 375 0 104-103 104-270 0-375">
          <text:p/>
        </draw:path>
        <draw:path draw:style-name="gr102" draw:text-style-name="P11" draw:layer="layout" svg:width="0.636cm" svg:height="0.636cm" svg:x="14.393cm" svg:y="23.722cm" svg:viewBox="0 0 637 637" svg:d="M637 318c0-176-142-318-319-318-175 0-318 142-318 318 0 175 143 319 318 319 177 0 319-144 319-319z">
          <text:p/>
        </draw:path>
        <draw:path draw:style-name="gr57" draw:text-style-name="P7" draw:layer="layout" svg:width="0.6cm" svg:height="0.6cm" svg:x="14.41cm" svg:y="23.739cm" svg:viewBox="0 0 601 601" svg:d="M601 300c0-166-134-300-300-300s-301 134-301 300 135 301 301 301 300-135 300-301z">
          <text:p/>
        </draw:path>
        <draw:path draw:style-name="gr103" draw:text-style-name="P7" draw:layer="layout" svg:width="0.451cm" svg:height="0.451cm" svg:x="14.446cm" svg:y="23.774cm" svg:viewBox="0 0 452 452" svg:d="M452 77c-103-103-271-103-375 0-103 103-103 271 0 375">
          <text:p/>
        </draw:path>
        <draw:path draw:style-name="gr104" draw:text-style-name="P7" draw:layer="layout" svg:width="0.452cm" svg:height="0.451cm" svg:x="14.523cm" svg:y="23.852cm" svg:viewBox="0 0 453 452" svg:d="M0 375c104 103 272 103 375 0 104-104 104-272 0-375">
          <text:p/>
        </draw:path>
        <draw:path draw:style-name="gr102" draw:text-style-name="P11" draw:layer="layout" svg:width="0.636cm" svg:height="0.636cm" svg:x="14.393cm" svg:y="23.06cm" svg:viewBox="0 0 637 637" svg:d="M637 318c0-176-142-318-319-318-175 0-318 142-318 318 0 175 143 319 318 319 177 0 319-144 319-319z">
          <text:p/>
        </draw:path>
        <draw:path draw:style-name="gr57" draw:text-style-name="P7" draw:layer="layout" svg:width="0.6cm" svg:height="0.6cm" svg:x="14.41cm" svg:y="23.077cm" svg:viewBox="0 0 601 601" svg:d="M601 300c0-166-134-300-300-300s-301 134-301 300 135 301 301 301 300-135 300-301z">
          <text:p/>
        </draw:path>
        <draw:path draw:style-name="gr103" draw:text-style-name="P7" draw:layer="layout" svg:width="0.451cm" svg:height="0.451cm" svg:x="14.446cm" svg:y="23.112cm" svg:viewBox="0 0 452 452" svg:d="M452 77c-103-103-271-103-375 0-103 104-103 272 0 375">
          <text:p/>
        </draw:path>
        <draw:path draw:style-name="gr104" draw:text-style-name="P7" draw:layer="layout" svg:width="0.452cm" svg:height="0.451cm" svg:x="14.523cm" svg:y="23.19cm" svg:viewBox="0 0 453 452" svg:d="M0 375c104 103 272 103 375 0 104-103 104-271 0-375">
          <text:p/>
        </draw:path>
        <draw:path draw:style-name="gr102" draw:text-style-name="P11" draw:layer="layout" svg:width="0.636cm" svg:height="0.636cm" svg:x="14.393cm" svg:y="22.336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599cm" svg:x="14.41cm" svg:y="22.354cm" svg:viewBox="0 0 601 600" svg:d="M601 301c0-166-134-301-300-301s-301 135-301 301c0 165 135 299 301 299s300-134 300-299z">
          <text:p/>
        </draw:path>
        <draw:path draw:style-name="gr103" draw:text-style-name="P7" draw:layer="layout" svg:width="0.451cm" svg:height="0.452cm" svg:x="14.446cm" svg:y="22.389cm" svg:viewBox="0 0 452 453" svg:d="M452 77c-103-103-271-103-375 0-103 104-103 271 0 376">
          <text:p/>
        </draw:path>
        <draw:path draw:style-name="gr104" draw:text-style-name="P7" draw:layer="layout" svg:width="0.452cm" svg:height="0.452cm" svg:x="14.523cm" svg:y="22.466cm" svg:viewBox="0 0 453 453" svg:d="M0 376c104 103 272 103 375 0 104-105 104-272 0-376">
          <text:p/>
        </draw:path>
        <draw:frame draw:style-name="gr7" draw:text-style-name="P5" draw:layer="layout" svg:width="2.428cm" svg:height="0.391cm" svg:x="1.746cm" svg:y="26.351cm">
          <draw:text-box>
            <text:p text:style-name="P1"><text:span text:style-name="T6">VA </text:span><text:span text:style-name="T6">Form </text:span><text:span text:style-name="T6">10-</text:span><text:span text:style-name="T6">10161</text:span></text:p>
          </draw:text-box>
        </draw:frame>
      </draw:page>
      <draw:page draw:name="page3" draw:style-name="dp1" draw:master-page-name="master-page44">
        <office:forms form:automatic-focus="false" form:apply-design-mode="false"/>
        <draw:frame draw:style-name="gr91" draw:text-style-name="P10" draw:layer="layout" svg:width="1.721cm" svg:height="0.48cm" svg:x="11.192cm" svg:y="1.722cm">
          <draw:text-box>
            <text:p text:style-name="P1"><text:span text:style-name="T8">Never </text:span><text:span text:style-name="T8">Met</text:span></text:p>
          </draw:text-box>
        </draw:frame>
        <draw:frame draw:style-name="gr92" draw:text-style-name="P10" draw:layer="layout" svg:width="1.869cm" svg:height="0.48cm" svg:x="14.937cm" svg:y="1.722cm">
          <draw:text-box>
            <text:p text:style-name="P1"><text:span text:style-name="T8">Alway</text:span><text:span text:style-name="T8">s Met</text:span></text:p>
          </draw:text-box>
        </draw:frame>
        <draw:line draw:style-name="gr93" draw:text-style-name="P7" draw:layer="layout" svg:x1="13.071cm" svg:y1="1.993cm" svg:x2="14.737cm" svg:y2="1.993cm">
          <text:p/>
        </draw:line>
        <draw:line draw:style-name="gr93" draw:text-style-name="P7" draw:layer="layout" svg:x1="13.071cm" svg:y1="1.953cm" svg:x2="13.071cm" svg:y2="2.032cm">
          <text:p/>
        </draw:line>
        <draw:polyline draw:style-name="gr93" draw:text-style-name="P7" draw:layer="layout" svg:width="0.122cm" svg:height="0.227cm" svg:x="14.615cm" svg:y="1.879cm" svg:viewBox="0 0 123 228" draw:points="0,0 123,115 0,228">
          <text:p/>
        </draw:polyline>
        <draw:polygon draw:style-name="gr81" draw:text-style-name="P9" draw:layer="layout" svg:width="18.097cm" svg:height="0.538cm" svg:x="1.746cm" svg:y="2.345cm" svg:viewBox="0 0 18098 539" draw:points="0,539 18098,539 18098,0 0,0">
          <text:p/>
        </draw:polygon>
        <draw:polygon draw:style-name="gr81" draw:text-style-name="P9" draw:layer="layout" svg:width="18.097cm" svg:height="0.537cm" svg:x="1.746cm" svg:y="4.145cm" svg:viewBox="0 0 18098 538" draw:points="0,538 18098,538 18098,0 0,0">
          <text:p/>
        </draw:polygon>
        <draw:polygon draw:style-name="gr81" draw:text-style-name="P9" draw:layer="layout" svg:width="18.097cm" svg:height="0.537cm" svg:x="1.746cm" svg:y="5.45cm" svg:viewBox="0 0 18098 538" draw:points="0,538 18098,538 18098,0 0,0">
          <text:p/>
        </draw:polygon>
        <draw:polygon draw:style-name="gr81" draw:text-style-name="P9" draw:layer="layout" svg:width="18.097cm" svg:height="0.538cm" svg:x="1.746cm" svg:y="6.755cm" svg:viewBox="0 0 18098 539" draw:points="0,539 18098,539 18098,0 0,0">
          <text:p/>
        </draw:polygon>
        <draw:frame draw:style-name="gr94" draw:text-style-name="P10" draw:layer="layout" svg:width="0.62cm" svg:height="0.48cm" svg:x="18.073cm" svg:y="1.722cm">
          <draw:text-box>
            <text:p text:style-name="P1"><text:span text:style-name="T8">N/A</text:span></text:p>
          </draw:text-box>
        </draw:frame>
        <draw:frame draw:style-name="gr9" draw:text-style-name="P2" draw:layer="layout" svg:width="0.405cm" svg:height="0.556cm" svg:x="1.746cm" svg:y="2.318cm">
          <draw:text-box>
            <text:p text:style-name="P1"><text:span text:style-name="T2">7.</text:span></text:p>
          </draw:text-box>
        </draw:frame>
        <draw:frame draw:style-name="gr105" draw:text-style-name="P2" draw:layer="layout" svg:width="6.064cm" svg:height="0.556cm" svg:x="2.381cm" svg:y="2.318cm">
          <draw:text-box>
            <text:p text:style-name="P1"><text:span text:style-name="T2">Elder </text:span><text:span text:style-name="T2">Heal</text:span><text:span text:style-name="T2">thcar</text:span><text:span text:style-name="T2">e </text:span><text:span text:style-name="T2">and </text:span><text:span text:style-name="T2">Reso</text:span><text:span text:style-name="T2">urce</text:span><text:span text:style-name="T2">s</text:span></text:p>
          </draw:text-box>
        </draw:frame>
        <draw:frame draw:style-name="gr85" draw:text-style-name="P2" draw:layer="layout" svg:width="5.082cm" svg:height="0.556cm" svg:x="11.906cm" svg:y="2.318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.318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2.971cm">
          <draw:text-box>
            <text:p text:style-name="P1"><text:span text:style-name="T2">8.</text:span></text:p>
          </draw:text-box>
        </draw:frame>
        <draw:frame draw:style-name="gr106" draw:text-style-name="P2" draw:layer="layout" svg:width="8.325cm" svg:height="0.556cm" svg:x="2.381cm" svg:y="2.971cm">
          <draw:text-box>
            <text:p text:style-name="P1"><text:span text:style-name="T2">Heal</text:span><text:span text:style-name="T2">th </text:span><text:span text:style-name="T2">and </text:span><text:span text:style-name="T2">Well</text:span><text:span text:style-name="T2">ness </text:span><text:span text:style-name="T2">(prev</text:span><text:span text:style-name="T2">entin</text:span><text:span text:style-name="T2">g </text:span><text:span text:style-name="T2">illnes</text:span><text:span text:style-name="T2">s </text:span><text:span text:style-name="T2">and</text:span></text:p>
          </draw:text-box>
        </draw:frame>
        <draw:frame draw:style-name="gr107" draw:text-style-name="P2" draw:layer="layout" svg:width="9.853cm" svg:height="0.556cm" svg:x="2.381cm" svg:y="3.465cm">
          <draw:text-box>
            <text:p text:style-name="P1"><text:span text:style-name="T2">prol</text:span><text:span text:style-name="T2">ongi</text:span><text:span text:style-name="T2">ng </text:span><text:span text:style-name="T2">life </text:span><text:span text:style-name="T2">thro</text:span><text:span text:style-name="T2">ugh </text:span><text:span text:style-name="T2">diet, </text:span><text:span text:style-name="T2">exer</text:span><text:span text:style-name="T2">cise </text:span><text:span text:style-name="T2">and </text:span><text:span text:style-name="T2">self </text:span><text:span text:style-name="T2">care) </text:span></text:p>
          </draw:text-box>
        </draw:frame>
        <draw:frame draw:style-name="gr9" draw:text-style-name="P2" draw:layer="layout" svg:width="0.405cm" svg:height="0.556cm" svg:x="11.906cm" svg:y="3.465cm">
          <draw:text-box>
            <text:p text:style-name="P1"><text:span text:style-name="T1">{</text:span></text:p>
          </draw:text-box>
        </draw:frame>
        <draw:frame draw:style-name="gr108" draw:text-style-name="P2" draw:layer="layout" svg:width="3.812cm" svg:height="0.556cm" svg:x="13.176cm" svg:y="3.465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3.465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4.117cm">
          <draw:text-box>
            <text:p text:style-name="P1"><text:span text:style-name="T2">9.</text:span></text:p>
          </draw:text-box>
        </draw:frame>
        <draw:frame draw:style-name="gr109" draw:text-style-name="P2" draw:layer="layout" svg:width="5.628cm" svg:height="0.556cm" svg:x="2.381cm" svg:y="4.117cm">
          <draw:text-box>
            <text:p text:style-name="P1"><text:span text:style-name="T2">Treat</text:span><text:span text:style-name="T2">men</text:span><text:span text:style-name="T2">t for </text:span><text:span text:style-name="T2">Dual </text:span><text:span text:style-name="T2">Diag</text:span><text:span text:style-name="T2">nosis</text:span></text:p>
          </draw:text-box>
        </draw:frame>
        <draw:frame draw:style-name="gr85" draw:text-style-name="P2" draw:layer="layout" svg:width="5.082cm" svg:height="0.556cm" svg:x="11.906cm" svg:y="4.117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4.117cm">
          <draw:text-box>
            <text:p text:style-name="P1"><text:span text:style-name="T1">{</text:span></text:p>
          </draw:text-box>
        </draw:frame>
        <draw:frame draw:style-name="gr110" draw:text-style-name="P2" draw:layer="layout" svg:width="4.257cm" svg:height="0.556cm" svg:x="1.746cm" svg:y="4.77cm">
          <draw:text-box>
            <text:p text:style-name="P1"><text:span text:style-name="T2">10. </text:span><text:span text:style-name="T2">Case </text:span><text:span text:style-name="T2">Man</text:span><text:span text:style-name="T2">age</text:span><text:span text:style-name="T2">men</text:span><text:span text:style-name="T2">t</text:span></text:p>
          </draw:text-box>
        </draw:frame>
        <draw:frame draw:style-name="gr85" draw:text-style-name="P2" draw:layer="layout" svg:width="5.082cm" svg:height="0.556cm" svg:x="11.906cm" svg:y="4.77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4.77cm">
          <draw:text-box>
            <text:p text:style-name="P1"><text:span text:style-name="T1">{</text:span></text:p>
          </draw:text-box>
        </draw:frame>
        <draw:frame draw:style-name="gr111" draw:text-style-name="P2" draw:layer="layout" svg:width="5.057cm" svg:height="0.556cm" svg:x="1.746cm" svg:y="5.422cm">
          <draw:text-box>
            <text:p text:style-name="P1"><text:span text:style-name="T2">11. </text:span><text:span text:style-name="T2">Milit</text:span><text:span text:style-name="T2">ary </text:span><text:span text:style-name="T2">Sexu</text:span><text:span text:style-name="T2">al </text:span><text:span text:style-name="T2">Trau</text:span><text:span text:style-name="T2">ma</text:span></text:p>
          </draw:text-box>
        </draw:frame>
        <draw:frame draw:style-name="gr85" draw:text-style-name="P2" draw:layer="layout" svg:width="5.082cm" svg:height="0.556cm" svg:x="11.906cm" svg:y="5.422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5.422cm">
          <draw:text-box>
            <text:p text:style-name="P1"><text:span text:style-name="T1">{</text:span></text:p>
          </draw:text-box>
        </draw:frame>
        <draw:frame draw:style-name="gr112" draw:text-style-name="P2" draw:layer="layout" svg:width="9.883cm" svg:height="0.556cm" svg:x="1.746cm" svg:y="6.075cm">
          <draw:text-box>
            <text:p text:style-name="P1"><text:span text:style-name="T2">12. </text:span><text:span text:style-name="T2">Gen</text:span><text:span text:style-name="T2">der </text:span><text:span text:style-name="T2">Speci</text:span><text:span text:style-name="T2">fic </text:span><text:span text:style-name="T2">Heal</text:span><text:span text:style-name="T2">th </text:span><text:span text:style-name="T2">Care </text:span><text:span text:style-name="T2">Provi</text:span><text:span text:style-name="T2">der </text:span><text:span text:style-name="T2">Avail</text:span><text:span text:style-name="T2">abilit</text:span><text:span text:style-name="T2">y</text:span></text:p>
          </draw:text-box>
        </draw:frame>
        <draw:frame draw:style-name="gr85" draw:text-style-name="P2" draw:layer="layout" svg:width="5.082cm" svg:height="0.556cm" svg:x="11.906cm" svg:y="6.075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6.075cm">
          <draw:text-box>
            <text:p text:style-name="P1"><text:span text:style-name="T1">{</text:span></text:p>
          </draw:text-box>
        </draw:frame>
        <draw:frame draw:style-name="gr113" draw:text-style-name="P2" draw:layer="layout" svg:width="2.923cm" svg:height="0.556cm" svg:x="1.746cm" svg:y="6.728cm">
          <draw:text-box>
            <text:p text:style-name="P1"><text:span text:style-name="T2">13. </text:span><text:span text:style-name="T2">Dent</text:span><text:span text:style-name="T2">al </text:span><text:span text:style-name="T2">Care</text:span></text:p>
          </draw:text-box>
        </draw:frame>
        <draw:frame draw:style-name="gr85" draw:text-style-name="P2" draw:layer="layout" svg:width="5.082cm" svg:height="0.556cm" svg:x="11.906cm" svg:y="6.728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6.728cm">
          <draw:text-box>
            <text:p text:style-name="P1"><text:span text:style-name="T1">{</text:span></text:p>
          </draw:text-box>
        </draw:frame>
        <draw:frame draw:style-name="gr114" draw:text-style-name="P2" draw:layer="layout" svg:width="9.307cm" svg:height="0.556cm" svg:x="2.403cm" svg:y="7.404cm">
          <draw:text-box>
            <text:p text:style-name="P1"><text:span text:style-name="T2">How </text:span><text:span text:style-name="T2">woul</text:span><text:span text:style-name="T2">d </text:span><text:span text:style-name="T2">you </text:span><text:span text:style-name="T2">desc</text:span><text:span text:style-name="T2">ribe </text:span><text:span text:style-name="T2">the </text:span><text:span text:style-name="T2">healt</text:span><text:span text:style-name="T2">h of </text:span><text:span text:style-name="T2">your </text:span><text:span text:style-name="T2">teet</text:span><text:span text:style-name="T2">h</text:span></text:p>
          </draw:text-box>
        </draw:frame>
        <draw:frame draw:style-name="gr115" draw:text-style-name="P2" draw:layer="layout" svg:width="2.085cm" svg:height="0.556cm" svg:x="2.403cm" svg:y="7.898cm">
          <draw:text-box>
            <text:p text:style-name="P1"><text:span text:style-name="T2">and </text:span><text:span text:style-name="T2">gum</text:span><text:span text:style-name="T2">s?</text:span></text:p>
          </draw:text-box>
        </draw:frame>
        <draw:frame draw:style-name="gr9" draw:text-style-name="P2" draw:layer="layout" svg:width="0.405cm" svg:height="0.556cm" svg:x="2.765cm" svg:y="8.551cm">
          <draw:text-box>
            <text:p text:style-name="P1"><text:span text:style-name="T2"><text:s/></text:span></text:p>
          </draw:text-box>
        </draw:frame>
        <draw:frame draw:style-name="gr116" draw:text-style-name="P2" draw:layer="layout" svg:width="1.962cm" svg:height="0.556cm" svg:x="2.403cm" svg:y="8.551cm">
          <draw:text-box>
            <text:p text:style-name="P1"><text:span text:style-name="T1">{</text:span><text:span text:style-name="T2"> Exc</text:span><text:span text:style-name="T2">ellen</text:span><text:span text:style-name="T2">t</text:span></text:p>
          </draw:text-box>
        </draw:frame>
        <draw:frame draw:style-name="gr9" draw:text-style-name="P2" draw:layer="layout" svg:width="0.405cm" svg:height="0.556cm" svg:x="2.765cm" svg:y="9.203cm">
          <draw:text-box>
            <text:p text:style-name="P1"><text:span text:style-name="T2"><text:s/></text:span></text:p>
          </draw:text-box>
        </draw:frame>
        <draw:frame draw:style-name="gr117" draw:text-style-name="P2" draw:layer="layout" svg:width="2.25cm" svg:height="0.556cm" svg:x="2.403cm" svg:y="9.203cm">
          <draw:text-box>
            <text:p text:style-name="P1"><text:span text:style-name="T1">{</text:span><text:span text:style-name="T2"> Ver</text:span><text:span text:style-name="T2">y </text:span><text:span text:style-name="T2">Goo</text:span><text:span text:style-name="T2">d</text:span></text:p>
          </draw:text-box>
        </draw:frame>
        <draw:frame draw:style-name="gr9" draw:text-style-name="P2" draw:layer="layout" svg:width="0.405cm" svg:height="0.556cm" svg:x="2.765cm" svg:y="9.856cm">
          <draw:text-box>
            <text:p text:style-name="P1"><text:span text:style-name="T2"><text:s/></text:span></text:p>
          </draw:text-box>
        </draw:frame>
        <draw:frame draw:style-name="gr48" draw:text-style-name="P2" draw:layer="layout" svg:width="1.297cm" svg:height="0.556cm" svg:x="2.403cm" svg:y="9.856cm">
          <draw:text-box>
            <text:p text:style-name="P1"><text:span text:style-name="T1">{</text:span><text:span text:style-name="T2"> Go</text:span><text:span text:style-name="T2">od</text:span></text:p>
          </draw:text-box>
        </draw:frame>
        <draw:frame draw:style-name="gr9" draw:text-style-name="P2" draw:layer="layout" svg:width="0.405cm" svg:height="0.556cm" svg:x="2.765cm" svg:y="10.509cm">
          <draw:text-box>
            <text:p text:style-name="P1"><text:span text:style-name="T2"><text:s/></text:span></text:p>
          </draw:text-box>
        </draw:frame>
        <draw:frame draw:style-name="gr118" draw:text-style-name="P2" draw:layer="layout" svg:width="0.971cm" svg:height="0.556cm" svg:x="2.403cm" svg:y="10.509cm">
          <draw:text-box>
            <text:p text:style-name="P1"><text:span text:style-name="T1">{</text:span><text:span text:style-name="T2"> Fair</text:span></text:p>
          </draw:text-box>
        </draw:frame>
        <draw:frame draw:style-name="gr9" draw:text-style-name="P2" draw:layer="layout" svg:width="0.405cm" svg:height="0.556cm" svg:x="2.765cm" svg:y="11.161cm">
          <draw:text-box>
            <text:p text:style-name="P1"><text:span text:style-name="T2"><text:s/></text:span></text:p>
          </draw:text-box>
        </draw:frame>
        <draw:polygon draw:style-name="gr81" draw:text-style-name="P9" draw:layer="layout" svg:width="18.097cm" svg:height="1.031cm" svg:x="1.746cm" svg:y="21.577cm" svg:viewBox="0 0 18098 1032" draw:points="0,1032 18098,1032 18098,0 0,0">
          <text:p/>
        </draw:polygon>
        <draw:polygon draw:style-name="gr81" draw:text-style-name="P9" draw:layer="layout" svg:width="18.097cm" svg:height="0.537cm" svg:x="1.746cm" svg:y="23.376cm" svg:viewBox="0 0 18098 538" draw:points="0,538 18098,538 18098,0 0,0">
          <text:p/>
        </draw:polygon>
        <draw:polygon draw:style-name="gr81" draw:text-style-name="P9" draw:layer="layout" svg:width="18.097cm" svg:height="1.032cm" svg:x="1.746cm" svg:y="24.681cm" svg:viewBox="0 0 18098 1033" draw:points="0,1033 18098,1033 18098,0 0,0">
          <text:p/>
        </draw:polygon>
        <draw:frame draw:style-name="gr119" draw:text-style-name="P2" draw:layer="layout" svg:width="1.162cm" svg:height="0.556cm" svg:x="2.403cm" svg:y="11.161cm">
          <draw:text-box>
            <text:p text:style-name="P1"><text:span text:style-name="T1">{</text:span><text:span text:style-name="T2"> Poo</text:span><text:span text:style-name="T2">r</text:span></text:p>
          </draw:text-box>
        </draw:frame>
        <draw:frame draw:style-name="gr120" draw:text-style-name="P2" draw:layer="layout" svg:width="3.418cm" svg:height="0.556cm" svg:x="1.746cm" svg:y="20.897cm">
          <draw:text-box>
            <text:p text:style-name="P1"><text:span text:style-name="T7">Lega</text:span><text:span text:style-name="T7">l</text:span><text:span text:style-name="T7"><text:tab/></text:span><text:span text:style-name="T7">Assi</text:span><text:span text:style-name="T7">stan</text:span><text:span text:style-name="T7">ce</text:span></text:p>
          </draw:text-box>
        </draw:frame>
        <draw:frame draw:style-name="gr9" draw:text-style-name="P2" draw:layer="layout" svg:width="0.405cm" svg:height="0.556cm" svg:x="1.746cm" svg:y="21.549cm">
          <draw:text-box>
            <text:p text:style-name="P1"><text:span text:style-name="T2">1.</text:span></text:p>
          </draw:text-box>
        </draw:frame>
        <draw:frame draw:style-name="gr121" draw:text-style-name="P2" draw:layer="layout" svg:width="6.526cm" svg:height="0.556cm" svg:x="2.381cm" svg:y="21.549cm">
          <draw:text-box>
            <text:p text:style-name="P1"><text:span text:style-name="T2">Lega</text:span><text:span text:style-name="T2">l </text:span><text:span text:style-name="T2">Assis</text:span><text:span text:style-name="T2">tanc</text:span><text:span text:style-name="T2">e to </text:span><text:span text:style-name="T2">Help </text:span><text:span text:style-name="T2">Rest</text:span><text:span text:style-name="T2">ore a</text:span></text:p>
          </draw:text-box>
        </draw:frame>
        <draw:frame draw:style-name="gr122" draw:text-style-name="P2" draw:layer="layout" svg:width="2.961cm" svg:height="0.556cm" svg:x="2.381cm" svg:y="22.043cm">
          <draw:text-box>
            <text:p text:style-name="P1"><text:span text:style-name="T2">Driv</text:span><text:span text:style-name="T2">er’s </text:span><text:span text:style-name="T2">Licen</text:span><text:span text:style-name="T2">se</text:span></text:p>
          </draw:text-box>
        </draw:frame>
        <draw:frame draw:style-name="gr85" draw:text-style-name="P2" draw:layer="layout" svg:width="5.082cm" svg:height="0.556cm" svg:x="11.906cm" svg:y="22.043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2.043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22.696cm">
          <draw:text-box>
            <text:p text:style-name="P1"><text:span text:style-name="T2">2.</text:span></text:p>
          </draw:text-box>
        </draw:frame>
        <draw:frame draw:style-name="gr123" draw:text-style-name="P2" draw:layer="layout" svg:width="4.362cm" svg:height="0.556cm" svg:x="2.381cm" svg:y="22.696cm">
          <draw:text-box>
            <text:p text:style-name="P1"><text:span text:style-name="T2">Fina</text:span><text:span text:style-name="T2">ncial </text:span><text:span text:style-name="T2">Guar</text:span><text:span text:style-name="T2">dian</text:span><text:span text:style-name="T2">ship</text:span></text:p>
          </draw:text-box>
        </draw:frame>
        <draw:frame draw:style-name="gr85" draw:text-style-name="P2" draw:layer="layout" svg:width="5.082cm" svg:height="0.556cm" svg:x="11.906cm" svg:y="22.696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2.696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23.348cm">
          <draw:text-box>
            <text:p text:style-name="P1"><text:span text:style-name="T2">3.</text:span></text:p>
          </draw:text-box>
        </draw:frame>
        <draw:frame draw:style-name="gr124" draw:text-style-name="P2" draw:layer="layout" svg:width="8.253cm" svg:height="0.556cm" svg:x="2.381cm" svg:y="23.348cm">
          <draw:text-box>
            <text:p text:style-name="P1"><text:span text:style-name="T2">Re-</text:span><text:span text:style-name="T2">Entry </text:span><text:span text:style-name="T2">Servi</text:span><text:span text:style-name="T2">ces </text:span><text:span text:style-name="T2">for </text:span><text:span text:style-name="T2">Incar</text:span><text:span text:style-name="T2">cerat</text:span><text:span text:style-name="T2">ed </text:span><text:span text:style-name="T2">Vete</text:span><text:span text:style-name="T2">rans</text:span></text:p>
          </draw:text-box>
        </draw:frame>
        <draw:frame draw:style-name="gr85" draw:text-style-name="P2" draw:layer="layout" svg:width="5.082cm" svg:height="0.556cm" svg:x="11.906cm" svg:y="23.348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3.348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24.001cm">
          <draw:text-box>
            <text:p text:style-name="P1"><text:span text:style-name="T2">4.</text:span></text:p>
          </draw:text-box>
        </draw:frame>
        <draw:frame draw:style-name="gr125" draw:text-style-name="P2" draw:layer="layout" svg:width="7.808cm" svg:height="0.556cm" svg:x="2.381cm" svg:y="24.001cm">
          <draw:text-box>
            <text:p text:style-name="P1"><text:span text:style-name="T2">Lega</text:span><text:span text:style-name="T2">l </text:span><text:span text:style-name="T2">Assis</text:span><text:span text:style-name="T2">tanc</text:span><text:span text:style-name="T2">e for </text:span><text:span text:style-name="T2">Child </text:span><text:span text:style-name="T2">Supp</text:span><text:span text:style-name="T2">ort </text:span><text:span text:style-name="T2">Issu</text:span><text:span text:style-name="T2">es</text:span></text:p>
          </draw:text-box>
        </draw:frame>
        <draw:frame draw:style-name="gr85" draw:text-style-name="P2" draw:layer="layout" svg:width="5.082cm" svg:height="0.556cm" svg:x="11.906cm" svg:y="24.001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4.001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24.654cm">
          <draw:text-box>
            <text:p text:style-name="P1"><text:span text:style-name="T2">5.</text:span></text:p>
          </draw:text-box>
        </draw:frame>
        <draw:frame draw:style-name="gr126" draw:text-style-name="P2" draw:layer="layout" svg:width="8.155cm" svg:height="0.556cm" svg:x="2.381cm" svg:y="24.654cm">
          <draw:text-box>
            <text:p text:style-name="P1"><text:span text:style-name="T2">Lega</text:span><text:span text:style-name="T2">l </text:span><text:span text:style-name="T2">Assis</text:span><text:span text:style-name="T2">tanc</text:span><text:span text:style-name="T2">e for </text:span><text:span text:style-name="T2">Outs</text:span><text:span text:style-name="T2">tandi</text:span><text:span text:style-name="T2">ng </text:span><text:span text:style-name="T2">Warr</text:span><text:span text:style-name="T2">ants</text:span></text:p>
          </draw:text-box>
        </draw:frame>
        <draw:frame draw:style-name="gr127" draw:text-style-name="P2" draw:layer="layout" svg:width="1.827cm" svg:height="0.556cm" svg:x="2.381cm" svg:y="25.148cm">
          <draw:text-box>
            <text:p text:style-name="P1"><text:span text:style-name="T2">and </text:span><text:span text:style-name="T2">Fines</text:span></text:p>
          </draw:text-box>
        </draw:frame>
        <draw:frame draw:style-name="gr85" draw:text-style-name="P2" draw:layer="layout" svg:width="5.082cm" svg:height="0.556cm" svg:x="11.906cm" svg:y="25.148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polygon draw:style-name="gr81" draw:text-style-name="P9" draw:layer="layout" svg:width="18.097cm" svg:height="0.538cm" svg:x="1.746cm" svg:y="12.951cm" svg:viewBox="0 0 18098 539" draw:points="0,539 18098,539 18098,0 0,0">
          <text:p/>
        </draw:polygon>
        <draw:polygon draw:style-name="gr81" draw:text-style-name="P9" draw:layer="layout" svg:width="18.097cm" svg:height="0.537cm" svg:x="1.746cm" svg:y="14.751cm" svg:viewBox="0 0 18098 538" draw:points="0,538 18098,538 18098,0 0,0">
          <text:p/>
        </draw:polygon>
        <draw:polygon draw:style-name="gr81" draw:text-style-name="P9" draw:layer="layout" svg:width="18.097cm" svg:height="0.537cm" svg:x="1.746cm" svg:y="16.056cm" svg:viewBox="0 0 18098 538" draw:points="0,538 18098,538 18098,0 0,0">
          <text:p/>
        </draw:polygon>
        <draw:polygon draw:style-name="gr81" draw:text-style-name="P9" draw:layer="layout" svg:width="18.097cm" svg:height="0.538cm" svg:x="1.746cm" svg:y="17.855cm" svg:viewBox="0 0 18098 539" draw:points="0,539 18098,539 18098,0 0,0">
          <text:p/>
        </draw:polygon>
        <draw:polygon draw:style-name="gr81" draw:text-style-name="P9" draw:layer="layout" svg:width="18.097cm" svg:height="0.538cm" svg:x="1.746cm" svg:y="19.16cm" svg:viewBox="0 0 18098 539" draw:points="0,539 18098,539 18098,0 0,0">
          <text:p/>
        </draw:polygon>
        <draw:frame draw:style-name="gr9" draw:text-style-name="P2" draw:layer="layout" svg:width="0.405cm" svg:height="0.556cm" svg:x="18.256cm" svg:y="25.148cm">
          <draw:text-box>
            <text:p text:style-name="P1"><text:span text:style-name="T1">{</text:span></text:p>
          </draw:text-box>
        </draw:frame>
        <draw:frame draw:style-name="gr128" draw:text-style-name="P2" draw:layer="layout" svg:width="5.463cm" svg:height="0.556cm" svg:x="1.746cm" svg:y="12.271cm">
          <draw:text-box>
            <text:p text:style-name="P1"><text:span text:style-name="T7">Inco</text:span><text:span text:style-name="T7">me/</text:span><text:span text:style-name="T7">Ben</text:span><text:span text:style-name="T7">efits</text:span><text:span text:style-name="T7"><text:tab/></text:span><text:span text:style-name="T7">Serv</text:span><text:span text:style-name="T7">ices</text:span></text:p>
          </draw:text-box>
        </draw:frame>
        <draw:frame draw:style-name="gr9" draw:text-style-name="P2" draw:layer="layout" svg:width="0.405cm" svg:height="0.556cm" svg:x="1.746cm" svg:y="12.924cm">
          <draw:text-box>
            <text:p text:style-name="P1"><text:span text:style-name="T2">1.</text:span></text:p>
          </draw:text-box>
        </draw:frame>
        <draw:frame draw:style-name="gr129" draw:text-style-name="P2" draw:layer="layout" svg:width="4.024cm" svg:height="0.556cm" svg:x="2.381cm" svg:y="12.924cm">
          <draw:text-box>
            <text:p text:style-name="P1"><text:span text:style-name="T2">VA </text:span><text:span text:style-name="T2">Disa</text:span><text:span text:style-name="T2">bility</text:span><text:span text:style-name="T2">/Pen</text:span><text:span text:style-name="T2">sion</text:span></text:p>
          </draw:text-box>
        </draw:frame>
        <draw:frame draw:style-name="gr85" draw:text-style-name="P2" draw:layer="layout" svg:width="5.082cm" svg:height="0.556cm" svg:x="11.906cm" svg:y="12.924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2.924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13.577cm">
          <draw:text-box>
            <text:p text:style-name="P1"><text:span text:style-name="T2">2.</text:span></text:p>
          </draw:text-box>
        </draw:frame>
        <draw:frame draw:style-name="gr130" draw:text-style-name="P2" draw:layer="layout" svg:width="7.592cm" svg:height="0.556cm" svg:x="2.381cm" svg:y="13.577cm">
          <draw:text-box>
            <text:p text:style-name="P1"><text:span text:style-name="T2">Supp</text:span><text:span text:style-name="T2">leme</text:span><text:span text:style-name="T2">ntal </text:span><text:span text:style-name="T2">Secu</text:span><text:span text:style-name="T2">rity </text:span><text:span text:style-name="T2">Inco</text:span><text:span text:style-name="T2">me </text:span><text:span text:style-name="T2">(SSI) </text:span><text:span text:style-name="T2">and</text:span></text:p>
          </draw:text-box>
        </draw:frame>
        <draw:frame draw:style-name="gr131" draw:text-style-name="P2" draw:layer="layout" svg:width="5.675cm" svg:height="0.556cm" svg:x="2.381cm" svg:y="14.07cm">
          <draw:text-box>
            <text:p text:style-name="P1"><text:span text:style-name="T2">Socia</text:span><text:span text:style-name="T2">l </text:span><text:span text:style-name="T2">Secu</text:span><text:span text:style-name="T2">rity </text:span><text:span text:style-name="T2">Disa</text:span><text:span text:style-name="T2">bility </text:span><text:span text:style-name="T2">(SSD)</text:span></text:p>
          </draw:text-box>
        </draw:frame>
        <draw:frame draw:style-name="gr85" draw:text-style-name="P2" draw:layer="layout" svg:width="5.082cm" svg:height="0.556cm" svg:x="11.906cm" svg:y="14.07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4.07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14.723cm">
          <draw:text-box>
            <text:p text:style-name="P1"><text:span text:style-name="T2">3.</text:span></text:p>
          </draw:text-box>
        </draw:frame>
        <draw:frame draw:style-name="gr53" draw:text-style-name="P2" draw:layer="layout" svg:width="6.907cm" svg:height="0.556cm" svg:x="2.381cm" svg:y="14.723cm">
          <draw:text-box>
            <text:p text:style-name="P1"><text:span text:style-name="T2">Mon</text:span><text:span text:style-name="T2">ey </text:span><text:span text:style-name="T2">Man</text:span><text:span text:style-name="T2">age</text:span><text:span text:style-name="T2">men</text:span><text:span text:style-name="T2">t and </text:span><text:span text:style-name="T2">Bud</text:span><text:span text:style-name="T2">getin</text:span><text:span text:style-name="T2">g</text:span></text:p>
          </draw:text-box>
        </draw:frame>
        <draw:frame draw:style-name="gr85" draw:text-style-name="P2" draw:layer="layout" svg:width="5.082cm" svg:height="0.556cm" svg:x="11.906cm" svg:y="14.723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4.723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15.376cm">
          <draw:text-box>
            <text:p text:style-name="P1"><text:span text:style-name="T2">4.</text:span></text:p>
          </draw:text-box>
        </draw:frame>
        <draw:frame draw:style-name="gr132" draw:text-style-name="P2" draw:layer="layout" svg:width="0.955cm" svg:height="0.556cm" svg:x="2.381cm" svg:y="15.376cm">
          <draw:text-box>
            <text:p text:style-name="P1"><text:span text:style-name="T2">Food</text:span></text:p>
          </draw:text-box>
        </draw:frame>
        <draw:frame draw:style-name="gr85" draw:text-style-name="P2" draw:layer="layout" svg:width="5.082cm" svg:height="0.556cm" svg:x="11.906cm" svg:y="15.376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5.376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16.028cm">
          <draw:text-box>
            <text:p text:style-name="P1"><text:span text:style-name="T2">5.</text:span></text:p>
          </draw:text-box>
        </draw:frame>
        <draw:frame draw:style-name="gr133" draw:text-style-name="P2" draw:layer="layout" svg:width="1.611cm" svg:height="0.556cm" svg:x="2.381cm" svg:y="16.028cm">
          <draw:text-box>
            <text:p text:style-name="P1"><text:span text:style-name="T2">Clot</text:span><text:span text:style-name="T2">hing</text:span></text:p>
          </draw:text-box>
        </draw:frame>
        <draw:frame draw:style-name="gr85" draw:text-style-name="P2" draw:layer="layout" svg:width="5.082cm" svg:height="0.556cm" svg:x="11.906cm" svg:y="16.028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6.028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16.681cm">
          <draw:text-box>
            <text:p text:style-name="P1"><text:span text:style-name="T2">6.</text:span></text:p>
          </draw:text-box>
        </draw:frame>
        <draw:frame draw:style-name="gr134" draw:text-style-name="P2" draw:layer="layout" svg:width="6.259cm" svg:height="0.556cm" svg:x="2.381cm" svg:y="16.681cm">
          <draw:text-box>
            <text:p text:style-name="P1"><text:span text:style-name="T2">Fami</text:span><text:span text:style-name="T2">ly </text:span><text:span text:style-name="T2">Reco</text:span><text:span text:style-name="T2">ncilia</text:span><text:span text:style-name="T2">tion </text:span><text:span text:style-name="T2">Assis</text:span><text:span text:style-name="T2">tanc</text:span><text:span text:style-name="T2">e/</text:span></text:p>
          </draw:text-box>
        </draw:frame>
        <draw:frame draw:style-name="gr135" draw:text-style-name="P2" draw:layer="layout" svg:width="3.482cm" svg:height="0.556cm" svg:x="2.381cm" svg:y="17.175cm">
          <draw:text-box>
            <text:p text:style-name="P1"><text:span text:style-name="T2">Fami</text:span><text:span text:style-name="T2">ly </text:span><text:span text:style-name="T2">Cou</text:span><text:span text:style-name="T2">nseli</text:span><text:span text:style-name="T2">ng</text:span></text:p>
          </draw:text-box>
        </draw:frame>
        <draw:frame draw:style-name="gr85" draw:text-style-name="P2" draw:layer="layout" svg:width="5.082cm" svg:height="0.556cm" svg:x="11.906cm" svg:y="17.175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7.175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17.828cm">
          <draw:text-box>
            <text:p text:style-name="P1"><text:span text:style-name="T2">7.</text:span></text:p>
          </draw:text-box>
        </draw:frame>
        <draw:frame draw:style-name="gr136" draw:text-style-name="P2" draw:layer="layout" svg:width="3.672cm" svg:height="0.556cm" svg:x="2.381cm" svg:y="17.828cm">
          <draw:text-box>
            <text:p text:style-name="P1"><text:span text:style-name="T2">Mov</text:span><text:span text:style-name="T2">e-In </text:span><text:span text:style-name="T2">Assis</text:span><text:span text:style-name="T2">tanc</text:span><text:span text:style-name="T2">e</text:span></text:p>
          </draw:text-box>
        </draw:frame>
        <draw:frame draw:style-name="gr85" draw:text-style-name="P2" draw:layer="layout" svg:width="5.082cm" svg:height="0.556cm" svg:x="11.906cm" svg:y="17.828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7.828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18.48cm">
          <draw:text-box>
            <text:p text:style-name="P1"><text:span text:style-name="T2">8.</text:span></text:p>
          </draw:text-box>
        </draw:frame>
        <draw:frame draw:style-name="gr137" draw:text-style-name="P2" draw:layer="layout" svg:width="3.215cm" svg:height="0.556cm" svg:x="2.381cm" svg:y="18.48cm">
          <draw:text-box>
            <text:p text:style-name="P1"><text:span text:style-name="T2">Utilit</text:span><text:span text:style-name="T2">y </text:span><text:span text:style-name="T2">Assis</text:span><text:span text:style-name="T2">tanc</text:span><text:span text:style-name="T2">e</text:span></text:p>
          </draw:text-box>
        </draw:frame>
        <draw:frame draw:style-name="gr85" draw:text-style-name="P2" draw:layer="layout" svg:width="5.082cm" svg:height="0.556cm" svg:x="11.906cm" svg:y="18.48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8.48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19.133cm">
          <draw:text-box>
            <text:p text:style-name="P1"><text:span text:style-name="T2">9.</text:span></text:p>
          </draw:text-box>
        </draw:frame>
        <draw:frame draw:style-name="gr138" draw:text-style-name="P2" draw:layer="layout" svg:width="2.855cm" svg:height="0.556cm" svg:x="2.381cm" svg:y="19.133cm">
          <draw:text-box>
            <text:p text:style-name="P1"><text:span text:style-name="T2">Tran</text:span><text:span text:style-name="T2">spor</text:span><text:span text:style-name="T2">tatio</text:span><text:span text:style-name="T2">n</text:span></text:p>
          </draw:text-box>
        </draw:frame>
        <draw:frame draw:style-name="gr85" draw:text-style-name="P2" draw:layer="layout" svg:width="5.082cm" svg:height="0.556cm" svg:x="11.906cm" svg:y="19.133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9.133cm">
          <draw:text-box>
            <text:p text:style-name="P1"><text:span text:style-name="T1">{</text:span></text:p>
          </draw:text-box>
        </draw:frame>
        <draw:frame draw:style-name="gr139" draw:text-style-name="P2" draw:layer="layout" svg:width="2.635cm" svg:height="0.556cm" svg:x="1.746cm" svg:y="19.785cm">
          <draw:text-box>
            <text:p text:style-name="P1"><text:span text:style-name="T2">10. </text:span><text:span text:style-name="T2">Child </text:span><text:span text:style-name="T2">Care</text:span></text:p>
          </draw:text-box>
        </draw:frame>
        <draw:frame draw:style-name="gr85" draw:text-style-name="P2" draw:layer="layout" svg:width="5.082cm" svg:height="0.556cm" svg:x="11.906cm" svg:y="19.785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9.785cm">
          <draw:text-box>
            <text:p text:style-name="P1"><text:span text:style-name="T1">{</text:span></text:p>
          </draw:text-box>
        </draw:frame>
        <draw:frame draw:style-name="gr91" draw:text-style-name="P10" draw:layer="layout" svg:width="1.721cm" svg:height="0.48cm" svg:x="11.192cm" svg:y="20.945cm">
          <draw:text-box>
            <text:p text:style-name="P1"><text:span text:style-name="T8">Never </text:span><text:span text:style-name="T8">Met</text:span></text:p>
          </draw:text-box>
        </draw:frame>
        <draw:frame draw:style-name="gr92" draw:text-style-name="P10" draw:layer="layout" svg:width="1.869cm" svg:height="0.48cm" svg:x="14.937cm" svg:y="20.945cm">
          <draw:text-box>
            <text:p text:style-name="P1"><text:span text:style-name="T8">Alway</text:span><text:span text:style-name="T8">s Met</text:span></text:p>
          </draw:text-box>
        </draw:frame>
        <draw:line draw:style-name="gr93" draw:text-style-name="P7" draw:layer="layout" svg:x1="13.071cm" svg:y1="21.216cm" svg:x2="14.737cm" svg:y2="21.216cm">
          <text:p/>
        </draw:line>
        <draw:line draw:style-name="gr93" draw:text-style-name="P7" draw:layer="layout" svg:x1="13.071cm" svg:y1="21.176cm" svg:x2="13.071cm" svg:y2="21.256cm">
          <text:p/>
        </draw:line>
        <draw:polyline draw:style-name="gr93" draw:text-style-name="P7" draw:layer="layout" svg:width="0.122cm" svg:height="0.228cm" svg:x="14.615cm" svg:y="21.102cm" svg:viewBox="0 0 123 229" draw:points="0,0 123,114 0,229">
          <text:p/>
        </draw:polyline>
        <draw:frame draw:style-name="gr94" draw:text-style-name="P10" draw:layer="layout" svg:width="0.62cm" svg:height="0.48cm" svg:x="18.073cm" svg:y="20.945cm">
          <draw:text-box>
            <text:p text:style-name="P1"><text:span text:style-name="T8">N/A</text:span></text:p>
          </draw:text-box>
        </draw:frame>
        <draw:frame draw:style-name="gr91" draw:text-style-name="P10" draw:layer="layout" svg:width="1.721cm" svg:height="0.48cm" svg:x="11.192cm" svg:y="12.321cm">
          <draw:text-box>
            <text:p text:style-name="P1"><text:span text:style-name="T8">Never </text:span><text:span text:style-name="T8">Met</text:span></text:p>
          </draw:text-box>
        </draw:frame>
        <draw:frame draw:style-name="gr92" draw:text-style-name="P10" draw:layer="layout" svg:width="1.869cm" svg:height="0.48cm" svg:x="14.937cm" svg:y="12.321cm">
          <draw:text-box>
            <text:p text:style-name="P1"><text:span text:style-name="T8">Alway</text:span><text:span text:style-name="T8">s Met</text:span></text:p>
          </draw:text-box>
        </draw:frame>
        <draw:line draw:style-name="gr93" draw:text-style-name="P7" draw:layer="layout" svg:x1="13.071cm" svg:y1="12.591cm" svg:x2="14.737cm" svg:y2="12.591cm">
          <text:p/>
        </draw:line>
        <draw:line draw:style-name="gr93" draw:text-style-name="P7" draw:layer="layout" svg:x1="13.071cm" svg:y1="12.552cm" svg:x2="13.071cm" svg:y2="12.631cm">
          <text:p/>
        </draw:line>
        <draw:polyline draw:style-name="gr93" draw:text-style-name="P7" draw:layer="layout" svg:width="0.122cm" svg:height="0.227cm" svg:x="14.615cm" svg:y="12.478cm" svg:viewBox="0 0 123 228" draw:points="0,0 123,113 0,228">
          <text:p/>
        </draw:polyline>
        <draw:frame draw:style-name="gr94" draw:text-style-name="P10" draw:layer="layout" svg:width="0.62cm" svg:height="0.48cm" svg:x="18.073cm" svg:y="12.321cm">
          <draw:text-box>
            <text:p text:style-name="P1"><text:span text:style-name="T8">N/A</text:span></text:p>
          </draw:text-box>
        </draw:frame>
        <draw:path draw:style-name="gr102" draw:text-style-name="P11" draw:layer="layout" svg:width="0.636cm" svg:height="0.635cm" svg:x="11.835cm" svg:y="2.325cm" svg:viewBox="0 0 637 636" svg:d="M637 318c0-175-142-318-318-318s-319 143-319 318 143 318 319 318 318-143 318-318z">
          <text:p/>
        </draw:path>
        <draw:path draw:style-name="gr57" draw:text-style-name="P7" draw:layer="layout" svg:width="0.6cm" svg:height="0.6cm" svg:x="11.853cm" svg:y="2.343cm" svg:viewBox="0 0 601 601" svg:d="M601 300c0-166-135-300-301-300s-300 134-300 300c0 167 134 301 300 301s301-134 301-301z">
          <text:p/>
        </draw:path>
        <draw:path draw:style-name="gr103" draw:text-style-name="P7" draw:layer="layout" svg:width="0.452cm" svg:height="0.451cm" svg:x="11.888cm" svg:y="2.378cm" svg:viewBox="0 0 453 452" svg:d="M453 77c-104-103-271-103-374 0-105 104-105 272 0 375">
          <text:p/>
        </draw:path>
        <draw:path draw:style-name="gr104" draw:text-style-name="P7" draw:layer="layout" svg:width="0.451cm" svg:height="0.452cm" svg:x="11.966cm" svg:y="2.456cm" svg:viewBox="0 0 452 453" svg:d="M0 375c103 104 270 104 374 0 104-103 104-271 0-375">
          <text:p/>
        </draw:path>
        <draw:path draw:style-name="gr102" draw:text-style-name="P11" draw:layer="layout" svg:width="0.636cm" svg:height="0.636cm" svg:x="11.835cm" svg:y="3.268cm" svg:viewBox="0 0 637 637" svg:d="M637 318c0-175-142-318-318-318s-319 143-319 318c0 176 143 319 319 319s318-143 318-319z">
          <text:p/>
        </draw:path>
        <draw:path draw:style-name="gr57" draw:text-style-name="P7" draw:layer="layout" svg:width="0.6cm" svg:height="0.6cm" svg:x="11.853cm" svg:y="3.285cm" svg:viewBox="0 0 601 601" svg:d="M601 301c0-166-135-301-301-301s-300 135-300 301 134 300 300 300 301-134 301-300z">
          <text:p/>
        </draw:path>
        <draw:path draw:style-name="gr103" draw:text-style-name="P7" draw:layer="layout" svg:width="0.452cm" svg:height="0.451cm" svg:x="11.888cm" svg:y="3.32cm" svg:viewBox="0 0 453 452" svg:d="M453 78c-104-104-271-104-374 0-105 103-105 271 0 374">
          <text:p/>
        </draw:path>
        <draw:path draw:style-name="gr104" draw:text-style-name="P7" draw:layer="layout" svg:width="0.451cm" svg:height="0.451cm" svg:x="11.966cm" svg:y="3.398cm" svg:viewBox="0 0 452 452" svg:d="M0 374c103 104 270 104 374 0 104-103 104-271 0-374">
          <text:p/>
        </draw:path>
        <draw:path draw:style-name="gr102" draw:text-style-name="P11" draw:layer="layout" svg:width="0.636cm" svg:height="0.636cm" svg:x="11.835cm" svg:y="4.18cm" svg:viewBox="0 0 637 637" svg:d="M637 319c0-176-142-319-318-319s-319 143-319 319 143 318 319 318 318-142 318-318z">
          <text:p/>
        </draw:path>
        <draw:path draw:style-name="gr57" draw:text-style-name="P7" draw:layer="layout" svg:width="0.6cm" svg:height="0.6cm" svg:x="11.853cm" svg:y="4.198cm" svg:viewBox="0 0 601 601" svg:d="M601 301c0-167-135-301-301-301s-300 134-300 301c0 165 134 300 300 300s301-135 301-300z">
          <text:p/>
        </draw:path>
        <draw:path draw:style-name="gr103" draw:text-style-name="P7" draw:layer="layout" svg:width="0.452cm" svg:height="0.452cm" svg:x="11.888cm" svg:y="4.233cm" svg:viewBox="0 0 453 453" svg:d="M453 79c-104-105-271-105-374 0-105 103-105 271 0 374">
          <text:p/>
        </draw:path>
        <draw:path draw:style-name="gr104" draw:text-style-name="P7" draw:layer="layout" svg:width="0.451cm" svg:height="0.451cm" svg:x="11.966cm" svg:y="4.311cm" svg:viewBox="0 0 452 452" svg:d="M0 374c103 104 270 104 374 0 104-103 104-271 0-374">
          <text:p/>
        </draw:path>
        <draw:path draw:style-name="gr102" draw:text-style-name="P11" draw:layer="layout" svg:width="0.635cm" svg:height="0.636cm" svg:x="11.835cm" svg:y="4.76cm" svg:viewBox="0 0 636 637" svg:d="M636 318c0-176-143-318-318-318-176 0-318 142-318 318 0 177 142 319 318 319 175 0 318-142 318-319z">
          <text:p/>
        </draw:path>
        <draw:path draw:style-name="gr57" draw:text-style-name="P7" draw:layer="layout" svg:width="0.6cm" svg:height="0.6cm" svg:x="11.853cm" svg:y="4.777cm" svg:viewBox="0 0 601 601" svg:d="M601 300c0-165-135-300-301-300s-300 135-300 300c0 167 134 301 300 301s301-134 301-301z">
          <text:p/>
        </draw:path>
        <draw:path draw:style-name="gr103" draw:text-style-name="P7" draw:layer="layout" svg:width="0.452cm" svg:height="0.451cm" svg:x="11.888cm" svg:y="4.813cm" svg:viewBox="0 0 453 452" svg:d="M453 77c-104-103-271-103-374 0-105 103-105 271 0 375">
          <text:p/>
        </draw:path>
        <draw:path draw:style-name="gr104" draw:text-style-name="P7" draw:layer="layout" svg:width="0.451cm" svg:height="0.452cm" svg:x="11.966cm" svg:y="4.89cm" svg:viewBox="0 0 452 453" svg:d="M0 375c103 104 270 104 374 0s104-272 0-375">
          <text:p/>
        </draw:path>
        <draw:path draw:style-name="gr102" draw:text-style-name="P11" draw:layer="layout" svg:width="0.636cm" svg:height="0.636cm" svg:x="11.799cm" svg:y="5.471cm" svg:viewBox="0 0 637 637" svg:d="M637 318c0-175-142-318-319-318-175 0-318 143-318 318 0 176 143 319 318 319 177 0 319-143 319-319z">
          <text:p/>
        </draw:path>
        <draw:path draw:style-name="gr57" draw:text-style-name="P7" draw:layer="layout" svg:width="0.6cm" svg:height="0.6cm" svg:x="11.816cm" svg:y="5.488cm" svg:viewBox="0 0 601 601" svg:d="M601 301c0-166-134-301-301-301-165 0-300 135-300 301s135 300 300 300c167 0 301-134 301-300z">
          <text:p/>
        </draw:path>
        <draw:path draw:style-name="gr103" draw:text-style-name="P7" draw:layer="layout" svg:width="0.451cm" svg:height="0.451cm" svg:x="11.852cm" svg:y="5.524cm" svg:viewBox="0 0 452 452" svg:d="M452 77c-103-103-270-103-375 0-103 104-103 272 0 375">
          <text:p/>
        </draw:path>
        <draw:path draw:style-name="gr104" draw:text-style-name="P7" draw:layer="layout" svg:width="0.453cm" svg:height="0.452cm" svg:x="11.929cm" svg:y="5.601cm" svg:viewBox="0 0 454 453" svg:d="M0 375c105 104 272 104 375 0 105-103 105-271 0-375">
          <text:p/>
        </draw:path>
        <draw:path draw:style-name="gr102" draw:text-style-name="P11" draw:layer="layout" svg:width="0.636cm" svg:height="0.636cm" svg:x="11.835cm" svg:y="6.271cm" svg:viewBox="0 0 637 637" svg:d="M637 318c0-176-142-318-318-318s-319 142-319 318 143 319 319 319 318-143 318-319z">
          <text:p/>
        </draw:path>
        <draw:path draw:style-name="gr57" draw:text-style-name="P7" draw:layer="layout" svg:width="0.6cm" svg:height="0.6cm" svg:x="11.853cm" svg:y="6.288cm" svg:viewBox="0 0 601 601" svg:d="M601 301c0-165-135-301-301-301s-300 136-300 301c0 166 134 300 300 300s301-134 301-300z">
          <text:p/>
        </draw:path>
        <draw:path draw:style-name="gr103" draw:text-style-name="P7" draw:layer="layout" svg:width="0.452cm" svg:height="0.451cm" svg:x="11.888cm" svg:y="6.324cm" svg:viewBox="0 0 453 452" svg:d="M453 77c-104-103-271-103-374 0-105 103-105 272 0 375">
          <text:p/>
        </draw:path>
        <draw:path draw:style-name="gr104" draw:text-style-name="P7" draw:layer="layout" svg:width="0.451cm" svg:height="0.452cm" svg:x="11.966cm" svg:y="6.401cm" svg:viewBox="0 0 452 453" svg:d="M0 375c103 104 270 104 374 0 104-103 104-272 0-375">
          <text:p/>
        </draw:path>
        <draw:path draw:style-name="gr102" draw:text-style-name="P11" draw:layer="layout" svg:width="0.636cm" svg:height="0.636cm" svg:x="11.835cm" svg:y="6.948cm" svg:viewBox="0 0 637 637" svg:d="M637 318c0-176-142-318-318-318s-319 142-319 318 143 319 319 319 318-143 318-319z">
          <text:p/>
        </draw:path>
        <draw:path draw:style-name="gr57" draw:text-style-name="P7" draw:layer="layout" svg:width="0.6cm" svg:height="0.6cm" svg:x="11.853cm" svg:y="6.965cm" svg:viewBox="0 0 601 601" svg:d="M601 300c0-165-135-300-301-300s-300 135-300 300c0 166 134 301 300 301s301-135 301-301z">
          <text:p/>
        </draw:path>
        <draw:path draw:style-name="gr103" draw:text-style-name="P7" draw:layer="layout" svg:width="0.452cm" svg:height="0.452cm" svg:x="11.888cm" svg:y="7.001cm" svg:viewBox="0 0 453 453" svg:d="M453 78c-104-104-271-104-374 0-105 104-105 271 0 375">
          <text:p/>
        </draw:path>
        <draw:path draw:style-name="gr104" draw:text-style-name="P7" draw:layer="layout" svg:width="0.451cm" svg:height="0.452cm" svg:x="11.966cm" svg:y="7.078cm" svg:viewBox="0 0 452 453" svg:d="M0 375c103 104 270 104 374 0s104-271 0-375">
          <text:p/>
        </draw:path>
        <draw:path draw:style-name="gr102" draw:text-style-name="P11" draw:layer="layout" svg:width="0.636cm" svg:height="0.635cm" svg:x="13.278cm" svg:y="2.325cm" svg:viewBox="0 0 637 636" svg:d="M637 318c0-175-143-318-319-318s-318 143-318 318 142 318 318 318 319-143 319-318z">
          <text:p/>
        </draw:path>
        <draw:path draw:style-name="gr57" draw:text-style-name="P7" draw:layer="layout" svg:width="0.6cm" svg:height="0.6cm" svg:x="13.295cm" svg:y="2.343cm" svg:viewBox="0 0 601 601" svg:d="M601 300c0-166-134-300-300-300s-301 134-301 300c0 167 135 301 301 301s300-134 300-301z">
          <text:p/>
        </draw:path>
        <draw:path draw:style-name="gr103" draw:text-style-name="P7" draw:layer="layout" svg:width="0.451cm" svg:height="0.451cm" svg:x="13.331cm" svg:y="2.378cm" svg:viewBox="0 0 452 452" svg:d="M452 77c-104-103-271-103-375 0-103 104-103 272 0 375">
          <text:p/>
        </draw:path>
        <draw:path draw:style-name="gr104" draw:text-style-name="P7" draw:layer="layout" svg:width="0.452cm" svg:height="0.452cm" svg:x="13.408cm" svg:y="2.456cm" svg:viewBox="0 0 453 453" svg:d="M0 375c104 104 271 104 375 0 104-103 104-271 0-375">
          <text:p/>
        </draw:path>
        <draw:path draw:style-name="gr102" draw:text-style-name="P11" draw:layer="layout" svg:width="0.636cm" svg:height="0.636cm" svg:x="13.278cm" svg:y="3.268cm" svg:viewBox="0 0 637 637" svg:d="M637 318c0-175-143-318-319-318s-318 143-318 318c0 176 142 319 318 319s319-143 319-319z">
          <text:p/>
        </draw:path>
        <draw:path draw:style-name="gr57" draw:text-style-name="P7" draw:layer="layout" svg:width="0.6cm" svg:height="0.6cm" svg:x="13.295cm" svg:y="3.285cm" svg:viewBox="0 0 601 601" svg:d="M601 301c0-166-134-301-300-301s-301 135-301 301 135 300 301 300 300-134 300-300z">
          <text:p/>
        </draw:path>
        <draw:path draw:style-name="gr103" draw:text-style-name="P7" draw:layer="layout" svg:width="0.451cm" svg:height="0.451cm" svg:x="13.331cm" svg:y="3.32cm" svg:viewBox="0 0 452 452" svg:d="M452 78c-104-104-271-104-375 0-103 103-103 271 0 374">
          <text:p/>
        </draw:path>
        <draw:path draw:style-name="gr104" draw:text-style-name="P7" draw:layer="layout" svg:width="0.452cm" svg:height="0.451cm" svg:x="13.408cm" svg:y="3.398cm" svg:viewBox="0 0 453 452" svg:d="M0 374c104 104 271 104 375 0 104-103 104-271 0-374">
          <text:p/>
        </draw:path>
        <draw:path draw:style-name="gr102" draw:text-style-name="P11" draw:layer="layout" svg:width="0.636cm" svg:height="0.636cm" svg:x="13.278cm" svg:y="4.18cm" svg:viewBox="0 0 637 637" svg:d="M637 319c0-176-143-319-319-319s-318 143-318 319 142 318 318 318 319-142 319-318z">
          <text:p/>
        </draw:path>
        <draw:path draw:style-name="gr57" draw:text-style-name="P7" draw:layer="layout" svg:width="0.6cm" svg:height="0.6cm" svg:x="13.295cm" svg:y="4.198cm" svg:viewBox="0 0 601 601" svg:d="M601 301c0-167-134-301-300-301s-301 134-301 301c0 165 135 300 301 300s300-135 300-300z">
          <text:p/>
        </draw:path>
        <draw:path draw:style-name="gr103" draw:text-style-name="P7" draw:layer="layout" svg:width="0.451cm" svg:height="0.452cm" svg:x="13.331cm" svg:y="4.233cm" svg:viewBox="0 0 452 453" svg:d="M452 79c-104-105-271-105-375 0-103 103-103 271 0 374">
          <text:p/>
        </draw:path>
        <draw:path draw:style-name="gr104" draw:text-style-name="P7" draw:layer="layout" svg:width="0.452cm" svg:height="0.451cm" svg:x="13.408cm" svg:y="4.311cm" svg:viewBox="0 0 453 452" svg:d="M0 374c104 104 271 104 375 0 104-103 104-271 0-374">
          <text:p/>
        </draw:path>
        <draw:path draw:style-name="gr102" draw:text-style-name="P11" draw:layer="layout" svg:width="0.636cm" svg:height="0.636cm" svg:x="13.296cm" svg:y="4.76cm" svg:viewBox="0 0 637 637" svg:d="M637 318c0-176-143-318-318-318-177 0-319 142-319 318 0 177 142 319 319 319 175 0 318-142 318-319z">
          <text:p/>
        </draw:path>
        <draw:path draw:style-name="gr57" draw:text-style-name="P7" draw:layer="layout" svg:width="0.599cm" svg:height="0.6cm" svg:x="13.314cm" svg:y="4.777cm" svg:viewBox="0 0 600 601" svg:d="M600 300c0-165-134-300-299-300-167 0-301 135-301 300 0 167 134 301 301 301 165 0 299-134 299-301z">
          <text:p/>
        </draw:path>
        <draw:path draw:style-name="gr103" draw:text-style-name="P7" draw:layer="layout" svg:width="0.452cm" svg:height="0.451cm" svg:x="13.349cm" svg:y="4.813cm" svg:viewBox="0 0 453 452" svg:d="M453 77c-105-103-272-103-376 0-103 103-103 271 0 375">
          <text:p/>
        </draw:path>
        <draw:path draw:style-name="gr104" draw:text-style-name="P7" draw:layer="layout" svg:width="0.452cm" svg:height="0.452cm" svg:x="13.426cm" svg:y="4.89cm" svg:viewBox="0 0 453 453" svg:d="M0 375c104 104 271 104 376 0 103-104 103-272 0-375">
          <text:p/>
        </draw:path>
        <draw:path draw:style-name="gr102" draw:text-style-name="P11" draw:layer="layout" svg:width="0.636cm" svg:height="0.636cm" svg:x="13.242cm" svg:y="5.471cm" svg:viewBox="0 0 637 637" svg:d="M637 318c0-175-144-318-319-318-176 0-318 143-318 318 0 176 142 319 318 319 175 0 319-143 319-319z">
          <text:p/>
        </draw:path>
        <draw:path draw:style-name="gr57" draw:text-style-name="P7" draw:layer="layout" svg:width="0.6cm" svg:height="0.6cm" svg:x="13.259cm" svg:y="5.488cm" svg:viewBox="0 0 601 601" svg:d="M601 301c0-166-134-301-300-301-167 0-301 135-301 301s134 300 301 300c166 0 300-134 300-300z">
          <text:p/>
        </draw:path>
        <draw:path draw:style-name="gr103" draw:text-style-name="P7" draw:layer="layout" svg:width="0.451cm" svg:height="0.451cm" svg:x="13.294cm" svg:y="5.524cm" svg:viewBox="0 0 452 452" svg:d="M452 77c-103-103-271-103-374 0-104 104-104 272 0 375">
          <text:p/>
        </draw:path>
        <draw:path draw:style-name="gr104" draw:text-style-name="P7" draw:layer="layout" svg:width="0.451cm" svg:height="0.452cm" svg:x="13.372cm" svg:y="5.601cm" svg:viewBox="0 0 452 453" svg:d="M0 375c103 104 271 104 374 0 104-103 104-271 0-375">
          <text:p/>
        </draw:path>
        <draw:path draw:style-name="gr102" draw:text-style-name="P11" draw:layer="layout" svg:width="0.636cm" svg:height="0.636cm" svg:x="13.278cm" svg:y="6.271cm" svg:viewBox="0 0 637 637" svg:d="M637 318c0-176-143-318-319-318s-318 142-318 318 142 319 318 319 319-143 319-319z">
          <text:p/>
        </draw:path>
        <draw:path draw:style-name="gr57" draw:text-style-name="P7" draw:layer="layout" svg:width="0.6cm" svg:height="0.6cm" svg:x="13.295cm" svg:y="6.288cm" svg:viewBox="0 0 601 601" svg:d="M601 301c0-165-134-301-300-301s-301 136-301 301c0 166 135 300 301 300s300-134 300-300z">
          <text:p/>
        </draw:path>
        <draw:path draw:style-name="gr103" draw:text-style-name="P7" draw:layer="layout" svg:width="0.451cm" svg:height="0.451cm" svg:x="13.331cm" svg:y="6.324cm" svg:viewBox="0 0 452 452" svg:d="M452 77c-104-103-271-103-375 0-103 103-103 272 0 375">
          <text:p/>
        </draw:path>
        <draw:path draw:style-name="gr104" draw:text-style-name="P7" draw:layer="layout" svg:width="0.452cm" svg:height="0.452cm" svg:x="13.408cm" svg:y="6.401cm" svg:viewBox="0 0 453 453" svg:d="M0 375c104 104 271 104 375 0 104-103 104-272 0-375">
          <text:p/>
        </draw:path>
        <draw:path draw:style-name="gr102" draw:text-style-name="P11" draw:layer="layout" svg:width="0.636cm" svg:height="0.636cm" svg:x="13.278cm" svg:y="6.948cm" svg:viewBox="0 0 637 637" svg:d="M637 318c0-176-143-318-319-318s-318 142-318 318 142 319 318 319 319-143 319-319z">
          <text:p/>
        </draw:path>
        <draw:path draw:style-name="gr57" draw:text-style-name="P7" draw:layer="layout" svg:width="0.6cm" svg:height="0.6cm" svg:x="13.295cm" svg:y="6.965cm" svg:viewBox="0 0 601 601" svg:d="M601 300c0-165-134-300-300-300s-301 135-301 300c0 166 135 301 301 301s300-135 300-301z">
          <text:p/>
        </draw:path>
        <draw:path draw:style-name="gr103" draw:text-style-name="P7" draw:layer="layout" svg:width="0.451cm" svg:height="0.452cm" svg:x="13.331cm" svg:y="7.001cm" svg:viewBox="0 0 452 453" svg:d="M452 78c-104-104-271-104-375 0-103 104-103 271 0 375">
          <text:p/>
        </draw:path>
        <draw:path draw:style-name="gr104" draw:text-style-name="P7" draw:layer="layout" svg:width="0.452cm" svg:height="0.452cm" svg:x="13.408cm" svg:y="7.078cm" svg:viewBox="0 0 453 453" svg:d="M0 375c104 104 271 104 375 0s104-271 0-375">
          <text:p/>
        </draw:path>
        <draw:path draw:style-name="gr102" draw:text-style-name="P11" draw:layer="layout" svg:width="0.636cm" svg:height="0.636cm" svg:x="14.514cm" svg:y="6.948cm" svg:viewBox="0 0 637 637" svg:d="M637 318c0-176-143-318-318-318-176 0-319 142-319 318s143 319 319 319c175 0 318-143 318-319z">
          <text:p/>
        </draw:path>
        <draw:path draw:style-name="gr57" draw:text-style-name="P7" draw:layer="layout" svg:width="0.6cm" svg:height="0.6cm" svg:x="14.532cm" svg:y="6.965cm" svg:viewBox="0 0 601 601" svg:d="M601 300c0-165-134-300-300-300-167 0-301 135-301 300 0 166 134 301 301 301 166 0 300-135 300-301z">
          <text:p/>
        </draw:path>
        <draw:path draw:style-name="gr103" draw:text-style-name="P7" draw:layer="layout" svg:width="0.451cm" svg:height="0.452cm" svg:x="14.567cm" svg:y="7.001cm" svg:viewBox="0 0 452 453" svg:d="M452 78c-103-104-271-104-375 0-103 104-103 271 0 375">
          <text:p/>
        </draw:path>
        <draw:path draw:style-name="gr104" draw:text-style-name="P7" draw:layer="layout" svg:width="0.452cm" svg:height="0.452cm" svg:x="14.645cm" svg:y="7.078cm" svg:viewBox="0 0 453 453" svg:d="M0 375c104 104 272 104 375 0 104-104 104-271 0-375">
          <text:p/>
        </draw:path>
        <draw:path draw:style-name="gr102" draw:text-style-name="P11" draw:layer="layout" svg:width="0.636cm" svg:height="0.636cm" svg:x="15.81cm" svg:y="6.948cm" svg:viewBox="0 0 637 637" svg:d="M637 318c0-176-143-318-319-318s-318 142-318 318 142 319 318 319 319-143 319-319z">
          <text:p/>
        </draw:path>
        <draw:path draw:style-name="gr57" draw:text-style-name="P7" draw:layer="layout" svg:width="0.599cm" svg:height="0.6cm" svg:x="15.828cm" svg:y="6.965cm" svg:viewBox="0 0 600 601" svg:d="M600 300c0-165-134-300-300-300-165 0-300 135-300 300 0 166 135 301 300 301 166 0 300-135 300-301z">
          <text:p/>
        </draw:path>
        <draw:path draw:style-name="gr103" draw:text-style-name="P7" draw:layer="layout" svg:width="0.451cm" svg:height="0.452cm" svg:x="15.863cm" svg:y="7.001cm" svg:viewBox="0 0 452 453" svg:d="M452 78c-103-104-270-104-375 0-103 104-103 271 0 375">
          <text:p/>
        </draw:path>
        <draw:path draw:style-name="gr104" draw:text-style-name="P7" draw:layer="layout" svg:width="0.452cm" svg:height="0.452cm" svg:x="15.94cm" svg:y="7.078cm" svg:viewBox="0 0 453 453" svg:d="M0 375c105 104 272 104 375 0 104-104 104-271 0-375">
          <text:p/>
        </draw:path>
        <draw:path draw:style-name="gr102" draw:text-style-name="P11" draw:layer="layout" svg:width="0.636cm" svg:height="0.636cm" svg:x="18.106cm" svg:y="6.948cm" svg:viewBox="0 0 637 637" svg:d="M637 318c0-176-142-318-318-318s-319 142-319 318 143 319 319 319 318-143 318-319z">
          <text:p/>
        </draw:path>
        <draw:path draw:style-name="gr57" draw:text-style-name="P7" draw:layer="layout" svg:width="0.6cm" svg:height="0.6cm" svg:x="18.124cm" svg:y="6.965cm" svg:viewBox="0 0 601 601" svg:d="M601 300c0-165-135-300-300-300-167 0-301 135-301 300 0 166 134 301 301 301 165 0 300-135 300-301z">
          <text:p/>
        </draw:path>
        <draw:path draw:style-name="gr103" draw:text-style-name="P7" draw:layer="layout" svg:width="0.452cm" svg:height="0.452cm" svg:x="18.159cm" svg:y="7.001cm" svg:viewBox="0 0 453 453" svg:d="M453 78c-103-104-271-104-375 0s-104 271 0 375">
          <text:p/>
        </draw:path>
        <draw:path draw:style-name="gr104" draw:text-style-name="P7" draw:layer="layout" svg:width="0.451cm" svg:height="0.452cm" svg:x="18.237cm" svg:y="7.078cm" svg:viewBox="0 0 452 453" svg:d="M0 375c104 104 272 104 375 0s103-271 0-375">
          <text:p/>
        </draw:path>
        <draw:path draw:style-name="gr102" draw:text-style-name="P11" draw:layer="layout" svg:width="0.636cm" svg:height="0.636cm" svg:x="18.106cm" svg:y="6.271cm" svg:viewBox="0 0 637 637" svg:d="M637 318c0-176-142-318-318-318s-319 142-319 318 143 319 319 319 318-143 318-319z">
          <text:p/>
        </draw:path>
        <draw:path draw:style-name="gr57" draw:text-style-name="P7" draw:layer="layout" svg:width="0.6cm" svg:height="0.6cm" svg:x="18.124cm" svg:y="6.288cm" svg:viewBox="0 0 601 601" svg:d="M601 301c0-165-135-301-300-301-167 0-301 136-301 301 0 166 134 300 301 300 165 0 300-134 300-300z">
          <text:p/>
        </draw:path>
        <draw:path draw:style-name="gr103" draw:text-style-name="P7" draw:layer="layout" svg:width="0.452cm" svg:height="0.451cm" svg:x="18.159cm" svg:y="6.324cm" svg:viewBox="0 0 453 452" svg:d="M453 77c-103-103-271-103-375 0s-104 272 0 375">
          <text:p/>
        </draw:path>
        <draw:path draw:style-name="gr104" draw:text-style-name="P7" draw:layer="layout" svg:width="0.451cm" svg:height="0.452cm" svg:x="18.237cm" svg:y="6.401cm" svg:viewBox="0 0 452 453" svg:d="M0 375c104 104 272 104 375 0 103-103 103-272 0-375">
          <text:p/>
        </draw:path>
        <draw:path draw:style-name="gr102" draw:text-style-name="P11" draw:layer="layout" svg:width="0.636cm" svg:height="0.636cm" svg:x="18.07cm" svg:y="5.471cm" svg:viewBox="0 0 637 637" svg:d="M637 318c0-175-142-318-318-318-177 0-319 143-319 318 0 176 142 319 319 319 176 0 318-143 318-319z">
          <text:p/>
        </draw:path>
        <draw:path draw:style-name="gr57" draw:text-style-name="P7" draw:layer="layout" svg:width="0.599cm" svg:height="0.6cm" svg:x="18.088cm" svg:y="5.488cm" svg:viewBox="0 0 600 601" svg:d="M600 301c0-166-134-301-299-301-167 0-301 135-301 301s134 300 301 300c165 0 299-134 299-300z">
          <text:p/>
        </draw:path>
        <draw:path draw:style-name="gr103" draw:text-style-name="P7" draw:layer="layout" svg:width="0.452cm" svg:height="0.451cm" svg:x="18.123cm" svg:y="5.524cm" svg:viewBox="0 0 453 452" svg:d="M453 77c-104-103-271-103-376 0-103 104-103 272 0 375">
          <text:p/>
        </draw:path>
        <draw:path draw:style-name="gr104" draw:text-style-name="P7" draw:layer="layout" svg:width="0.452cm" svg:height="0.452cm" svg:x="18.2cm" svg:y="5.601cm" svg:viewBox="0 0 453 453" svg:d="M0 375c105 104 272 104 376 0 103-103 103-271 0-375">
          <text:p/>
        </draw:path>
        <draw:path draw:style-name="gr102" draw:text-style-name="P11" draw:layer="layout" svg:width="0.636cm" svg:height="0.636cm" svg:x="18.125cm" svg:y="4.76cm" svg:viewBox="0 0 637 637" svg:d="M637 318c0-176-143-318-319-318-175 0-318 142-318 318 0 177 143 319 318 319 176 0 319-142 319-319z">
          <text:p/>
        </draw:path>
        <draw:path draw:style-name="gr57" draw:text-style-name="P7" draw:layer="layout" svg:width="0.6cm" svg:height="0.6cm" svg:x="18.142cm" svg:y="4.777cm" svg:viewBox="0 0 601 601" svg:d="M601 300c0-165-134-300-300-300s-301 135-301 300c0 167 135 301 301 301s300-134 300-301z">
          <text:p/>
        </draw:path>
        <draw:path draw:style-name="gr103" draw:text-style-name="P7" draw:layer="layout" svg:width="0.451cm" svg:height="0.451cm" svg:x="18.177cm" svg:y="4.813cm" svg:viewBox="0 0 452 452" svg:d="M452 77c-103-103-271-103-375 0-103 103-103 271 0 375">
          <text:p/>
        </draw:path>
        <draw:path draw:style-name="gr104" draw:text-style-name="P7" draw:layer="layout" svg:width="0.452cm" svg:height="0.452cm" svg:x="18.255cm" svg:y="4.89cm" svg:viewBox="0 0 453 453" svg:d="M0 375c104 104 272 104 375 0 104-104 104-272 0-375">
          <text:p/>
        </draw:path>
        <draw:path draw:style-name="gr102" draw:text-style-name="P11" draw:layer="layout" svg:width="0.636cm" svg:height="0.636cm" svg:x="18.106cm" svg:y="4.18cm" svg:viewBox="0 0 637 637" svg:d="M637 319c0-176-142-319-318-319s-319 143-319 319 143 318 319 318 318-142 318-318z">
          <text:p/>
        </draw:path>
        <draw:path draw:style-name="gr57" draw:text-style-name="P7" draw:layer="layout" svg:width="0.6cm" svg:height="0.6cm" svg:x="18.124cm" svg:y="4.198cm" svg:viewBox="0 0 601 601" svg:d="M601 301c0-167-135-301-300-301-167 0-301 134-301 301 0 165 134 300 301 300 165 0 300-135 300-300z">
          <text:p/>
        </draw:path>
        <draw:path draw:style-name="gr103" draw:text-style-name="P7" draw:layer="layout" svg:width="0.452cm" svg:height="0.452cm" svg:x="18.159cm" svg:y="4.233cm" svg:viewBox="0 0 453 453" svg:d="M453 79c-103-105-271-105-375 0-104 103-104 271 0 374">
          <text:p/>
        </draw:path>
        <draw:path draw:style-name="gr104" draw:text-style-name="P7" draw:layer="layout" svg:width="0.451cm" svg:height="0.451cm" svg:x="18.237cm" svg:y="4.311cm" svg:viewBox="0 0 452 452" svg:d="M0 374c104 104 272 104 375 0 103-103 103-271 0-374">
          <text:p/>
        </draw:path>
        <draw:path draw:style-name="gr102" draw:text-style-name="P11" draw:layer="layout" svg:width="0.636cm" svg:height="0.636cm" svg:x="18.052cm" svg:y="3.268cm" svg:viewBox="0 0 637 637" svg:d="M637 318c0-175-142-318-319-318-176 0-318 143-318 318 0 176 142 319 318 319 177 0 319-143 319-319z">
          <text:p/>
        </draw:path>
        <draw:path draw:style-name="gr57" draw:text-style-name="P7" draw:layer="layout" svg:width="0.6cm" svg:height="0.6cm" svg:x="18.069cm" svg:y="3.285cm" svg:viewBox="0 0 601 601" svg:d="M601 301c0-166-134-301-300-301s-301 135-301 301 135 300 301 300 300-134 300-300z">
          <text:p/>
        </draw:path>
        <draw:path draw:style-name="gr103" draw:text-style-name="P7" draw:layer="layout" svg:width="0.451cm" svg:height="0.451cm" svg:x="18.105cm" svg:y="3.32cm" svg:viewBox="0 0 452 452" svg:d="M452 78c-103-104-270-104-375 0-103 103-103 271 0 374">
          <text:p/>
        </draw:path>
        <draw:path draw:style-name="gr104" draw:text-style-name="P7" draw:layer="layout" svg:width="0.452cm" svg:height="0.451cm" svg:x="18.182cm" svg:y="3.398cm" svg:viewBox="0 0 453 452" svg:d="M0 374c105 104 272 104 375 0 104-103 104-271 0-374">
          <text:p/>
        </draw:path>
        <draw:path draw:style-name="gr102" draw:text-style-name="P11" draw:layer="layout" svg:width="0.636cm" svg:height="0.635cm" svg:x="18.106cm" svg:y="2.325cm" svg:viewBox="0 0 637 636" svg:d="M637 318c0-175-142-318-318-318s-319 143-319 318 143 318 319 318 318-143 318-318z">
          <text:p/>
        </draw:path>
        <draw:path draw:style-name="gr57" draw:text-style-name="P7" draw:layer="layout" svg:width="0.6cm" svg:height="0.6cm" svg:x="18.124cm" svg:y="2.343cm" svg:viewBox="0 0 601 601" svg:d="M601 300c0-166-135-300-300-300-167 0-301 134-301 300 0 167 134 301 301 301 165 0 300-134 300-301z">
          <text:p/>
        </draw:path>
        <draw:path draw:style-name="gr103" draw:text-style-name="P7" draw:layer="layout" svg:width="0.452cm" svg:height="0.451cm" svg:x="18.159cm" svg:y="2.378cm" svg:viewBox="0 0 453 452" svg:d="M453 77c-103-103-271-103-375 0-104 104-104 272 0 375">
          <text:p/>
        </draw:path>
        <draw:path draw:style-name="gr104" draw:text-style-name="P7" draw:layer="layout" svg:width="0.451cm" svg:height="0.452cm" svg:x="18.237cm" svg:y="2.456cm" svg:viewBox="0 0 452 453" svg:d="M0 375c104 104 272 104 375 0 103-103 103-271 0-375">
          <text:p/>
        </draw:path>
        <draw:path draw:style-name="gr102" draw:text-style-name="P11" draw:layer="layout" svg:width="0.636cm" svg:height="0.636cm" svg:x="15.81cm" svg:y="6.271cm" svg:viewBox="0 0 637 637" svg:d="M637 318c0-176-143-318-319-318s-318 142-318 318 142 319 318 319 319-143 319-319z">
          <text:p/>
        </draw:path>
        <draw:path draw:style-name="gr57" draw:text-style-name="P7" draw:layer="layout" svg:width="0.599cm" svg:height="0.6cm" svg:x="15.828cm" svg:y="6.288cm" svg:viewBox="0 0 600 601" svg:d="M600 301c0-165-134-301-300-301-165 0-300 136-300 301 0 166 135 300 300 300 166 0 300-134 300-300z">
          <text:p/>
        </draw:path>
        <draw:path draw:style-name="gr103" draw:text-style-name="P7" draw:layer="layout" svg:width="0.451cm" svg:height="0.451cm" svg:x="15.863cm" svg:y="6.324cm" svg:viewBox="0 0 452 452" svg:d="M452 77c-103-103-270-103-375 0-103 103-103 272 0 375">
          <text:p/>
        </draw:path>
        <draw:path draw:style-name="gr104" draw:text-style-name="P7" draw:layer="layout" svg:width="0.452cm" svg:height="0.452cm" svg:x="15.94cm" svg:y="6.401cm" svg:viewBox="0 0 453 453" svg:d="M0 375c105 104 272 104 375 0 104-103 104-272 0-375">
          <text:p/>
        </draw:path>
        <draw:path draw:style-name="gr102" draw:text-style-name="P11" draw:layer="layout" svg:width="0.636cm" svg:height="0.636cm" svg:x="15.774cm" svg:y="5.471cm" svg:viewBox="0 0 637 637" svg:d="M637 318c0-175-144-318-319-318-176 0-318 143-318 318 0 176 142 319 318 319 175 0 319-143 319-319z">
          <text:p/>
        </draw:path>
        <draw:path draw:style-name="gr57" draw:text-style-name="P7" draw:layer="layout" svg:width="0.6cm" svg:height="0.6cm" svg:x="15.791cm" svg:y="5.488cm" svg:viewBox="0 0 601 601" svg:d="M601 301c0-166-134-301-300-301s-301 135-301 301 135 300 301 300 300-134 300-300z">
          <text:p/>
        </draw:path>
        <draw:path draw:style-name="gr103" draw:text-style-name="P7" draw:layer="layout" svg:width="0.451cm" svg:height="0.451cm" svg:x="15.826cm" svg:y="5.524cm" svg:viewBox="0 0 452 452" svg:d="M452 77c-103-103-272-103-375 0-103 104-103 272 0 375">
          <text:p/>
        </draw:path>
        <draw:path draw:style-name="gr104" draw:text-style-name="P7" draw:layer="layout" svg:width="0.451cm" svg:height="0.452cm" svg:x="15.904cm" svg:y="5.601cm" svg:viewBox="0 0 452 453" svg:d="M0 375c103 104 272 104 375 0 103-103 103-271 0-375">
          <text:p/>
        </draw:path>
        <draw:path draw:style-name="gr102" draw:text-style-name="P11" draw:layer="layout" svg:width="0.636cm" svg:height="0.636cm" svg:x="15.828cm" svg:y="4.76cm" svg:viewBox="0 0 637 637" svg:d="M637 318c0-176-143-318-318-318-177 0-319 142-319 318 0 177 142 319 319 319 175 0 318-142 318-319z">
          <text:p/>
        </draw:path>
        <draw:path draw:style-name="gr57" draw:text-style-name="P7" draw:layer="layout" svg:width="0.599cm" svg:height="0.6cm" svg:x="15.846cm" svg:y="4.777cm" svg:viewBox="0 0 600 601" svg:d="M600 300c0-165-134-300-299-300-166 0-301 135-301 300 0 167 135 301 301 301 165 0 299-134 299-301z">
          <text:p/>
        </draw:path>
        <draw:path draw:style-name="gr103" draw:text-style-name="P7" draw:layer="layout" svg:width="0.452cm" svg:height="0.451cm" svg:x="15.881cm" svg:y="4.813cm" svg:viewBox="0 0 453 452" svg:d="M453 77c-104-103-271-103-376 0-103 103-103 271 0 375">
          <text:p/>
        </draw:path>
        <draw:path draw:style-name="gr104" draw:text-style-name="P7" draw:layer="layout" svg:width="0.452cm" svg:height="0.452cm" svg:x="15.958cm" svg:y="4.89cm" svg:viewBox="0 0 453 453" svg:d="M0 375c105 104 272 104 376 0 103-104 103-272 0-375">
          <text:p/>
        </draw:path>
        <draw:path draw:style-name="gr102" draw:text-style-name="P11" draw:layer="layout" svg:width="0.636cm" svg:height="0.636cm" svg:x="15.81cm" svg:y="4.18cm" svg:viewBox="0 0 637 637" svg:d="M637 319c0-176-143-319-319-319s-318 143-318 319 142 318 318 318 319-142 319-318z">
          <text:p/>
        </draw:path>
        <draw:path draw:style-name="gr57" draw:text-style-name="P7" draw:layer="layout" svg:width="0.599cm" svg:height="0.6cm" svg:x="15.828cm" svg:y="4.198cm" svg:viewBox="0 0 600 601" svg:d="M600 301c0-167-134-301-300-301-165 0-300 134-300 301 0 165 135 300 300 300 166 0 300-135 300-300z">
          <text:p/>
        </draw:path>
        <draw:path draw:style-name="gr103" draw:text-style-name="P7" draw:layer="layout" svg:width="0.451cm" svg:height="0.452cm" svg:x="15.863cm" svg:y="4.233cm" svg:viewBox="0 0 452 453" svg:d="M452 79c-103-105-270-105-375 0-103 103-103 271 0 374">
          <text:p/>
        </draw:path>
        <draw:path draw:style-name="gr104" draw:text-style-name="P7" draw:layer="layout" svg:width="0.452cm" svg:height="0.451cm" svg:x="15.94cm" svg:y="4.311cm" svg:viewBox="0 0 453 452" svg:d="M0 374c105 104 272 104 375 0 104-103 104-271 0-374">
          <text:p/>
        </draw:path>
        <draw:path draw:style-name="gr102" draw:text-style-name="P11" draw:layer="layout" svg:width="0.636cm" svg:height="0.636cm" svg:x="15.81cm" svg:y="3.268cm" svg:viewBox="0 0 637 637" svg:d="M637 318c0-175-143-318-319-318s-318 143-318 318c0 176 142 319 318 319s319-143 319-319z">
          <text:p/>
        </draw:path>
        <draw:path draw:style-name="gr57" draw:text-style-name="P7" draw:layer="layout" svg:width="0.599cm" svg:height="0.6cm" svg:x="15.828cm" svg:y="3.285cm" svg:viewBox="0 0 600 601" svg:d="M600 301c0-166-134-301-300-301-165 0-300 135-300 301s135 300 300 300c166 0 300-134 300-300z">
          <text:p/>
        </draw:path>
        <draw:path draw:style-name="gr103" draw:text-style-name="P7" draw:layer="layout" svg:width="0.451cm" svg:height="0.451cm" svg:x="15.863cm" svg:y="3.32cm" svg:viewBox="0 0 452 452" svg:d="M452 78c-103-104-270-104-375 0-103 103-103 271 0 374">
          <text:p/>
        </draw:path>
        <draw:path draw:style-name="gr104" draw:text-style-name="P7" draw:layer="layout" svg:width="0.452cm" svg:height="0.451cm" svg:x="15.94cm" svg:y="3.398cm" svg:viewBox="0 0 453 452" svg:d="M0 374c105 104 272 104 375 0 104-103 104-271 0-374">
          <text:p/>
        </draw:path>
        <draw:path draw:style-name="gr102" draw:text-style-name="P11" draw:layer="layout" svg:width="0.636cm" svg:height="0.635cm" svg:x="15.81cm" svg:y="2.325cm" svg:viewBox="0 0 637 636" svg:d="M637 318c0-175-143-318-319-318s-318 143-318 318 142 318 318 318 319-143 319-318z">
          <text:p/>
        </draw:path>
        <draw:path draw:style-name="gr57" draw:text-style-name="P7" draw:layer="layout" svg:width="0.599cm" svg:height="0.6cm" svg:x="15.828cm" svg:y="2.343cm" svg:viewBox="0 0 600 601" svg:d="M600 300c0-166-134-300-300-300-165 0-300 134-300 300 0 167 135 301 300 301 166 0 300-134 300-301z">
          <text:p/>
        </draw:path>
        <draw:path draw:style-name="gr103" draw:text-style-name="P7" draw:layer="layout" svg:width="0.451cm" svg:height="0.451cm" svg:x="15.863cm" svg:y="2.378cm" svg:viewBox="0 0 452 452" svg:d="M452 77c-103-103-270-103-375 0-103 104-103 272 0 375">
          <text:p/>
        </draw:path>
        <draw:path draw:style-name="gr104" draw:text-style-name="P7" draw:layer="layout" svg:width="0.452cm" svg:height="0.452cm" svg:x="15.94cm" svg:y="2.456cm" svg:viewBox="0 0 453 453" svg:d="M0 375c105 104 272 104 375 0 104-103 104-271 0-375">
          <text:p/>
        </draw:path>
        <draw:path draw:style-name="gr102" draw:text-style-name="P11" draw:layer="layout" svg:width="0.636cm" svg:height="0.636cm" svg:x="14.514cm" svg:y="6.271cm" svg:viewBox="0 0 637 637" svg:d="M637 318c0-176-143-318-318-318-176 0-319 142-319 318s143 319 319 319c175 0 318-143 318-319z">
          <text:p/>
        </draw:path>
        <draw:path draw:style-name="gr57" draw:text-style-name="P7" draw:layer="layout" svg:width="0.6cm" svg:height="0.6cm" svg:x="14.532cm" svg:y="6.288cm" svg:viewBox="0 0 601 601" svg:d="M601 301c0-165-134-301-300-301-167 0-301 136-301 301 0 166 134 300 301 300 166 0 300-134 300-300z">
          <text:p/>
        </draw:path>
        <draw:path draw:style-name="gr103" draw:text-style-name="P7" draw:layer="layout" svg:width="0.451cm" svg:height="0.451cm" svg:x="14.567cm" svg:y="6.324cm" svg:viewBox="0 0 452 452" svg:d="M452 77c-103-103-271-103-375 0-103 103-103 272 0 375">
          <text:p/>
        </draw:path>
        <draw:path draw:style-name="gr104" draw:text-style-name="P7" draw:layer="layout" svg:width="0.452cm" svg:height="0.452cm" svg:x="14.645cm" svg:y="6.401cm" svg:viewBox="0 0 453 453" svg:d="M0 375c104 104 272 104 375 0 104-103 104-272 0-375">
          <text:p/>
        </draw:path>
        <draw:path draw:style-name="gr102" draw:text-style-name="P11" draw:layer="layout" svg:width="0.636cm" svg:height="0.636cm" svg:x="14.478cm" svg:y="5.471cm" svg:viewBox="0 0 637 637" svg:d="M637 318c0-175-143-318-318-318-177 0-319 143-319 318 0 176 142 319 319 319 175 0 318-143 318-319z">
          <text:p/>
        </draw:path>
        <draw:path draw:style-name="gr57" draw:text-style-name="P7" draw:layer="layout" svg:width="0.599cm" svg:height="0.6cm" svg:x="14.496cm" svg:y="5.488cm" svg:viewBox="0 0 600 601" svg:d="M600 301c0-166-134-301-299-301-167 0-301 135-301 301s134 300 301 300c165 0 299-134 299-300z">
          <text:p/>
        </draw:path>
        <draw:path draw:style-name="gr103" draw:text-style-name="P7" draw:layer="layout" svg:width="0.452cm" svg:height="0.451cm" svg:x="14.531cm" svg:y="5.524cm" svg:viewBox="0 0 453 452" svg:d="M453 77c-104-103-271-103-376 0-103 104-103 272 0 375">
          <text:p/>
        </draw:path>
        <draw:path draw:style-name="gr104" draw:text-style-name="P7" draw:layer="layout" svg:width="0.452cm" svg:height="0.452cm" svg:x="14.608cm" svg:y="5.601cm" svg:viewBox="0 0 453 453" svg:d="M0 375c105 104 272 104 376 0 103-103 103-271 0-375">
          <text:p/>
        </draw:path>
        <draw:path draw:style-name="gr102" draw:text-style-name="P11" draw:layer="layout" svg:width="0.636cm" svg:height="0.636cm" svg:x="14.533cm" svg:y="4.76cm" svg:viewBox="0 0 637 637" svg:d="M637 318c0-176-144-318-319-318-176 0-318 142-318 318 0 177 142 319 318 319 175 0 319-142 319-319z">
          <text:p/>
        </draw:path>
        <draw:path draw:style-name="gr57" draw:text-style-name="P7" draw:layer="layout" svg:width="0.6cm" svg:height="0.6cm" svg:x="14.55cm" svg:y="4.777cm" svg:viewBox="0 0 601 601" svg:d="M601 300c0-165-134-300-300-300s-301 135-301 300c0 167 135 301 301 301s300-134 300-301z">
          <text:p/>
        </draw:path>
        <draw:path draw:style-name="gr103" draw:text-style-name="P7" draw:layer="layout" svg:width="0.451cm" svg:height="0.451cm" svg:x="14.586cm" svg:y="4.813cm" svg:viewBox="0 0 452 452" svg:d="M452 77c-103-103-271-103-374 0-104 103-104 271 0 375">
          <text:p/>
        </draw:path>
        <draw:path draw:style-name="gr104" draw:text-style-name="P7" draw:layer="layout" svg:width="0.452cm" svg:height="0.452cm" svg:x="14.663cm" svg:y="4.89cm" svg:viewBox="0 0 453 453" svg:d="M0 375c103 104 271 104 374 0 105-104 105-272 0-375">
          <text:p/>
        </draw:path>
        <draw:path draw:style-name="gr102" draw:text-style-name="P11" draw:layer="layout" svg:width="0.636cm" svg:height="0.636cm" svg:x="14.514cm" svg:y="4.18cm" svg:viewBox="0 0 637 637" svg:d="M637 319c0-176-143-319-318-319-176 0-319 143-319 319s143 318 319 318c175 0 318-142 318-318z">
          <text:p/>
        </draw:path>
        <draw:path draw:style-name="gr57" draw:text-style-name="P7" draw:layer="layout" svg:width="0.6cm" svg:height="0.6cm" svg:x="14.532cm" svg:y="4.198cm" svg:viewBox="0 0 601 601" svg:d="M601 301c0-167-134-301-300-301-167 0-301 134-301 301 0 165 134 300 301 300 166 0 300-135 300-300z">
          <text:p/>
        </draw:path>
        <draw:path draw:style-name="gr103" draw:text-style-name="P7" draw:layer="layout" svg:width="0.451cm" svg:height="0.452cm" svg:x="14.567cm" svg:y="4.233cm" svg:viewBox="0 0 452 453" svg:d="M452 79c-103-105-271-105-375 0-103 103-103 271 0 374">
          <text:p/>
        </draw:path>
        <draw:path draw:style-name="gr104" draw:text-style-name="P7" draw:layer="layout" svg:width="0.452cm" svg:height="0.451cm" svg:x="14.645cm" svg:y="4.311cm" svg:viewBox="0 0 453 452" svg:d="M0 374c104 104 272 104 375 0 104-103 104-271 0-374">
          <text:p/>
        </draw:path>
        <draw:path draw:style-name="gr102" draw:text-style-name="P11" draw:layer="layout" svg:width="0.636cm" svg:height="0.636cm" svg:x="14.514cm" svg:y="3.268cm" svg:viewBox="0 0 637 637" svg:d="M637 318c0-175-143-318-318-318-176 0-319 143-319 318 0 176 143 319 319 319 175 0 318-143 318-319z">
          <text:p/>
        </draw:path>
        <draw:path draw:style-name="gr57" draw:text-style-name="P7" draw:layer="layout" svg:width="0.6cm" svg:height="0.6cm" svg:x="14.532cm" svg:y="3.285cm" svg:viewBox="0 0 601 601" svg:d="M601 301c0-166-134-301-300-301-167 0-301 135-301 301s134 300 301 300c166 0 300-134 300-300z">
          <text:p/>
        </draw:path>
        <draw:path draw:style-name="gr103" draw:text-style-name="P7" draw:layer="layout" svg:width="0.451cm" svg:height="0.451cm" svg:x="14.567cm" svg:y="3.32cm" svg:viewBox="0 0 452 452" svg:d="M452 78c-103-104-271-104-375 0-103 103-103 271 0 374">
          <text:p/>
        </draw:path>
        <draw:path draw:style-name="gr104" draw:text-style-name="P7" draw:layer="layout" svg:width="0.452cm" svg:height="0.451cm" svg:x="14.645cm" svg:y="3.398cm" svg:viewBox="0 0 453 452" svg:d="M0 374c104 104 272 104 375 0 104-103 104-271 0-374">
          <text:p/>
        </draw:path>
        <draw:path draw:style-name="gr102" draw:text-style-name="P11" draw:layer="layout" svg:width="0.636cm" svg:height="0.635cm" svg:x="14.514cm" svg:y="2.325cm" svg:viewBox="0 0 637 636" svg:d="M637 318c0-175-143-318-318-318-176 0-319 143-319 318s143 318 319 318c175 0 318-143 318-318z">
          <text:p/>
        </draw:path>
        <draw:path draw:style-name="gr57" draw:text-style-name="P7" draw:layer="layout" svg:width="0.6cm" svg:height="0.6cm" svg:x="14.532cm" svg:y="2.343cm" svg:viewBox="0 0 601 601" svg:d="M601 300c0-166-134-300-300-300-167 0-301 134-301 300 0 167 134 301 301 301 166 0 300-134 300-301z">
          <text:p/>
        </draw:path>
        <draw:path draw:style-name="gr103" draw:text-style-name="P7" draw:layer="layout" svg:width="0.451cm" svg:height="0.451cm" svg:x="14.567cm" svg:y="2.378cm" svg:viewBox="0 0 452 452" svg:d="M452 77c-103-103-271-103-375 0-103 104-103 272 0 375">
          <text:p/>
        </draw:path>
        <draw:path draw:style-name="gr104" draw:text-style-name="P7" draw:layer="layout" svg:width="0.452cm" svg:height="0.452cm" svg:x="14.645cm" svg:y="2.456cm" svg:viewBox="0 0 453 453" svg:d="M0 375c104 104 272 104 375 0 104-103 104-271 0-375">
          <text:p/>
        </draw:path>
        <draw:path draw:style-name="gr102" draw:text-style-name="P11" draw:layer="layout" svg:width="0.636cm" svg:height="0.636cm" svg:x="2.355cm" svg:y="8.508cm" svg:viewBox="0 0 637 637" svg:d="M637 319c0-177-142-319-319-319-175 0-318 142-318 319 0 175 143 318 318 318 177 0 319-143 319-318z">
          <text:p/>
        </draw:path>
        <draw:path draw:style-name="gr57" draw:text-style-name="P7" draw:layer="layout" svg:width="0.599cm" svg:height="0.6cm" svg:x="2.373cm" svg:y="8.526cm" svg:viewBox="0 0 600 601" svg:d="M600 301c0-167-134-301-301-301-165 0-299 134-299 301 0 165 134 300 299 300 167 0 301-135 301-300z">
          <text:p/>
        </draw:path>
        <draw:path draw:style-name="gr103" draw:text-style-name="P7" draw:layer="layout" svg:width="0.451cm" svg:height="0.452cm" svg:x="2.408cm" svg:y="8.561cm" svg:viewBox="0 0 452 453" svg:d="M452 78c-103-104-270-104-374 0-104 103-104 272 0 375">
          <text:p/>
        </draw:path>
        <draw:path draw:style-name="gr104" draw:text-style-name="P7" draw:layer="layout" svg:width="0.452cm" svg:height="0.451cm" svg:x="2.485cm" svg:y="8.639cm" svg:viewBox="0 0 453 452" svg:d="M0 375c104 103 271 103 374 0 105-103 105-272 0-375">
          <text:p/>
        </draw:path>
        <draw:path draw:style-name="gr102" draw:text-style-name="P11" draw:layer="layout" svg:width="0.636cm" svg:height="0.636cm" svg:x="2.355cm" svg:y="9.127cm" svg:viewBox="0 0 637 637" svg:d="M637 318c0-176-142-318-319-318-175 0-318 142-318 318 0 175 143 319 318 319 177 0 319-144 319-319z">
          <text:p/>
        </draw:path>
        <draw:path draw:style-name="gr57" draw:text-style-name="P7" draw:layer="layout" svg:width="0.599cm" svg:height="0.6cm" svg:x="2.373cm" svg:y="9.144cm" svg:viewBox="0 0 600 601" svg:d="M600 301c0-167-134-301-301-301-165 0-299 134-299 301 0 166 134 300 299 300 167 0 301-134 301-300z">
          <text:p/>
        </draw:path>
        <draw:path draw:style-name="gr103" draw:text-style-name="P7" draw:layer="layout" svg:width="0.451cm" svg:height="0.451cm" svg:x="2.408cm" svg:y="9.179cm" svg:viewBox="0 0 452 452" svg:d="M452 78c-103-104-270-104-374 0-104 103-104 271 0 374">
          <text:p/>
        </draw:path>
        <draw:path draw:style-name="gr104" draw:text-style-name="P7" draw:layer="layout" svg:width="0.452cm" svg:height="0.451cm" svg:x="2.485cm" svg:y="9.257cm" svg:viewBox="0 0 453 452" svg:d="M0 374c104 104 271 104 374 0 105-103 105-271 0-374">
          <text:p/>
        </draw:path>
        <draw:path draw:style-name="gr102" draw:text-style-name="P11" draw:layer="layout" svg:width="0.636cm" svg:height="0.636cm" svg:x="2.355cm" svg:y="9.686cm" svg:viewBox="0 0 637 637" svg:d="M637 318c0-176-142-318-319-318-175 0-318 142-318 318s143 319 318 319c177 0 319-143 319-319z">
          <text:p/>
        </draw:path>
        <draw:path draw:style-name="gr57" draw:text-style-name="P7" draw:layer="layout" svg:width="0.599cm" svg:height="0.599cm" svg:x="2.373cm" svg:y="9.704cm" svg:viewBox="0 0 600 600" svg:d="M600 300c0-166-134-300-301-300-165 0-299 134-299 300s134 300 299 300c167 0 301-134 301-300z">
          <text:p/>
        </draw:path>
        <draw:path draw:style-name="gr103" draw:text-style-name="P7" draw:layer="layout" svg:width="0.451cm" svg:height="0.452cm" svg:x="2.408cm" svg:y="9.739cm" svg:viewBox="0 0 452 453" svg:d="M452 77c-103-103-270-103-374 0-104 104-104 271 0 376">
          <text:p/>
        </draw:path>
        <draw:path draw:style-name="gr104" draw:text-style-name="P7" draw:layer="layout" svg:width="0.452cm" svg:height="0.452cm" svg:x="2.485cm" svg:y="9.816cm" svg:viewBox="0 0 453 453" svg:d="M0 376c104 103 271 103 374 0 105-105 105-272 0-376">
          <text:p/>
        </draw:path>
        <draw:path draw:style-name="gr102" draw:text-style-name="P11" draw:layer="layout" svg:width="0.636cm" svg:height="0.636cm" svg:x="2.355cm" svg:y="10.481cm" svg:viewBox="0 0 637 637" svg:d="M637 318c0-175-142-318-319-318-175 0-318 143-318 318 0 177 143 319 318 319 177 0 319-142 319-319z">
          <text:p/>
        </draw:path>
        <draw:path draw:style-name="gr57" draw:text-style-name="P7" draw:layer="layout" svg:width="0.599cm" svg:height="0.6cm" svg:x="2.373cm" svg:y="10.498cm" svg:viewBox="0 0 600 601" svg:d="M600 300c0-165-134-300-301-300-165 0-299 135-299 300 0 166 134 301 299 301 167 0 301-135 301-301z">
          <text:p/>
        </draw:path>
        <draw:path draw:style-name="gr103" draw:text-style-name="P7" draw:layer="layout" svg:width="0.451cm" svg:height="0.451cm" svg:x="2.408cm" svg:y="10.534cm" svg:viewBox="0 0 452 452" svg:d="M452 78c-103-104-270-104-374 0s-104 271 0 374">
          <text:p/>
        </draw:path>
        <draw:path draw:style-name="gr104" draw:text-style-name="P7" draw:layer="layout" svg:width="0.452cm" svg:height="0.452cm" svg:x="2.485cm" svg:y="10.611cm" svg:viewBox="0 0 453 453" svg:d="M0 374c104 105 271 105 374 0 105-103 105-270 0-374">
          <text:p/>
        </draw:path>
        <draw:path draw:style-name="gr102" draw:text-style-name="P11" draw:layer="layout" svg:width="0.636cm" svg:height="0.636cm" svg:x="2.355cm" svg:y="11.129cm" svg:viewBox="0 0 637 637" svg:d="M637 318c0-175-142-318-319-318-175 0-318 143-318 318 0 176 143 319 318 319 177 0 319-143 319-319z">
          <text:p/>
        </draw:path>
        <draw:path draw:style-name="gr57" draw:text-style-name="P7" draw:layer="layout" svg:width="0.599cm" svg:height="0.6cm" svg:x="2.373cm" svg:y="11.146cm" svg:viewBox="0 0 600 601" svg:d="M600 300c0-166-134-300-301-300-165 0-299 134-299 300s134 301 299 301c167 0 301-135 301-301z">
          <text:p/>
        </draw:path>
        <draw:path draw:style-name="gr103" draw:text-style-name="P7" draw:layer="layout" svg:width="0.451cm" svg:height="0.451cm" svg:x="2.408cm" svg:y="11.181cm" svg:viewBox="0 0 452 452" svg:d="M452 77c-103-103-270-103-374 0s-104 272 0 375">
          <text:p/>
        </draw:path>
        <draw:path draw:style-name="gr104" draw:text-style-name="P7" draw:layer="layout" svg:width="0.452cm" svg:height="0.451cm" svg:x="2.485cm" svg:y="11.259cm" svg:viewBox="0 0 453 452" svg:d="M0 375c104 103 271 103 374 0 105-103 105-272 0-375">
          <text:p/>
        </draw:path>
        <draw:path draw:style-name="gr102" draw:text-style-name="P11" draw:layer="layout" svg:width="0.636cm" svg:height="0.636cm" svg:x="11.806cm" svg:y="12.895cm" svg:viewBox="0 0 637 637" svg:d="M637 319c0-177-142-319-319-319-175 0-318 142-318 319 0 175 143 318 318 318 177 0 319-143 319-318z">
          <text:p/>
        </draw:path>
        <draw:path draw:style-name="gr57" draw:text-style-name="P7" draw:layer="layout" svg:width="0.6cm" svg:height="0.599cm" svg:x="11.823cm" svg:y="12.913cm" svg:viewBox="0 0 601 600" svg:d="M601 300c0-166-134-300-301-300-165 0-300 134-300 300 0 165 135 300 300 300 167 0 301-135 301-300z">
          <text:p/>
        </draw:path>
        <draw:path draw:style-name="gr103" draw:text-style-name="P7" draw:layer="layout" svg:width="0.451cm" svg:height="0.452cm" svg:x="11.859cm" svg:y="12.948cm" svg:viewBox="0 0 452 453" svg:d="M452 78c-103-104-271-104-375 0-103 103-103 270 0 375">
          <text:p/>
        </draw:path>
        <draw:path draw:style-name="gr104" draw:text-style-name="P7" draw:layer="layout" svg:width="0.453cm" svg:height="0.451cm" svg:x="11.936cm" svg:y="13.026cm" svg:viewBox="0 0 454 452" svg:d="M0 375c104 103 272 103 375 0 105-105 105-272 0-375">
          <text:p/>
        </draw:path>
        <draw:path draw:style-name="gr102" draw:text-style-name="P11" draw:layer="layout" svg:width="0.636cm" svg:height="0.636cm" svg:x="13.042cm" svg:y="12.836cm" svg:viewBox="0 0 637 637" svg:d="M637 319c0-176-142-319-318-319s-319 143-319 319 143 318 319 318 318-142 318-318z">
          <text:p/>
        </draw:path>
        <draw:path draw:style-name="gr57" draw:text-style-name="P7" draw:layer="layout" svg:width="0.6cm" svg:height="0.6cm" svg:x="13.06cm" svg:y="12.854cm" svg:viewBox="0 0 601 601" svg:d="M601 301c0-166-135-301-301-301s-300 135-300 301c0 165 134 300 300 300s301-135 301-300z">
          <text:p/>
        </draw:path>
        <draw:path draw:style-name="gr103" draw:text-style-name="P7" draw:layer="layout" svg:width="0.452cm" svg:height="0.452cm" svg:x="13.095cm" svg:y="12.889cm" svg:viewBox="0 0 453 453" svg:d="M453 78c-103-104-272-104-375 0-104 103-104 270 0 375">
          <text:p/>
        </draw:path>
        <draw:path draw:style-name="gr104" draw:text-style-name="P7" draw:layer="layout" svg:width="0.451cm" svg:height="0.451cm" svg:x="13.173cm" svg:y="12.967cm" svg:viewBox="0 0 452 452" svg:d="M0 375c103 103 272 103 375 0 103-105 103-272 0-375">
          <text:p/>
        </draw:path>
        <draw:path draw:style-name="gr102" draw:text-style-name="P11" draw:layer="layout" svg:width="0.636cm" svg:height="0.636cm" svg:x="14.397cm" svg:y="12.954cm" svg:viewBox="0 0 637 637" svg:d="M637 318c0-176-142-318-319-318-175 0-318 142-318 318s143 319 318 319c177 0 319-143 319-319z">
          <text:p/>
        </draw:path>
        <draw:path draw:style-name="gr57" draw:text-style-name="P7" draw:layer="layout" svg:width="0.6cm" svg:height="0.599cm" svg:x="14.414cm" svg:y="12.972cm" svg:viewBox="0 0 601 600" svg:d="M601 299c0-165-134-299-300-299s-301 134-301 299c0 166 135 301 301 301s300-135 300-301z">
          <text:p/>
        </draw:path>
        <draw:path draw:style-name="gr103" draw:text-style-name="P7" draw:layer="layout" svg:width="0.451cm" svg:height="0.452cm" svg:x="14.45cm" svg:y="13.007cm" svg:viewBox="0 0 452 453" svg:d="M452 77c-103-103-272-103-375 0-103 104-103 272 0 376">
          <text:p/>
        </draw:path>
        <draw:path draw:style-name="gr104" draw:text-style-name="P7" draw:layer="layout" svg:width="0.452cm" svg:height="0.452cm" svg:x="14.527cm" svg:y="13.084cm" svg:viewBox="0 0 453 453" svg:d="M0 376c103 103 272 103 375 0 104-104 104-272 0-376">
          <text:p/>
        </draw:path>
        <draw:path draw:style-name="gr102" draw:text-style-name="P11" draw:layer="layout" svg:width="0.636cm" svg:height="0.636cm" svg:x="15.515cm" svg:y="12.954cm" svg:viewBox="0 0 637 637" svg:d="M637 318c0-176-143-318-318-318-176 0-319 142-319 318s143 319 319 319c175 0 318-143 318-319z">
          <text:p/>
        </draw:path>
        <draw:path draw:style-name="gr57" draw:text-style-name="P7" draw:layer="layout" svg:width="0.6cm" svg:height="0.599cm" svg:x="15.533cm" svg:y="12.972cm" svg:viewBox="0 0 601 600" svg:d="M601 299c0-165-134-299-301-299-166 0-300 134-300 299 0 166 134 301 300 301 167 0 301-135 301-301z">
          <text:p/>
        </draw:path>
        <draw:path draw:style-name="gr103" draw:text-style-name="P7" draw:layer="layout" svg:width="0.452cm" svg:height="0.452cm" svg:x="15.568cm" svg:y="13.007cm" svg:viewBox="0 0 453 453" svg:d="M453 77c-104-103-272-103-375 0-104 104-104 272 0 376">
          <text:p/>
        </draw:path>
        <draw:path draw:style-name="gr104" draw:text-style-name="P7" draw:layer="layout" svg:width="0.451cm" svg:height="0.452cm" svg:x="15.646cm" svg:y="13.084cm" svg:viewBox="0 0 452 453" svg:d="M0 376c103 103 271 103 375 0 103-104 103-272 0-376">
          <text:p/>
        </draw:path>
        <draw:path draw:style-name="gr102" draw:text-style-name="P11" draw:layer="layout" svg:width="0.636cm" svg:height="0.636cm" svg:x="18.195cm" svg:y="12.807cm" svg:viewBox="0 0 637 637" svg:d="M637 318c0-175-142-318-319-318-175 0-318 143-318 318 0 177 143 319 318 319 177 0 319-142 319-319z">
          <text:p/>
        </draw:path>
        <draw:path draw:style-name="gr57" draw:text-style-name="P7" draw:layer="layout" svg:width="0.6cm" svg:height="0.6cm" svg:x="18.212cm" svg:y="12.824cm" svg:viewBox="0 0 601 601" svg:d="M601 301c0-165-134-301-300-301-165 0-301 136-301 301 0 166 136 300 301 300 166 0 300-134 300-300z">
          <text:p/>
        </draw:path>
        <draw:path draw:style-name="gr103" draw:text-style-name="P7" draw:layer="layout" svg:width="0.451cm" svg:height="0.452cm" svg:x="18.248cm" svg:y="12.86cm" svg:viewBox="0 0 452 453" svg:d="M452 78c-103-104-271-104-374 0-104 104-104 271 0 375">
          <text:p/>
        </draw:path>
        <draw:path draw:style-name="gr104" draw:text-style-name="P7" draw:layer="layout" svg:width="0.452cm" svg:height="0.452cm" svg:x="18.325cm" svg:y="12.937cm" svg:viewBox="0 0 453 453" svg:d="M0 375c103 104 271 104 374 0 105-104 105-271 0-375">
          <text:p/>
        </draw:path>
        <draw:path draw:style-name="gr102" draw:text-style-name="P11" draw:layer="layout" svg:width="0.636cm" svg:height="0.636cm" svg:x="11.806cm" svg:y="14.073cm" svg:viewBox="0 0 637 637" svg:d="M637 318c0-175-142-318-319-318-175 0-318 143-318 318 0 177 143 319 318 319 177 0 319-142 319-319z">
          <text:p/>
        </draw:path>
        <draw:path draw:style-name="gr57" draw:text-style-name="P7" draw:layer="layout" svg:width="0.6cm" svg:height="0.6cm" svg:x="11.823cm" svg:y="14.09cm" svg:viewBox="0 0 601 601" svg:d="M601 300c0-165-134-300-301-300-165 0-300 135-300 300 0 166 135 301 300 301 167 0 301-135 301-301z">
          <text:p/>
        </draw:path>
        <draw:path draw:style-name="gr103" draw:text-style-name="P7" draw:layer="layout" svg:width="0.451cm" svg:height="0.451cm" svg:x="11.859cm" svg:y="14.126cm" svg:viewBox="0 0 452 452" svg:d="M452 77c-103-103-271-103-375 0-103 105-103 272 0 375">
          <text:p/>
        </draw:path>
        <draw:path draw:style-name="gr104" draw:text-style-name="P7" draw:layer="layout" svg:width="0.453cm" svg:height="0.453cm" svg:x="11.936cm" svg:y="14.203cm" svg:viewBox="0 0 454 454" svg:d="M0 375c104 105 272 105 375 0 105-103 105-270 0-375">
          <text:p/>
        </draw:path>
        <draw:path draw:style-name="gr102" draw:text-style-name="P11" draw:layer="layout" svg:width="0.636cm" svg:height="0.636cm" svg:x="13.042cm" svg:y="14.073cm" svg:viewBox="0 0 637 637" svg:d="M637 318c0-175-142-318-318-318s-319 143-319 318c0 177 143 319 319 319s318-142 318-319z">
          <text:p/>
        </draw:path>
        <draw:path draw:style-name="gr57" draw:text-style-name="P7" draw:layer="layout" svg:width="0.6cm" svg:height="0.6cm" svg:x="13.06cm" svg:y="14.09cm" svg:viewBox="0 0 601 601" svg:d="M601 300c0-165-135-300-301-300s-300 135-300 300c0 166 134 301 300 301s301-135 301-301z">
          <text:p/>
        </draw:path>
        <draw:path draw:style-name="gr103" draw:text-style-name="P7" draw:layer="layout" svg:width="0.452cm" svg:height="0.451cm" svg:x="13.095cm" svg:y="14.126cm" svg:viewBox="0 0 453 452" svg:d="M453 77c-103-103-272-103-375 0-104 105-104 272 0 375">
          <text:p/>
        </draw:path>
        <draw:path draw:style-name="gr104" draw:text-style-name="P7" draw:layer="layout" svg:width="0.451cm" svg:height="0.453cm" svg:x="13.173cm" svg:y="14.203cm" svg:viewBox="0 0 452 454" svg:d="M0 375c103 105 272 105 375 0 103-103 103-270 0-375">
          <text:p/>
        </draw:path>
        <draw:path draw:style-name="gr102" draw:text-style-name="P11" draw:layer="layout" svg:width="0.636cm" svg:height="0.636cm" svg:x="14.397cm" svg:y="14.073cm" svg:viewBox="0 0 637 637" svg:d="M637 318c0-175-142-318-319-318-175 0-318 143-318 318 0 177 143 319 318 319 177 0 319-142 319-319z">
          <text:p/>
        </draw:path>
        <draw:path draw:style-name="gr57" draw:text-style-name="P7" draw:layer="layout" svg:width="0.6cm" svg:height="0.6cm" svg:x="14.414cm" svg:y="14.09cm" svg:viewBox="0 0 601 601" svg:d="M601 300c0-165-134-300-300-300s-301 135-301 300c0 166 135 301 301 301s300-135 300-301z">
          <text:p/>
        </draw:path>
        <draw:path draw:style-name="gr103" draw:text-style-name="P7" draw:layer="layout" svg:width="0.451cm" svg:height="0.451cm" svg:x="14.45cm" svg:y="14.126cm" svg:viewBox="0 0 452 452" svg:d="M452 77c-103-103-272-103-375 0-103 105-103 272 0 375">
          <text:p/>
        </draw:path>
        <draw:path draw:style-name="gr104" draw:text-style-name="P7" draw:layer="layout" svg:width="0.452cm" svg:height="0.453cm" svg:x="14.527cm" svg:y="14.203cm" svg:viewBox="0 0 453 454" svg:d="M0 375c103 105 272 105 375 0 104-103 104-270 0-375">
          <text:p/>
        </draw:path>
        <draw:path draw:style-name="gr102" draw:text-style-name="P11" draw:layer="layout" svg:width="0.636cm" svg:height="0.636cm" svg:x="15.515cm" svg:y="14.073cm" svg:viewBox="0 0 637 637" svg:d="M637 318c0-175-143-318-318-318-176 0-319 143-319 318 0 177 143 319 319 319 175 0 318-142 318-319z">
          <text:p/>
        </draw:path>
        <draw:path draw:style-name="gr57" draw:text-style-name="P7" draw:layer="layout" svg:width="0.6cm" svg:height="0.6cm" svg:x="15.533cm" svg:y="14.09cm" svg:viewBox="0 0 601 601" svg:d="M601 300c0-165-134-300-301-300-166 0-300 135-300 300 0 166 134 301 300 301 167 0 301-135 301-301z">
          <text:p/>
        </draw:path>
        <draw:path draw:style-name="gr103" draw:text-style-name="P7" draw:layer="layout" svg:width="0.452cm" svg:height="0.451cm" svg:x="15.568cm" svg:y="14.126cm" svg:viewBox="0 0 453 452" svg:d="M453 77c-104-103-272-103-375 0-104 105-104 272 0 375">
          <text:p/>
        </draw:path>
        <draw:path draw:style-name="gr104" draw:text-style-name="P7" draw:layer="layout" svg:width="0.451cm" svg:height="0.453cm" svg:x="15.646cm" svg:y="14.203cm" svg:viewBox="0 0 452 454" svg:d="M0 375c103 105 271 105 375 0 103-103 103-270 0-375">
          <text:p/>
        </draw:path>
        <draw:path draw:style-name="gr102" draw:text-style-name="P11" draw:layer="layout" svg:width="0.636cm" svg:height="0.636cm" svg:x="18.195cm" svg:y="14.073cm" svg:viewBox="0 0 637 637" svg:d="M637 318c0-175-142-318-319-318-175 0-318 143-318 318 0 177 143 319 318 319 177 0 319-142 319-319z">
          <text:p/>
        </draw:path>
        <draw:path draw:style-name="gr57" draw:text-style-name="P7" draw:layer="layout" svg:width="0.6cm" svg:height="0.6cm" svg:x="18.212cm" svg:y="14.09cm" svg:viewBox="0 0 601 601" svg:d="M601 300c0-165-134-300-300-300-165 0-301 135-301 300 0 166 136 301 301 301 166 0 300-135 300-301z">
          <text:p/>
        </draw:path>
        <draw:path draw:style-name="gr103" draw:text-style-name="P7" draw:layer="layout" svg:width="0.451cm" svg:height="0.451cm" svg:x="18.248cm" svg:y="14.126cm" svg:viewBox="0 0 452 452" svg:d="M452 77c-103-103-271-103-374 0-104 105-104 272 0 375">
          <text:p/>
        </draw:path>
        <draw:path draw:style-name="gr104" draw:text-style-name="P7" draw:layer="layout" svg:width="0.452cm" svg:height="0.453cm" svg:x="18.325cm" svg:y="14.203cm" svg:viewBox="0 0 453 454" svg:d="M0 375c103 105 271 105 374 0 105-103 105-270 0-375">
          <text:p/>
        </draw:path>
        <draw:path draw:style-name="gr102" draw:text-style-name="P11" draw:layer="layout" svg:width="0.636cm" svg:height="0.636cm" svg:x="11.806cm" svg:y="14.779cm" svg:viewBox="0 0 637 637" svg:d="M637 319c0-176-142-319-319-319-175 0-318 143-318 319 0 175 143 318 318 318 177 0 319-143 319-318z">
          <text:p/>
        </draw:path>
        <draw:path draw:style-name="gr57" draw:text-style-name="P7" draw:layer="layout" svg:width="0.6cm" svg:height="0.6cm" svg:x="11.823cm" svg:y="14.797cm" svg:viewBox="0 0 601 601" svg:d="M601 300c0-166-134-300-301-300-165 0-300 134-300 300s135 301 300 301c167 0 301-135 301-301z">
          <text:p/>
        </draw:path>
        <draw:path draw:style-name="gr103" draw:text-style-name="P7" draw:layer="layout" svg:width="0.451cm" svg:height="0.452cm" svg:x="11.859cm" svg:y="14.832cm" svg:viewBox="0 0 452 453" svg:d="M452 78c-103-104-271-104-375 0-103 103-103 272 0 375">
          <text:p/>
        </draw:path>
        <draw:path draw:style-name="gr104" draw:text-style-name="P7" draw:layer="layout" svg:width="0.453cm" svg:height="0.451cm" svg:x="11.936cm" svg:y="14.91cm" svg:viewBox="0 0 454 452" svg:d="M0 375c104 103 272 103 375 0 105-103 105-272 0-375">
          <text:p/>
        </draw:path>
        <draw:path draw:style-name="gr102" draw:text-style-name="P11" draw:layer="layout" svg:width="0.636cm" svg:height="0.636cm" svg:x="11.806cm" svg:y="15.368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6cm" svg:x="11.823cm" svg:y="15.386cm" svg:viewBox="0 0 601 601" svg:d="M601 300c0-166-134-300-301-300-165 0-300 134-300 300 0 165 135 301 300 301 167 0 301-136 301-301z">
          <text:p/>
        </draw:path>
        <draw:path draw:style-name="gr103" draw:text-style-name="P7" draw:layer="layout" svg:width="0.451cm" svg:height="0.452cm" svg:x="11.859cm" svg:y="15.421cm" svg:viewBox="0 0 452 453" svg:d="M452 78c-103-104-271-104-375 0-103 104-103 271 0 375">
          <text:p/>
        </draw:path>
        <draw:path draw:style-name="gr104" draw:text-style-name="P7" draw:layer="layout" svg:width="0.453cm" svg:height="0.451cm" svg:x="11.936cm" svg:y="15.499cm" svg:viewBox="0 0 454 452" svg:d="M0 375c104 103 272 103 375 0 105-104 105-271 0-375">
          <text:p/>
        </draw:path>
        <draw:path draw:style-name="gr102" draw:text-style-name="P11" draw:layer="layout" svg:width="0.636cm" svg:height="0.636cm" svg:x="11.806cm" svg:y="15.957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599cm" svg:x="11.823cm" svg:y="15.975cm" svg:viewBox="0 0 601 600" svg:d="M601 300c0-166-134-300-301-300-165 0-300 134-300 300 0 165 135 300 300 300 167 0 301-135 301-300z">
          <text:p/>
        </draw:path>
        <draw:path draw:style-name="gr103" draw:text-style-name="P7" draw:layer="layout" svg:width="0.451cm" svg:height="0.453cm" svg:x="11.859cm" svg:y="16.01cm" svg:viewBox="0 0 452 454" svg:d="M452 78c-103-104-271-104-375 0-103 104-103 271 0 376">
          <text:p/>
        </draw:path>
        <draw:path draw:style-name="gr104" draw:text-style-name="P7" draw:layer="layout" svg:width="0.453cm" svg:height="0.452cm" svg:x="11.936cm" svg:y="16.087cm" svg:viewBox="0 0 454 453" svg:d="M0 376c104 103 272 103 375 0 105-105 105-272 0-376">
          <text:p/>
        </draw:path>
        <draw:path draw:style-name="gr102" draw:text-style-name="P11" draw:layer="layout" svg:width="0.636cm" svg:height="0.636cm" svg:x="11.806cm" svg:y="16.988cm" svg:viewBox="0 0 637 637" svg:d="M637 318c0-176-142-318-319-318-175 0-318 142-318 318 0 175 143 319 318 319 177 0 319-144 319-319z">
          <text:p/>
        </draw:path>
        <draw:path draw:style-name="gr57" draw:text-style-name="P7" draw:layer="layout" svg:width="0.6cm" svg:height="0.6cm" svg:x="11.823cm" svg:y="17.005cm" svg:viewBox="0 0 601 601" svg:d="M601 301c0-166-134-301-301-301-165 0-300 135-300 301s135 300 300 300c167 0 301-134 301-300z">
          <text:p/>
        </draw:path>
        <draw:path draw:style-name="gr103" draw:text-style-name="P7" draw:layer="layout" svg:width="0.451cm" svg:height="0.451cm" svg:x="11.859cm" svg:y="17.04cm" svg:viewBox="0 0 452 452" svg:d="M452 77c-103-103-271-103-375 0-103 103-103 272 0 375">
          <text:p/>
        </draw:path>
        <draw:path draw:style-name="gr104" draw:text-style-name="P7" draw:layer="layout" svg:width="0.453cm" svg:height="0.451cm" svg:x="11.936cm" svg:y="17.118cm" svg:viewBox="0 0 454 452" svg:d="M0 375c104 103 272 103 375 0 105-103 105-272 0-375">
          <text:p/>
        </draw:path>
        <draw:path draw:style-name="gr102" draw:text-style-name="P11" draw:layer="layout" svg:width="0.636cm" svg:height="0.636cm" svg:x="11.806cm" svg:y="17.753cm" svg:viewBox="0 0 637 637" svg:d="M637 319c0-177-142-319-319-319-175 0-318 142-318 319 0 176 143 318 318 318 177 0 319-142 319-318z">
          <text:p/>
        </draw:path>
        <draw:path draw:style-name="gr57" draw:text-style-name="P7" draw:layer="layout" svg:width="0.6cm" svg:height="0.599cm" svg:x="11.823cm" svg:y="17.771cm" svg:viewBox="0 0 601 600" svg:d="M601 300c0-166-134-300-301-300-165 0-300 134-300 300 0 165 135 300 300 300 167 0 301-135 301-300z">
          <text:p/>
        </draw:path>
        <draw:path draw:style-name="gr103" draw:text-style-name="P7" draw:layer="layout" svg:width="0.451cm" svg:height="0.452cm" svg:x="11.859cm" svg:y="17.806cm" svg:viewBox="0 0 452 453" svg:d="M452 78c-103-104-271-104-375 0-103 104-103 271 0 375">
          <text:p/>
        </draw:path>
        <draw:path draw:style-name="gr104" draw:text-style-name="P7" draw:layer="layout" svg:width="0.453cm" svg:height="0.452cm" svg:x="11.936cm" svg:y="17.883cm" svg:viewBox="0 0 454 453" svg:d="M0 375c104 104 272 104 375 0 105-104 105-271 0-375">
          <text:p/>
        </draw:path>
        <draw:path draw:style-name="gr102" draw:text-style-name="P11" draw:layer="layout" svg:width="0.636cm" svg:height="0.636cm" svg:x="11.806cm" svg:y="18.489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599cm" svg:x="11.823cm" svg:y="18.507cm" svg:viewBox="0 0 601 600" svg:d="M601 300c0-166-134-300-301-300-165 0-300 134-300 300s135 300 300 300c167 0 301-134 301-300z">
          <text:p/>
        </draw:path>
        <draw:path draw:style-name="gr103" draw:text-style-name="P7" draw:layer="layout" svg:width="0.451cm" svg:height="0.452cm" svg:x="11.859cm" svg:y="18.542cm" svg:viewBox="0 0 452 453" svg:d="M452 77c-103-103-271-103-375 0-103 105-103 272 0 376">
          <text:p/>
        </draw:path>
        <draw:path draw:style-name="gr104" draw:text-style-name="P7" draw:layer="layout" svg:width="0.453cm" svg:height="0.452cm" svg:x="11.936cm" svg:y="18.619cm" svg:viewBox="0 0 454 453" svg:d="M0 376c104 103 272 103 375 0 105-104 105-271 0-376">
          <text:p/>
        </draw:path>
        <draw:path draw:style-name="gr102" draw:text-style-name="P11" draw:layer="layout" svg:width="0.636cm" svg:height="0.636cm" svg:x="11.806cm" svg:y="19.225cm" svg:viewBox="0 0 637 637" svg:d="M637 319c0-177-142-319-319-319-175 0-318 142-318 319 0 175 143 318 318 318 177 0 319-143 319-318z">
          <text:p/>
        </draw:path>
        <draw:path draw:style-name="gr57" draw:text-style-name="P7" draw:layer="layout" svg:width="0.6cm" svg:height="0.6cm" svg:x="11.823cm" svg:y="19.243cm" svg:viewBox="0 0 601 601" svg:d="M601 301c0-167-134-301-301-301-165 0-300 134-300 301 0 165 135 300 300 300 167 0 301-135 301-300z">
          <text:p/>
        </draw:path>
        <draw:path draw:style-name="gr103" draw:text-style-name="P7" draw:layer="layout" svg:width="0.451cm" svg:height="0.452cm" svg:x="11.859cm" svg:y="19.278cm" svg:viewBox="0 0 452 453" svg:d="M452 78c-103-104-271-104-375 0-103 103-103 271 0 375">
          <text:p/>
        </draw:path>
        <draw:path draw:style-name="gr104" draw:text-style-name="P7" draw:layer="layout" svg:width="0.453cm" svg:height="0.451cm" svg:x="11.936cm" svg:y="19.356cm" svg:viewBox="0 0 454 452" svg:d="M0 375c104 103 272 103 375 0 105-104 105-272 0-375">
          <text:p/>
        </draw:path>
        <draw:path draw:style-name="gr102" draw:text-style-name="P11" draw:layer="layout" svg:width="0.636cm" svg:height="0.636cm" svg:x="11.806cm" svg:y="19.873cm" svg:viewBox="0 0 637 637" svg:d="M637 318c0-176-142-318-319-318-175 0-318 142-318 318s143 319 318 319c177 0 319-143 319-319z">
          <text:p/>
        </draw:path>
        <draw:path draw:style-name="gr57" draw:text-style-name="P7" draw:layer="layout" svg:width="0.6cm" svg:height="0.599cm" svg:x="11.823cm" svg:y="19.891cm" svg:viewBox="0 0 601 600" svg:d="M601 300c0-166-134-300-301-300-165 0-300 134-300 300s135 300 300 300c167 0 301-134 301-300z">
          <text:p/>
        </draw:path>
        <draw:path draw:style-name="gr103" draw:text-style-name="P7" draw:layer="layout" svg:width="0.451cm" svg:height="0.451cm" svg:x="11.859cm" svg:y="19.926cm" svg:viewBox="0 0 452 452" svg:d="M452 77c-103-103-271-103-375 0-103 105-103 272 0 375">
          <text:p/>
        </draw:path>
        <draw:path draw:style-name="gr104" draw:text-style-name="P7" draw:layer="layout" svg:width="0.453cm" svg:height="0.452cm" svg:x="11.936cm" svg:y="20.003cm" svg:viewBox="0 0 454 453" svg:d="M0 375c104 104 272 104 375 0 105-103 105-270 0-375">
          <text:p/>
        </draw:path>
        <draw:path draw:style-name="gr102" draw:text-style-name="P11" draw:layer="layout" svg:width="0.636cm" svg:height="0.636cm" svg:x="13.042cm" svg:y="19.873cm" svg:viewBox="0 0 637 637" svg:d="M637 318c0-176-142-318-318-318s-319 142-319 318 143 319 319 319 318-143 318-319z">
          <text:p/>
        </draw:path>
        <draw:path draw:style-name="gr57" draw:text-style-name="P7" draw:layer="layout" svg:width="0.6cm" svg:height="0.599cm" svg:x="13.06cm" svg:y="19.891cm" svg:viewBox="0 0 601 600" svg:d="M601 300c0-166-135-300-301-300s-300 134-300 300 134 300 300 300 301-134 301-300z">
          <text:p/>
        </draw:path>
        <draw:path draw:style-name="gr103" draw:text-style-name="P7" draw:layer="layout" svg:width="0.452cm" svg:height="0.451cm" svg:x="13.095cm" svg:y="19.926cm" svg:viewBox="0 0 453 452" svg:d="M453 77c-103-103-272-103-375 0-104 105-104 272 0 375">
          <text:p/>
        </draw:path>
        <draw:path draw:style-name="gr104" draw:text-style-name="P7" draw:layer="layout" svg:width="0.451cm" svg:height="0.452cm" svg:x="13.173cm" svg:y="20.003cm" svg:viewBox="0 0 452 453" svg:d="M0 375c103 104 272 104 375 0 103-103 103-270 0-375">
          <text:p/>
        </draw:path>
        <draw:path draw:style-name="gr102" draw:text-style-name="P11" draw:layer="layout" svg:width="0.636cm" svg:height="0.636cm" svg:x="13.042cm" svg:y="19.225cm" svg:viewBox="0 0 637 637" svg:d="M637 319c0-177-142-319-318-319s-319 142-319 319c0 175 143 318 319 318s318-143 318-318z">
          <text:p/>
        </draw:path>
        <draw:path draw:style-name="gr57" draw:text-style-name="P7" draw:layer="layout" svg:width="0.6cm" svg:height="0.6cm" svg:x="13.06cm" svg:y="19.243cm" svg:viewBox="0 0 601 601" svg:d="M601 301c0-167-135-301-301-301s-300 134-300 301c0 165 134 300 300 300s301-135 301-300z">
          <text:p/>
        </draw:path>
        <draw:path draw:style-name="gr103" draw:text-style-name="P7" draw:layer="layout" svg:width="0.452cm" svg:height="0.452cm" svg:x="13.095cm" svg:y="19.278cm" svg:viewBox="0 0 453 453" svg:d="M453 78c-103-104-272-104-375 0-104 103-104 271 0 375">
          <text:p/>
        </draw:path>
        <draw:path draw:style-name="gr104" draw:text-style-name="P7" draw:layer="layout" svg:width="0.451cm" svg:height="0.451cm" svg:x="13.173cm" svg:y="19.356cm" svg:viewBox="0 0 452 452" svg:d="M0 375c103 103 272 103 375 0 103-104 103-272 0-375">
          <text:p/>
        </draw:path>
        <draw:path draw:style-name="gr102" draw:text-style-name="P11" draw:layer="layout" svg:width="0.636cm" svg:height="0.636cm" svg:x="13.042cm" svg:y="18.489cm" svg:viewBox="0 0 637 637" svg:d="M637 319c0-176-142-319-318-319s-319 143-319 319 143 318 319 318 318-142 318-318z">
          <text:p/>
        </draw:path>
        <draw:path draw:style-name="gr57" draw:text-style-name="P7" draw:layer="layout" svg:width="0.6cm" svg:height="0.599cm" svg:x="13.06cm" svg:y="18.507cm" svg:viewBox="0 0 601 600" svg:d="M601 300c0-166-135-300-301-300s-300 134-300 300 134 300 300 300 301-134 301-300z">
          <text:p/>
        </draw:path>
        <draw:path draw:style-name="gr103" draw:text-style-name="P7" draw:layer="layout" svg:width="0.452cm" svg:height="0.452cm" svg:x="13.095cm" svg:y="18.542cm" svg:viewBox="0 0 453 453" svg:d="M453 77c-103-103-272-103-375 0-104 105-104 272 0 376">
          <text:p/>
        </draw:path>
        <draw:path draw:style-name="gr104" draw:text-style-name="P7" draw:layer="layout" svg:width="0.451cm" svg:height="0.452cm" svg:x="13.173cm" svg:y="18.619cm" svg:viewBox="0 0 452 453" svg:d="M0 376c103 103 272 103 375 0 103-104 103-271 0-376">
          <text:p/>
        </draw:path>
        <draw:path draw:style-name="gr102" draw:text-style-name="P11" draw:layer="layout" svg:width="0.636cm" svg:height="0.636cm" svg:x="13.042cm" svg:y="17.753cm" svg:viewBox="0 0 637 637" svg:d="M637 319c0-177-142-319-318-319s-319 142-319 319c0 176 143 318 319 318s318-142 318-318z">
          <text:p/>
        </draw:path>
        <draw:path draw:style-name="gr57" draw:text-style-name="P7" draw:layer="layout" svg:width="0.6cm" svg:height="0.599cm" svg:x="13.06cm" svg:y="17.771cm" svg:viewBox="0 0 601 600" svg:d="M601 300c0-166-135-300-301-300s-300 134-300 300c0 165 134 300 300 300s301-135 301-300z">
          <text:p/>
        </draw:path>
        <draw:path draw:style-name="gr103" draw:text-style-name="P7" draw:layer="layout" svg:width="0.452cm" svg:height="0.452cm" svg:x="13.095cm" svg:y="17.806cm" svg:viewBox="0 0 453 453" svg:d="M453 78c-103-104-272-104-375 0-104 104-104 271 0 375">
          <text:p/>
        </draw:path>
        <draw:path draw:style-name="gr104" draw:text-style-name="P7" draw:layer="layout" svg:width="0.451cm" svg:height="0.452cm" svg:x="13.173cm" svg:y="17.883cm" svg:viewBox="0 0 452 453" svg:d="M0 375c103 104 272 104 375 0s103-271 0-375">
          <text:p/>
        </draw:path>
        <draw:path draw:style-name="gr102" draw:text-style-name="P11" draw:layer="layout" svg:width="0.636cm" svg:height="0.636cm" svg:x="13.042cm" svg:y="16.988cm" svg:viewBox="0 0 637 637" svg:d="M637 318c0-176-142-318-318-318s-319 142-319 318c0 175 143 319 319 319s318-144 318-319z">
          <text:p/>
        </draw:path>
        <draw:path draw:style-name="gr57" draw:text-style-name="P7" draw:layer="layout" svg:width="0.6cm" svg:height="0.6cm" svg:x="13.06cm" svg:y="17.005cm" svg:viewBox="0 0 601 601" svg:d="M601 301c0-166-135-301-301-301s-300 135-300 301 134 300 300 300 301-134 301-300z">
          <text:p/>
        </draw:path>
        <draw:path draw:style-name="gr103" draw:text-style-name="P7" draw:layer="layout" svg:width="0.452cm" svg:height="0.451cm" svg:x="13.095cm" svg:y="17.04cm" svg:viewBox="0 0 453 452" svg:d="M453 77c-103-103-272-103-375 0-104 103-104 272 0 375">
          <text:p/>
        </draw:path>
        <draw:path draw:style-name="gr104" draw:text-style-name="P7" draw:layer="layout" svg:width="0.451cm" svg:height="0.451cm" svg:x="13.173cm" svg:y="17.118cm" svg:viewBox="0 0 452 452" svg:d="M0 375c103 103 272 103 375 0s103-272 0-375">
          <text:p/>
        </draw:path>
        <draw:path draw:style-name="gr102" draw:text-style-name="P11" draw:layer="layout" svg:width="0.636cm" svg:height="0.636cm" svg:x="13.042cm" svg:y="15.957cm" svg:viewBox="0 0 637 637" svg:d="M637 319c0-176-142-319-318-319s-319 143-319 319 143 318 319 318 318-142 318-318z">
          <text:p/>
        </draw:path>
        <draw:path draw:style-name="gr57" draw:text-style-name="P7" draw:layer="layout" svg:width="0.6cm" svg:height="0.599cm" svg:x="13.06cm" svg:y="15.975cm" svg:viewBox="0 0 601 600" svg:d="M601 300c0-166-135-300-301-300s-300 134-300 300c0 165 134 300 300 300s301-135 301-300z">
          <text:p/>
        </draw:path>
        <draw:path draw:style-name="gr103" draw:text-style-name="P7" draw:layer="layout" svg:width="0.452cm" svg:height="0.453cm" svg:x="13.095cm" svg:y="16.01cm" svg:viewBox="0 0 453 454" svg:d="M453 78c-103-104-272-104-375 0-104 104-104 271 0 376">
          <text:p/>
        </draw:path>
        <draw:path draw:style-name="gr104" draw:text-style-name="P7" draw:layer="layout" svg:width="0.451cm" svg:height="0.452cm" svg:x="13.173cm" svg:y="16.087cm" svg:viewBox="0 0 452 453" svg:d="M0 376c103 103 272 103 375 0 103-105 103-272 0-376">
          <text:p/>
        </draw:path>
        <draw:path draw:style-name="gr102" draw:text-style-name="P11" draw:layer="layout" svg:width="0.636cm" svg:height="0.636cm" svg:x="13.042cm" svg:y="15.368cm" svg:viewBox="0 0 637 637" svg:d="M637 319c0-176-142-319-318-319s-319 143-319 319 143 318 319 318 318-142 318-318z">
          <text:p/>
        </draw:path>
        <draw:path draw:style-name="gr57" draw:text-style-name="P7" draw:layer="layout" svg:width="0.6cm" svg:height="0.6cm" svg:x="13.06cm" svg:y="15.386cm" svg:viewBox="0 0 601 601" svg:d="M601 300c0-166-135-300-301-300s-300 134-300 300c0 165 134 301 300 301s301-136 301-301z">
          <text:p/>
        </draw:path>
        <draw:path draw:style-name="gr103" draw:text-style-name="P7" draw:layer="layout" svg:width="0.452cm" svg:height="0.452cm" svg:x="13.095cm" svg:y="15.421cm" svg:viewBox="0 0 453 453" svg:d="M453 78c-103-104-272-104-375 0-104 104-104 271 0 375">
          <text:p/>
        </draw:path>
        <draw:path draw:style-name="gr104" draw:text-style-name="P7" draw:layer="layout" svg:width="0.451cm" svg:height="0.451cm" svg:x="13.173cm" svg:y="15.499cm" svg:viewBox="0 0 452 452" svg:d="M0 375c103 103 272 103 375 0 103-104 103-271 0-375">
          <text:p/>
        </draw:path>
        <draw:path draw:style-name="gr102" draw:text-style-name="P11" draw:layer="layout" svg:width="0.636cm" svg:height="0.636cm" svg:x="13.042cm" svg:y="14.779cm" svg:viewBox="0 0 637 637" svg:d="M637 319c0-176-142-319-318-319s-319 143-319 319c0 175 143 318 319 318s318-143 318-318z">
          <text:p/>
        </draw:path>
        <draw:path draw:style-name="gr57" draw:text-style-name="P7" draw:layer="layout" svg:width="0.6cm" svg:height="0.6cm" svg:x="13.06cm" svg:y="14.797cm" svg:viewBox="0 0 601 601" svg:d="M601 300c0-166-135-300-301-300s-300 134-300 300 134 301 300 301 301-135 301-301z">
          <text:p/>
        </draw:path>
        <draw:path draw:style-name="gr103" draw:text-style-name="P7" draw:layer="layout" svg:width="0.452cm" svg:height="0.452cm" svg:x="13.095cm" svg:y="14.832cm" svg:viewBox="0 0 453 453" svg:d="M453 78c-103-104-272-104-375 0-104 103-104 272 0 375">
          <text:p/>
        </draw:path>
        <draw:path draw:style-name="gr104" draw:text-style-name="P7" draw:layer="layout" svg:width="0.451cm" svg:height="0.451cm" svg:x="13.173cm" svg:y="14.91cm" svg:viewBox="0 0 452 452" svg:d="M0 375c103 103 272 103 375 0s103-272 0-375">
          <text:p/>
        </draw:path>
        <draw:path draw:style-name="gr102" draw:text-style-name="P11" draw:layer="layout" svg:width="0.636cm" svg:height="0.636cm" svg:x="14.397cm" svg:y="19.873cm" svg:viewBox="0 0 637 637" svg:d="M637 318c0-176-142-318-319-318-175 0-318 142-318 318s143 319 318 319c177 0 319-143 319-319z">
          <text:p/>
        </draw:path>
        <draw:path draw:style-name="gr57" draw:text-style-name="P7" draw:layer="layout" svg:width="0.6cm" svg:height="0.599cm" svg:x="14.414cm" svg:y="19.891cm" svg:viewBox="0 0 601 600" svg:d="M601 300c0-166-134-300-300-300s-301 134-301 300 135 300 301 300 300-134 300-300z">
          <text:p/>
        </draw:path>
        <draw:path draw:style-name="gr103" draw:text-style-name="P7" draw:layer="layout" svg:width="0.451cm" svg:height="0.451cm" svg:x="14.45cm" svg:y="19.926cm" svg:viewBox="0 0 452 452" svg:d="M452 77c-103-103-272-103-375 0-103 105-103 272 0 375">
          <text:p/>
        </draw:path>
        <draw:path draw:style-name="gr104" draw:text-style-name="P7" draw:layer="layout" svg:width="0.452cm" svg:height="0.452cm" svg:x="14.527cm" svg:y="20.003cm" svg:viewBox="0 0 453 453" svg:d="M0 375c103 104 272 104 375 0 104-103 104-270 0-375">
          <text:p/>
        </draw:path>
        <draw:path draw:style-name="gr102" draw:text-style-name="P11" draw:layer="layout" svg:width="0.636cm" svg:height="0.636cm" svg:x="14.397cm" svg:y="19.225cm" svg:viewBox="0 0 637 637" svg:d="M637 319c0-177-142-319-319-319-175 0-318 142-318 319 0 175 143 318 318 318 177 0 319-143 319-318z">
          <text:p/>
        </draw:path>
        <draw:path draw:style-name="gr57" draw:text-style-name="P7" draw:layer="layout" svg:width="0.6cm" svg:height="0.6cm" svg:x="14.414cm" svg:y="19.243cm" svg:viewBox="0 0 601 601" svg:d="M601 301c0-167-134-301-300-301s-301 134-301 301c0 165 135 300 301 300s300-135 300-300z">
          <text:p/>
        </draw:path>
        <draw:path draw:style-name="gr103" draw:text-style-name="P7" draw:layer="layout" svg:width="0.451cm" svg:height="0.452cm" svg:x="14.45cm" svg:y="19.278cm" svg:viewBox="0 0 452 453" svg:d="M452 78c-103-104-272-104-375 0-103 103-103 271 0 375">
          <text:p/>
        </draw:path>
        <draw:path draw:style-name="gr104" draw:text-style-name="P7" draw:layer="layout" svg:width="0.452cm" svg:height="0.451cm" svg:x="14.527cm" svg:y="19.356cm" svg:viewBox="0 0 453 452" svg:d="M0 375c103 103 272 103 375 0 104-104 104-272 0-375">
          <text:p/>
        </draw:path>
        <draw:path draw:style-name="gr102" draw:text-style-name="P11" draw:layer="layout" svg:width="0.636cm" svg:height="0.636cm" svg:x="15.515cm" svg:y="19.873cm" svg:viewBox="0 0 637 637" svg:d="M637 318c0-176-143-318-318-318-176 0-319 142-319 318s143 319 319 319c175 0 318-143 318-319z">
          <text:p/>
        </draw:path>
        <draw:path draw:style-name="gr57" draw:text-style-name="P7" draw:layer="layout" svg:width="0.6cm" svg:height="0.599cm" svg:x="15.533cm" svg:y="19.891cm" svg:viewBox="0 0 601 600" svg:d="M601 300c0-166-134-300-301-300-166 0-300 134-300 300s134 300 300 300c167 0 301-134 301-300z">
          <text:p/>
        </draw:path>
        <draw:path draw:style-name="gr103" draw:text-style-name="P7" draw:layer="layout" svg:width="0.452cm" svg:height="0.451cm" svg:x="15.568cm" svg:y="19.926cm" svg:viewBox="0 0 453 452" svg:d="M453 77c-104-103-272-103-375 0-104 105-104 272 0 375">
          <text:p/>
        </draw:path>
        <draw:path draw:style-name="gr104" draw:text-style-name="P7" draw:layer="layout" svg:width="0.451cm" svg:height="0.452cm" svg:x="15.646cm" svg:y="20.003cm" svg:viewBox="0 0 452 453" svg:d="M0 375c103 104 271 104 375 0 103-103 103-270 0-375">
          <text:p/>
        </draw:path>
        <draw:path draw:style-name="gr102" draw:text-style-name="P11" draw:layer="layout" svg:width="0.636cm" svg:height="0.636cm" svg:x="15.515cm" svg:y="19.225cm" svg:viewBox="0 0 637 637" svg:d="M637 319c0-177-143-319-318-319-176 0-319 142-319 319 0 175 143 318 319 318 175 0 318-143 318-318z">
          <text:p/>
        </draw:path>
        <draw:path draw:style-name="gr57" draw:text-style-name="P7" draw:layer="layout" svg:width="0.6cm" svg:height="0.6cm" svg:x="15.533cm" svg:y="19.243cm" svg:viewBox="0 0 601 601" svg:d="M601 301c0-167-134-301-301-301-166 0-300 134-300 301 0 165 134 300 300 300 167 0 301-135 301-300z">
          <text:p/>
        </draw:path>
        <draw:path draw:style-name="gr103" draw:text-style-name="P7" draw:layer="layout" svg:width="0.452cm" svg:height="0.452cm" svg:x="15.568cm" svg:y="19.278cm" svg:viewBox="0 0 453 453" svg:d="M453 78c-104-104-272-104-375 0-104 103-104 271 0 375">
          <text:p/>
        </draw:path>
        <draw:path draw:style-name="gr104" draw:text-style-name="P7" draw:layer="layout" svg:width="0.451cm" svg:height="0.451cm" svg:x="15.646cm" svg:y="19.356cm" svg:viewBox="0 0 452 452" svg:d="M0 375c103 103 271 103 375 0 103-104 103-272 0-375">
          <text:p/>
        </draw:path>
        <draw:path draw:style-name="gr102" draw:text-style-name="P11" draw:layer="layout" svg:width="0.636cm" svg:height="0.636cm" svg:x="18.195cm" svg:y="19.873cm" svg:viewBox="0 0 637 637" svg:d="M637 318c0-176-142-318-319-318-175 0-318 142-318 318s143 319 318 319c177 0 319-143 319-319z">
          <text:p/>
        </draw:path>
        <draw:path draw:style-name="gr57" draw:text-style-name="P7" draw:layer="layout" svg:width="0.6cm" svg:height="0.599cm" svg:x="18.212cm" svg:y="19.891cm" svg:viewBox="0 0 601 600" svg:d="M601 300c0-166-134-300-300-300-165 0-301 134-301 300s136 300 301 300c166 0 300-134 300-300z">
          <text:p/>
        </draw:path>
        <draw:path draw:style-name="gr103" draw:text-style-name="P7" draw:layer="layout" svg:width="0.451cm" svg:height="0.451cm" svg:x="18.248cm" svg:y="19.926cm" svg:viewBox="0 0 452 452" svg:d="M452 77c-103-103-271-103-374 0-104 105-104 272 0 375">
          <text:p/>
        </draw:path>
        <draw:path draw:style-name="gr104" draw:text-style-name="P7" draw:layer="layout" svg:width="0.452cm" svg:height="0.452cm" svg:x="18.325cm" svg:y="20.003cm" svg:viewBox="0 0 453 453" svg:d="M0 375c103 104 271 104 374 0 105-103 105-270 0-375">
          <text:p/>
        </draw:path>
        <draw:path draw:style-name="gr102" draw:text-style-name="P11" draw:layer="layout" svg:width="0.636cm" svg:height="0.636cm" svg:x="18.195cm" svg:y="19.225cm" svg:viewBox="0 0 637 637" svg:d="M637 319c0-177-142-319-319-319-175 0-318 142-318 319 0 175 143 318 318 318 177 0 319-143 319-318z">
          <text:p/>
        </draw:path>
        <draw:path draw:style-name="gr57" draw:text-style-name="P7" draw:layer="layout" svg:width="0.6cm" svg:height="0.6cm" svg:x="18.212cm" svg:y="19.243cm" svg:viewBox="0 0 601 601" svg:d="M601 301c0-167-134-301-300-301-165 0-301 134-301 301 0 165 136 300 301 300 166 0 300-135 300-300z">
          <text:p/>
        </draw:path>
        <draw:path draw:style-name="gr103" draw:text-style-name="P7" draw:layer="layout" svg:width="0.451cm" svg:height="0.452cm" svg:x="18.248cm" svg:y="19.278cm" svg:viewBox="0 0 452 453" svg:d="M452 78c-103-104-271-104-374 0-104 103-104 271 0 375">
          <text:p/>
        </draw:path>
        <draw:path draw:style-name="gr104" draw:text-style-name="P7" draw:layer="layout" svg:width="0.452cm" svg:height="0.451cm" svg:x="18.325cm" svg:y="19.356cm" svg:viewBox="0 0 453 452" svg:d="M0 375c103 103 271 103 374 0 105-104 105-272 0-375">
          <text:p/>
        </draw:path>
        <draw:path draw:style-name="gr102" draw:text-style-name="P11" draw:layer="layout" svg:width="0.636cm" svg:height="0.636cm" svg:x="18.195cm" svg:y="18.489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599cm" svg:x="18.212cm" svg:y="18.507cm" svg:viewBox="0 0 601 600" svg:d="M601 300c0-166-134-300-300-300-165 0-301 134-301 300s136 300 301 300c166 0 300-134 300-300z">
          <text:p/>
        </draw:path>
        <draw:path draw:style-name="gr103" draw:text-style-name="P7" draw:layer="layout" svg:width="0.451cm" svg:height="0.452cm" svg:x="18.248cm" svg:y="18.542cm" svg:viewBox="0 0 452 453" svg:d="M452 77c-103-103-271-103-374 0-104 105-104 272 0 376">
          <text:p/>
        </draw:path>
        <draw:path draw:style-name="gr104" draw:text-style-name="P7" draw:layer="layout" svg:width="0.452cm" svg:height="0.452cm" svg:x="18.325cm" svg:y="18.619cm" svg:viewBox="0 0 453 453" svg:d="M0 376c103 103 271 103 374 0 105-104 105-271 0-376">
          <text:p/>
        </draw:path>
        <draw:path draw:style-name="gr102" draw:text-style-name="P11" draw:layer="layout" svg:width="0.636cm" svg:height="0.636cm" svg:x="18.195cm" svg:y="17.753cm" svg:viewBox="0 0 637 637" svg:d="M637 319c0-177-142-319-319-319-175 0-318 142-318 319 0 176 143 318 318 318 177 0 319-142 319-318z">
          <text:p/>
        </draw:path>
        <draw:path draw:style-name="gr57" draw:text-style-name="P7" draw:layer="layout" svg:width="0.6cm" svg:height="0.599cm" svg:x="18.212cm" svg:y="17.771cm" svg:viewBox="0 0 601 600" svg:d="M601 300c0-166-134-300-300-300-165 0-301 134-301 300 0 165 136 300 301 300 166 0 300-135 300-300z">
          <text:p/>
        </draw:path>
        <draw:path draw:style-name="gr103" draw:text-style-name="P7" draw:layer="layout" svg:width="0.451cm" svg:height="0.452cm" svg:x="18.248cm" svg:y="17.806cm" svg:viewBox="0 0 452 453" svg:d="M452 78c-103-104-271-104-374 0-104 104-104 271 0 375">
          <text:p/>
        </draw:path>
        <draw:path draw:style-name="gr104" draw:text-style-name="P7" draw:layer="layout" svg:width="0.452cm" svg:height="0.452cm" svg:x="18.325cm" svg:y="17.883cm" svg:viewBox="0 0 453 453" svg:d="M0 375c103 104 271 104 374 0 105-104 105-271 0-375">
          <text:p/>
        </draw:path>
        <draw:path draw:style-name="gr102" draw:text-style-name="P11" draw:layer="layout" svg:width="0.636cm" svg:height="0.636cm" svg:x="18.195cm" svg:y="16.988cm" svg:viewBox="0 0 637 637" svg:d="M637 318c0-176-142-318-319-318-175 0-318 142-318 318 0 175 143 319 318 319 177 0 319-144 319-319z">
          <text:p/>
        </draw:path>
        <draw:path draw:style-name="gr57" draw:text-style-name="P7" draw:layer="layout" svg:width="0.6cm" svg:height="0.6cm" svg:x="18.212cm" svg:y="17.005cm" svg:viewBox="0 0 601 601" svg:d="M601 301c0-166-134-301-300-301-165 0-301 135-301 301s136 300 301 300c166 0 300-134 300-300z">
          <text:p/>
        </draw:path>
        <draw:path draw:style-name="gr103" draw:text-style-name="P7" draw:layer="layout" svg:width="0.451cm" svg:height="0.451cm" svg:x="18.248cm" svg:y="17.04cm" svg:viewBox="0 0 452 452" svg:d="M452 77c-103-103-271-103-374 0-104 103-104 272 0 375">
          <text:p/>
        </draw:path>
        <draw:path draw:style-name="gr104" draw:text-style-name="P7" draw:layer="layout" svg:width="0.452cm" svg:height="0.451cm" svg:x="18.325cm" svg:y="17.118cm" svg:viewBox="0 0 453 452" svg:d="M0 375c103 103 271 103 374 0 105-103 105-272 0-375">
          <text:p/>
        </draw:path>
        <draw:path draw:style-name="gr102" draw:text-style-name="P11" draw:layer="layout" svg:width="0.636cm" svg:height="0.636cm" svg:x="18.195cm" svg:y="15.957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599cm" svg:x="18.212cm" svg:y="15.975cm" svg:viewBox="0 0 601 600" svg:d="M601 300c0-166-134-300-300-300-165 0-301 134-301 300 0 165 136 300 301 300 166 0 300-135 300-300z">
          <text:p/>
        </draw:path>
        <draw:path draw:style-name="gr103" draw:text-style-name="P7" draw:layer="layout" svg:width="0.451cm" svg:height="0.453cm" svg:x="18.248cm" svg:y="16.01cm" svg:viewBox="0 0 452 454" svg:d="M452 78c-103-104-271-104-374 0-104 104-104 271 0 376">
          <text:p/>
        </draw:path>
        <draw:path draw:style-name="gr104" draw:text-style-name="P7" draw:layer="layout" svg:width="0.452cm" svg:height="0.452cm" svg:x="18.325cm" svg:y="16.087cm" svg:viewBox="0 0 453 453" svg:d="M0 376c103 103 271 103 374 0 105-105 105-272 0-376">
          <text:p/>
        </draw:path>
        <draw:path draw:style-name="gr102" draw:text-style-name="P11" draw:layer="layout" svg:width="0.636cm" svg:height="0.636cm" svg:x="18.195cm" svg:y="15.368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6cm" svg:x="18.212cm" svg:y="15.386cm" svg:viewBox="0 0 601 601" svg:d="M601 300c0-166-134-300-300-300-165 0-301 134-301 300 0 165 136 301 301 301 166 0 300-136 300-301z">
          <text:p/>
        </draw:path>
        <draw:path draw:style-name="gr103" draw:text-style-name="P7" draw:layer="layout" svg:width="0.451cm" svg:height="0.452cm" svg:x="18.248cm" svg:y="15.421cm" svg:viewBox="0 0 452 453" svg:d="M452 78c-103-104-271-104-374 0-104 104-104 271 0 375">
          <text:p/>
        </draw:path>
        <draw:path draw:style-name="gr104" draw:text-style-name="P7" draw:layer="layout" svg:width="0.452cm" svg:height="0.451cm" svg:x="18.325cm" svg:y="15.499cm" svg:viewBox="0 0 453 452" svg:d="M0 375c103 103 271 103 374 0 105-104 105-271 0-375">
          <text:p/>
        </draw:path>
        <draw:path draw:style-name="gr102" draw:text-style-name="P11" draw:layer="layout" svg:width="0.636cm" svg:height="0.636cm" svg:x="18.195cm" svg:y="14.779cm" svg:viewBox="0 0 637 637" svg:d="M637 319c0-176-142-319-319-319-175 0-318 143-318 319 0 175 143 318 318 318 177 0 319-143 319-318z">
          <text:p/>
        </draw:path>
        <draw:path draw:style-name="gr57" draw:text-style-name="P7" draw:layer="layout" svg:width="0.6cm" svg:height="0.6cm" svg:x="18.212cm" svg:y="14.797cm" svg:viewBox="0 0 601 601" svg:d="M601 300c0-166-134-300-300-300-165 0-301 134-301 300s136 301 301 301c166 0 300-135 300-301z">
          <text:p/>
        </draw:path>
        <draw:path draw:style-name="gr103" draw:text-style-name="P7" draw:layer="layout" svg:width="0.451cm" svg:height="0.452cm" svg:x="18.248cm" svg:y="14.832cm" svg:viewBox="0 0 452 453" svg:d="M452 78c-103-104-271-104-374 0-104 103-104 272 0 375">
          <text:p/>
        </draw:path>
        <draw:path draw:style-name="gr104" draw:text-style-name="P7" draw:layer="layout" svg:width="0.452cm" svg:height="0.451cm" svg:x="18.325cm" svg:y="14.91cm" svg:viewBox="0 0 453 452" svg:d="M0 375c103 103 271 103 374 0 105-103 105-272 0-375">
          <text:p/>
        </draw:path>
        <draw:path draw:style-name="gr102" draw:text-style-name="P11" draw:layer="layout" svg:width="0.636cm" svg:height="0.636cm" svg:x="15.515cm" svg:y="18.489cm" svg:viewBox="0 0 637 637" svg:d="M637 319c0-176-143-319-318-319-176 0-319 143-319 319s143 318 319 318c175 0 318-142 318-318z">
          <text:p/>
        </draw:path>
        <draw:path draw:style-name="gr57" draw:text-style-name="P7" draw:layer="layout" svg:width="0.6cm" svg:height="0.599cm" svg:x="15.533cm" svg:y="18.507cm" svg:viewBox="0 0 601 600" svg:d="M601 300c0-166-134-300-301-300-166 0-300 134-300 300s134 300 300 300c167 0 301-134 301-300z">
          <text:p/>
        </draw:path>
        <draw:path draw:style-name="gr103" draw:text-style-name="P7" draw:layer="layout" svg:width="0.452cm" svg:height="0.452cm" svg:x="15.568cm" svg:y="18.542cm" svg:viewBox="0 0 453 453" svg:d="M453 77c-104-103-272-103-375 0-104 105-104 272 0 376">
          <text:p/>
        </draw:path>
        <draw:path draw:style-name="gr104" draw:text-style-name="P7" draw:layer="layout" svg:width="0.451cm" svg:height="0.452cm" svg:x="15.646cm" svg:y="18.619cm" svg:viewBox="0 0 452 453" svg:d="M0 376c103 103 271 103 375 0 103-104 103-271 0-376">
          <text:p/>
        </draw:path>
        <draw:path draw:style-name="gr102" draw:text-style-name="P11" draw:layer="layout" svg:width="0.636cm" svg:height="0.636cm" svg:x="15.515cm" svg:y="17.753cm" svg:viewBox="0 0 637 637" svg:d="M637 319c0-177-143-319-318-319-176 0-319 142-319 319 0 176 143 318 319 318 175 0 318-142 318-318z">
          <text:p/>
        </draw:path>
        <draw:path draw:style-name="gr57" draw:text-style-name="P7" draw:layer="layout" svg:width="0.6cm" svg:height="0.599cm" svg:x="15.533cm" svg:y="17.771cm" svg:viewBox="0 0 601 600" svg:d="M601 300c0-166-134-300-301-300-166 0-300 134-300 300 0 165 134 300 300 300 167 0 301-135 301-300z">
          <text:p/>
        </draw:path>
        <draw:path draw:style-name="gr103" draw:text-style-name="P7" draw:layer="layout" svg:width="0.452cm" svg:height="0.452cm" svg:x="15.568cm" svg:y="17.806cm" svg:viewBox="0 0 453 453" svg:d="M453 78c-104-104-272-104-375 0-104 104-104 271 0 375">
          <text:p/>
        </draw:path>
        <draw:path draw:style-name="gr104" draw:text-style-name="P7" draw:layer="layout" svg:width="0.451cm" svg:height="0.452cm" svg:x="15.646cm" svg:y="17.883cm" svg:viewBox="0 0 452 453" svg:d="M0 375c103 104 271 104 375 0 103-104 103-271 0-375">
          <text:p/>
        </draw:path>
        <draw:path draw:style-name="gr102" draw:text-style-name="P11" draw:layer="layout" svg:width="0.636cm" svg:height="0.636cm" svg:x="15.515cm" svg:y="16.988cm" svg:viewBox="0 0 637 637" svg:d="M637 318c0-176-143-318-318-318-176 0-319 142-319 318 0 175 143 319 319 319 175 0 318-144 318-319z">
          <text:p/>
        </draw:path>
        <draw:path draw:style-name="gr57" draw:text-style-name="P7" draw:layer="layout" svg:width="0.6cm" svg:height="0.6cm" svg:x="15.533cm" svg:y="17.005cm" svg:viewBox="0 0 601 601" svg:d="M601 301c0-166-134-301-301-301-166 0-300 135-300 301s134 300 300 300c167 0 301-134 301-300z">
          <text:p/>
        </draw:path>
        <draw:path draw:style-name="gr103" draw:text-style-name="P7" draw:layer="layout" svg:width="0.452cm" svg:height="0.451cm" svg:x="15.568cm" svg:y="17.04cm" svg:viewBox="0 0 453 452" svg:d="M453 77c-104-103-272-103-375 0-104 103-104 272 0 375">
          <text:p/>
        </draw:path>
        <draw:path draw:style-name="gr104" draw:text-style-name="P7" draw:layer="layout" svg:width="0.451cm" svg:height="0.451cm" svg:x="15.646cm" svg:y="17.118cm" svg:viewBox="0 0 452 452" svg:d="M0 375c103 103 271 103 375 0 103-103 103-272 0-375">
          <text:p/>
        </draw:path>
        <draw:path draw:style-name="gr102" draw:text-style-name="P11" draw:layer="layout" svg:width="0.636cm" svg:height="0.636cm" svg:x="15.515cm" svg:y="15.957cm" svg:viewBox="0 0 637 637" svg:d="M637 319c0-176-143-319-318-319-176 0-319 143-319 319s143 318 319 318c175 0 318-142 318-318z">
          <text:p/>
        </draw:path>
        <draw:path draw:style-name="gr57" draw:text-style-name="P7" draw:layer="layout" svg:width="0.6cm" svg:height="0.599cm" svg:x="15.533cm" svg:y="15.975cm" svg:viewBox="0 0 601 600" svg:d="M601 300c0-166-134-300-301-300-166 0-300 134-300 300 0 165 134 300 300 300 167 0 301-135 301-300z">
          <text:p/>
        </draw:path>
        <draw:path draw:style-name="gr103" draw:text-style-name="P7" draw:layer="layout" svg:width="0.452cm" svg:height="0.453cm" svg:x="15.568cm" svg:y="16.01cm" svg:viewBox="0 0 453 454" svg:d="M453 78c-104-104-272-104-375 0-104 104-104 271 0 376">
          <text:p/>
        </draw:path>
        <draw:path draw:style-name="gr104" draw:text-style-name="P7" draw:layer="layout" svg:width="0.451cm" svg:height="0.452cm" svg:x="15.646cm" svg:y="16.087cm" svg:viewBox="0 0 452 453" svg:d="M0 376c103 103 271 103 375 0 103-105 103-272 0-376">
          <text:p/>
        </draw:path>
        <draw:path draw:style-name="gr102" draw:text-style-name="P11" draw:layer="layout" svg:width="0.636cm" svg:height="0.636cm" svg:x="15.515cm" svg:y="15.368cm" svg:viewBox="0 0 637 637" svg:d="M637 319c0-176-143-319-318-319-176 0-319 143-319 319s143 318 319 318c175 0 318-142 318-318z">
          <text:p/>
        </draw:path>
        <draw:path draw:style-name="gr57" draw:text-style-name="P7" draw:layer="layout" svg:width="0.6cm" svg:height="0.6cm" svg:x="15.533cm" svg:y="15.386cm" svg:viewBox="0 0 601 601" svg:d="M601 300c0-166-134-300-301-300-166 0-300 134-300 300 0 165 134 301 300 301 167 0 301-136 301-301z">
          <text:p/>
        </draw:path>
        <draw:path draw:style-name="gr103" draw:text-style-name="P7" draw:layer="layout" svg:width="0.452cm" svg:height="0.452cm" svg:x="15.568cm" svg:y="15.421cm" svg:viewBox="0 0 453 453" svg:d="M453 78c-104-104-272-104-375 0-104 104-104 271 0 375">
          <text:p/>
        </draw:path>
        <draw:path draw:style-name="gr104" draw:text-style-name="P7" draw:layer="layout" svg:width="0.451cm" svg:height="0.451cm" svg:x="15.646cm" svg:y="15.499cm" svg:viewBox="0 0 452 452" svg:d="M0 375c103 103 271 103 375 0 103-104 103-271 0-375">
          <text:p/>
        </draw:path>
        <draw:path draw:style-name="gr102" draw:text-style-name="P11" draw:layer="layout" svg:width="0.636cm" svg:height="0.636cm" svg:x="15.515cm" svg:y="14.779cm" svg:viewBox="0 0 637 637" svg:d="M637 319c0-176-143-319-318-319-176 0-319 143-319 319 0 175 143 318 319 318 175 0 318-143 318-318z">
          <text:p/>
        </draw:path>
        <draw:path draw:style-name="gr57" draw:text-style-name="P7" draw:layer="layout" svg:width="0.6cm" svg:height="0.6cm" svg:x="15.533cm" svg:y="14.797cm" svg:viewBox="0 0 601 601" svg:d="M601 300c0-166-134-300-301-300-166 0-300 134-300 300s134 301 300 301c167 0 301-135 301-301z">
          <text:p/>
        </draw:path>
        <draw:path draw:style-name="gr103" draw:text-style-name="P7" draw:layer="layout" svg:width="0.452cm" svg:height="0.452cm" svg:x="15.568cm" svg:y="14.832cm" svg:viewBox="0 0 453 453" svg:d="M453 78c-104-104-272-104-375 0-104 103-104 272 0 375">
          <text:p/>
        </draw:path>
        <draw:path draw:style-name="gr104" draw:text-style-name="P7" draw:layer="layout" svg:width="0.451cm" svg:height="0.451cm" svg:x="15.646cm" svg:y="14.91cm" svg:viewBox="0 0 452 452" svg:d="M0 375c103 103 271 103 375 0 103-103 103-272 0-375">
          <text:p/>
        </draw:path>
        <draw:path draw:style-name="gr102" draw:text-style-name="P11" draw:layer="layout" svg:width="0.636cm" svg:height="0.636cm" svg:x="14.397cm" svg:y="18.489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599cm" svg:x="14.414cm" svg:y="18.507cm" svg:viewBox="0 0 601 600" svg:d="M601 300c0-166-134-300-300-300s-301 134-301 300 135 300 301 300 300-134 300-300z">
          <text:p/>
        </draw:path>
        <draw:path draw:style-name="gr103" draw:text-style-name="P7" draw:layer="layout" svg:width="0.451cm" svg:height="0.452cm" svg:x="14.45cm" svg:y="18.542cm" svg:viewBox="0 0 452 453" svg:d="M452 77c-103-103-272-103-375 0-103 105-103 272 0 376">
          <text:p/>
        </draw:path>
        <draw:path draw:style-name="gr104" draw:text-style-name="P7" draw:layer="layout" svg:width="0.452cm" svg:height="0.452cm" svg:x="14.527cm" svg:y="18.619cm" svg:viewBox="0 0 453 453" svg:d="M0 376c103 103 272 103 375 0 104-104 104-271 0-376">
          <text:p/>
        </draw:path>
        <draw:path draw:style-name="gr102" draw:text-style-name="P11" draw:layer="layout" svg:width="0.636cm" svg:height="0.636cm" svg:x="14.397cm" svg:y="17.753cm" svg:viewBox="0 0 637 637" svg:d="M637 319c0-177-142-319-319-319-175 0-318 142-318 319 0 176 143 318 318 318 177 0 319-142 319-318z">
          <text:p/>
        </draw:path>
        <draw:path draw:style-name="gr57" draw:text-style-name="P7" draw:layer="layout" svg:width="0.6cm" svg:height="0.599cm" svg:x="14.414cm" svg:y="17.771cm" svg:viewBox="0 0 601 600" svg:d="M601 300c0-166-134-300-300-300s-301 134-301 300c0 165 135 300 301 300s300-135 300-300z">
          <text:p/>
        </draw:path>
        <draw:path draw:style-name="gr103" draw:text-style-name="P7" draw:layer="layout" svg:width="0.451cm" svg:height="0.452cm" svg:x="14.45cm" svg:y="17.806cm" svg:viewBox="0 0 452 453" svg:d="M452 78c-103-104-272-104-375 0s-103 271 0 375">
          <text:p/>
        </draw:path>
        <draw:path draw:style-name="gr104" draw:text-style-name="P7" draw:layer="layout" svg:width="0.452cm" svg:height="0.452cm" svg:x="14.527cm" svg:y="17.883cm" svg:viewBox="0 0 453 453" svg:d="M0 375c103 104 272 104 375 0 104-104 104-271 0-375">
          <text:p/>
        </draw:path>
        <draw:path draw:style-name="gr102" draw:text-style-name="P11" draw:layer="layout" svg:width="0.636cm" svg:height="0.636cm" svg:x="14.397cm" svg:y="16.988cm" svg:viewBox="0 0 637 637" svg:d="M637 318c0-176-142-318-319-318-175 0-318 142-318 318 0 175 143 319 318 319 177 0 319-144 319-319z">
          <text:p/>
        </draw:path>
        <draw:path draw:style-name="gr57" draw:text-style-name="P7" draw:layer="layout" svg:width="0.6cm" svg:height="0.6cm" svg:x="14.414cm" svg:y="17.005cm" svg:viewBox="0 0 601 601" svg:d="M601 301c0-166-134-301-300-301s-301 135-301 301 135 300 301 300 300-134 300-300z">
          <text:p/>
        </draw:path>
        <draw:path draw:style-name="gr103" draw:text-style-name="P7" draw:layer="layout" svg:width="0.451cm" svg:height="0.451cm" svg:x="14.45cm" svg:y="17.04cm" svg:viewBox="0 0 452 452" svg:d="M452 77c-103-103-272-103-375 0s-103 272 0 375">
          <text:p/>
        </draw:path>
        <draw:path draw:style-name="gr104" draw:text-style-name="P7" draw:layer="layout" svg:width="0.452cm" svg:height="0.451cm" svg:x="14.527cm" svg:y="17.118cm" svg:viewBox="0 0 453 452" svg:d="M0 375c103 103 272 103 375 0 104-103 104-272 0-375">
          <text:p/>
        </draw:path>
        <draw:path draw:style-name="gr102" draw:text-style-name="P11" draw:layer="layout" svg:width="0.636cm" svg:height="0.636cm" svg:x="14.397cm" svg:y="15.957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599cm" svg:x="14.414cm" svg:y="15.975cm" svg:viewBox="0 0 601 600" svg:d="M601 300c0-166-134-300-300-300s-301 134-301 300c0 165 135 300 301 300s300-135 300-300z">
          <text:p/>
        </draw:path>
        <draw:path draw:style-name="gr103" draw:text-style-name="P7" draw:layer="layout" svg:width="0.451cm" svg:height="0.453cm" svg:x="14.45cm" svg:y="16.01cm" svg:viewBox="0 0 452 454" svg:d="M452 78c-103-104-272-104-375 0s-103 271 0 376">
          <text:p/>
        </draw:path>
        <draw:path draw:style-name="gr104" draw:text-style-name="P7" draw:layer="layout" svg:width="0.452cm" svg:height="0.452cm" svg:x="14.527cm" svg:y="16.087cm" svg:viewBox="0 0 453 453" svg:d="M0 376c103 103 272 103 375 0 104-105 104-272 0-376">
          <text:p/>
        </draw:path>
        <draw:path draw:style-name="gr102" draw:text-style-name="P11" draw:layer="layout" svg:width="0.636cm" svg:height="0.636cm" svg:x="14.397cm" svg:y="15.368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6cm" svg:x="14.414cm" svg:y="15.386cm" svg:viewBox="0 0 601 601" svg:d="M601 300c0-166-134-300-300-300s-301 134-301 300c0 165 135 301 301 301s300-136 300-301z">
          <text:p/>
        </draw:path>
        <draw:path draw:style-name="gr103" draw:text-style-name="P7" draw:layer="layout" svg:width="0.451cm" svg:height="0.452cm" svg:x="14.45cm" svg:y="15.421cm" svg:viewBox="0 0 452 453" svg:d="M452 78c-103-104-272-104-375 0s-103 271 0 375">
          <text:p/>
        </draw:path>
        <draw:path draw:style-name="gr104" draw:text-style-name="P7" draw:layer="layout" svg:width="0.452cm" svg:height="0.451cm" svg:x="14.527cm" svg:y="15.499cm" svg:viewBox="0 0 453 452" svg:d="M0 375c103 103 272 103 375 0 104-104 104-271 0-375">
          <text:p/>
        </draw:path>
        <draw:path draw:style-name="gr102" draw:text-style-name="P11" draw:layer="layout" svg:width="0.636cm" svg:height="0.636cm" svg:x="14.397cm" svg:y="14.779cm" svg:viewBox="0 0 637 637" svg:d="M637 319c0-176-142-319-319-319-175 0-318 143-318 319 0 175 143 318 318 318 177 0 319-143 319-318z">
          <text:p/>
        </draw:path>
        <draw:path draw:style-name="gr57" draw:text-style-name="P7" draw:layer="layout" svg:width="0.6cm" svg:height="0.6cm" svg:x="14.414cm" svg:y="14.797cm" svg:viewBox="0 0 601 601" svg:d="M601 300c0-166-134-300-300-300s-301 134-301 300 135 301 301 301 300-135 300-301z">
          <text:p/>
        </draw:path>
        <draw:path draw:style-name="gr103" draw:text-style-name="P7" draw:layer="layout" svg:width="0.451cm" svg:height="0.452cm" svg:x="14.45cm" svg:y="14.832cm" svg:viewBox="0 0 452 453" svg:d="M452 78c-103-104-272-104-375 0-103 103-103 272 0 375">
          <text:p/>
        </draw:path>
        <draw:path draw:style-name="gr104" draw:text-style-name="P7" draw:layer="layout" svg:width="0.452cm" svg:height="0.451cm" svg:x="14.527cm" svg:y="14.91cm" svg:viewBox="0 0 453 452" svg:d="M0 375c103 103 272 103 375 0 104-103 104-272 0-375">
          <text:p/>
        </draw:path>
        <draw:path draw:style-name="gr102" draw:text-style-name="P11" draw:layer="layout" svg:width="0.636cm" svg:height="0.636cm" svg:x="11.835cm" svg:y="25.143cm" svg:viewBox="0 0 637 637" svg:d="M637 318c0-175-142-318-318-318s-319 143-319 318c0 177 143 319 319 319s318-142 318-319z">
          <text:p/>
        </draw:path>
        <draw:path draw:style-name="gr57" draw:text-style-name="P7" draw:layer="layout" svg:width="0.6cm" svg:height="0.599cm" svg:x="11.853cm" svg:y="25.161cm" svg:viewBox="0 0 601 600" svg:d="M601 300c0-166-135-300-301-300s-300 134-300 300 134 300 300 300 301-134 301-300z">
          <text:p/>
        </draw:path>
        <draw:path draw:style-name="gr103" draw:text-style-name="P7" draw:layer="layout" svg:width="0.452cm" svg:height="0.452cm" svg:x="11.888cm" svg:y="25.196cm" svg:viewBox="0 0 453 453" svg:d="M453 77c-104-103-271-103-374 0-105 104-105 272 0 376">
          <text:p/>
        </draw:path>
        <draw:path draw:style-name="gr104" draw:text-style-name="P7" draw:layer="layout" svg:width="0.451cm" svg:height="0.452cm" svg:x="11.966cm" svg:y="25.273cm" svg:viewBox="0 0 452 453" svg:d="M0 376c103 103 270 103 374 0 104-104 104-272 0-376">
          <text:p/>
        </draw:path>
        <draw:path draw:style-name="gr102" draw:text-style-name="P11" draw:layer="layout" svg:width="0.636cm" svg:height="0.635cm" svg:x="11.835cm" svg:y="24.024cm" svg:viewBox="0 0 637 636" svg:d="M637 318c0-176-142-318-318-318s-319 142-319 318 143 318 319 318 318-142 318-318z">
          <text:p/>
        </draw:path>
        <draw:path draw:style-name="gr57" draw:text-style-name="P7" draw:layer="layout" svg:width="0.6cm" svg:height="0.6cm" svg:x="11.853cm" svg:y="24.042cm" svg:viewBox="0 0 601 601" svg:d="M601 301c0-167-135-301-301-301s-300 134-300 301c0 165 134 300 300 300s301-135 301-300z">
          <text:p/>
        </draw:path>
        <draw:path draw:style-name="gr103" draw:text-style-name="P7" draw:layer="layout" svg:width="0.452cm" svg:height="0.452cm" svg:x="11.888cm" svg:y="24.077cm" svg:viewBox="0 0 453 453" svg:d="M453 79c-104-105-271-105-374 0-105 103-105 270 0 374">
          <text:p/>
        </draw:path>
        <draw:path draw:style-name="gr104" draw:text-style-name="P7" draw:layer="layout" svg:width="0.451cm" svg:height="0.451cm" svg:x="11.966cm" svg:y="24.155cm" svg:viewBox="0 0 452 452" svg:d="M0 374c103 104 270 104 374 0s104-271 0-374">
          <text:p/>
        </draw:path>
        <draw:path draw:style-name="gr102" draw:text-style-name="P11" draw:layer="layout" svg:width="0.636cm" svg:height="0.636cm" svg:x="11.835cm" svg:y="23.347cm" svg:viewBox="0 0 637 637" svg:d="M637 319c0-177-142-319-318-319s-319 142-319 319c0 175 143 318 319 318s318-143 318-318z">
          <text:p/>
        </draw:path>
        <draw:path draw:style-name="gr57" draw:text-style-name="P7" draw:layer="layout" svg:width="0.6cm" svg:height="0.599cm" svg:x="11.853cm" svg:y="23.365cm" svg:viewBox="0 0 601 600" svg:d="M601 301c0-167-135-301-301-301s-300 134-300 301c0 165 134 299 300 299s301-134 301-299z">
          <text:p/>
        </draw:path>
        <draw:path draw:style-name="gr103" draw:text-style-name="P7" draw:layer="layout" svg:width="0.452cm" svg:height="0.452cm" svg:x="11.888cm" svg:y="23.4cm" svg:viewBox="0 0 453 453" svg:d="M453 77c-104-103-271-103-374 0-105 104-105 272 0 376">
          <text:p/>
        </draw:path>
        <draw:path draw:style-name="gr104" draw:text-style-name="P7" draw:layer="layout" svg:width="0.451cm" svg:height="0.452cm" svg:x="11.966cm" svg:y="23.477cm" svg:viewBox="0 0 452 453" svg:d="M0 376c103 103 270 103 374 0 104-104 104-272 0-376">
          <text:p/>
        </draw:path>
        <draw:path draw:style-name="gr102" draw:text-style-name="P11" draw:layer="layout" svg:width="0.636cm" svg:height="0.635cm" svg:x="11.835cm" svg:y="22.582cm" svg:viewBox="0 0 637 636" svg:d="M637 317c0-175-142-317-318-317s-319 142-319 317 143 319 319 319 318-144 318-319z">
          <text:p/>
        </draw:path>
        <draw:path draw:style-name="gr57" draw:text-style-name="P7" draw:layer="layout" svg:width="0.6cm" svg:height="0.6cm" svg:x="11.853cm" svg:y="22.599cm" svg:viewBox="0 0 601 601" svg:d="M601 300c0-166-135-300-301-300s-300 134-300 300c0 167 134 301 300 301s301-134 301-301z">
          <text:p/>
        </draw:path>
        <draw:path draw:style-name="gr103" draw:text-style-name="P7" draw:layer="layout" svg:width="0.452cm" svg:height="0.451cm" svg:x="11.888cm" svg:y="22.634cm" svg:viewBox="0 0 453 452" svg:d="M453 77c-104-103-271-103-374 0-105 104-105 272 0 375">
          <text:p/>
        </draw:path>
        <draw:path draw:style-name="gr104" draw:text-style-name="P7" draw:layer="layout" svg:width="0.451cm" svg:height="0.451cm" svg:x="11.966cm" svg:y="22.712cm" svg:viewBox="0 0 452 452" svg:d="M0 375c103 103 270 103 374 0s104-271 0-375">
          <text:p/>
        </draw:path>
        <draw:path draw:style-name="gr102" draw:text-style-name="P11" draw:layer="layout" svg:width="0.636cm" svg:height="0.636cm" svg:x="11.835cm" svg:y="21.816cm" svg:viewBox="0 0 637 637" svg:d="M637 319c0-177-142-319-318-319s-319 142-319 319c0 175 143 318 319 318s318-143 318-318z">
          <text:p/>
        </draw:path>
        <draw:path draw:style-name="gr57" draw:text-style-name="P7" draw:layer="layout" svg:width="0.6cm" svg:height="0.599cm" svg:x="11.853cm" svg:y="21.834cm" svg:viewBox="0 0 601 600" svg:d="M601 301c0-166-135-301-301-301s-300 135-300 301c0 165 134 299 300 299s301-134 301-299z">
          <text:p/>
        </draw:path>
        <draw:path draw:style-name="gr103" draw:text-style-name="P7" draw:layer="layout" svg:width="0.452cm" svg:height="0.452cm" svg:x="11.888cm" svg:y="21.869cm" svg:viewBox="0 0 453 453" svg:d="M453 78c-104-104-271-104-374 0-105 104-105 271 0 375">
          <text:p/>
        </draw:path>
        <draw:path draw:style-name="gr104" draw:text-style-name="P7" draw:layer="layout" svg:width="0.451cm" svg:height="0.452cm" svg:x="11.966cm" svg:y="21.946cm" svg:viewBox="0 0 452 453" svg:d="M0 375c103 104 270 104 374 0s104-271 0-375">
          <text:p/>
        </draw:path>
        <draw:path draw:style-name="gr102" draw:text-style-name="P11" draw:layer="layout" svg:width="0.636cm" svg:height="0.636cm" svg:x="13.042cm" svg:y="21.816cm" svg:viewBox="0 0 637 637" svg:d="M637 319c0-177-142-319-318-319s-319 142-319 319c0 175 143 318 319 318s318-143 318-318z">
          <text:p/>
        </draw:path>
        <draw:path draw:style-name="gr57" draw:text-style-name="P7" draw:layer="layout" svg:width="0.6cm" svg:height="0.599cm" svg:x="13.06cm" svg:y="21.834cm" svg:viewBox="0 0 601 600" svg:d="M601 301c0-166-135-301-301-301s-300 135-300 301c0 165 134 299 300 299s301-134 301-299z">
          <text:p/>
        </draw:path>
        <draw:path draw:style-name="gr103" draw:text-style-name="P7" draw:layer="layout" svg:width="0.452cm" svg:height="0.452cm" svg:x="13.095cm" svg:y="21.869cm" svg:viewBox="0 0 453 453" svg:d="M453 78c-103-104-272-104-375 0-104 104-104 271 0 375">
          <text:p/>
        </draw:path>
        <draw:path draw:style-name="gr104" draw:text-style-name="P7" draw:layer="layout" svg:width="0.451cm" svg:height="0.452cm" svg:x="13.173cm" svg:y="21.946cm" svg:viewBox="0 0 452 453" svg:d="M0 375c103 104 272 104 375 0s103-271 0-375">
          <text:p/>
        </draw:path>
        <draw:path draw:style-name="gr102" draw:text-style-name="P11" draw:layer="layout" svg:width="0.636cm" svg:height="0.635cm" svg:x="13.042cm" svg:y="22.582cm" svg:viewBox="0 0 637 636" svg:d="M637 317c0-175-142-317-318-317s-319 142-319 317 143 319 319 319 318-144 318-319z">
          <text:p/>
        </draw:path>
        <draw:path draw:style-name="gr57" draw:text-style-name="P7" draw:layer="layout" svg:width="0.6cm" svg:height="0.6cm" svg:x="13.06cm" svg:y="22.599cm" svg:viewBox="0 0 601 601" svg:d="M601 300c0-166-135-300-301-300s-300 134-300 300c0 167 134 301 300 301s301-134 301-301z">
          <text:p/>
        </draw:path>
        <draw:path draw:style-name="gr103" draw:text-style-name="P7" draw:layer="layout" svg:width="0.452cm" svg:height="0.451cm" svg:x="13.095cm" svg:y="22.634cm" svg:viewBox="0 0 453 452" svg:d="M453 77c-103-103-272-103-375 0-104 104-104 272 0 375">
          <text:p/>
        </draw:path>
        <draw:path draw:style-name="gr104" draw:text-style-name="P7" draw:layer="layout" svg:width="0.451cm" svg:height="0.451cm" svg:x="13.173cm" svg:y="22.712cm" svg:viewBox="0 0 452 452" svg:d="M0 375c103 103 272 103 375 0s103-271 0-375">
          <text:p/>
        </draw:path>
        <draw:path draw:style-name="gr102" draw:text-style-name="P11" draw:layer="layout" svg:width="0.636cm" svg:height="0.636cm" svg:x="13.042cm" svg:y="23.347cm" svg:viewBox="0 0 637 637" svg:d="M637 319c0-177-142-319-318-319s-319 142-319 319c0 175 143 318 319 318s318-143 318-318z">
          <text:p/>
        </draw:path>
        <draw:path draw:style-name="gr57" draw:text-style-name="P7" draw:layer="layout" svg:width="0.6cm" svg:height="0.599cm" svg:x="13.06cm" svg:y="23.365cm" svg:viewBox="0 0 601 600" svg:d="M601 301c0-167-135-301-301-301s-300 134-300 301c0 165 134 299 300 299s301-134 301-299z">
          <text:p/>
        </draw:path>
        <draw:path draw:style-name="gr103" draw:text-style-name="P7" draw:layer="layout" svg:width="0.452cm" svg:height="0.452cm" svg:x="13.095cm" svg:y="23.4cm" svg:viewBox="0 0 453 453" svg:d="M453 77c-103-103-272-103-375 0-104 104-104 272 0 376">
          <text:p/>
        </draw:path>
        <draw:path draw:style-name="gr104" draw:text-style-name="P7" draw:layer="layout" svg:width="0.451cm" svg:height="0.452cm" svg:x="13.173cm" svg:y="23.477cm" svg:viewBox="0 0 452 453" svg:d="M0 376c103 103 272 103 375 0 103-104 103-272 0-376">
          <text:p/>
        </draw:path>
        <draw:path draw:style-name="gr102" draw:text-style-name="P11" draw:layer="layout" svg:width="0.636cm" svg:height="0.635cm" svg:x="13.042cm" svg:y="24.024cm" svg:viewBox="0 0 637 636" svg:d="M637 318c0-176-142-318-318-318s-319 142-319 318 143 318 319 318 318-142 318-318z">
          <text:p/>
        </draw:path>
        <draw:path draw:style-name="gr57" draw:text-style-name="P7" draw:layer="layout" svg:width="0.6cm" svg:height="0.6cm" svg:x="13.06cm" svg:y="24.042cm" svg:viewBox="0 0 601 601" svg:d="M601 301c0-167-135-301-301-301s-300 134-300 301c0 165 134 300 300 300s301-135 301-300z">
          <text:p/>
        </draw:path>
        <draw:path draw:style-name="gr103" draw:text-style-name="P7" draw:layer="layout" svg:width="0.452cm" svg:height="0.452cm" svg:x="13.095cm" svg:y="24.077cm" svg:viewBox="0 0 453 453" svg:d="M453 79c-103-105-272-105-375 0-104 103-104 270 0 374">
          <text:p/>
        </draw:path>
        <draw:path draw:style-name="gr104" draw:text-style-name="P7" draw:layer="layout" svg:width="0.451cm" svg:height="0.451cm" svg:x="13.173cm" svg:y="24.155cm" svg:viewBox="0 0 452 452" svg:d="M0 374c103 104 272 104 375 0s103-271 0-374">
          <text:p/>
        </draw:path>
        <draw:path draw:style-name="gr102" draw:text-style-name="P11" draw:layer="layout" svg:width="0.636cm" svg:height="0.636cm" svg:x="13.042cm" svg:y="25.143cm" svg:viewBox="0 0 637 637" svg:d="M637 318c0-175-142-318-318-318s-319 143-319 318c0 177 143 319 319 319s318-142 318-319z">
          <text:p/>
        </draw:path>
        <draw:path draw:style-name="gr57" draw:text-style-name="P7" draw:layer="layout" svg:width="0.6cm" svg:height="0.599cm" svg:x="13.06cm" svg:y="25.161cm" svg:viewBox="0 0 601 600" svg:d="M601 300c0-166-135-300-301-300s-300 134-300 300 134 300 300 300 301-134 301-300z">
          <text:p/>
        </draw:path>
        <draw:path draw:style-name="gr103" draw:text-style-name="P7" draw:layer="layout" svg:width="0.452cm" svg:height="0.452cm" svg:x="13.095cm" svg:y="25.196cm" svg:viewBox="0 0 453 453" svg:d="M453 77c-103-103-272-103-375 0-104 104-104 272 0 376">
          <text:p/>
        </draw:path>
        <draw:path draw:style-name="gr104" draw:text-style-name="P7" draw:layer="layout" svg:width="0.451cm" svg:height="0.452cm" svg:x="13.173cm" svg:y="25.273cm" svg:viewBox="0 0 452 453" svg:d="M0 376c103 103 272 103 375 0 103-104 103-272 0-376">
          <text:p/>
        </draw:path>
        <draw:path draw:style-name="gr102" draw:text-style-name="P11" draw:layer="layout" svg:width="0.636cm" svg:height="0.636cm" svg:x="14.397cm" svg:y="25.143cm" svg:viewBox="0 0 637 637" svg:d="M637 318c0-175-142-318-319-318-175 0-318 143-318 318 0 177 143 319 318 319 177 0 319-142 319-319z">
          <text:p/>
        </draw:path>
        <draw:path draw:style-name="gr57" draw:text-style-name="P7" draw:layer="layout" svg:width="0.6cm" svg:height="0.599cm" svg:x="14.414cm" svg:y="25.161cm" svg:viewBox="0 0 601 600" svg:d="M601 300c0-166-134-300-300-300s-301 134-301 300 135 300 301 300 300-134 300-300z">
          <text:p/>
        </draw:path>
        <draw:path draw:style-name="gr103" draw:text-style-name="P7" draw:layer="layout" svg:width="0.451cm" svg:height="0.452cm" svg:x="14.45cm" svg:y="25.196cm" svg:viewBox="0 0 452 453" svg:d="M452 77c-103-103-272-103-375 0-103 104-103 272 0 376">
          <text:p/>
        </draw:path>
        <draw:path draw:style-name="gr104" draw:text-style-name="P7" draw:layer="layout" svg:width="0.452cm" svg:height="0.452cm" svg:x="14.527cm" svg:y="25.273cm" svg:viewBox="0 0 453 453" svg:d="M0 376c103 103 272 103 375 0 104-104 104-272 0-376">
          <text:p/>
        </draw:path>
        <draw:path draw:style-name="gr102" draw:text-style-name="P11" draw:layer="layout" svg:width="0.636cm" svg:height="0.636cm" svg:x="15.515cm" svg:y="25.143cm" svg:viewBox="0 0 637 637" svg:d="M637 318c0-175-143-318-318-318-176 0-319 143-319 318 0 177 143 319 319 319 175 0 318-142 318-319z">
          <text:p/>
        </draw:path>
        <draw:path draw:style-name="gr57" draw:text-style-name="P7" draw:layer="layout" svg:width="0.6cm" svg:height="0.599cm" svg:x="15.533cm" svg:y="25.161cm" svg:viewBox="0 0 601 600" svg:d="M601 300c0-166-134-300-301-300-166 0-300 134-300 300s134 300 300 300c167 0 301-134 301-300z">
          <text:p/>
        </draw:path>
        <draw:path draw:style-name="gr103" draw:text-style-name="P7" draw:layer="layout" svg:width="0.452cm" svg:height="0.452cm" svg:x="15.568cm" svg:y="25.196cm" svg:viewBox="0 0 453 453" svg:d="M453 77c-104-103-272-103-375 0-104 104-104 272 0 376">
          <text:p/>
        </draw:path>
        <draw:path draw:style-name="gr104" draw:text-style-name="P7" draw:layer="layout" svg:width="0.451cm" svg:height="0.452cm" svg:x="15.646cm" svg:y="25.273cm" svg:viewBox="0 0 452 453" svg:d="M0 376c103 103 271 103 375 0 103-104 103-272 0-376">
          <text:p/>
        </draw:path>
        <draw:path draw:style-name="gr102" draw:text-style-name="P11" draw:layer="layout" svg:width="0.636cm" svg:height="0.636cm" svg:x="18.195cm" svg:y="25.143cm" svg:viewBox="0 0 637 637" svg:d="M637 318c0-175-142-318-319-318-175 0-318 143-318 318 0 177 143 319 318 319 177 0 319-142 319-319z">
          <text:p/>
        </draw:path>
        <draw:path draw:style-name="gr57" draw:text-style-name="P7" draw:layer="layout" svg:width="0.6cm" svg:height="0.599cm" svg:x="18.212cm" svg:y="25.161cm" svg:viewBox="0 0 601 600" svg:d="M601 300c0-166-134-300-300-300-165 0-301 134-301 300s136 300 301 300c166 0 300-134 300-300z">
          <text:p/>
        </draw:path>
        <draw:path draw:style-name="gr103" draw:text-style-name="P7" draw:layer="layout" svg:width="0.451cm" svg:height="0.452cm" svg:x="18.248cm" svg:y="25.196cm" svg:viewBox="0 0 452 453" svg:d="M452 77c-103-103-271-103-374 0-104 104-104 272 0 376">
          <text:p/>
        </draw:path>
        <draw:path draw:style-name="gr104" draw:text-style-name="P7" draw:layer="layout" svg:width="0.452cm" svg:height="0.452cm" svg:x="18.325cm" svg:y="25.273cm" svg:viewBox="0 0 453 453" svg:d="M0 376c103 103 271 103 374 0 105-104 105-272 0-376">
          <text:p/>
        </draw:path>
        <draw:path draw:style-name="gr102" draw:text-style-name="P11" draw:layer="layout" svg:width="0.636cm" svg:height="0.635cm" svg:x="18.195cm" svg:y="24.024cm" svg:viewBox="0 0 637 636" svg:d="M637 318c0-176-142-318-319-318-175 0-318 142-318 318s143 318 318 318c177 0 319-142 319-318z">
          <text:p/>
        </draw:path>
        <draw:path draw:style-name="gr57" draw:text-style-name="P7" draw:layer="layout" svg:width="0.6cm" svg:height="0.6cm" svg:x="18.212cm" svg:y="24.042cm" svg:viewBox="0 0 601 601" svg:d="M601 301c0-167-134-301-300-301-165 0-301 134-301 301 0 165 136 300 301 300 166 0 300-135 300-300z">
          <text:p/>
        </draw:path>
        <draw:path draw:style-name="gr103" draw:text-style-name="P7" draw:layer="layout" svg:width="0.451cm" svg:height="0.452cm" svg:x="18.248cm" svg:y="24.077cm" svg:viewBox="0 0 452 453" svg:d="M452 79c-103-105-271-105-374 0-104 103-104 270 0 374">
          <text:p/>
        </draw:path>
        <draw:path draw:style-name="gr104" draw:text-style-name="P7" draw:layer="layout" svg:width="0.452cm" svg:height="0.451cm" svg:x="18.325cm" svg:y="24.155cm" svg:viewBox="0 0 453 452" svg:d="M0 374c103 104 271 104 374 0 105-104 105-271 0-374">
          <text:p/>
        </draw:path>
        <draw:path draw:style-name="gr102" draw:text-style-name="P11" draw:layer="layout" svg:width="0.636cm" svg:height="0.636cm" svg:x="18.195cm" svg:y="23.347cm" svg:viewBox="0 0 637 637" svg:d="M637 319c0-177-142-319-319-319-175 0-318 142-318 319 0 175 143 318 318 318 177 0 319-143 319-318z">
          <text:p/>
        </draw:path>
        <draw:path draw:style-name="gr57" draw:text-style-name="P7" draw:layer="layout" svg:width="0.6cm" svg:height="0.599cm" svg:x="18.212cm" svg:y="23.365cm" svg:viewBox="0 0 601 600" svg:d="M601 301c0-167-134-301-300-301-165 0-301 134-301 301 0 165 136 299 301 299 166 0 300-134 300-299z">
          <text:p/>
        </draw:path>
        <draw:path draw:style-name="gr103" draw:text-style-name="P7" draw:layer="layout" svg:width="0.451cm" svg:height="0.452cm" svg:x="18.248cm" svg:y="23.4cm" svg:viewBox="0 0 452 453" svg:d="M452 77c-103-103-271-103-374 0-104 104-104 272 0 376">
          <text:p/>
        </draw:path>
        <draw:path draw:style-name="gr104" draw:text-style-name="P7" draw:layer="layout" svg:width="0.452cm" svg:height="0.452cm" svg:x="18.325cm" svg:y="23.477cm" svg:viewBox="0 0 453 453" svg:d="M0 376c103 103 271 103 374 0 105-104 105-272 0-376">
          <text:p/>
        </draw:path>
        <draw:path draw:style-name="gr102" draw:text-style-name="P11" draw:layer="layout" svg:width="0.636cm" svg:height="0.635cm" svg:x="18.195cm" svg:y="22.582cm" svg:viewBox="0 0 637 636" svg:d="M637 317c0-175-142-317-319-317-175 0-318 142-318 317s143 319 318 319c177 0 319-144 319-319z">
          <text:p/>
        </draw:path>
        <draw:path draw:style-name="gr57" draw:text-style-name="P7" draw:layer="layout" svg:width="0.6cm" svg:height="0.6cm" svg:x="18.212cm" svg:y="22.599cm" svg:viewBox="0 0 601 601" svg:d="M601 300c0-166-134-300-300-300-165 0-301 134-301 300 0 167 136 301 301 301 166 0 300-134 300-301z">
          <text:p/>
        </draw:path>
        <draw:path draw:style-name="gr103" draw:text-style-name="P7" draw:layer="layout" svg:width="0.451cm" svg:height="0.451cm" svg:x="18.248cm" svg:y="22.634cm" svg:viewBox="0 0 452 452" svg:d="M452 77c-103-103-271-103-374 0-104 104-104 272 0 375">
          <text:p/>
        </draw:path>
        <draw:path draw:style-name="gr104" draw:text-style-name="P7" draw:layer="layout" svg:width="0.452cm" svg:height="0.451cm" svg:x="18.325cm" svg:y="22.712cm" svg:viewBox="0 0 453 452" svg:d="M0 375c103 103 271 103 374 0 105-103 105-271 0-375">
          <text:p/>
        </draw:path>
        <draw:path draw:style-name="gr102" draw:text-style-name="P11" draw:layer="layout" svg:width="0.636cm" svg:height="0.636cm" svg:x="18.195cm" svg:y="21.816cm" svg:viewBox="0 0 637 637" svg:d="M637 319c0-177-142-319-319-319-175 0-318 142-318 319 0 175 143 318 318 318 177 0 319-143 319-318z">
          <text:p/>
        </draw:path>
        <draw:path draw:style-name="gr57" draw:text-style-name="P7" draw:layer="layout" svg:width="0.6cm" svg:height="0.599cm" svg:x="18.212cm" svg:y="21.834cm" svg:viewBox="0 0 601 600" svg:d="M601 301c0-166-134-301-300-301-165 0-301 135-301 301 0 165 136 299 301 299 166 0 300-134 300-299z">
          <text:p/>
        </draw:path>
        <draw:path draw:style-name="gr103" draw:text-style-name="P7" draw:layer="layout" svg:width="0.451cm" svg:height="0.452cm" svg:x="18.248cm" svg:y="21.869cm" svg:viewBox="0 0 452 453" svg:d="M452 78c-103-104-271-104-374 0-104 104-104 271 0 375">
          <text:p/>
        </draw:path>
        <draw:path draw:style-name="gr104" draw:text-style-name="P7" draw:layer="layout" svg:width="0.452cm" svg:height="0.452cm" svg:x="18.325cm" svg:y="21.946cm" svg:viewBox="0 0 453 453" svg:d="M0 375c103 104 271 104 374 0 105-104 105-271 0-375">
          <text:p/>
        </draw:path>
        <draw:path draw:style-name="gr102" draw:text-style-name="P11" draw:layer="layout" svg:width="0.636cm" svg:height="0.635cm" svg:x="15.515cm" svg:y="24.024cm" svg:viewBox="0 0 637 636" svg:d="M637 318c0-176-143-318-318-318-176 0-319 142-319 318s143 318 319 318c175 0 318-142 318-318z">
          <text:p/>
        </draw:path>
        <draw:path draw:style-name="gr57" draw:text-style-name="P7" draw:layer="layout" svg:width="0.6cm" svg:height="0.6cm" svg:x="15.533cm" svg:y="24.042cm" svg:viewBox="0 0 601 601" svg:d="M601 301c0-167-134-301-301-301-166 0-300 134-300 301 0 165 134 300 300 300 167 0 301-135 301-300z">
          <text:p/>
        </draw:path>
        <draw:path draw:style-name="gr103" draw:text-style-name="P7" draw:layer="layout" svg:width="0.452cm" svg:height="0.452cm" svg:x="15.568cm" svg:y="24.077cm" svg:viewBox="0 0 453 453" svg:d="M453 79c-104-105-272-105-375 0-104 103-104 270 0 374">
          <text:p/>
        </draw:path>
        <draw:path draw:style-name="gr104" draw:text-style-name="P7" draw:layer="layout" svg:width="0.451cm" svg:height="0.451cm" svg:x="15.646cm" svg:y="24.155cm" svg:viewBox="0 0 452 452" svg:d="M0 374c103 104 271 104 375 0 103-104 103-271 0-374">
          <text:p/>
        </draw:path>
        <draw:path draw:style-name="gr102" draw:text-style-name="P11" draw:layer="layout" svg:width="0.636cm" svg:height="0.636cm" svg:x="15.515cm" svg:y="23.347cm" svg:viewBox="0 0 637 637" svg:d="M637 319c0-177-143-319-318-319-176 0-319 142-319 319 0 175 143 318 319 318 175 0 318-143 318-318z">
          <text:p/>
        </draw:path>
        <draw:path draw:style-name="gr57" draw:text-style-name="P7" draw:layer="layout" svg:width="0.6cm" svg:height="0.599cm" svg:x="15.533cm" svg:y="23.365cm" svg:viewBox="0 0 601 600" svg:d="M601 301c0-167-134-301-301-301-166 0-300 134-300 301 0 165 134 299 300 299 167 0 301-134 301-299z">
          <text:p/>
        </draw:path>
        <draw:path draw:style-name="gr103" draw:text-style-name="P7" draw:layer="layout" svg:width="0.452cm" svg:height="0.452cm" svg:x="15.568cm" svg:y="23.4cm" svg:viewBox="0 0 453 453" svg:d="M453 77c-104-103-272-103-375 0-104 104-104 272 0 376">
          <text:p/>
        </draw:path>
        <draw:path draw:style-name="gr104" draw:text-style-name="P7" draw:layer="layout" svg:width="0.451cm" svg:height="0.452cm" svg:x="15.646cm" svg:y="23.477cm" svg:viewBox="0 0 452 453" svg:d="M0 376c103 103 271 103 375 0 103-104 103-272 0-376">
          <text:p/>
        </draw:path>
        <draw:path draw:style-name="gr102" draw:text-style-name="P11" draw:layer="layout" svg:width="0.636cm" svg:height="0.635cm" svg:x="15.515cm" svg:y="22.582cm" svg:viewBox="0 0 637 636" svg:d="M637 317c0-175-143-317-318-317-176 0-319 142-319 317s143 319 319 319c175 0 318-144 318-319z">
          <text:p/>
        </draw:path>
        <draw:path draw:style-name="gr57" draw:text-style-name="P7" draw:layer="layout" svg:width="0.6cm" svg:height="0.6cm" svg:x="15.533cm" svg:y="22.599cm" svg:viewBox="0 0 601 601" svg:d="M601 300c0-166-134-300-301-300-166 0-300 134-300 300 0 167 134 301 300 301 167 0 301-134 301-301z">
          <text:p/>
        </draw:path>
        <draw:path draw:style-name="gr103" draw:text-style-name="P7" draw:layer="layout" svg:width="0.452cm" svg:height="0.451cm" svg:x="15.568cm" svg:y="22.634cm" svg:viewBox="0 0 453 452" svg:d="M453 77c-104-103-272-103-375 0-104 104-104 272 0 375">
          <text:p/>
        </draw:path>
        <draw:path draw:style-name="gr104" draw:text-style-name="P7" draw:layer="layout" svg:width="0.451cm" svg:height="0.451cm" svg:x="15.646cm" svg:y="22.712cm" svg:viewBox="0 0 452 452" svg:d="M0 375c103 103 271 103 375 0 103-103 103-271 0-375">
          <text:p/>
        </draw:path>
        <draw:path draw:style-name="gr102" draw:text-style-name="P11" draw:layer="layout" svg:width="0.636cm" svg:height="0.636cm" svg:x="15.515cm" svg:y="21.816cm" svg:viewBox="0 0 637 637" svg:d="M637 319c0-177-143-319-318-319-176 0-319 142-319 319 0 175 143 318 319 318 175 0 318-143 318-318z">
          <text:p/>
        </draw:path>
        <draw:path draw:style-name="gr57" draw:text-style-name="P7" draw:layer="layout" svg:width="0.6cm" svg:height="0.599cm" svg:x="15.533cm" svg:y="21.834cm" svg:viewBox="0 0 601 600" svg:d="M601 301c0-166-134-301-301-301-166 0-300 135-300 301 0 165 134 299 300 299 167 0 301-134 301-299z">
          <text:p/>
        </draw:path>
        <draw:path draw:style-name="gr103" draw:text-style-name="P7" draw:layer="layout" svg:width="0.452cm" svg:height="0.452cm" svg:x="15.568cm" svg:y="21.869cm" svg:viewBox="0 0 453 453" svg:d="M453 78c-104-104-272-104-375 0-104 104-104 271 0 375">
          <text:p/>
        </draw:path>
        <draw:path draw:style-name="gr104" draw:text-style-name="P7" draw:layer="layout" svg:width="0.451cm" svg:height="0.452cm" svg:x="15.646cm" svg:y="21.946cm" svg:viewBox="0 0 452 453" svg:d="M0 375c103 104 271 104 375 0 103-104 103-271 0-375">
          <text:p/>
        </draw:path>
        <draw:path draw:style-name="gr102" draw:text-style-name="P11" draw:layer="layout" svg:width="0.636cm" svg:height="0.635cm" svg:x="14.397cm" svg:y="24.024cm" svg:viewBox="0 0 637 636" svg:d="M637 318c0-176-142-318-319-318-175 0-318 142-318 318s143 318 318 318c177 0 319-142 319-318z">
          <text:p/>
        </draw:path>
        <draw:path draw:style-name="gr57" draw:text-style-name="P7" draw:layer="layout" svg:width="0.6cm" svg:height="0.6cm" svg:x="14.414cm" svg:y="24.042cm" svg:viewBox="0 0 601 601" svg:d="M601 301c0-167-134-301-300-301s-301 134-301 301c0 165 135 300 301 300s300-135 300-300z">
          <text:p/>
        </draw:path>
        <draw:path draw:style-name="gr103" draw:text-style-name="P7" draw:layer="layout" svg:width="0.451cm" svg:height="0.452cm" svg:x="14.45cm" svg:y="24.077cm" svg:viewBox="0 0 452 453" svg:d="M452 79c-103-105-272-105-375 0-103 103-103 270 0 374">
          <text:p/>
        </draw:path>
        <draw:path draw:style-name="gr104" draw:text-style-name="P7" draw:layer="layout" svg:width="0.452cm" svg:height="0.451cm" svg:x="14.527cm" svg:y="24.155cm" svg:viewBox="0 0 453 452" svg:d="M0 374c103 104 272 104 375 0 104-104 104-271 0-374">
          <text:p/>
        </draw:path>
        <draw:path draw:style-name="gr102" draw:text-style-name="P11" draw:layer="layout" svg:width="0.636cm" svg:height="0.636cm" svg:x="14.397cm" svg:y="23.347cm" svg:viewBox="0 0 637 637" svg:d="M637 319c0-177-142-319-319-319-175 0-318 142-318 319 0 175 143 318 318 318 177 0 319-143 319-318z">
          <text:p/>
        </draw:path>
        <draw:path draw:style-name="gr57" draw:text-style-name="P7" draw:layer="layout" svg:width="0.6cm" svg:height="0.599cm" svg:x="14.414cm" svg:y="23.365cm" svg:viewBox="0 0 601 600" svg:d="M601 301c0-167-134-301-300-301s-301 134-301 301c0 165 135 299 301 299s300-134 300-299z">
          <text:p/>
        </draw:path>
        <draw:path draw:style-name="gr103" draw:text-style-name="P7" draw:layer="layout" svg:width="0.451cm" svg:height="0.452cm" svg:x="14.45cm" svg:y="23.4cm" svg:viewBox="0 0 452 453" svg:d="M452 77c-103-103-272-103-375 0-103 104-103 272 0 376">
          <text:p/>
        </draw:path>
        <draw:path draw:style-name="gr104" draw:text-style-name="P7" draw:layer="layout" svg:width="0.452cm" svg:height="0.452cm" svg:x="14.527cm" svg:y="23.477cm" svg:viewBox="0 0 453 453" svg:d="M0 376c103 103 272 103 375 0 104-104 104-272 0-376">
          <text:p/>
        </draw:path>
        <draw:path draw:style-name="gr102" draw:text-style-name="P11" draw:layer="layout" svg:width="0.636cm" svg:height="0.635cm" svg:x="14.397cm" svg:y="22.582cm" svg:viewBox="0 0 637 636" svg:d="M637 317c0-175-142-317-319-317-175 0-318 142-318 317s143 319 318 319c177 0 319-144 319-319z">
          <text:p/>
        </draw:path>
        <draw:path draw:style-name="gr57" draw:text-style-name="P7" draw:layer="layout" svg:width="0.6cm" svg:height="0.6cm" svg:x="14.414cm" svg:y="22.599cm" svg:viewBox="0 0 601 601" svg:d="M601 300c0-166-134-300-300-300s-301 134-301 300c0 167 135 301 301 301s300-134 300-301z">
          <text:p/>
        </draw:path>
        <draw:path draw:style-name="gr103" draw:text-style-name="P7" draw:layer="layout" svg:width="0.451cm" svg:height="0.451cm" svg:x="14.45cm" svg:y="22.634cm" svg:viewBox="0 0 452 452" svg:d="M452 77c-103-103-272-103-375 0-103 104-103 272 0 375">
          <text:p/>
        </draw:path>
        <draw:path draw:style-name="gr104" draw:text-style-name="P7" draw:layer="layout" svg:width="0.452cm" svg:height="0.451cm" svg:x="14.527cm" svg:y="22.712cm" svg:viewBox="0 0 453 452" svg:d="M0 375c103 103 272 103 375 0 104-103 104-271 0-375">
          <text:p/>
        </draw:path>
        <draw:path draw:style-name="gr102" draw:text-style-name="P11" draw:layer="layout" svg:width="0.636cm" svg:height="0.636cm" svg:x="14.397cm" svg:y="21.816cm" svg:viewBox="0 0 637 637" svg:d="M637 319c0-177-142-319-319-319-175 0-318 142-318 319 0 175 143 318 318 318 177 0 319-143 319-318z">
          <text:p/>
        </draw:path>
        <draw:path draw:style-name="gr57" draw:text-style-name="P7" draw:layer="layout" svg:width="0.6cm" svg:height="0.599cm" svg:x="14.414cm" svg:y="21.834cm" svg:viewBox="0 0 601 600" svg:d="M601 301c0-166-134-301-300-301s-301 135-301 301c0 165 135 299 301 299s300-134 300-299z">
          <text:p/>
        </draw:path>
        <draw:path draw:style-name="gr103" draw:text-style-name="P7" draw:layer="layout" svg:width="0.451cm" svg:height="0.452cm" svg:x="14.45cm" svg:y="21.869cm" svg:viewBox="0 0 452 453" svg:d="M452 78c-103-104-272-104-375 0s-103 271 0 375">
          <text:p/>
        </draw:path>
        <draw:path draw:style-name="gr104" draw:text-style-name="P7" draw:layer="layout" svg:width="0.452cm" svg:height="0.452cm" svg:x="14.527cm" svg:y="21.946cm" svg:viewBox="0 0 453 453" svg:d="M0 375c103 104 272 104 375 0 104-104 104-271 0-375">
          <text:p/>
        </draw:path>
        <draw:frame draw:style-name="gr7" draw:text-style-name="P5" draw:layer="layout" svg:width="2.428cm" svg:height="0.391cm" svg:x="1.746cm" svg:y="26.351cm">
          <draw:text-box>
            <text:p text:style-name="P1"><text:span text:style-name="T6">VA </text:span><text:span text:style-name="T6">Form </text:span><text:span text:style-name="T6">10-</text:span><text:span text:style-name="T6">10161</text:span></text:p>
          </draw:text-box>
        </draw:frame>
      </draw:page>
      <draw:page draw:name="page4" draw:style-name="dp1" draw:master-page-name="master-page44">
        <office:forms form:automatic-focus="false" form:apply-design-mode="false"/>
        <draw:frame draw:style-name="gr91" draw:text-style-name="P10" draw:layer="layout" svg:width="1.721cm" svg:height="0.48cm" svg:x="11.229cm" svg:y="1.722cm">
          <draw:text-box>
            <text:p text:style-name="P1"><text:span text:style-name="T8">Never </text:span><text:span text:style-name="T8">Met</text:span></text:p>
          </draw:text-box>
        </draw:frame>
        <draw:frame draw:style-name="gr92" draw:text-style-name="P10" draw:layer="layout" svg:width="1.869cm" svg:height="0.48cm" svg:x="14.974cm" svg:y="1.722cm">
          <draw:text-box>
            <text:p text:style-name="P1"><text:span text:style-name="T8">Alway</text:span><text:span text:style-name="T8">s Met</text:span></text:p>
          </draw:text-box>
        </draw:frame>
        <draw:line draw:style-name="gr93" draw:text-style-name="P7" draw:layer="layout" svg:x1="13.108cm" svg:y1="1.993cm" svg:x2="14.775cm" svg:y2="1.993cm">
          <text:p/>
        </draw:line>
        <draw:line draw:style-name="gr93" draw:text-style-name="P7" draw:layer="layout" svg:x1="13.108cm" svg:y1="1.953cm" svg:x2="13.108cm" svg:y2="2.032cm">
          <text:p/>
        </draw:line>
        <draw:polyline draw:style-name="gr93" draw:text-style-name="P7" draw:layer="layout" svg:width="0.123cm" svg:height="0.227cm" svg:x="14.652cm" svg:y="1.879cm" svg:viewBox="0 0 124 228" draw:points="0,0 124,115 0,228">
          <text:p/>
        </draw:polyline>
        <draw:polygon draw:style-name="gr81" draw:text-style-name="P9" draw:layer="layout" svg:width="18.097cm" svg:height="1.031cm" svg:x="1.746cm" svg:y="2.963cm" svg:viewBox="0 0 18098 1032" draw:points="0,1032 18098,1032 18098,0 0,0">
          <text:p/>
        </draw:polygon>
        <draw:polygon draw:style-name="gr81" draw:text-style-name="P9" draw:layer="layout" svg:width="18.097cm" svg:height="0.537cm" svg:x="1.746cm" svg:y="5.75cm" svg:viewBox="0 0 18098 538" draw:points="0,538 18098,538 18098,0 0,0">
          <text:p/>
        </draw:polygon>
        <draw:polygon draw:style-name="gr81" draw:text-style-name="P9" draw:layer="layout" svg:width="18.097cm" svg:height="0.538cm" svg:x="1.746cm" svg:y="7.055cm" svg:viewBox="0 0 18098 539" draw:points="0,539 18098,539 18098,0 0,0">
          <text:p/>
        </draw:polygon>
        <draw:frame draw:style-name="gr94" draw:text-style-name="P10" draw:layer="layout" svg:width="0.62cm" svg:height="0.48cm" svg:x="18.11cm" svg:y="1.722cm">
          <draw:text-box>
            <text:p text:style-name="P1"><text:span text:style-name="T8">N/A</text:span></text:p>
          </draw:text-box>
        </draw:frame>
        <draw:frame draw:style-name="gr140" draw:text-style-name="P2" draw:layer="layout" svg:width="0.447cm" svg:height="0.556cm" svg:x="1.746cm" svg:y="2.283cm">
          <draw:text-box>
            <text:p text:style-name="P1"><text:span text:style-name="T2">6. </text:span></text:p>
          </draw:text-box>
        </draw:frame>
        <draw:frame draw:style-name="gr141" draw:text-style-name="P2" draw:layer="layout" svg:width="8.994cm" svg:height="0.556cm" svg:x="2.381cm" svg:y="2.283cm">
          <draw:text-box>
            <text:p text:style-name="P1"><text:span text:style-name="T2">Lega</text:span><text:span text:style-name="T2">l </text:span><text:span text:style-name="T2">Assis</text:span><text:span text:style-name="T2">tanc</text:span><text:span text:style-name="T2">e to </text:span><text:span text:style-name="T2">Expu</text:span><text:span text:style-name="T2">nge </text:span><text:span text:style-name="T2">a </text:span><text:span text:style-name="T2">Crim</text:span><text:span text:style-name="T2">inal </text:span><text:span text:style-name="T2">Reco</text:span><text:span text:style-name="T2">rd </text:span></text:p>
          </draw:text-box>
        </draw:frame>
        <draw:frame draw:style-name="gr142" draw:text-style-name="P2" draw:layer="layout" svg:width="6.352cm" svg:height="0.556cm" svg:x="11.906cm" svg:y="2.283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</text:span><text:span text:style-name="T1"><text:tab/></text:span></text:p>
          </draw:text-box>
        </draw:frame>
        <draw:frame draw:style-name="gr9" draw:text-style-name="P2" draw:layer="layout" svg:width="0.405cm" svg:height="0.556cm" svg:x="18.256cm" svg:y="2.283cm">
          <draw:text-box>
            <text:p text:style-name="P1"><text:span text:style-name="T1">{</text:span></text:p>
          </draw:text-box>
        </draw:frame>
        <draw:frame draw:style-name="gr140" draw:text-style-name="P2" draw:layer="layout" svg:width="0.447cm" svg:height="0.556cm" svg:x="1.746cm" svg:y="2.935cm">
          <draw:text-box>
            <text:p text:style-name="P1"><text:span text:style-name="T2">7. </text:span></text:p>
          </draw:text-box>
        </draw:frame>
        <draw:frame draw:style-name="gr143" draw:text-style-name="P2" draw:layer="layout" svg:width="6.614cm" svg:height="0.556cm" svg:x="2.381cm" svg:y="2.935cm">
          <draw:text-box>
            <text:p text:style-name="P1"><text:span text:style-name="T2">Lega</text:span><text:span text:style-name="T2">l </text:span><text:span text:style-name="T2">Assis</text:span><text:span text:style-name="T2">tanc</text:span><text:span text:style-name="T2">e for </text:span><text:span text:style-name="T2">Cred</text:span><text:span text:style-name="T2">it </text:span><text:span text:style-name="T2">Issu</text:span><text:span text:style-name="T2">es/ </text:span></text:p>
          </draw:text-box>
        </draw:frame>
        <draw:frame draw:style-name="gr144" draw:text-style-name="P2" draw:layer="layout" svg:width="5.349cm" svg:height="0.556cm" svg:x="2.381cm" svg:y="3.429cm">
          <draw:text-box>
            <text:p text:style-name="P1"><text:span text:style-name="T2">Debt </text:span><text:span text:style-name="T2">Colle</text:span><text:span text:style-name="T2">ction</text:span><text:span text:style-name="T2">/Ban</text:span><text:span text:style-name="T2">krup</text:span><text:span text:style-name="T2">tcy </text:span></text:p>
          </draw:text-box>
        </draw:frame>
        <draw:frame draw:style-name="gr9" draw:text-style-name="P2" draw:layer="layout" svg:width="0.405cm" svg:height="0.556cm" svg:x="8.096cm" svg:y="3.429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3.429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6cm" svg:y="3.429cm">
          <draw:text-box>
            <text:p text:style-name="P1"><text:span text:style-name="T2"><text:s/></text:span></text:p>
          </draw:text-box>
        </draw:frame>
        <draw:frame draw:style-name="gr142" draw:text-style-name="P2" draw:layer="layout" svg:width="6.352cm" svg:height="0.556cm" svg:x="11.906cm" svg:y="3.429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</text:span><text:span text:style-name="T1"><text:tab/></text:span></text:p>
          </draw:text-box>
        </draw:frame>
        <draw:frame draw:style-name="gr9" draw:text-style-name="P2" draw:layer="layout" svg:width="0.405cm" svg:height="0.556cm" svg:x="18.256cm" svg:y="3.429cm">
          <draw:text-box>
            <text:p text:style-name="P1"><text:span text:style-name="T1">{</text:span></text:p>
          </draw:text-box>
        </draw:frame>
        <draw:frame draw:style-name="gr140" draw:text-style-name="P2" draw:layer="layout" svg:width="0.447cm" svg:height="0.556cm" svg:x="1.746cm" svg:y="4.082cm">
          <draw:text-box>
            <text:p text:style-name="P1"><text:span text:style-name="T2">8. </text:span></text:p>
          </draw:text-box>
        </draw:frame>
        <draw:frame draw:style-name="gr145" draw:text-style-name="P2" draw:layer="layout" svg:width="8.884cm" svg:height="0.556cm" svg:x="2.381cm" svg:y="4.082cm">
          <draw:text-box>
            <text:p text:style-name="P1"><text:span text:style-name="T2">ADA </text:span><text:span text:style-name="T2">issue</text:span><text:span text:style-name="T2">s </text:span><text:span text:style-name="T2">with </text:span><text:span text:style-name="T2">rent</text:span><text:span text:style-name="T2">al </text:span><text:span text:style-name="T2">hous</text:span><text:span text:style-name="T2">ing </text:span><text:span text:style-name="T2">(i.e. </text:span><text:span text:style-name="T2">ram</text:span><text:span text:style-name="T2">ps </text:span><text:span text:style-name="T2">for <text:s/></text:span></text:p>
          </draw:text-box>
        </draw:frame>
        <draw:frame draw:style-name="gr146" draw:text-style-name="P2" draw:layer="layout" svg:width="7.436cm" svg:height="0.556cm" svg:x="2.381cm" svg:y="4.576cm">
          <draw:text-box>
            <text:p text:style-name="P1"><text:span text:style-name="T2">whe</text:span><text:span text:style-name="T2">elch</text:span><text:span text:style-name="T2">air </text:span><text:span text:style-name="T2">acce</text:span><text:span text:style-name="T2">ss, </text:span><text:span text:style-name="T2">acco</text:span><text:span text:style-name="T2">mm</text:span><text:span text:style-name="T2">odati</text:span><text:span text:style-name="T2">on of </text:span><text:span text:style-name="T2"><text:s/></text:span></text:p>
          </draw:text-box>
        </draw:frame>
        <draw:frame draw:style-name="gr147" draw:text-style-name="P2" draw:layer="layout" svg:width="3.152cm" svg:height="0.556cm" svg:x="2.381cm" svg:y="5.07cm">
          <draw:text-box>
            <text:p text:style-name="P1"><text:span text:style-name="T2">servi</text:span><text:span text:style-name="T2">ce </text:span><text:span text:style-name="T2">anim</text:span><text:span text:style-name="T2">als) </text:span></text:p>
          </draw:text-box>
        </draw:frame>
        <draw:frame draw:style-name="gr9" draw:text-style-name="P2" draw:layer="layout" svg:width="0.405cm" svg:height="0.556cm" svg:x="5.556cm" svg:y="5.0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6.826cm" svg:y="5.0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8.096cm" svg:y="5.0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5.0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5cm" svg:y="5.07cm">
          <draw:text-box>
            <text:p text:style-name="P1"><text:span text:style-name="T2"><text:s/></text:span></text:p>
          </draw:text-box>
        </draw:frame>
        <draw:frame draw:style-name="gr142" draw:text-style-name="P2" draw:layer="layout" svg:width="6.352cm" svg:height="0.556cm" svg:x="11.906cm" svg:y="5.07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</text:span><text:span text:style-name="T1"><text:tab/></text:span></text:p>
          </draw:text-box>
        </draw:frame>
        <draw:frame draw:style-name="gr9" draw:text-style-name="P2" draw:layer="layout" svg:width="0.405cm" svg:height="0.556cm" svg:x="18.256cm" svg:y="5.07cm">
          <draw:text-box>
            <text:p text:style-name="P1"><text:span text:style-name="T1">{</text:span></text:p>
          </draw:text-box>
        </draw:frame>
        <draw:frame draw:style-name="gr140" draw:text-style-name="P2" draw:layer="layout" svg:width="0.447cm" svg:height="0.556cm" svg:x="1.746cm" svg:y="5.722cm">
          <draw:text-box>
            <text:p text:style-name="P1"><text:span text:style-name="T2">9. </text:span></text:p>
          </draw:text-box>
        </draw:frame>
        <draw:frame draw:style-name="gr148" draw:text-style-name="P2" draw:layer="layout" svg:width="7.381cm" svg:height="0.556cm" svg:x="2.381cm" svg:y="5.722cm">
          <draw:text-box>
            <text:p text:style-name="P1"><text:span text:style-name="T2">Dom</text:span><text:span text:style-name="T2">estic </text:span><text:span text:style-name="T2">Viole</text:span><text:span text:style-name="T2">nce/</text:span><text:span text:style-name="T2">Prot</text:span><text:span text:style-name="T2">ectio</text:span><text:span text:style-name="T2">n </text:span><text:span text:style-name="T2">Orde</text:span><text:span text:style-name="T2">rs <text:s text:c="2"/></text:span></text:p>
          </draw:text-box>
        </draw:frame>
        <draw:frame draw:style-name="gr9" draw:text-style-name="P2" draw:layer="layout" svg:width="0.405cm" svg:height="0.556cm" svg:x="10.636cm" svg:y="5.722cm">
          <draw:text-box>
            <text:p text:style-name="P1"><text:span text:style-name="T2"><text:s/></text:span></text:p>
          </draw:text-box>
        </draw:frame>
        <draw:frame draw:style-name="gr142" draw:text-style-name="P2" draw:layer="layout" svg:width="6.352cm" svg:height="0.556cm" svg:x="11.906cm" svg:y="5.722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</text:span><text:span text:style-name="T1"><text:tab/></text:span></text:p>
          </draw:text-box>
        </draw:frame>
        <draw:frame draw:style-name="gr9" draw:text-style-name="P2" draw:layer="layout" svg:width="0.405cm" svg:height="0.556cm" svg:x="18.256cm" svg:y="5.722cm">
          <draw:text-box>
            <text:p text:style-name="P1"><text:span text:style-name="T1">{</text:span></text:p>
          </draw:text-box>
        </draw:frame>
        <draw:frame draw:style-name="gr149" draw:text-style-name="P2" draw:layer="layout" svg:width="2.868cm" svg:height="0.556cm" svg:x="1.746cm" svg:y="6.375cm">
          <draw:text-box>
            <text:p text:style-name="P1"><text:span text:style-name="T2">10. </text:span><text:span text:style-name="T2">Tax </text:span><text:span text:style-name="T2">Issu</text:span><text:span text:style-name="T2">es <text:s/></text:span></text:p>
          </draw:text-box>
        </draw:frame>
        <draw:frame draw:style-name="gr9" draw:text-style-name="P2" draw:layer="layout" svg:width="0.405cm" svg:height="0.556cm" svg:x="5.556cm" svg:y="6.37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6.826cm" svg:y="6.37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8.096cm" svg:y="6.37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5cm" svg:y="6.37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5cm" svg:y="6.375cm">
          <draw:text-box>
            <text:p text:style-name="P1"><text:span text:style-name="T2"><text:s/></text:span></text:p>
          </draw:text-box>
        </draw:frame>
        <draw:frame draw:style-name="gr142" draw:text-style-name="P2" draw:layer="layout" svg:width="6.352cm" svg:height="0.556cm" svg:x="11.906cm" svg:y="6.375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</text:span><text:span text:style-name="T1"><text:tab/></text:span></text:p>
          </draw:text-box>
        </draw:frame>
        <draw:frame draw:style-name="gr9" draw:text-style-name="P2" draw:layer="layout" svg:width="0.405cm" svg:height="0.556cm" svg:x="18.256cm" svg:y="6.375cm">
          <draw:text-box>
            <text:p text:style-name="P1"><text:span text:style-name="T1">{</text:span></text:p>
          </draw:text-box>
        </draw:frame>
        <draw:frame draw:style-name="gr150" draw:text-style-name="P2" draw:layer="layout" svg:width="6.102cm" svg:height="0.556cm" svg:x="1.746cm" svg:y="7.028cm">
          <draw:text-box>
            <text:p text:style-name="P1"><text:span text:style-name="T2">11. </text:span><text:span text:style-name="T2">Disc</text:span><text:span text:style-name="T2">harg</text:span><text:span text:style-name="T2">e </text:span><text:span text:style-name="T2">Upgr</text:span><text:span text:style-name="T2">ade </text:span><text:span text:style-name="T2">Appe</text:span><text:span text:style-name="T2">als </text:span></text:p>
          </draw:text-box>
        </draw:frame>
        <draw:frame draw:style-name="gr9" draw:text-style-name="P2" draw:layer="layout" svg:width="0.405cm" svg:height="0.556cm" svg:x="8.096cm" svg:y="7.028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7.028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6cm" svg:y="7.028cm">
          <draw:text-box>
            <text:p text:style-name="P1"><text:span text:style-name="T2"><text:s/></text:span></text:p>
          </draw:text-box>
        </draw:frame>
        <draw:frame draw:style-name="gr142" draw:text-style-name="P2" draw:layer="layout" svg:width="6.352cm" svg:height="0.556cm" svg:x="11.906cm" svg:y="7.028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</text:span><text:span text:style-name="T1"><text:tab/></text:span></text:p>
          </draw:text-box>
        </draw:frame>
        <draw:frame draw:style-name="gr9" draw:text-style-name="P2" draw:layer="layout" svg:width="0.405cm" svg:height="0.556cm" svg:x="18.256cm" svg:y="7.028cm">
          <draw:text-box>
            <text:p text:style-name="P1"><text:span text:style-name="T1">{</text:span></text:p>
          </draw:text-box>
        </draw:frame>
        <draw:frame draw:style-name="gr151" draw:text-style-name="P2" draw:layer="layout" svg:width="8.117cm" svg:height="0.556cm" svg:x="1.746cm" svg:y="7.68cm">
          <draw:text-box>
            <text:p text:style-name="P1"><text:span text:style-name="T2">12. </text:span><text:span text:style-name="T2">Fami</text:span><text:span text:style-name="T2">ly </text:span><text:span text:style-name="T2">Law </text:span><text:span text:style-name="T2">(i.e. </text:span><text:span text:style-name="T2">divor</text:span><text:span text:style-name="T2">ce, </text:span><text:span text:style-name="T2">child </text:span><text:span text:style-name="T2">cust</text:span><text:span text:style-name="T2">ody) <text:s/></text:span></text:p>
          </draw:text-box>
        </draw:frame>
        <draw:frame draw:style-name="gr9" draw:text-style-name="P2" draw:layer="layout" svg:width="0.405cm" svg:height="0.556cm" svg:x="10.636cm" svg:y="7.68cm">
          <draw:text-box>
            <text:p text:style-name="P1"><text:span text:style-name="T2"><text:s/></text:span></text:p>
          </draw:text-box>
        </draw:frame>
        <draw:frame draw:style-name="gr142" draw:text-style-name="P2" draw:layer="layout" svg:width="6.352cm" svg:height="0.556cm" svg:x="11.906cm" svg:y="7.68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</text:span><text:span text:style-name="T1"><text:tab/></text:span></text:p>
          </draw:text-box>
        </draw:frame>
        <draw:polygon draw:style-name="gr81" draw:text-style-name="P9" draw:layer="layout" svg:width="18.097cm" svg:height="0.538cm" svg:x="1.746cm" svg:y="9.47cm" svg:viewBox="0 0 18098 539" draw:points="0,539 18098,539 18098,0 0,0">
          <text:p/>
        </draw:polygon>
        <draw:polygon draw:style-name="gr81" draw:text-style-name="P9" draw:layer="layout" svg:width="18.097cm" svg:height="0.538cm" svg:x="1.746cm" svg:y="10.775cm" svg:viewBox="0 0 18098 539" draw:points="0,539 18098,539 18098,0 0,0">
          <text:p/>
        </draw:polygon>
        <draw:frame draw:style-name="gr9" draw:text-style-name="P2" draw:layer="layout" svg:width="0.405cm" svg:height="0.556cm" svg:x="18.256cm" svg:y="7.68cm">
          <draw:text-box>
            <text:p text:style-name="P1"><text:span text:style-name="T1">{</text:span></text:p>
          </draw:text-box>
        </draw:frame>
        <draw:frame draw:style-name="gr128" draw:text-style-name="P2" draw:layer="layout" svg:width="5.463cm" svg:height="0.556cm" svg:x="1.746cm" svg:y="8.79cm">
          <draw:text-box>
            <text:p text:style-name="P1"><text:span text:style-name="T7">Educ</text:span><text:span text:style-name="T7">atio</text:span><text:span text:style-name="T7">n/</text:span><text:span text:style-name="T7">Job</text:span><text:span text:style-name="T7"><text:tab/></text:span><text:span text:style-name="T7">Serv</text:span><text:span text:style-name="T7">ices</text:span></text:p>
          </draw:text-box>
        </draw:frame>
        <draw:frame draw:style-name="gr140" draw:text-style-name="P2" draw:layer="layout" svg:width="0.447cm" svg:height="0.556cm" svg:x="1.746cm" svg:y="9.443cm">
          <draw:text-box>
            <text:p text:style-name="P1"><text:span text:style-name="T2">1. </text:span></text:p>
          </draw:text-box>
        </draw:frame>
        <draw:frame draw:style-name="gr152" draw:text-style-name="P2" draw:layer="layout" svg:width="2.11cm" svg:height="0.556cm" svg:x="2.381cm" svg:y="9.443cm">
          <draw:text-box>
            <text:p text:style-name="P1"><text:span text:style-name="T2">Educ</text:span><text:span text:style-name="T2">ation </text:span><text:span text:style-name="T2"><text:s/></text:span></text:p>
          </draw:text-box>
        </draw:frame>
        <draw:frame draw:style-name="gr9" draw:text-style-name="P2" draw:layer="layout" svg:width="0.405cm" svg:height="0.556cm" svg:x="5.556cm" svg:y="9.443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6.826cm" svg:y="9.443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8.096cm" svg:y="9.443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5cm" svg:y="9.443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5cm" svg:y="9.443cm">
          <draw:text-box>
            <text:p text:style-name="P1"><text:span text:style-name="T2"><text:s/></text:span></text:p>
          </draw:text-box>
        </draw:frame>
        <draw:frame draw:style-name="gr142" draw:text-style-name="P2" draw:layer="layout" svg:width="6.352cm" svg:height="0.556cm" svg:x="11.906cm" svg:y="9.443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</text:span><text:span text:style-name="T1"><text:tab/></text:span></text:p>
          </draw:text-box>
        </draw:frame>
        <draw:frame draw:style-name="gr9" draw:text-style-name="P2" draw:layer="layout" svg:width="0.405cm" svg:height="0.556cm" svg:x="18.256cm" svg:y="9.443cm">
          <draw:text-box>
            <text:p text:style-name="P1"><text:span text:style-name="T1">{</text:span></text:p>
          </draw:text-box>
        </draw:frame>
        <draw:frame draw:style-name="gr140" draw:text-style-name="P2" draw:layer="layout" svg:width="0.447cm" svg:height="0.556cm" svg:x="1.746cm" svg:y="10.095cm">
          <draw:text-box>
            <text:p text:style-name="P1"><text:span text:style-name="T2">2. </text:span></text:p>
          </draw:text-box>
        </draw:frame>
        <draw:frame draw:style-name="gr153" draw:text-style-name="P2" draw:layer="layout" svg:width="2.402cm" svg:height="0.556cm" svg:x="2.381cm" svg:y="10.095cm">
          <draw:text-box>
            <text:p text:style-name="P1"><text:span text:style-name="T2">Job </text:span><text:span text:style-name="T2">Train</text:span><text:span text:style-name="T2">ing </text:span></text:p>
          </draw:text-box>
        </draw:frame>
        <draw:frame draw:style-name="gr9" draw:text-style-name="P2" draw:layer="layout" svg:width="0.405cm" svg:height="0.556cm" svg:x="5.556cm" svg:y="10.09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6.826cm" svg:y="10.09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8.096cm" svg:y="10.09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10.09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5cm" svg:y="10.095cm">
          <draw:text-box>
            <text:p text:style-name="P1"><text:span text:style-name="T2"><text:s/></text:span></text:p>
          </draw:text-box>
        </draw:frame>
        <draw:frame draw:style-name="gr142" draw:text-style-name="P2" draw:layer="layout" svg:width="6.352cm" svg:height="0.556cm" svg:x="11.906cm" svg:y="10.095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0.095cm">
          <draw:text-box>
            <text:p text:style-name="P1"><text:span text:style-name="T1">{</text:span></text:p>
          </draw:text-box>
        </draw:frame>
        <draw:frame draw:style-name="gr140" draw:text-style-name="P2" draw:layer="layout" svg:width="0.447cm" svg:height="0.556cm" svg:x="1.746cm" svg:y="10.748cm">
          <draw:text-box>
            <text:p text:style-name="P1"><text:span text:style-name="T2">3. </text:span></text:p>
          </draw:text-box>
        </draw:frame>
        <draw:frame draw:style-name="gr63" draw:text-style-name="P2" draw:layer="layout" svg:width="7.258cm" svg:height="0.556cm" svg:x="2.381cm" svg:y="10.748cm">
          <draw:text-box>
            <text:p text:style-name="P1"><text:span text:style-name="T2">Findi</text:span><text:span text:style-name="T2">ng a </text:span><text:span text:style-name="T2">Job </text:span><text:span text:style-name="T2">or </text:span><text:span text:style-name="T2">Getti</text:span><text:span text:style-name="T2">ng </text:span><text:span text:style-name="T2">Empl</text:span><text:span text:style-name="T2">oym</text:span><text:span text:style-name="T2">ent <text:s/></text:span></text:p>
          </draw:text-box>
        </draw:frame>
        <draw:frame draw:style-name="gr9" draw:text-style-name="P2" draw:layer="layout" svg:width="0.405cm" svg:height="0.556cm" svg:x="10.636cm" svg:y="10.748cm">
          <draw:text-box>
            <text:p text:style-name="P1"><text:span text:style-name="T2"><text:s/></text:span></text:p>
          </draw:text-box>
        </draw:frame>
        <draw:frame draw:style-name="gr142" draw:text-style-name="P2" draw:layer="layout" svg:width="6.352cm" svg:height="0.556cm" svg:x="11.906cm" svg:y="10.748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</text:span><text:span text:style-name="T1"><text:tab/></text:span></text:p>
          </draw:text-box>
        </draw:frame>
        <draw:frame draw:style-name="gr9" draw:text-style-name="P2" draw:layer="layout" svg:width="0.405cm" svg:height="0.556cm" svg:x="18.256cm" svg:y="10.748cm">
          <draw:text-box>
            <text:p text:style-name="P1"><text:span text:style-name="T1">{</text:span></text:p>
          </draw:text-box>
        </draw:frame>
        <draw:frame draw:style-name="gr140" draw:text-style-name="P2" draw:layer="layout" svg:width="0.447cm" svg:height="0.556cm" svg:x="1.746cm" svg:y="11.401cm">
          <draw:text-box>
            <text:p text:style-name="P1"><text:span text:style-name="T2">4. </text:span></text:p>
          </draw:text-box>
        </draw:frame>
        <draw:frame draw:style-name="gr154" draw:text-style-name="P2" draw:layer="layout" svg:width="9.468cm" svg:height="0.556cm" svg:x="2.381cm" svg:y="11.401cm">
          <draw:text-box>
            <text:p text:style-name="P1"><text:span text:style-name="T2">Voca</text:span><text:span text:style-name="T2">tiona</text:span><text:span text:style-name="T2">l </text:span><text:span text:style-name="T2">Reha</text:span><text:span text:style-name="T2">bilita</text:span><text:span text:style-name="T2">tion </text:span><text:span text:style-name="T2">(a </text:span><text:span text:style-name="T2">proc</text:span><text:span text:style-name="T2">ess </text:span><text:span text:style-name="T2">that </text:span><text:span text:style-name="T2">enab</text:span><text:span text:style-name="T2">les <text:s/></text:span></text:p>
          </draw:text-box>
        </draw:frame>
        <draw:frame draw:style-name="gr155" draw:text-style-name="P2" draw:layer="layout" svg:width="7.372cm" svg:height="0.556cm" svg:x="2.381cm" svg:y="11.894cm">
          <draw:text-box>
            <text:p text:style-name="P1"><text:span text:style-name="T2">peop</text:span><text:span text:style-name="T2">le </text:span><text:span text:style-name="T2">with </text:span><text:span text:style-name="T2">funct</text:span><text:span text:style-name="T2">ional</text:span><text:span text:style-name="T2">, </text:span><text:span text:style-name="T2">psyc</text:span><text:span text:style-name="T2">holo</text:span><text:span text:style-name="T2">gical, </text:span><text:span text:style-name="T2"><text:s/></text:span></text:p>
          </draw:text-box>
        </draw:frame>
        <draw:frame draw:style-name="gr156" draw:text-style-name="P2" draw:layer="layout" svg:width="7.686cm" svg:height="0.556cm" svg:x="2.381cm" svg:y="12.388cm">
          <draw:text-box>
            <text:p text:style-name="P1"><text:span text:style-name="T2">deve</text:span><text:span text:style-name="T2">lopm</text:span><text:span text:style-name="T2">ental</text:span><text:span text:style-name="T2">, </text:span><text:span text:style-name="T2">cogn</text:span><text:span text:style-name="T2">itive, </text:span><text:span text:style-name="T2">or </text:span><text:span text:style-name="T2">emot</text:span><text:span text:style-name="T2">ional </text:span><text:span text:style-name="T2"><text:s/></text:span></text:p>
          </draw:text-box>
        </draw:frame>
        <draw:frame draw:style-name="gr157" draw:text-style-name="P2" draw:layer="layout" svg:width="9.083cm" svg:height="0.556cm" svg:x="2.381cm" svg:y="12.882cm">
          <draw:text-box>
            <text:p text:style-name="P1"><text:span text:style-name="T2">impa</text:span><text:span text:style-name="T2">irme</text:span><text:span text:style-name="T2">nts </text:span><text:span text:style-name="T2">or </text:span><text:span text:style-name="T2">healt</text:span><text:span text:style-name="T2">h </text:span><text:span text:style-name="T2">cond</text:span><text:span text:style-name="T2">ition</text:span><text:span text:style-name="T2">s to </text:span><text:span text:style-name="T2">over</text:span><text:span text:style-name="T2">com</text:span><text:span text:style-name="T2">e <text:s/></text:span></text:p>
          </draw:text-box>
        </draw:frame>
        <draw:frame draw:style-name="gr158" draw:text-style-name="P2" draw:layer="layout" svg:width="9.235cm" svg:height="0.556cm" svg:x="2.381cm" svg:y="13.376cm">
          <draw:text-box>
            <text:p text:style-name="P1"><text:span text:style-name="T2">barri</text:span><text:span text:style-name="T2">ers </text:span><text:span text:style-name="T2">to </text:span><text:span text:style-name="T2">acce</text:span><text:span text:style-name="T2">ssing</text:span><text:span text:style-name="T2">, </text:span><text:span text:style-name="T2">main</text:span><text:span text:style-name="T2">taini</text:span><text:span text:style-name="T2">ng, </text:span><text:span text:style-name="T2">or </text:span><text:span text:style-name="T2">retur</text:span><text:span text:style-name="T2">ning <text:s/></text:span></text:p>
          </draw:text-box>
        </draw:frame>
        <draw:frame draw:style-name="gr147" draw:text-style-name="P2" draw:layer="layout" svg:width="3.152cm" svg:height="0.556cm" svg:x="2.381cm" svg:y="13.87cm">
          <draw:text-box>
            <text:p text:style-name="P1"><text:span text:style-name="T2">to </text:span><text:span text:style-name="T2">empl</text:span><text:span text:style-name="T2">oym</text:span><text:span text:style-name="T2">ent) </text:span></text:p>
          </draw:text-box>
        </draw:frame>
        <draw:frame draw:style-name="gr9" draw:text-style-name="P2" draw:layer="layout" svg:width="0.405cm" svg:height="0.556cm" svg:x="5.556cm" svg:y="13.8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6.826cm" svg:y="13.8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8.096cm" svg:y="13.8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13.8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5cm" svg:y="13.87cm">
          <draw:text-box>
            <text:p text:style-name="P1"><text:span text:style-name="T2"><text:s/></text:span></text:p>
          </draw:text-box>
        </draw:frame>
        <draw:frame draw:style-name="gr142" draw:text-style-name="P2" draw:layer="layout" svg:width="6.352cm" svg:height="0.556cm" svg:x="11.906cm" svg:y="13.87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</text:span><text:span text:style-name="T1"><text:tab/></text:span></text:p>
          </draw:text-box>
        </draw:frame>
        <draw:polygon draw:style-name="gr81" draw:text-style-name="P9" draw:layer="layout" svg:width="18.097cm" svg:height="0.538cm" svg:x="1.746cm" svg:y="15.985cm" svg:viewBox="0 0 18098 539" draw:points="0,539 18098,539 18098,0 0,0">
          <text:p/>
        </draw:polygon>
        <draw:polygon draw:style-name="gr81" draw:text-style-name="P9" draw:layer="layout" svg:width="18.097cm" svg:height="0.537cm" svg:x="1.746cm" svg:y="20.554cm" svg:viewBox="0 0 18098 538" draw:points="0,538 18098,538 18098,0 0,0">
          <text:p/>
        </draw:polygon>
        <draw:polygon draw:style-name="gr81" draw:text-style-name="P9" draw:layer="layout" svg:width="18.097cm" svg:height="0.538cm" svg:x="1.746cm" svg:y="21.859cm" svg:viewBox="0 0 18098 539" draw:points="0,539 18098,539 18098,0 0,0">
          <text:p/>
        </draw:polygon>
        <draw:frame draw:style-name="gr9" draw:text-style-name="P2" draw:layer="layout" svg:width="0.405cm" svg:height="0.556cm" svg:x="18.256cm" svg:y="13.87cm">
          <draw:text-box>
            <text:p text:style-name="P1"><text:span text:style-name="T1">{</text:span></text:p>
          </draw:text-box>
        </draw:frame>
        <draw:frame draw:style-name="gr159" draw:text-style-name="P2" draw:layer="layout" svg:width="3.884cm" svg:height="0.556cm" svg:x="1.746cm" svg:y="15.305cm">
          <draw:text-box>
            <text:p text:style-name="P1"><text:span text:style-name="T7">Digit</text:span><text:span text:style-name="T7">al</text:span><text:span text:style-name="T7"><text:tab/></text:span><text:span text:style-name="T7">Acce</text:span><text:span text:style-name="T7">ss</text:span></text:p>
          </draw:text-box>
        </draw:frame>
        <draw:frame draw:style-name="gr140" draw:text-style-name="P2" draw:layer="layout" svg:width="0.447cm" svg:height="0.556cm" svg:x="1.746cm" svg:y="15.958cm">
          <draw:text-box>
            <text:p text:style-name="P1"><text:span text:style-name="T2">1. </text:span></text:p>
          </draw:text-box>
        </draw:frame>
        <draw:frame draw:style-name="gr160" draw:text-style-name="P2" draw:layer="layout" svg:width="8.79cm" svg:height="0.556cm" svg:x="2.381cm" svg:y="15.958cm">
          <draw:text-box>
            <text:p text:style-name="P1"><text:span text:style-name="T2">Do </text:span><text:span text:style-name="T2">you </text:span><text:span text:style-name="T2">use </text:span><text:span text:style-name="T2">the </text:span><text:span text:style-name="T2">inter</text:span><text:span text:style-name="T2">net, </text:span><text:span text:style-name="T2">at </text:span><text:span text:style-name="T2">least </text:span><text:span text:style-name="T2">occa</text:span><text:span text:style-name="T2">sion</text:span><text:span text:style-name="T2">ally? </text:span></text:p>
          </draw:text-box>
        </draw:frame>
        <draw:frame draw:style-name="gr161" draw:text-style-name="P2" draw:layer="layout" svg:width="2.8cm" svg:height="0.556cm" svg:x="11.906cm" svg:y="15.958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/text:p>
          </draw:text-box>
        </draw:frame>
        <draw:frame draw:style-name="gr140" draw:text-style-name="P2" draw:layer="layout" svg:width="0.447cm" svg:height="0.556cm" svg:x="1.746cm" svg:y="16.61cm">
          <draw:text-box>
            <text:p text:style-name="P1"><text:span text:style-name="T2">2. </text:span></text:p>
          </draw:text-box>
        </draw:frame>
        <draw:frame draw:style-name="gr162" draw:text-style-name="P2" draw:layer="layout" svg:width="7.279cm" svg:height="0.556cm" svg:x="2.381cm" svg:y="16.61cm">
          <draw:text-box>
            <text:p text:style-name="P1"><text:span text:style-name="T2">How </text:span><text:span text:style-name="T2">ofte</text:span><text:span text:style-name="T2">n do </text:span><text:span text:style-name="T2">you </text:span><text:span text:style-name="T2">acce</text:span><text:span text:style-name="T2">ss </text:span><text:span text:style-name="T2">the </text:span><text:span text:style-name="T2">inter</text:span><text:span text:style-name="T2">net?</text:span></text:p>
          </draw:text-box>
        </draw:frame>
        <draw:frame draw:style-name="gr9" draw:text-style-name="P2" draw:layer="layout" svg:width="0.405cm" svg:height="0.556cm" svg:x="2.584cm" svg:y="17.263cm">
          <draw:text-box>
            <text:p text:style-name="P1"><text:span text:style-name="T2"><text:s/></text:span></text:p>
          </draw:text-box>
        </draw:frame>
        <draw:frame draw:style-name="gr163" draw:text-style-name="P2" draw:layer="layout" svg:width="1.399cm" svg:height="0.556cm" svg:x="2.223cm" svg:y="17.263cm">
          <draw:text-box>
            <text:p text:style-name="P1"><text:span text:style-name="T1">{</text:span><text:span text:style-name="T2"> Nev</text:span><text:span text:style-name="T2">er</text:span></text:p>
          </draw:text-box>
        </draw:frame>
        <draw:frame draw:style-name="gr9" draw:text-style-name="P2" draw:layer="layout" svg:width="0.405cm" svg:height="0.556cm" svg:x="2.584cm" svg:y="17.916cm">
          <draw:text-box>
            <text:p text:style-name="P1"><text:span text:style-name="T2"><text:s/></text:span></text:p>
          </draw:text-box>
        </draw:frame>
        <draw:frame draw:style-name="gr164" draw:text-style-name="P2" draw:layer="layout" svg:width="3.824cm" svg:height="0.556cm" svg:x="2.223cm" svg:y="17.916cm">
          <draw:text-box>
            <text:p text:style-name="P1"><text:span text:style-name="T1">{</text:span><text:span text:style-name="T2"> At </text:span><text:span text:style-name="T2">least </text:span><text:span text:style-name="T2">once </text:span><text:span text:style-name="T2">a </text:span><text:span text:style-name="T2">day</text:span></text:p>
          </draw:text-box>
        </draw:frame>
        <draw:frame draw:style-name="gr9" draw:text-style-name="P2" draw:layer="layout" svg:width="0.405cm" svg:height="0.556cm" svg:x="2.584cm" svg:y="18.568cm">
          <draw:text-box>
            <text:p text:style-name="P1"><text:span text:style-name="T2"><text:s/></text:span></text:p>
          </draw:text-box>
        </draw:frame>
        <draw:frame draw:style-name="gr165" draw:text-style-name="P2" draw:layer="layout" svg:width="7.575cm" svg:height="0.556cm" svg:x="2.223cm" svg:y="18.568cm">
          <draw:text-box>
            <text:p text:style-name="P1"><text:span text:style-name="T1">{</text:span><text:span text:style-name="T2"> At </text:span><text:span text:style-name="T2">least </text:span><text:span text:style-name="T2">once </text:span><text:span text:style-name="T2">a </text:span><text:span text:style-name="T2">week </text:span><text:span text:style-name="T2">but </text:span><text:span text:style-name="T2">not </text:span><text:span text:style-name="T2">ever</text:span><text:span text:style-name="T2">y day</text:span></text:p>
          </draw:text-box>
        </draw:frame>
        <draw:frame draw:style-name="gr9" draw:text-style-name="P2" draw:layer="layout" svg:width="0.405cm" svg:height="0.556cm" svg:x="2.584cm" svg:y="19.221cm">
          <draw:text-box>
            <text:p text:style-name="P1"><text:span text:style-name="T2"><text:s/></text:span></text:p>
          </draw:text-box>
        </draw:frame>
        <draw:frame draw:style-name="gr166" draw:text-style-name="P2" draw:layer="layout" svg:width="9.442cm" svg:height="0.556cm" svg:x="2.223cm" svg:y="19.221cm">
          <draw:text-box>
            <text:p text:style-name="P1"><text:span text:style-name="T1">{</text:span><text:span text:style-name="T2"> At </text:span><text:span text:style-name="T2">least </text:span><text:span text:style-name="T2">once </text:span><text:span text:style-name="T2">a </text:span><text:span text:style-name="T2">mon</text:span><text:span text:style-name="T2">th </text:span><text:span text:style-name="T2">but </text:span><text:span text:style-name="T2">less </text:span><text:span text:style-name="T2">than </text:span><text:span text:style-name="T2">once </text:span><text:span text:style-name="T2">a </text:span><text:span text:style-name="T2">week</text:span></text:p>
          </draw:text-box>
        </draw:frame>
        <draw:frame draw:style-name="gr9" draw:text-style-name="P2" draw:layer="layout" svg:width="0.405cm" svg:height="0.556cm" svg:x="2.584cm" svg:y="19.874cm">
          <draw:text-box>
            <text:p text:style-name="P1"><text:span text:style-name="T2"><text:s/></text:span></text:p>
          </draw:text-box>
        </draw:frame>
        <draw:frame draw:style-name="gr167" draw:text-style-name="P2" draw:layer="layout" svg:width="4.37cm" svg:height="0.556cm" svg:x="2.223cm" svg:y="19.874cm">
          <draw:text-box>
            <text:p text:style-name="P1"><text:span text:style-name="T1">{</text:span><text:span text:style-name="T2"> Les</text:span><text:span text:style-name="T2">s </text:span><text:span text:style-name="T2">than </text:span><text:span text:style-name="T2">once </text:span><text:span text:style-name="T2">a </text:span><text:span text:style-name="T2">year</text:span></text:p>
          </draw:text-box>
        </draw:frame>
        <draw:frame draw:style-name="gr140" draw:text-style-name="P2" draw:layer="layout" svg:width="0.447cm" svg:height="0.556cm" svg:x="1.746cm" svg:y="20.526cm">
          <draw:text-box>
            <text:p text:style-name="P1"><text:span text:style-name="T2">3. </text:span></text:p>
          </draw:text-box>
        </draw:frame>
        <draw:frame draw:style-name="gr168" draw:text-style-name="P2" draw:layer="layout" svg:width="5.061cm" svg:height="0.556cm" svg:x="2.381cm" svg:y="20.526cm">
          <draw:text-box>
            <text:p text:style-name="P1"><text:span text:style-name="T2">Do </text:span><text:span text:style-name="T2">you </text:span><text:span text:style-name="T2">have </text:span><text:span text:style-name="T2">a cell </text:span><text:span text:style-name="T2">phon</text:span><text:span text:style-name="T2">e? </text:span></text:p>
          </draw:text-box>
        </draw:frame>
        <draw:frame draw:style-name="gr9" draw:text-style-name="P2" draw:layer="layout" svg:width="0.405cm" svg:height="0.556cm" svg:x="8.096cm" svg:y="20.526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20.526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6cm" svg:y="20.526cm">
          <draw:text-box>
            <text:p text:style-name="P1"><text:span text:style-name="T2"><text:s/></text:span></text:p>
          </draw:text-box>
        </draw:frame>
        <draw:frame draw:style-name="gr161" draw:text-style-name="P2" draw:layer="layout" svg:width="2.8cm" svg:height="0.556cm" svg:x="11.906cm" svg:y="20.526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/text:p>
          </draw:text-box>
        </draw:frame>
        <draw:frame draw:style-name="gr140" draw:text-style-name="P2" draw:layer="layout" svg:width="0.447cm" svg:height="0.556cm" svg:x="1.746cm" svg:y="21.179cm">
          <draw:text-box>
            <text:p text:style-name="P1"><text:span text:style-name="T2">4. </text:span></text:p>
          </draw:text-box>
        </draw:frame>
        <draw:frame draw:style-name="gr169" draw:text-style-name="P2" draw:layer="layout" svg:width="5.543cm" svg:height="0.556cm" svg:x="2.381cm" svg:y="21.179cm">
          <draw:text-box>
            <text:p text:style-name="P1"><text:span text:style-name="T2">Do </text:span><text:span text:style-name="T2">you </text:span><text:span text:style-name="T2">have </text:span><text:span text:style-name="T2">a </text:span><text:span text:style-name="T2">smar</text:span><text:span text:style-name="T2">t </text:span><text:span text:style-name="T2">phon</text:span><text:span text:style-name="T2">e? </text:span></text:p>
          </draw:text-box>
        </draw:frame>
        <draw:frame draw:style-name="gr9" draw:text-style-name="P2" draw:layer="layout" svg:width="0.405cm" svg:height="0.556cm" svg:x="8.096cm" svg:y="21.179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21.179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6cm" svg:y="21.179cm">
          <draw:text-box>
            <text:p text:style-name="P1"><text:span text:style-name="T2"><text:s/></text:span></text:p>
          </draw:text-box>
        </draw:frame>
        <draw:frame draw:style-name="gr161" draw:text-style-name="P2" draw:layer="layout" svg:width="2.8cm" svg:height="0.556cm" svg:x="11.906cm" svg:y="21.179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/text:p>
          </draw:text-box>
        </draw:frame>
        <draw:frame draw:style-name="gr140" draw:text-style-name="P2" draw:layer="layout" svg:width="0.447cm" svg:height="0.556cm" svg:x="1.746cm" svg:y="21.832cm">
          <draw:text-box>
            <text:p text:style-name="P1"><text:span text:style-name="T2">5. </text:span></text:p>
          </draw:text-box>
        </draw:frame>
        <draw:frame draw:style-name="gr170" draw:text-style-name="P2" draw:layer="layout" svg:width="6.712cm" svg:height="0.556cm" svg:x="2.381cm" svg:y="21.832cm">
          <draw:text-box>
            <text:p text:style-name="P1"><text:span text:style-name="T2">Do </text:span><text:span text:style-name="T2">you </text:span><text:span text:style-name="T2">own </text:span><text:span text:style-name="T2">a </text:span><text:span text:style-name="T2">com</text:span><text:span text:style-name="T2">pute</text:span><text:span text:style-name="T2">r or </text:span><text:span text:style-name="T2">lapto</text:span><text:span text:style-name="T2">p? </text:span></text:p>
          </draw:text-box>
        </draw:frame>
        <draw:frame draw:style-name="gr9" draw:text-style-name="P2" draw:layer="layout" svg:width="0.405cm" svg:height="0.556cm" svg:x="9.366cm" svg:y="21.832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6cm" svg:y="21.832cm">
          <draw:text-box>
            <text:p text:style-name="P1"><text:span text:style-name="T2"><text:s/></text:span></text:p>
          </draw:text-box>
        </draw:frame>
        <draw:frame draw:style-name="gr161" draw:text-style-name="P2" draw:layer="layout" svg:width="2.8cm" svg:height="0.556cm" svg:x="11.906cm" svg:y="21.832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/text:p>
          </draw:text-box>
        </draw:frame>
        <draw:frame draw:style-name="gr91" draw:text-style-name="P10" draw:layer="layout" svg:width="1.721cm" svg:height="0.48cm" svg:x="11.192cm" svg:y="8.839cm">
          <draw:text-box>
            <text:p text:style-name="P1"><text:span text:style-name="T8">Never </text:span><text:span text:style-name="T8">Met</text:span></text:p>
          </draw:text-box>
        </draw:frame>
        <draw:frame draw:style-name="gr92" draw:text-style-name="P10" draw:layer="layout" svg:width="1.869cm" svg:height="0.48cm" svg:x="14.936cm" svg:y="8.839cm">
          <draw:text-box>
            <text:p text:style-name="P1"><text:span text:style-name="T8">Alway</text:span><text:span text:style-name="T8">s Met</text:span></text:p>
          </draw:text-box>
        </draw:frame>
        <draw:line draw:style-name="gr93" draw:text-style-name="P7" draw:layer="layout" svg:x1="13.071cm" svg:y1="9.11cm" svg:x2="14.737cm" svg:y2="9.11cm">
          <text:p/>
        </draw:line>
        <draw:line draw:style-name="gr93" draw:text-style-name="P7" draw:layer="layout" svg:x1="13.071cm" svg:y1="9.07cm" svg:x2="13.071cm" svg:y2="9.15cm">
          <text:p/>
        </draw:line>
        <draw:polyline draw:style-name="gr93" draw:text-style-name="P7" draw:layer="layout" svg:width="0.122cm" svg:height="0.228cm" svg:x="14.615cm" svg:y="8.996cm" svg:viewBox="0 0 123 229" draw:points="0,0 123,114 0,229">
          <text:p/>
        </draw:polyline>
        <draw:frame draw:style-name="gr94" draw:text-style-name="P10" draw:layer="layout" svg:width="0.62cm" svg:height="0.48cm" svg:x="18.073cm" svg:y="8.839cm">
          <draw:text-box>
            <text:p text:style-name="P1"><text:span text:style-name="T8">N/A</text:span></text:p>
          </draw:text-box>
        </draw:frame>
        <draw:frame draw:style-name="gr171" draw:text-style-name="P10" draw:layer="layout" svg:width="0.565cm" svg:height="0.48cm" svg:x="11.769cm" svg:y="15.214cm">
          <draw:text-box>
            <text:p text:style-name="P1"><text:span text:style-name="T8">Yes</text:span></text:p>
          </draw:text-box>
        </draw:frame>
        <draw:frame draw:style-name="gr172" draw:text-style-name="P10" draw:layer="layout" svg:width="0.48cm" svg:height="0.48cm" svg:x="13.101cm" svg:y="15.214cm">
          <draw:text-box>
            <text:p text:style-name="P1"><text:span text:style-name="T8">No</text:span></text:p>
          </draw:text-box>
        </draw:frame>
        <draw:frame draw:style-name="gr173" draw:text-style-name="P10" draw:layer="layout" svg:width="1.056cm" svg:height="0.48cm" svg:x="14.157cm" svg:y="15.016cm">
          <draw:text-box>
            <text:p text:style-name="P1"><text:span text:style-name="T8">Don’t <text:s/></text:span></text:p>
          </draw:text-box>
        </draw:frame>
        <draw:frame draw:style-name="gr174" draw:text-style-name="P10" draw:layer="layout" svg:width="0.925cm" svg:height="0.48cm" svg:x="14.149cm" svg:y="15.369cm">
          <draw:text-box>
            <text:p text:style-name="P1"><text:span text:style-name="T8">Know</text:span></text:p>
          </draw:text-box>
        </draw:frame>
        <draw:path draw:style-name="gr102" draw:text-style-name="P11" draw:layer="layout" svg:width="0.636cm" svg:height="0.636cm" svg:x="11.758cm" svg:y="2.271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6cm" svg:x="11.775cm" svg:y="2.289cm" svg:viewBox="0 0 601 601" svg:d="M601 300c0-166-135-300-301-300-165 0-300 134-300 300s135 301 300 301c166 0 301-135 301-301z">
          <text:p/>
        </draw:path>
        <draw:path draw:style-name="gr103" draw:text-style-name="P7" draw:layer="layout" svg:width="0.451cm" svg:height="0.452cm" svg:x="11.811cm" svg:y="2.324cm" svg:viewBox="0 0 452 453" svg:d="M452 78c-103-104-271-104-375 0-103 104-103 271 0 375">
          <text:p/>
        </draw:path>
        <draw:path draw:style-name="gr104" draw:text-style-name="P7" draw:layer="layout" svg:width="0.452cm" svg:height="0.451cm" svg:x="11.888cm" svg:y="2.402cm" svg:viewBox="0 0 453 452" svg:d="M0 375c104 103 272 103 375 0 104-104 104-271 0-375">
          <text:p/>
        </draw:path>
        <draw:path draw:style-name="gr102" draw:text-style-name="P11" draw:layer="layout" svg:width="0.636cm" svg:height="0.636cm" svg:x="12.993cm" svg:y="2.289cm" svg:viewBox="0 0 637 637" svg:d="M637 319c0-176-142-319-318-319s-319 143-319 319 143 318 319 318 318-142 318-318z">
          <text:p/>
        </draw:path>
        <draw:path draw:style-name="gr57" draw:text-style-name="P7" draw:layer="layout" svg:width="0.6cm" svg:height="0.6cm" svg:x="13.011cm" svg:y="2.307cm" svg:viewBox="0 0 601 601" svg:d="M601 300c0-166-135-300-301-300s-300 134-300 300 134 301 300 301 301-135 301-301z">
          <text:p/>
        </draw:path>
        <draw:path draw:style-name="gr103" draw:text-style-name="P7" draw:layer="layout" svg:width="0.451cm" svg:height="0.452cm" svg:x="13.046cm" svg:y="2.342cm" svg:viewBox="0 0 452 453" svg:d="M452 78c-103-104-272-104-375 0s-103 272 0 375">
          <text:p/>
        </draw:path>
        <draw:path draw:style-name="gr104" draw:text-style-name="P7" draw:layer="layout" svg:width="0.451cm" svg:height="0.451cm" svg:x="13.124cm" svg:y="2.42cm" svg:viewBox="0 0 452 452" svg:d="M0 375c103 103 272 103 375 0s103-271 0-375">
          <text:p/>
        </draw:path>
        <draw:path draw:style-name="gr102" draw:text-style-name="P11" draw:layer="layout" svg:width="0.636cm" svg:height="0.636cm" svg:x="14.193cm" svg:y="2.289cm" svg:viewBox="0 0 637 637" svg:d="M637 319c0-176-143-319-319-319s-318 143-318 319 142 318 318 318 319-142 319-318z">
          <text:p/>
        </draw:path>
        <draw:path draw:style-name="gr57" draw:text-style-name="P7" draw:layer="layout" svg:width="0.599cm" svg:height="0.6cm" svg:x="14.211cm" svg:y="2.307cm" svg:viewBox="0 0 600 601" svg:d="M600 300c0-166-134-300-301-300-165 0-299 134-299 300s134 301 299 301c167 0 301-135 301-301z">
          <text:p/>
        </draw:path>
        <draw:path draw:style-name="gr103" draw:text-style-name="P7" draw:layer="layout" svg:width="0.452cm" svg:height="0.452cm" svg:x="14.246cm" svg:y="2.342cm" svg:viewBox="0 0 453 453" svg:d="M453 78c-105-104-272-104-376 0-103 104-103 272 0 375">
          <text:p/>
        </draw:path>
        <draw:path draw:style-name="gr104" draw:text-style-name="P7" draw:layer="layout" svg:width="0.452cm" svg:height="0.451cm" svg:x="14.323cm" svg:y="2.42cm" svg:viewBox="0 0 453 452" svg:d="M0 375c104 103 271 103 376 0 103-103 103-271 0-375">
          <text:p/>
        </draw:path>
        <draw:path draw:style-name="gr102" draw:text-style-name="P11" draw:layer="layout" svg:width="0.636cm" svg:height="0.636cm" svg:x="15.574cm" svg:y="2.326cm" svg:viewBox="0 0 637 637" svg:d="M637 318c0-175-142-318-318-318s-319 143-319 318c0 177 143 319 319 319s318-142 318-319z">
          <text:p/>
        </draw:path>
        <draw:path draw:style-name="gr57" draw:text-style-name="P7" draw:layer="layout" svg:width="0.599cm" svg:height="0.6cm" svg:x="15.592cm" svg:y="2.343cm" svg:viewBox="0 0 600 601" svg:d="M600 300c0-165-134-300-299-300-167 0-301 135-301 300 0 167 134 301 301 301 165 0 299-134 299-301z">
          <text:p/>
        </draw:path>
        <draw:path draw:style-name="gr103" draw:text-style-name="P7" draw:layer="layout" svg:width="0.452cm" svg:height="0.451cm" svg:x="15.627cm" svg:y="2.379cm" svg:viewBox="0 0 453 452" svg:d="M453 77c-105-103-272-103-375 0-104 104-104 272 0 375">
          <text:p/>
        </draw:path>
        <draw:path draw:style-name="gr104" draw:text-style-name="P7" draw:layer="layout" svg:width="0.451cm" svg:height="0.453cm" svg:x="15.705cm" svg:y="2.456cm" svg:viewBox="0 0 452 454" svg:d="M0 375c103 105 270 105 375 0 103-103 103-271 0-375">
          <text:p/>
        </draw:path>
        <draw:path draw:style-name="gr102" draw:text-style-name="P11" draw:layer="layout" svg:width="0.636cm" svg:height="0.636cm" svg:x="18.118cm" svg:y="2.253cm" svg:viewBox="0 0 637 637" svg:d="M637 319c0-176-142-319-318-319-175 0-319 143-319 319s144 318 319 318c176 0 318-142 318-318z">
          <text:p/>
        </draw:path>
        <draw:path draw:style-name="gr57" draw:text-style-name="P7" draw:layer="layout" svg:width="0.6cm" svg:height="0.599cm" svg:x="18.136cm" svg:y="2.271cm" svg:viewBox="0 0 601 600" svg:d="M601 300c0-166-135-300-300-300-166 0-301 134-301 300s135 300 301 300c165 0 300-134 300-300z">
          <text:p/>
        </draw:path>
        <draw:path draw:style-name="gr103" draw:text-style-name="P7" draw:layer="layout" svg:width="0.452cm" svg:height="0.452cm" svg:x="18.171cm" svg:y="2.306cm" svg:viewBox="0 0 453 453" svg:d="M453 77c-103-103-271-103-375 0-104 105-104 272 0 376">
          <text:p/>
        </draw:path>
        <draw:path draw:style-name="gr104" draw:text-style-name="P7" draw:layer="layout" svg:width="0.452cm" svg:height="0.452cm" svg:x="18.249cm" svg:y="2.383cm" svg:viewBox="0 0 453 453" svg:d="M0 376c104 103 272 103 375 0 104-104 104-271 0-376">
          <text:p/>
        </draw:path>
        <draw:path draw:style-name="gr102" draw:text-style-name="P11" draw:layer="layout" svg:width="0.636cm" svg:height="0.636cm" svg:x="11.758cm" svg:y="3.362cm" svg:viewBox="0 0 637 637" svg:d="M637 318c0-176-142-318-319-318-175 0-318 142-318 318 0 175 143 319 318 319 177 0 319-144 319-319z">
          <text:p/>
        </draw:path>
        <draw:path draw:style-name="gr57" draw:text-style-name="P7" draw:layer="layout" svg:width="0.6cm" svg:height="0.6cm" svg:x="11.775cm" svg:y="3.379cm" svg:viewBox="0 0 601 601" svg:d="M601 300c0-166-135-300-301-300-165 0-300 134-300 300s135 301 300 301c166 0 301-135 301-301z">
          <text:p/>
        </draw:path>
        <draw:path draw:style-name="gr103" draw:text-style-name="P7" draw:layer="layout" svg:width="0.451cm" svg:height="0.451cm" svg:x="11.811cm" svg:y="3.414cm" svg:viewBox="0 0 452 452" svg:d="M452 77c-103-103-271-103-375 0-103 103-103 271 0 375">
          <text:p/>
        </draw:path>
        <draw:path draw:style-name="gr104" draw:text-style-name="P7" draw:layer="layout" svg:width="0.452cm" svg:height="0.451cm" svg:x="11.888cm" svg:y="3.492cm" svg:viewBox="0 0 453 452" svg:d="M0 375c104 103 272 103 375 0 104-104 104-272 0-375">
          <text:p/>
        </draw:path>
        <draw:path draw:style-name="gr102" draw:text-style-name="P11" draw:layer="layout" svg:width="0.636cm" svg:height="0.636cm" svg:x="12.993cm" svg:y="3.398cm" svg:viewBox="0 0 637 637" svg:d="M637 318c0-176-142-318-318-318s-319 142-319 318 143 319 319 319 318-143 318-319z">
          <text:p/>
        </draw:path>
        <draw:path draw:style-name="gr57" draw:text-style-name="P7" draw:layer="layout" svg:width="0.6cm" svg:height="0.599cm" svg:x="13.011cm" svg:y="3.416cm" svg:viewBox="0 0 601 600" svg:d="M601 299c0-165-135-299-301-299s-300 134-300 299c0 166 134 301 300 301s301-135 301-301z">
          <text:p/>
        </draw:path>
        <draw:path draw:style-name="gr103" draw:text-style-name="P7" draw:layer="layout" svg:width="0.451cm" svg:height="0.452cm" svg:x="13.046cm" svg:y="3.451cm" svg:viewBox="0 0 452 453" svg:d="M452 77c-103-103-272-103-375 0-103 104-103 271 0 376">
          <text:p/>
        </draw:path>
        <draw:path draw:style-name="gr104" draw:text-style-name="P7" draw:layer="layout" svg:width="0.451cm" svg:height="0.452cm" svg:x="13.124cm" svg:y="3.528cm" svg:viewBox="0 0 452 453" svg:d="M0 376c103 103 272 103 375 0 103-105 103-272 0-376">
          <text:p/>
        </draw:path>
        <draw:path draw:style-name="gr102" draw:text-style-name="P11" draw:layer="layout" svg:width="0.636cm" svg:height="0.636cm" svg:x="14.193cm" svg:y="3.398cm" svg:viewBox="0 0 637 637" svg:d="M637 318c0-176-143-318-319-318s-318 142-318 318 142 319 318 319 319-143 319-319z">
          <text:p/>
        </draw:path>
        <draw:path draw:style-name="gr57" draw:text-style-name="P7" draw:layer="layout" svg:width="0.599cm" svg:height="0.599cm" svg:x="14.211cm" svg:y="3.416cm" svg:viewBox="0 0 600 600" svg:d="M600 299c0-165-134-299-301-299-165 0-299 134-299 299 0 166 134 301 299 301 167 0 301-135 301-301z">
          <text:p/>
        </draw:path>
        <draw:path draw:style-name="gr103" draw:text-style-name="P7" draw:layer="layout" svg:width="0.452cm" svg:height="0.452cm" svg:x="14.246cm" svg:y="3.451cm" svg:viewBox="0 0 453 453" svg:d="M453 77c-105-103-272-103-376 0-103 104-103 271 0 376">
          <text:p/>
        </draw:path>
        <draw:path draw:style-name="gr104" draw:text-style-name="P7" draw:layer="layout" svg:width="0.452cm" svg:height="0.452cm" svg:x="14.323cm" svg:y="3.528cm" svg:viewBox="0 0 453 453" svg:d="M0 376c104 103 271 103 376 0 103-105 103-272 0-376">
          <text:p/>
        </draw:path>
        <draw:path draw:style-name="gr102" draw:text-style-name="P11" draw:layer="layout" svg:width="0.636cm" svg:height="0.636cm" svg:x="15.574cm" svg:y="3.416cm" svg:viewBox="0 0 637 637" svg:d="M637 319c0-177-142-319-318-319s-319 142-319 319c0 175 143 318 319 318s318-143 318-318z">
          <text:p/>
        </draw:path>
        <draw:path draw:style-name="gr57" draw:text-style-name="P7" draw:layer="layout" svg:width="0.599cm" svg:height="0.599cm" svg:x="15.592cm" svg:y="3.434cm" svg:viewBox="0 0 600 600" svg:d="M600 300c0-166-134-300-299-300-167 0-301 134-301 300s134 300 301 300c165 0 299-134 299-300z">
          <text:p/>
        </draw:path>
        <draw:path draw:style-name="gr103" draw:text-style-name="P7" draw:layer="layout" svg:width="0.452cm" svg:height="0.452cm" svg:x="15.627cm" svg:y="3.469cm" svg:viewBox="0 0 453 453" svg:d="M453 77c-105-103-272-103-375 0-104 104-104 271 0 376">
          <text:p/>
        </draw:path>
        <draw:path draw:style-name="gr104" draw:text-style-name="P7" draw:layer="layout" svg:width="0.451cm" svg:height="0.452cm" svg:x="15.705cm" svg:y="3.546cm" svg:viewBox="0 0 452 453" svg:d="M0 376c103 103 270 103 375 0 103-105 103-272 0-376">
          <text:p/>
        </draw:path>
        <draw:path draw:style-name="gr102" draw:text-style-name="P11" draw:layer="layout" svg:width="0.636cm" svg:height="0.636cm" svg:x="18.118cm" svg:y="3.289cm" svg:viewBox="0 0 637 637" svg:d="M637 318c0-175-142-318-318-318-175 0-319 143-319 318 0 177 144 319 319 319 176 0 318-142 318-319z">
          <text:p/>
        </draw:path>
        <draw:path draw:style-name="gr57" draw:text-style-name="P7" draw:layer="layout" svg:width="0.6cm" svg:height="0.599cm" svg:x="18.136cm" svg:y="3.307cm" svg:viewBox="0 0 601 600" svg:d="M601 299c0-165-135-299-300-299-166 0-301 134-301 299 0 166 135 301 301 301 165 0 300-135 300-301z">
          <text:p/>
        </draw:path>
        <draw:path draw:style-name="gr103" draw:text-style-name="P7" draw:layer="layout" svg:width="0.452cm" svg:height="0.451cm" svg:x="18.171cm" svg:y="3.342cm" svg:viewBox="0 0 453 452" svg:d="M453 78c-103-104-271-104-375 0s-104 271 0 374">
          <text:p/>
        </draw:path>
        <draw:path draw:style-name="gr104" draw:text-style-name="P7" draw:layer="layout" svg:width="0.452cm" svg:height="0.452cm" svg:x="18.249cm" svg:y="3.419cm" svg:viewBox="0 0 453 453" svg:d="M0 374c104 105 272 105 375 0 104-103 104-270 0-374">
          <text:p/>
        </draw:path>
        <draw:path draw:style-name="gr102" draw:text-style-name="P11" draw:layer="layout" svg:width="0.636cm" svg:height="0.636cm" svg:x="11.758cm" svg:y="5.052cm" svg:viewBox="0 0 637 637" svg:d="M637 318c0-176-142-318-319-318-175 0-318 142-318 318s143 319 318 319c177 0 319-143 319-319z">
          <text:p/>
        </draw:path>
        <draw:path draw:style-name="gr57" draw:text-style-name="P7" draw:layer="layout" svg:width="0.6cm" svg:height="0.6cm" svg:x="11.775cm" svg:y="5.069cm" svg:viewBox="0 0 601 601" svg:d="M601 301c0-165-135-301-301-301-165 0-300 136-300 301 0 166 135 300 300 300 166 0 301-134 301-300z">
          <text:p/>
        </draw:path>
        <draw:path draw:style-name="gr103" draw:text-style-name="P7" draw:layer="layout" svg:width="0.451cm" svg:height="0.451cm" svg:x="11.811cm" svg:y="5.105cm" svg:viewBox="0 0 452 452" svg:d="M452 77c-103-103-271-103-375 0-103 104-103 272 0 375">
          <text:p/>
        </draw:path>
        <draw:path draw:style-name="gr104" draw:text-style-name="P7" draw:layer="layout" svg:width="0.452cm" svg:height="0.453cm" svg:x="11.888cm" svg:y="5.182cm" svg:viewBox="0 0 453 454" svg:d="M0 375c104 105 272 105 375 0 104-103 104-271 0-375">
          <text:p/>
        </draw:path>
        <draw:path draw:style-name="gr102" draw:text-style-name="P11" draw:layer="layout" svg:width="0.636cm" svg:height="0.636cm" svg:x="12.993cm" svg:y="5.052cm" svg:viewBox="0 0 637 637" svg:d="M637 318c0-176-142-318-318-318s-319 142-319 318 143 319 319 319 318-143 318-319z">
          <text:p/>
        </draw:path>
        <draw:path draw:style-name="gr57" draw:text-style-name="P7" draw:layer="layout" svg:width="0.6cm" svg:height="0.6cm" svg:x="13.011cm" svg:y="5.069cm" svg:viewBox="0 0 601 601" svg:d="M601 301c0-165-135-301-301-301s-300 136-300 301c0 166 134 300 300 300s301-134 301-300z">
          <text:p/>
        </draw:path>
        <draw:path draw:style-name="gr103" draw:text-style-name="P7" draw:layer="layout" svg:width="0.451cm" svg:height="0.451cm" svg:x="13.046cm" svg:y="5.105cm" svg:viewBox="0 0 452 452" svg:d="M452 77c-103-103-272-103-375 0-103 104-103 272 0 375">
          <text:p/>
        </draw:path>
        <draw:path draw:style-name="gr104" draw:text-style-name="P7" draw:layer="layout" svg:width="0.451cm" svg:height="0.453cm" svg:x="13.124cm" svg:y="5.182cm" svg:viewBox="0 0 452 454" svg:d="M0 375c103 105 272 105 375 0 103-103 103-271 0-375">
          <text:p/>
        </draw:path>
        <draw:path draw:style-name="gr102" draw:text-style-name="P11" draw:layer="layout" svg:width="0.636cm" svg:height="0.636cm" svg:x="14.193cm" svg:y="5.052cm" svg:viewBox="0 0 637 637" svg:d="M637 318c0-176-143-318-319-318s-318 142-318 318 142 319 318 319 319-143 319-319z">
          <text:p/>
        </draw:path>
        <draw:path draw:style-name="gr57" draw:text-style-name="P7" draw:layer="layout" svg:width="0.599cm" svg:height="0.6cm" svg:x="14.211cm" svg:y="5.069cm" svg:viewBox="0 0 600 601" svg:d="M600 301c0-165-134-301-301-301-165 0-299 136-299 301 0 166 134 300 299 300 167 0 301-134 301-300z">
          <text:p/>
        </draw:path>
        <draw:path draw:style-name="gr103" draw:text-style-name="P7" draw:layer="layout" svg:width="0.452cm" svg:height="0.451cm" svg:x="14.246cm" svg:y="5.105cm" svg:viewBox="0 0 453 452" svg:d="M453 77c-105-103-272-103-376 0-103 104-103 272 0 375">
          <text:p/>
        </draw:path>
        <draw:path draw:style-name="gr104" draw:text-style-name="P7" draw:layer="layout" svg:width="0.452cm" svg:height="0.453cm" svg:x="14.323cm" svg:y="5.182cm" svg:viewBox="0 0 453 454" svg:d="M0 375c104 105 271 105 376 0 103-103 103-271 0-375">
          <text:p/>
        </draw:path>
        <draw:path draw:style-name="gr102" draw:text-style-name="P11" draw:layer="layout" svg:width="0.636cm" svg:height="0.636cm" svg:x="15.574cm" svg:y="5.052cm" svg:viewBox="0 0 637 637" svg:d="M637 318c0-176-142-318-318-318s-319 142-319 318 143 319 319 319 318-143 318-319z">
          <text:p/>
        </draw:path>
        <draw:path draw:style-name="gr57" draw:text-style-name="P7" draw:layer="layout" svg:width="0.599cm" svg:height="0.6cm" svg:x="15.592cm" svg:y="5.069cm" svg:viewBox="0 0 600 601" svg:d="M600 301c0-165-134-301-299-301-167 0-301 136-301 301 0 166 134 300 301 300 165 0 299-134 299-300z">
          <text:p/>
        </draw:path>
        <draw:path draw:style-name="gr103" draw:text-style-name="P7" draw:layer="layout" svg:width="0.452cm" svg:height="0.451cm" svg:x="15.627cm" svg:y="5.105cm" svg:viewBox="0 0 453 452" svg:d="M453 77c-105-103-272-103-375 0-104 104-104 272 0 375">
          <text:p/>
        </draw:path>
        <draw:path draw:style-name="gr104" draw:text-style-name="P7" draw:layer="layout" svg:width="0.451cm" svg:height="0.453cm" svg:x="15.705cm" svg:y="5.182cm" svg:viewBox="0 0 452 454" svg:d="M0 375c103 105 270 105 375 0 103-103 103-271 0-375">
          <text:p/>
        </draw:path>
        <draw:path draw:style-name="gr102" draw:text-style-name="P11" draw:layer="layout" svg:width="0.636cm" svg:height="0.636cm" svg:x="18.118cm" svg:y="5.052cm" svg:viewBox="0 0 637 637" svg:d="M637 318c0-176-142-318-318-318-175 0-319 142-319 318s144 319 319 319c176 0 318-143 318-319z">
          <text:p/>
        </draw:path>
        <draw:path draw:style-name="gr57" draw:text-style-name="P7" draw:layer="layout" svg:width="0.6cm" svg:height="0.6cm" svg:x="18.136cm" svg:y="5.069cm" svg:viewBox="0 0 601 601" svg:d="M601 301c0-165-135-301-300-301-166 0-301 136-301 301 0 166 135 300 301 300 165 0 300-134 300-300z">
          <text:p/>
        </draw:path>
        <draw:path draw:style-name="gr103" draw:text-style-name="P7" draw:layer="layout" svg:width="0.452cm" svg:height="0.451cm" svg:x="18.171cm" svg:y="5.105cm" svg:viewBox="0 0 453 452" svg:d="M453 77c-103-103-271-103-375 0-104 104-104 272 0 375">
          <text:p/>
        </draw:path>
        <draw:path draw:style-name="gr104" draw:text-style-name="P7" draw:layer="layout" svg:width="0.452cm" svg:height="0.453cm" svg:x="18.249cm" svg:y="5.182cm" svg:viewBox="0 0 453 454" svg:d="M0 375c104 105 272 105 375 0 104-103 104-271 0-375">
          <text:p/>
        </draw:path>
        <draw:path draw:style-name="gr102" draw:text-style-name="P11" draw:layer="layout" svg:width="0.636cm" svg:height="0.636cm" svg:x="11.758cm" svg:y="5.688cm" svg:viewBox="0 0 637 637" svg:d="M637 318c0-176-142-318-319-318-175 0-318 142-318 318s143 319 318 319c177 0 319-143 319-319z">
          <text:p/>
        </draw:path>
        <draw:path draw:style-name="gr57" draw:text-style-name="P7" draw:layer="layout" svg:width="0.6cm" svg:height="0.6cm" svg:x="11.775cm" svg:y="5.705cm" svg:viewBox="0 0 601 601" svg:d="M601 300c0-165-135-300-301-300-165 0-300 135-300 300 0 166 135 301 300 301 166 0 301-135 301-301z">
          <text:p/>
        </draw:path>
        <draw:path draw:style-name="gr103" draw:text-style-name="P7" draw:layer="layout" svg:width="0.451cm" svg:height="0.451cm" svg:x="11.811cm" svg:y="5.741cm" svg:viewBox="0 0 452 452" svg:d="M452 77c-103-103-271-103-375 0-103 104-103 272 0 375">
          <text:p/>
        </draw:path>
        <draw:path draw:style-name="gr104" draw:text-style-name="P7" draw:layer="layout" svg:width="0.452cm" svg:height="0.452cm" svg:x="11.888cm" svg:y="5.818cm" svg:viewBox="0 0 453 453" svg:d="M0 375c104 104 272 104 375 0 104-103 104-271 0-375">
          <text:p/>
        </draw:path>
        <draw:path draw:style-name="gr102" draw:text-style-name="P11" draw:layer="layout" svg:width="0.636cm" svg:height="0.636cm" svg:x="11.758cm" svg:y="6.36cm" svg:viewBox="0 0 637 637" svg:d="M637 319c0-176-142-319-319-319-175 0-318 143-318 319s143 318 318 318c177 0 319-142 319-318z">
          <text:p/>
        </draw:path>
        <draw:path draw:style-name="gr57" draw:text-style-name="P7" draw:layer="layout" svg:width="0.6cm" svg:height="0.6cm" svg:x="11.775cm" svg:y="6.378cm" svg:viewBox="0 0 601 601" svg:d="M601 300c0-166-135-300-301-300-165 0-300 134-300 300 0 165 135 301 300 301 166 0 301-136 301-301z">
          <text:p/>
        </draw:path>
        <draw:path draw:style-name="gr103" draw:text-style-name="P7" draw:layer="layout" svg:width="0.451cm" svg:height="0.452cm" svg:x="11.811cm" svg:y="6.413cm" svg:viewBox="0 0 452 453" svg:d="M452 78c-103-104-271-104-375 0-103 104-103 271 0 375">
          <text:p/>
        </draw:path>
        <draw:path draw:style-name="gr104" draw:text-style-name="P7" draw:layer="layout" svg:width="0.452cm" svg:height="0.451cm" svg:x="11.888cm" svg:y="6.491cm" svg:viewBox="0 0 453 452" svg:d="M0 375c104 103 272 103 375 0 104-104 104-271 0-375">
          <text:p/>
        </draw:path>
        <draw:path draw:style-name="gr102" draw:text-style-name="P11" draw:layer="layout" svg:width="0.636cm" svg:height="0.636cm" svg:x="11.758cm" svg:y="7.033cm" svg:viewBox="0 0 637 637" svg:d="M637 318c0-175-142-318-319-318-175 0-318 143-318 318 0 176 143 319 318 319 177 0 319-143 319-319z">
          <text:p/>
        </draw:path>
        <draw:path draw:style-name="gr57" draw:text-style-name="P7" draw:layer="layout" svg:width="0.6cm" svg:height="0.6cm" svg:x="11.775cm" svg:y="7.05cm" svg:viewBox="0 0 601 601" svg:d="M601 300c0-165-135-300-301-300-165 0-300 135-300 300 0 167 135 301 300 301 166 0 301-134 301-301z">
          <text:p/>
        </draw:path>
        <draw:path draw:style-name="gr103" draw:text-style-name="P7" draw:layer="layout" svg:width="0.451cm" svg:height="0.451cm" svg:x="11.811cm" svg:y="7.086cm" svg:viewBox="0 0 452 452" svg:d="M452 77c-103-103-271-103-375 0-103 103-103 271 0 375">
          <text:p/>
        </draw:path>
        <draw:path draw:style-name="gr104" draw:text-style-name="P7" draw:layer="layout" svg:width="0.452cm" svg:height="0.452cm" svg:x="11.888cm" svg:y="7.163cm" svg:viewBox="0 0 453 453" svg:d="M0 375c104 104 272 104 375 0 104-104 104-272 0-375">
          <text:p/>
        </draw:path>
        <draw:path draw:style-name="gr102" draw:text-style-name="P11" draw:layer="layout" svg:width="0.636cm" svg:height="0.636cm" svg:x="11.758cm" svg:y="7.76cm" svg:viewBox="0 0 637 637" svg:d="M637 318c0-175-142-318-319-318-175 0-318 143-318 318 0 176 143 319 318 319 177 0 319-143 319-319z">
          <text:p/>
        </draw:path>
        <draw:path draw:style-name="gr57" draw:text-style-name="P7" draw:layer="layout" svg:width="0.6cm" svg:height="0.6cm" svg:x="11.775cm" svg:y="7.777cm" svg:viewBox="0 0 601 601" svg:d="M601 300c0-166-135-300-301-300-165 0-300 134-300 300 0 167 135 301 300 301 166 0 301-134 301-301z">
          <text:p/>
        </draw:path>
        <draw:path draw:style-name="gr103" draw:text-style-name="P7" draw:layer="layout" svg:width="0.451cm" svg:height="0.451cm" svg:x="11.811cm" svg:y="7.812cm" svg:viewBox="0 0 452 452" svg:d="M452 77c-103-103-271-103-375 0-103 104-103 272 0 375">
          <text:p/>
        </draw:path>
        <draw:path draw:style-name="gr104" draw:text-style-name="P7" draw:layer="layout" svg:width="0.452cm" svg:height="0.452cm" svg:x="11.888cm" svg:y="7.89cm" svg:viewBox="0 0 453 453" svg:d="M0 375c104 104 272 104 375 0 104-103 104-271 0-375">
          <text:p/>
        </draw:path>
        <draw:path draw:style-name="gr102" draw:text-style-name="P11" draw:layer="layout" svg:width="0.636cm" svg:height="0.636cm" svg:x="12.993cm" svg:y="7.76cm" svg:viewBox="0 0 637 637" svg:d="M637 318c0-175-142-318-318-318s-319 143-319 318c0 176 143 319 319 319s318-143 318-319z">
          <text:p/>
        </draw:path>
        <draw:path draw:style-name="gr57" draw:text-style-name="P7" draw:layer="layout" svg:width="0.6cm" svg:height="0.6cm" svg:x="13.011cm" svg:y="7.777cm" svg:viewBox="0 0 601 601" svg:d="M601 300c0-166-135-300-301-300s-300 134-300 300c0 167 134 301 300 301s301-134 301-301z">
          <text:p/>
        </draw:path>
        <draw:path draw:style-name="gr103" draw:text-style-name="P7" draw:layer="layout" svg:width="0.451cm" svg:height="0.451cm" svg:x="13.046cm" svg:y="7.812cm" svg:viewBox="0 0 452 452" svg:d="M452 77c-103-103-272-103-375 0-103 104-103 272 0 375">
          <text:p/>
        </draw:path>
        <draw:path draw:style-name="gr104" draw:text-style-name="P7" draw:layer="layout" svg:width="0.451cm" svg:height="0.452cm" svg:x="13.124cm" svg:y="7.89cm" svg:viewBox="0 0 452 453" svg:d="M0 375c103 104 272 104 375 0 103-103 103-271 0-375">
          <text:p/>
        </draw:path>
        <draw:path draw:style-name="gr102" draw:text-style-name="P11" draw:layer="layout" svg:width="0.636cm" svg:height="0.636cm" svg:x="12.993cm" svg:y="7.033cm" svg:viewBox="0 0 637 637" svg:d="M637 318c0-175-142-318-318-318s-319 143-319 318c0 176 143 319 319 319s318-143 318-319z">
          <text:p/>
        </draw:path>
        <draw:path draw:style-name="gr57" draw:text-style-name="P7" draw:layer="layout" svg:width="0.6cm" svg:height="0.6cm" svg:x="13.011cm" svg:y="7.05cm" svg:viewBox="0 0 601 601" svg:d="M601 300c0-165-135-300-301-300s-300 135-300 300c0 167 134 301 300 301s301-134 301-301z">
          <text:p/>
        </draw:path>
        <draw:path draw:style-name="gr103" draw:text-style-name="P7" draw:layer="layout" svg:width="0.451cm" svg:height="0.451cm" svg:x="13.046cm" svg:y="7.086cm" svg:viewBox="0 0 452 452" svg:d="M452 77c-103-103-272-103-375 0s-103 271 0 375">
          <text:p/>
        </draw:path>
        <draw:path draw:style-name="gr104" draw:text-style-name="P7" draw:layer="layout" svg:width="0.451cm" svg:height="0.452cm" svg:x="13.124cm" svg:y="7.163cm" svg:viewBox="0 0 452 453" svg:d="M0 375c103 104 272 104 375 0s103-272 0-375">
          <text:p/>
        </draw:path>
        <draw:path draw:style-name="gr102" draw:text-style-name="P11" draw:layer="layout" svg:width="0.636cm" svg:height="0.636cm" svg:x="12.993cm" svg:y="6.36cm" svg:viewBox="0 0 637 637" svg:d="M637 319c0-176-142-319-318-319s-319 143-319 319 143 318 319 318 318-142 318-318z">
          <text:p/>
        </draw:path>
        <draw:path draw:style-name="gr57" draw:text-style-name="P7" draw:layer="layout" svg:width="0.6cm" svg:height="0.6cm" svg:x="13.011cm" svg:y="6.378cm" svg:viewBox="0 0 601 601" svg:d="M601 300c0-166-135-300-301-300s-300 134-300 300c0 165 134 301 300 301s301-136 301-301z">
          <text:p/>
        </draw:path>
        <draw:path draw:style-name="gr103" draw:text-style-name="P7" draw:layer="layout" svg:width="0.451cm" svg:height="0.452cm" svg:x="13.046cm" svg:y="6.413cm" svg:viewBox="0 0 452 453" svg:d="M452 78c-103-104-272-104-375 0s-103 271 0 375">
          <text:p/>
        </draw:path>
        <draw:path draw:style-name="gr104" draw:text-style-name="P7" draw:layer="layout" svg:width="0.451cm" svg:height="0.451cm" svg:x="13.124cm" svg:y="6.491cm" svg:viewBox="0 0 452 452" svg:d="M0 375c103 103 272 103 375 0 103-104 103-271 0-375">
          <text:p/>
        </draw:path>
        <draw:path draw:style-name="gr102" draw:text-style-name="P11" draw:layer="layout" svg:width="0.636cm" svg:height="0.636cm" svg:x="12.993cm" svg:y="5.688cm" svg:viewBox="0 0 637 637" svg:d="M637 318c0-176-142-318-318-318s-319 142-319 318 143 319 319 319 318-143 318-319z">
          <text:p/>
        </draw:path>
        <draw:path draw:style-name="gr57" draw:text-style-name="P7" draw:layer="layout" svg:width="0.6cm" svg:height="0.6cm" svg:x="13.011cm" svg:y="5.705cm" svg:viewBox="0 0 601 601" svg:d="M601 300c0-165-135-300-301-300s-300 135-300 300c0 166 134 301 300 301s301-135 301-301z">
          <text:p/>
        </draw:path>
        <draw:path draw:style-name="gr103" draw:text-style-name="P7" draw:layer="layout" svg:width="0.451cm" svg:height="0.451cm" svg:x="13.046cm" svg:y="5.741cm" svg:viewBox="0 0 452 452" svg:d="M452 77c-103-103-272-103-375 0-103 104-103 272 0 375">
          <text:p/>
        </draw:path>
        <draw:path draw:style-name="gr104" draw:text-style-name="P7" draw:layer="layout" svg:width="0.451cm" svg:height="0.452cm" svg:x="13.124cm" svg:y="5.818cm" svg:viewBox="0 0 452 453" svg:d="M0 375c103 104 272 104 375 0 103-103 103-271 0-375">
          <text:p/>
        </draw:path>
        <draw:path draw:style-name="gr102" draw:text-style-name="P11" draw:layer="layout" svg:width="0.636cm" svg:height="0.636cm" svg:x="14.193cm" svg:y="7.76cm" svg:viewBox="0 0 637 637" svg:d="M637 318c0-175-143-318-319-318s-318 143-318 318c0 176 142 319 318 319s319-143 319-319z">
          <text:p/>
        </draw:path>
        <draw:path draw:style-name="gr57" draw:text-style-name="P7" draw:layer="layout" svg:width="0.599cm" svg:height="0.6cm" svg:x="14.211cm" svg:y="7.777cm" svg:viewBox="0 0 600 601" svg:d="M600 300c0-166-134-300-301-300-165 0-299 134-299 300 0 167 134 301 299 301 167 0 301-134 301-301z">
          <text:p/>
        </draw:path>
        <draw:path draw:style-name="gr103" draw:text-style-name="P7" draw:layer="layout" svg:width="0.452cm" svg:height="0.451cm" svg:x="14.246cm" svg:y="7.812cm" svg:viewBox="0 0 453 452" svg:d="M453 77c-105-103-272-103-376 0-103 104-103 272 0 375">
          <text:p/>
        </draw:path>
        <draw:path draw:style-name="gr104" draw:text-style-name="P7" draw:layer="layout" svg:width="0.452cm" svg:height="0.452cm" svg:x="14.323cm" svg:y="7.89cm" svg:viewBox="0 0 453 453" svg:d="M0 375c104 104 271 104 376 0 103-103 103-271 0-375">
          <text:p/>
        </draw:path>
        <draw:path draw:style-name="gr102" draw:text-style-name="P11" draw:layer="layout" svg:width="0.636cm" svg:height="0.636cm" svg:x="14.193cm" svg:y="7.033cm" svg:viewBox="0 0 637 637" svg:d="M637 318c0-175-143-318-319-318s-318 143-318 318c0 176 142 319 318 319s319-143 319-319z">
          <text:p/>
        </draw:path>
        <draw:path draw:style-name="gr57" draw:text-style-name="P7" draw:layer="layout" svg:width="0.599cm" svg:height="0.6cm" svg:x="14.211cm" svg:y="7.05cm" svg:viewBox="0 0 600 601" svg:d="M600 300c0-165-134-300-301-300-165 0-299 135-299 300 0 167 134 301 299 301 167 0 301-134 301-301z">
          <text:p/>
        </draw:path>
        <draw:path draw:style-name="gr103" draw:text-style-name="P7" draw:layer="layout" svg:width="0.452cm" svg:height="0.451cm" svg:x="14.246cm" svg:y="7.086cm" svg:viewBox="0 0 453 452" svg:d="M453 77c-105-103-272-103-376 0-103 103-103 271 0 375">
          <text:p/>
        </draw:path>
        <draw:path draw:style-name="gr104" draw:text-style-name="P7" draw:layer="layout" svg:width="0.452cm" svg:height="0.452cm" svg:x="14.323cm" svg:y="7.163cm" svg:viewBox="0 0 453 453" svg:d="M0 375c104 104 271 104 376 0 103-104 103-272 0-375">
          <text:p/>
        </draw:path>
        <draw:path draw:style-name="gr102" draw:text-style-name="P11" draw:layer="layout" svg:width="0.636cm" svg:height="0.636cm" svg:x="14.193cm" svg:y="6.36cm" svg:viewBox="0 0 637 637" svg:d="M637 319c0-176-143-319-319-319s-318 143-318 319 142 318 318 318 319-142 319-318z">
          <text:p/>
        </draw:path>
        <draw:path draw:style-name="gr57" draw:text-style-name="P7" draw:layer="layout" svg:width="0.599cm" svg:height="0.6cm" svg:x="14.211cm" svg:y="6.378cm" svg:viewBox="0 0 600 601" svg:d="M600 300c0-166-134-300-301-300-165 0-299 134-299 300 0 165 134 301 299 301 167 0 301-136 301-301z">
          <text:p/>
        </draw:path>
        <draw:path draw:style-name="gr103" draw:text-style-name="P7" draw:layer="layout" svg:width="0.452cm" svg:height="0.452cm" svg:x="14.246cm" svg:y="6.413cm" svg:viewBox="0 0 453 453" svg:d="M453 78c-105-104-272-104-376 0-103 104-103 271 0 375">
          <text:p/>
        </draw:path>
        <draw:path draw:style-name="gr104" draw:text-style-name="P7" draw:layer="layout" svg:width="0.452cm" svg:height="0.451cm" svg:x="14.323cm" svg:y="6.491cm" svg:viewBox="0 0 453 452" svg:d="M0 375c104 103 271 103 376 0 103-104 103-271 0-375">
          <text:p/>
        </draw:path>
        <draw:path draw:style-name="gr102" draw:text-style-name="P11" draw:layer="layout" svg:width="0.636cm" svg:height="0.636cm" svg:x="14.193cm" svg:y="5.688cm" svg:viewBox="0 0 637 637" svg:d="M637 318c0-176-143-318-319-318s-318 142-318 318 142 319 318 319 319-143 319-319z">
          <text:p/>
        </draw:path>
        <draw:path draw:style-name="gr57" draw:text-style-name="P7" draw:layer="layout" svg:width="0.599cm" svg:height="0.6cm" svg:x="14.211cm" svg:y="5.705cm" svg:viewBox="0 0 600 601" svg:d="M600 300c0-165-134-300-301-300-165 0-299 135-299 300 0 166 134 301 299 301 167 0 301-135 301-301z">
          <text:p/>
        </draw:path>
        <draw:path draw:style-name="gr103" draw:text-style-name="P7" draw:layer="layout" svg:width="0.452cm" svg:height="0.451cm" svg:x="14.246cm" svg:y="5.741cm" svg:viewBox="0 0 453 452" svg:d="M453 77c-105-103-272-103-376 0-103 104-103 272 0 375">
          <text:p/>
        </draw:path>
        <draw:path draw:style-name="gr104" draw:text-style-name="P7" draw:layer="layout" svg:width="0.452cm" svg:height="0.452cm" svg:x="14.323cm" svg:y="5.818cm" svg:viewBox="0 0 453 453" svg:d="M0 375c104 104 271 104 376 0 103-103 103-271 0-375">
          <text:p/>
        </draw:path>
        <draw:path draw:style-name="gr102" draw:text-style-name="P11" draw:layer="layout" svg:width="0.636cm" svg:height="0.636cm" svg:x="15.574cm" svg:y="5.688cm" svg:viewBox="0 0 637 637" svg:d="M637 318c0-176-142-318-318-318s-319 142-319 318 143 319 319 319 318-143 318-319z">
          <text:p/>
        </draw:path>
        <draw:path draw:style-name="gr57" draw:text-style-name="P7" draw:layer="layout" svg:width="0.599cm" svg:height="0.6cm" svg:x="15.592cm" svg:y="5.705cm" svg:viewBox="0 0 600 601" svg:d="M600 300c0-165-134-300-299-300-167 0-301 135-301 300 0 166 134 301 301 301 165 0 299-135 299-301z">
          <text:p/>
        </draw:path>
        <draw:path draw:style-name="gr103" draw:text-style-name="P7" draw:layer="layout" svg:width="0.452cm" svg:height="0.451cm" svg:x="15.627cm" svg:y="5.741cm" svg:viewBox="0 0 453 452" svg:d="M453 77c-105-103-272-103-375 0-104 104-104 272 0 375">
          <text:p/>
        </draw:path>
        <draw:path draw:style-name="gr104" draw:text-style-name="P7" draw:layer="layout" svg:width="0.451cm" svg:height="0.452cm" svg:x="15.705cm" svg:y="5.818cm" svg:viewBox="0 0 452 453" svg:d="M0 375c103 104 270 104 375 0 103-103 103-271 0-375">
          <text:p/>
        </draw:path>
        <draw:path draw:style-name="gr102" draw:text-style-name="P11" draw:layer="layout" svg:width="0.636cm" svg:height="0.636cm" svg:x="15.574cm" svg:y="6.36cm" svg:viewBox="0 0 637 637" svg:d="M637 319c0-176-142-319-318-319s-319 143-319 319 143 318 319 318 318-142 318-318z">
          <text:p/>
        </draw:path>
        <draw:path draw:style-name="gr57" draw:text-style-name="P7" draw:layer="layout" svg:width="0.599cm" svg:height="0.6cm" svg:x="15.592cm" svg:y="6.378cm" svg:viewBox="0 0 600 601" svg:d="M600 300c0-166-134-300-299-300-167 0-301 134-301 300 0 165 134 301 301 301 165 0 299-136 299-301z">
          <text:p/>
        </draw:path>
        <draw:path draw:style-name="gr103" draw:text-style-name="P7" draw:layer="layout" svg:width="0.452cm" svg:height="0.452cm" svg:x="15.627cm" svg:y="6.413cm" svg:viewBox="0 0 453 453" svg:d="M453 78c-105-104-272-104-375 0-104 104-104 271 0 375">
          <text:p/>
        </draw:path>
        <draw:path draw:style-name="gr104" draw:text-style-name="P7" draw:layer="layout" svg:width="0.451cm" svg:height="0.451cm" svg:x="15.705cm" svg:y="6.491cm" svg:viewBox="0 0 452 452" svg:d="M0 375c103 103 270 103 375 0 103-104 103-271 0-375">
          <text:p/>
        </draw:path>
        <draw:path draw:style-name="gr102" draw:text-style-name="P11" draw:layer="layout" svg:width="0.636cm" svg:height="0.636cm" svg:x="15.574cm" svg:y="7.033cm" svg:viewBox="0 0 637 637" svg:d="M637 318c0-175-142-318-318-318s-319 143-319 318c0 176 143 319 319 319s318-143 318-319z">
          <text:p/>
        </draw:path>
        <draw:path draw:style-name="gr57" draw:text-style-name="P7" draw:layer="layout" svg:width="0.599cm" svg:height="0.6cm" svg:x="15.592cm" svg:y="7.05cm" svg:viewBox="0 0 600 601" svg:d="M600 300c0-165-134-300-299-300-167 0-301 135-301 300 0 167 134 301 301 301 165 0 299-134 299-301z">
          <text:p/>
        </draw:path>
        <draw:path draw:style-name="gr103" draw:text-style-name="P7" draw:layer="layout" svg:width="0.452cm" svg:height="0.451cm" svg:x="15.627cm" svg:y="7.086cm" svg:viewBox="0 0 453 452" svg:d="M453 77c-105-103-272-103-375 0-104 103-104 271 0 375">
          <text:p/>
        </draw:path>
        <draw:path draw:style-name="gr104" draw:text-style-name="P7" draw:layer="layout" svg:width="0.451cm" svg:height="0.452cm" svg:x="15.705cm" svg:y="7.163cm" svg:viewBox="0 0 452 453" svg:d="M0 375c103 104 270 104 375 0 103-104 103-272 0-375">
          <text:p/>
        </draw:path>
        <draw:path draw:style-name="gr102" draw:text-style-name="P11" draw:layer="layout" svg:width="0.636cm" svg:height="0.636cm" svg:x="15.574cm" svg:y="7.76cm" svg:viewBox="0 0 637 637" svg:d="M637 318c0-175-142-318-318-318s-319 143-319 318c0 176 143 319 319 319s318-143 318-319z">
          <text:p/>
        </draw:path>
        <draw:path draw:style-name="gr57" draw:text-style-name="P7" draw:layer="layout" svg:width="0.599cm" svg:height="0.6cm" svg:x="15.592cm" svg:y="7.777cm" svg:viewBox="0 0 600 601" svg:d="M600 300c0-166-134-300-299-300-167 0-301 134-301 300 0 167 134 301 301 301 165 0 299-134 299-301z">
          <text:p/>
        </draw:path>
        <draw:path draw:style-name="gr103" draw:text-style-name="P7" draw:layer="layout" svg:width="0.452cm" svg:height="0.451cm" svg:x="15.627cm" svg:y="7.812cm" svg:viewBox="0 0 453 452" svg:d="M453 77c-105-103-272-103-375 0-104 104-104 272 0 375">
          <text:p/>
        </draw:path>
        <draw:path draw:style-name="gr104" draw:text-style-name="P7" draw:layer="layout" svg:width="0.451cm" svg:height="0.452cm" svg:x="15.705cm" svg:y="7.89cm" svg:viewBox="0 0 452 453" svg:d="M0 375c103 104 270 104 375 0 103-103 103-271 0-375">
          <text:p/>
        </draw:path>
        <draw:path draw:style-name="gr102" draw:text-style-name="P11" draw:layer="layout" svg:width="0.636cm" svg:height="0.636cm" svg:x="18.118cm" svg:y="7.76cm" svg:viewBox="0 0 637 637" svg:d="M637 318c0-175-142-318-318-318-175 0-319 143-319 318 0 176 144 319 319 319 176 0 318-143 318-319z">
          <text:p/>
        </draw:path>
        <draw:path draw:style-name="gr57" draw:text-style-name="P7" draw:layer="layout" svg:width="0.6cm" svg:height="0.6cm" svg:x="18.136cm" svg:y="7.777cm" svg:viewBox="0 0 601 601" svg:d="M601 300c0-166-135-300-300-300-166 0-301 134-301 300 0 167 135 301 301 301 165 0 300-134 300-301z">
          <text:p/>
        </draw:path>
        <draw:path draw:style-name="gr103" draw:text-style-name="P7" draw:layer="layout" svg:width="0.452cm" svg:height="0.451cm" svg:x="18.171cm" svg:y="7.812cm" svg:viewBox="0 0 453 452" svg:d="M453 77c-103-103-271-103-375 0-104 104-104 272 0 375">
          <text:p/>
        </draw:path>
        <draw:path draw:style-name="gr104" draw:text-style-name="P7" draw:layer="layout" svg:width="0.452cm" svg:height="0.452cm" svg:x="18.249cm" svg:y="7.89cm" svg:viewBox="0 0 453 453" svg:d="M0 375c104 104 272 104 375 0 104-103 104-271 0-375">
          <text:p/>
        </draw:path>
        <draw:path draw:style-name="gr102" draw:text-style-name="P11" draw:layer="layout" svg:width="0.636cm" svg:height="0.636cm" svg:x="18.118cm" svg:y="7.033cm" svg:viewBox="0 0 637 637" svg:d="M637 318c0-175-142-318-318-318-175 0-319 143-319 318 0 176 144 319 319 319 176 0 318-143 318-319z">
          <text:p/>
        </draw:path>
        <draw:path draw:style-name="gr57" draw:text-style-name="P7" draw:layer="layout" svg:width="0.6cm" svg:height="0.6cm" svg:x="18.136cm" svg:y="7.05cm" svg:viewBox="0 0 601 601" svg:d="M601 300c0-165-135-300-300-300-166 0-301 135-301 300 0 167 135 301 301 301 165 0 300-134 300-301z">
          <text:p/>
        </draw:path>
        <draw:path draw:style-name="gr103" draw:text-style-name="P7" draw:layer="layout" svg:width="0.452cm" svg:height="0.451cm" svg:x="18.171cm" svg:y="7.086cm" svg:viewBox="0 0 453 452" svg:d="M453 77c-103-103-271-103-375 0s-104 271 0 375">
          <text:p/>
        </draw:path>
        <draw:path draw:style-name="gr104" draw:text-style-name="P7" draw:layer="layout" svg:width="0.452cm" svg:height="0.452cm" svg:x="18.249cm" svg:y="7.163cm" svg:viewBox="0 0 453 453" svg:d="M0 375c104 104 272 104 375 0 104-104 104-272 0-375">
          <text:p/>
        </draw:path>
        <draw:path draw:style-name="gr102" draw:text-style-name="P11" draw:layer="layout" svg:width="0.636cm" svg:height="0.636cm" svg:x="18.118cm" svg:y="6.36cm" svg:viewBox="0 0 637 637" svg:d="M637 319c0-176-142-319-318-319-175 0-319 143-319 319s144 318 319 318c176 0 318-142 318-318z">
          <text:p/>
        </draw:path>
        <draw:path draw:style-name="gr57" draw:text-style-name="P7" draw:layer="layout" svg:width="0.6cm" svg:height="0.6cm" svg:x="18.136cm" svg:y="6.378cm" svg:viewBox="0 0 601 601" svg:d="M601 300c0-166-135-300-300-300-166 0-301 134-301 300 0 165 135 301 301 301 165 0 300-136 300-301z">
          <text:p/>
        </draw:path>
        <draw:path draw:style-name="gr103" draw:text-style-name="P7" draw:layer="layout" svg:width="0.452cm" svg:height="0.452cm" svg:x="18.171cm" svg:y="6.413cm" svg:viewBox="0 0 453 453" svg:d="M453 78c-103-104-271-104-375 0s-104 271 0 375">
          <text:p/>
        </draw:path>
        <draw:path draw:style-name="gr104" draw:text-style-name="P7" draw:layer="layout" svg:width="0.452cm" svg:height="0.451cm" svg:x="18.249cm" svg:y="6.491cm" svg:viewBox="0 0 453 452" svg:d="M0 375c104 103 272 103 375 0 104-104 104-271 0-375">
          <text:p/>
        </draw:path>
        <draw:path draw:style-name="gr102" draw:text-style-name="P11" draw:layer="layout" svg:width="0.636cm" svg:height="0.636cm" svg:x="18.118cm" svg:y="5.688cm" svg:viewBox="0 0 637 637" svg:d="M637 318c0-176-142-318-318-318-175 0-319 142-319 318s144 319 319 319c176 0 318-143 318-319z">
          <text:p/>
        </draw:path>
        <draw:path draw:style-name="gr57" draw:text-style-name="P7" draw:layer="layout" svg:width="0.6cm" svg:height="0.6cm" svg:x="18.136cm" svg:y="5.705cm" svg:viewBox="0 0 601 601" svg:d="M601 300c0-165-135-300-300-300-166 0-301 135-301 300 0 166 135 301 301 301 165 0 300-135 300-301z">
          <text:p/>
        </draw:path>
        <draw:path draw:style-name="gr103" draw:text-style-name="P7" draw:layer="layout" svg:width="0.452cm" svg:height="0.451cm" svg:x="18.171cm" svg:y="5.741cm" svg:viewBox="0 0 453 452" svg:d="M453 77c-103-103-271-103-375 0-104 104-104 272 0 375">
          <text:p/>
        </draw:path>
        <draw:path draw:style-name="gr104" draw:text-style-name="P7" draw:layer="layout" svg:width="0.452cm" svg:height="0.452cm" svg:x="18.249cm" svg:y="5.818cm" svg:viewBox="0 0 453 453" svg:d="M0 375c104 104 272 104 375 0 104-103 104-271 0-375">
          <text:p/>
        </draw:path>
        <draw:path draw:style-name="gr102" draw:text-style-name="P11" draw:layer="layout" svg:width="0.636cm" svg:height="0.636cm" svg:x="11.758cm" svg:y="9.341cm" svg:viewBox="0 0 637 637" svg:d="M637 318c0-175-142-318-319-318-175 0-318 143-318 318 0 176 143 319 318 319 177 0 319-143 319-319z">
          <text:p/>
        </draw:path>
        <draw:path draw:style-name="gr57" draw:text-style-name="P7" draw:layer="layout" svg:width="0.6cm" svg:height="0.6cm" svg:x="11.775cm" svg:y="9.358cm" svg:viewBox="0 0 601 601" svg:d="M601 300c0-165-135-300-301-300-165 0-300 135-300 300 0 166 135 301 300 301 166 0 301-135 301-301z">
          <text:p/>
        </draw:path>
        <draw:path draw:style-name="gr103" draw:text-style-name="P7" draw:layer="layout" svg:width="0.451cm" svg:height="0.451cm" svg:x="11.811cm" svg:y="9.394cm" svg:viewBox="0 0 452 452" svg:d="M452 77c-103-103-271-103-375 0-103 103-103 272 0 375">
          <text:p/>
        </draw:path>
        <draw:path draw:style-name="gr104" draw:text-style-name="P7" draw:layer="layout" svg:width="0.452cm" svg:height="0.452cm" svg:x="11.888cm" svg:y="9.471cm" svg:viewBox="0 0 453 453" svg:d="M0 375c104 104 272 104 375 0 104-103 104-272 0-375">
          <text:p/>
        </draw:path>
        <draw:path draw:style-name="gr102" draw:text-style-name="P11" draw:layer="layout" svg:width="0.636cm" svg:height="0.636cm" svg:x="11.758cm" svg:y="10.068cm" svg:viewBox="0 0 637 637" svg:d="M637 318c0-176-142-318-319-318-175 0-318 142-318 318 0 175 143 319 318 319 177 0 319-144 319-319z">
          <text:p/>
        </draw:path>
        <draw:path draw:style-name="gr57" draw:text-style-name="P7" draw:layer="layout" svg:width="0.6cm" svg:height="0.6cm" svg:x="11.775cm" svg:y="10.085cm" svg:viewBox="0 0 601 601" svg:d="M601 300c0-166-135-300-301-300-165 0-300 134-300 300 0 167 135 301 300 301 166 0 301-134 301-301z">
          <text:p/>
        </draw:path>
        <draw:path draw:style-name="gr103" draw:text-style-name="P7" draw:layer="layout" svg:width="0.451cm" svg:height="0.451cm" svg:x="11.811cm" svg:y="10.12cm" svg:viewBox="0 0 452 452" svg:d="M452 78c-103-104-271-104-375 0-103 103-103 271 0 374">
          <text:p/>
        </draw:path>
        <draw:path draw:style-name="gr104" draw:text-style-name="P7" draw:layer="layout" svg:width="0.452cm" svg:height="0.451cm" svg:x="11.888cm" svg:y="10.198cm" svg:viewBox="0 0 453 452" svg:d="M0 374c104 104 272 104 375 0 104-103 104-271 0-374">
          <text:p/>
        </draw:path>
        <draw:path draw:style-name="gr102" draw:text-style-name="P11" draw:layer="layout" svg:width="0.636cm" svg:height="0.636cm" svg:x="11.758cm" svg:y="10.831cm" svg:viewBox="0 0 637 637" svg:d="M637 318c0-175-142-318-319-318-175 0-318 143-318 318 0 177 143 319 318 319 177 0 319-142 319-319z">
          <text:p/>
        </draw:path>
        <draw:path draw:style-name="gr57" draw:text-style-name="P7" draw:layer="layout" svg:width="0.6cm" svg:height="0.6cm" svg:x="11.775cm" svg:y="10.848cm" svg:viewBox="0 0 601 601" svg:d="M601 301c0-166-135-301-301-301-165 0-300 135-300 301s135 300 300 300c166 0 301-134 301-300z">
          <text:p/>
        </draw:path>
        <draw:path draw:style-name="gr103" draw:text-style-name="P7" draw:layer="layout" svg:width="0.451cm" svg:height="0.451cm" svg:x="11.811cm" svg:y="10.884cm" svg:viewBox="0 0 452 452" svg:d="M452 77c-103-103-271-103-375 0-103 105-103 272 0 375">
          <text:p/>
        </draw:path>
        <draw:path draw:style-name="gr104" draw:text-style-name="P7" draw:layer="layout" svg:width="0.452cm" svg:height="0.452cm" svg:x="11.888cm" svg:y="10.961cm" svg:viewBox="0 0 453 453" svg:d="M0 375c104 104 272 104 375 0 104-103 104-270 0-375">
          <text:p/>
        </draw:path>
        <draw:path draw:style-name="gr102" draw:text-style-name="P11" draw:layer="layout" svg:width="0.636cm" svg:height="0.636cm" svg:x="12.993cm" svg:y="10.831cm" svg:viewBox="0 0 637 637" svg:d="M637 318c0-175-142-318-318-318s-319 143-319 318c0 177 143 319 319 319s318-142 318-319z">
          <text:p/>
        </draw:path>
        <draw:path draw:style-name="gr57" draw:text-style-name="P7" draw:layer="layout" svg:width="0.6cm" svg:height="0.6cm" svg:x="13.011cm" svg:y="10.848cm" svg:viewBox="0 0 601 601" svg:d="M601 301c0-166-135-301-301-301s-300 135-300 301 134 300 300 300 301-134 301-300z">
          <text:p/>
        </draw:path>
        <draw:path draw:style-name="gr103" draw:text-style-name="P7" draw:layer="layout" svg:width="0.451cm" svg:height="0.451cm" svg:x="13.046cm" svg:y="10.884cm" svg:viewBox="0 0 452 452" svg:d="M452 77c-103-103-272-103-375 0-103 105-103 272 0 375">
          <text:p/>
        </draw:path>
        <draw:path draw:style-name="gr104" draw:text-style-name="P7" draw:layer="layout" svg:width="0.451cm" svg:height="0.452cm" svg:x="13.124cm" svg:y="10.961cm" svg:viewBox="0 0 452 453" svg:d="M0 375c103 104 272 104 375 0 103-103 103-270 0-375">
          <text:p/>
        </draw:path>
        <draw:path draw:style-name="gr102" draw:text-style-name="P11" draw:layer="layout" svg:width="0.636cm" svg:height="0.636cm" svg:x="12.993cm" svg:y="10.068cm" svg:viewBox="0 0 637 637" svg:d="M637 318c0-176-142-318-318-318s-319 142-319 318c0 175 143 319 319 319s318-144 318-319z">
          <text:p/>
        </draw:path>
        <draw:path draw:style-name="gr57" draw:text-style-name="P7" draw:layer="layout" svg:width="0.6cm" svg:height="0.6cm" svg:x="13.011cm" svg:y="10.085cm" svg:viewBox="0 0 601 601" svg:d="M601 300c0-166-135-300-301-300s-300 134-300 300c0 167 134 301 300 301s301-134 301-301z">
          <text:p/>
        </draw:path>
        <draw:path draw:style-name="gr103" draw:text-style-name="P7" draw:layer="layout" svg:width="0.451cm" svg:height="0.451cm" svg:x="13.046cm" svg:y="10.12cm" svg:viewBox="0 0 452 452" svg:d="M452 78c-103-104-272-104-375 0-103 103-103 271 0 374">
          <text:p/>
        </draw:path>
        <draw:path draw:style-name="gr104" draw:text-style-name="P7" draw:layer="layout" svg:width="0.451cm" svg:height="0.451cm" svg:x="13.124cm" svg:y="10.198cm" svg:viewBox="0 0 452 452" svg:d="M0 374c103 104 272 104 375 0 103-103 103-271 0-374">
          <text:p/>
        </draw:path>
        <draw:path draw:style-name="gr102" draw:text-style-name="P11" draw:layer="layout" svg:width="0.636cm" svg:height="0.636cm" svg:x="12.993cm" svg:y="9.341cm" svg:viewBox="0 0 637 637" svg:d="M637 318c0-175-142-318-318-318s-319 143-319 318c0 176 143 319 319 319s318-143 318-319z">
          <text:p/>
        </draw:path>
        <draw:path draw:style-name="gr57" draw:text-style-name="P7" draw:layer="layout" svg:width="0.6cm" svg:height="0.6cm" svg:x="13.011cm" svg:y="9.358cm" svg:viewBox="0 0 601 601" svg:d="M601 300c0-165-135-300-301-300s-300 135-300 300c0 166 134 301 300 301s301-135 301-301z">
          <text:p/>
        </draw:path>
        <draw:path draw:style-name="gr103" draw:text-style-name="P7" draw:layer="layout" svg:width="0.451cm" svg:height="0.451cm" svg:x="13.046cm" svg:y="9.394cm" svg:viewBox="0 0 452 452" svg:d="M452 77c-103-103-272-103-375 0s-103 272 0 375">
          <text:p/>
        </draw:path>
        <draw:path draw:style-name="gr104" draw:text-style-name="P7" draw:layer="layout" svg:width="0.451cm" svg:height="0.452cm" svg:x="13.124cm" svg:y="9.471cm" svg:viewBox="0 0 452 453" svg:d="M0 375c103 104 272 104 375 0 103-103 103-272 0-375">
          <text:p/>
        </draw:path>
        <draw:path draw:style-name="gr102" draw:text-style-name="P11" draw:layer="layout" svg:width="0.636cm" svg:height="0.636cm" svg:x="14.193cm" svg:y="10.831cm" svg:viewBox="0 0 637 637" svg:d="M637 318c0-175-143-318-319-318s-318 143-318 318c0 177 142 319 318 319s319-142 319-319z">
          <text:p/>
        </draw:path>
        <draw:path draw:style-name="gr57" draw:text-style-name="P7" draw:layer="layout" svg:width="0.599cm" svg:height="0.6cm" svg:x="14.211cm" svg:y="10.848cm" svg:viewBox="0 0 600 601" svg:d="M600 301c0-166-134-301-301-301-165 0-299 135-299 301s134 300 299 300c167 0 301-134 301-300z">
          <text:p/>
        </draw:path>
        <draw:path draw:style-name="gr103" draw:text-style-name="P7" draw:layer="layout" svg:width="0.452cm" svg:height="0.451cm" svg:x="14.246cm" svg:y="10.884cm" svg:viewBox="0 0 453 452" svg:d="M453 77c-105-103-272-103-376 0-103 105-103 272 0 375">
          <text:p/>
        </draw:path>
        <draw:path draw:style-name="gr104" draw:text-style-name="P7" draw:layer="layout" svg:width="0.452cm" svg:height="0.452cm" svg:x="14.323cm" svg:y="10.961cm" svg:viewBox="0 0 453 453" svg:d="M0 375c104 104 271 104 376 0 103-103 103-270 0-375">
          <text:p/>
        </draw:path>
        <draw:path draw:style-name="gr102" draw:text-style-name="P11" draw:layer="layout" svg:width="0.636cm" svg:height="0.636cm" svg:x="14.193cm" svg:y="10.068cm" svg:viewBox="0 0 637 637" svg:d="M637 318c0-176-143-318-319-318s-318 142-318 318c0 175 142 319 318 319s319-144 319-319z">
          <text:p/>
        </draw:path>
        <draw:path draw:style-name="gr57" draw:text-style-name="P7" draw:layer="layout" svg:width="0.599cm" svg:height="0.6cm" svg:x="14.211cm" svg:y="10.085cm" svg:viewBox="0 0 600 601" svg:d="M600 300c0-166-134-300-301-300-165 0-299 134-299 300 0 167 134 301 299 301 167 0 301-134 301-301z">
          <text:p/>
        </draw:path>
        <draw:path draw:style-name="gr103" draw:text-style-name="P7" draw:layer="layout" svg:width="0.452cm" svg:height="0.451cm" svg:x="14.246cm" svg:y="10.12cm" svg:viewBox="0 0 453 452" svg:d="M453 78c-105-104-272-104-376 0-103 103-103 271 0 374">
          <text:p/>
        </draw:path>
        <draw:path draw:style-name="gr104" draw:text-style-name="P7" draw:layer="layout" svg:width="0.452cm" svg:height="0.451cm" svg:x="14.323cm" svg:y="10.198cm" svg:viewBox="0 0 453 452" svg:d="M0 374c104 104 271 104 376 0 103-103 103-271 0-374">
          <text:p/>
        </draw:path>
        <draw:path draw:style-name="gr102" draw:text-style-name="P11" draw:layer="layout" svg:width="0.636cm" svg:height="0.636cm" svg:x="14.193cm" svg:y="9.341cm" svg:viewBox="0 0 637 637" svg:d="M637 318c0-175-143-318-319-318s-318 143-318 318c0 176 142 319 318 319s319-143 319-319z">
          <text:p/>
        </draw:path>
        <draw:path draw:style-name="gr57" draw:text-style-name="P7" draw:layer="layout" svg:width="0.599cm" svg:height="0.6cm" svg:x="14.211cm" svg:y="9.358cm" svg:viewBox="0 0 600 601" svg:d="M600 300c0-165-134-300-301-300-165 0-299 135-299 300 0 166 134 301 299 301 167 0 301-135 301-301z">
          <text:p/>
        </draw:path>
        <draw:path draw:style-name="gr103" draw:text-style-name="P7" draw:layer="layout" svg:width="0.452cm" svg:height="0.451cm" svg:x="14.246cm" svg:y="9.394cm" svg:viewBox="0 0 453 452" svg:d="M453 77c-105-103-272-103-376 0-103 103-103 272 0 375">
          <text:p/>
        </draw:path>
        <draw:path draw:style-name="gr104" draw:text-style-name="P7" draw:layer="layout" svg:width="0.452cm" svg:height="0.452cm" svg:x="14.323cm" svg:y="9.471cm" svg:viewBox="0 0 453 453" svg:d="M0 375c104 104 271 104 376 0 103-103 103-272 0-375">
          <text:p/>
        </draw:path>
        <draw:path draw:style-name="gr102" draw:text-style-name="P11" draw:layer="layout" svg:width="0.636cm" svg:height="0.636cm" svg:x="15.574cm" svg:y="10.831cm" svg:viewBox="0 0 637 637" svg:d="M637 318c0-175-142-318-318-318s-319 143-319 318c0 177 143 319 319 319s318-142 318-319z">
          <text:p/>
        </draw:path>
        <draw:path draw:style-name="gr57" draw:text-style-name="P7" draw:layer="layout" svg:width="0.599cm" svg:height="0.6cm" svg:x="15.592cm" svg:y="10.848cm" svg:viewBox="0 0 600 601" svg:d="M600 301c0-166-134-301-299-301-167 0-301 135-301 301s134 300 301 300c165 0 299-134 299-300z">
          <text:p/>
        </draw:path>
        <draw:path draw:style-name="gr103" draw:text-style-name="P7" draw:layer="layout" svg:width="0.452cm" svg:height="0.451cm" svg:x="15.627cm" svg:y="10.884cm" svg:viewBox="0 0 453 452" svg:d="M453 77c-105-103-272-103-375 0-104 105-104 272 0 375">
          <text:p/>
        </draw:path>
        <draw:path draw:style-name="gr104" draw:text-style-name="P7" draw:layer="layout" svg:width="0.451cm" svg:height="0.452cm" svg:x="15.705cm" svg:y="10.961cm" svg:viewBox="0 0 452 453" svg:d="M0 375c103 104 270 104 375 0 103-103 103-270 0-375">
          <text:p/>
        </draw:path>
        <draw:path draw:style-name="gr102" draw:text-style-name="P11" draw:layer="layout" svg:width="0.636cm" svg:height="0.636cm" svg:x="15.574cm" svg:y="10.068cm" svg:viewBox="0 0 637 637" svg:d="M637 318c0-176-142-318-318-318s-319 142-319 318c0 175 143 319 319 319s318-144 318-319z">
          <text:p/>
        </draw:path>
        <draw:path draw:style-name="gr57" draw:text-style-name="P7" draw:layer="layout" svg:width="0.599cm" svg:height="0.6cm" svg:x="15.592cm" svg:y="10.085cm" svg:viewBox="0 0 600 601" svg:d="M600 300c0-166-134-300-299-300-167 0-301 134-301 300 0 167 134 301 301 301 165 0 299-134 299-301z">
          <text:p/>
        </draw:path>
        <draw:path draw:style-name="gr103" draw:text-style-name="P7" draw:layer="layout" svg:width="0.452cm" svg:height="0.451cm" svg:x="15.627cm" svg:y="10.12cm" svg:viewBox="0 0 453 452" svg:d="M453 78c-105-104-272-104-375 0-104 103-104 271 0 374">
          <text:p/>
        </draw:path>
        <draw:path draw:style-name="gr104" draw:text-style-name="P7" draw:layer="layout" svg:width="0.451cm" svg:height="0.451cm" svg:x="15.705cm" svg:y="10.198cm" svg:viewBox="0 0 452 452" svg:d="M0 374c103 104 270 104 375 0 103-103 103-271 0-374">
          <text:p/>
        </draw:path>
        <draw:path draw:style-name="gr102" draw:text-style-name="P11" draw:layer="layout" svg:width="0.636cm" svg:height="0.636cm" svg:x="15.574cm" svg:y="9.341cm" svg:viewBox="0 0 637 637" svg:d="M637 318c0-175-142-318-318-318s-319 143-319 318c0 176 143 319 319 319s318-143 318-319z">
          <text:p/>
        </draw:path>
        <draw:path draw:style-name="gr57" draw:text-style-name="P7" draw:layer="layout" svg:width="0.599cm" svg:height="0.6cm" svg:x="15.592cm" svg:y="9.358cm" svg:viewBox="0 0 600 601" svg:d="M600 300c0-165-134-300-299-300-167 0-301 135-301 300 0 166 134 301 301 301 165 0 299-135 299-301z">
          <text:p/>
        </draw:path>
        <draw:path draw:style-name="gr103" draw:text-style-name="P7" draw:layer="layout" svg:width="0.452cm" svg:height="0.451cm" svg:x="15.627cm" svg:y="9.394cm" svg:viewBox="0 0 453 452" svg:d="M453 77c-105-103-272-103-375 0-104 103-104 272 0 375">
          <text:p/>
        </draw:path>
        <draw:path draw:style-name="gr104" draw:text-style-name="P7" draw:layer="layout" svg:width="0.451cm" svg:height="0.452cm" svg:x="15.705cm" svg:y="9.471cm" svg:viewBox="0 0 452 453" svg:d="M0 375c103 104 270 104 375 0 103-103 103-272 0-375">
          <text:p/>
        </draw:path>
        <draw:path draw:style-name="gr102" draw:text-style-name="P11" draw:layer="layout" svg:width="0.636cm" svg:height="0.636cm" svg:x="18.118cm" svg:y="10.831cm" svg:viewBox="0 0 637 637" svg:d="M637 318c0-175-142-318-318-318-175 0-319 143-319 318 0 177 144 319 319 319 176 0 318-142 318-319z">
          <text:p/>
        </draw:path>
        <draw:path draw:style-name="gr57" draw:text-style-name="P7" draw:layer="layout" svg:width="0.6cm" svg:height="0.6cm" svg:x="18.136cm" svg:y="10.848cm" svg:viewBox="0 0 601 601" svg:d="M601 301c0-166-135-301-300-301-166 0-301 135-301 301s135 300 301 300c165 0 300-134 300-300z">
          <text:p/>
        </draw:path>
        <draw:path draw:style-name="gr103" draw:text-style-name="P7" draw:layer="layout" svg:width="0.452cm" svg:height="0.451cm" svg:x="18.171cm" svg:y="10.884cm" svg:viewBox="0 0 453 452" svg:d="M453 77c-103-103-271-103-375 0-104 105-104 272 0 375">
          <text:p/>
        </draw:path>
        <draw:path draw:style-name="gr104" draw:text-style-name="P7" draw:layer="layout" svg:width="0.452cm" svg:height="0.452cm" svg:x="18.249cm" svg:y="10.961cm" svg:viewBox="0 0 453 453" svg:d="M0 375c104 104 272 104 375 0 104-103 104-270 0-375">
          <text:p/>
        </draw:path>
        <draw:path draw:style-name="gr102" draw:text-style-name="P11" draw:layer="layout" svg:width="0.636cm" svg:height="0.636cm" svg:x="18.118cm" svg:y="10.068cm" svg:viewBox="0 0 637 637" svg:d="M637 318c0-176-142-318-318-318-175 0-319 142-319 318 0 175 144 319 319 319 176 0 318-144 318-319z">
          <text:p/>
        </draw:path>
        <draw:path draw:style-name="gr57" draw:text-style-name="P7" draw:layer="layout" svg:width="0.6cm" svg:height="0.6cm" svg:x="18.136cm" svg:y="10.085cm" svg:viewBox="0 0 601 601" svg:d="M601 300c0-166-135-300-300-300-166 0-301 134-301 300 0 167 135 301 301 301 165 0 300-134 300-301z">
          <text:p/>
        </draw:path>
        <draw:path draw:style-name="gr103" draw:text-style-name="P7" draw:layer="layout" svg:width="0.452cm" svg:height="0.451cm" svg:x="18.171cm" svg:y="10.12cm" svg:viewBox="0 0 453 452" svg:d="M453 78c-103-104-271-104-375 0-104 103-104 271 0 374">
          <text:p/>
        </draw:path>
        <draw:path draw:style-name="gr104" draw:text-style-name="P7" draw:layer="layout" svg:width="0.452cm" svg:height="0.451cm" svg:x="18.249cm" svg:y="10.198cm" svg:viewBox="0 0 453 452" svg:d="M0 374c104 104 272 104 375 0 104-103 104-271 0-374">
          <text:p/>
        </draw:path>
        <draw:path draw:style-name="gr102" draw:text-style-name="P11" draw:layer="layout" svg:width="0.636cm" svg:height="0.636cm" svg:x="18.118cm" svg:y="9.341cm" svg:viewBox="0 0 637 637" svg:d="M637 318c0-175-142-318-318-318-175 0-319 143-319 318 0 176 144 319 319 319 176 0 318-143 318-319z">
          <text:p/>
        </draw:path>
        <draw:path draw:style-name="gr57" draw:text-style-name="P7" draw:layer="layout" svg:width="0.6cm" svg:height="0.6cm" svg:x="18.136cm" svg:y="9.358cm" svg:viewBox="0 0 601 601" svg:d="M601 300c0-165-135-300-300-300-166 0-301 135-301 300 0 166 135 301 301 301 165 0 300-135 300-301z">
          <text:p/>
        </draw:path>
        <draw:path draw:style-name="gr103" draw:text-style-name="P7" draw:layer="layout" svg:width="0.452cm" svg:height="0.451cm" svg:x="18.171cm" svg:y="9.394cm" svg:viewBox="0 0 453 452" svg:d="M453 77c-103-103-271-103-375 0s-104 272 0 375">
          <text:p/>
        </draw:path>
        <draw:path draw:style-name="gr104" draw:text-style-name="P7" draw:layer="layout" svg:width="0.452cm" svg:height="0.452cm" svg:x="18.249cm" svg:y="9.471cm" svg:viewBox="0 0 453 453" svg:d="M0 375c104 104 272 104 375 0 104-103 104-272 0-375">
          <text:p/>
        </draw:path>
        <draw:path draw:style-name="gr102" draw:text-style-name="P11" draw:layer="layout" svg:width="0.636cm" svg:height="0.636cm" svg:x="11.685cm" svg:y="13.793cm" svg:viewBox="0 0 637 637" svg:d="M637 319c0-177-143-319-319-319s-318 142-318 319c0 175 142 318 318 318s319-143 319-318z">
          <text:p/>
        </draw:path>
        <draw:path draw:style-name="gr57" draw:text-style-name="P7" draw:layer="layout" svg:width="0.599cm" svg:height="0.599cm" svg:x="11.703cm" svg:y="13.811cm" svg:viewBox="0 0 600 600" svg:d="M600 301c0-167-135-301-301-301-165 0-299 134-299 301 0 165 134 299 299 299 166 0 301-134 301-299z">
          <text:p/>
        </draw:path>
        <draw:path draw:style-name="gr103" draw:text-style-name="P7" draw:layer="layout" svg:width="0.452cm" svg:height="0.452cm" svg:x="11.738cm" svg:y="13.846cm" svg:viewBox="0 0 453 453" svg:d="M453 78c-104-104-272-104-376 0-103 103-103 270 0 375">
          <text:p/>
        </draw:path>
        <draw:path draw:style-name="gr104" draw:text-style-name="P7" draw:layer="layout" svg:width="0.452cm" svg:height="0.451cm" svg:x="11.815cm" svg:y="13.924cm" svg:viewBox="0 0 453 452" svg:d="M0 375c104 103 272 103 376 0 103-105 103-272 0-375">
          <text:p/>
        </draw:path>
        <draw:path draw:style-name="gr102" draw:text-style-name="P11" draw:layer="layout" svg:width="0.636cm" svg:height="0.636cm" svg:x="13.03cm" svg:y="13.866cm" svg:viewBox="0 0 637 637" svg:d="M637 318c0-176-142-318-319-318-175 0-318 142-318 318s143 319 318 319c177 0 319-143 319-319z">
          <text:p/>
        </draw:path>
        <draw:path draw:style-name="gr57" draw:text-style-name="P7" draw:layer="layout" svg:width="0.6cm" svg:height="0.6cm" svg:x="13.047cm" svg:y="13.883cm" svg:viewBox="0 0 601 601" svg:d="M601 301c0-166-134-301-301-301-165 0-300 135-300 301s135 300 300 300c167 0 301-134 301-300z">
          <text:p/>
        </draw:path>
        <draw:path draw:style-name="gr103" draw:text-style-name="P7" draw:layer="layout" svg:width="0.451cm" svg:height="0.451cm" svg:x="13.083cm" svg:y="13.919cm" svg:viewBox="0 0 452 452" svg:d="M452 77c-103-103-271-103-375 0-103 104-103 272 0 375">
          <text:p/>
        </draw:path>
        <draw:path draw:style-name="gr104" draw:text-style-name="P7" draw:layer="layout" svg:width="0.452cm" svg:height="0.452cm" svg:x="13.16cm" svg:y="13.996cm" svg:viewBox="0 0 453 453" svg:d="M0 375c104 104 272 104 375 0 104-103 104-271 0-375">
          <text:p/>
        </draw:path>
        <draw:path draw:style-name="gr102" draw:text-style-name="P11" draw:layer="layout" svg:width="0.636cm" svg:height="0.636cm" svg:x="14.302cm" svg:y="13.848cm" svg:viewBox="0 0 637 637" svg:d="M637 318c0-176-142-318-319-318-175 0-318 142-318 318 0 175 143 319 318 319 177 0 319-144 319-319z">
          <text:p/>
        </draw:path>
        <draw:path draw:style-name="gr57" draw:text-style-name="P7" draw:layer="layout" svg:width="0.599cm" svg:height="0.6cm" svg:x="14.32cm" svg:y="13.865cm" svg:viewBox="0 0 600 601" svg:d="M600 301c0-166-134-301-301-301-165 0-299 135-299 301s134 300 299 300c167 0 301-134 301-300z">
          <text:p/>
        </draw:path>
        <draw:path draw:style-name="gr103" draw:text-style-name="P7" draw:layer="layout" svg:width="0.452cm" svg:height="0.451cm" svg:x="14.355cm" svg:y="13.901cm" svg:viewBox="0 0 453 452" svg:d="M453 77c-104-103-272-103-376 0-103 103-103 272 0 375">
          <text:p/>
        </draw:path>
        <draw:path draw:style-name="gr104" draw:text-style-name="P7" draw:layer="layout" svg:width="0.452cm" svg:height="0.452cm" svg:x="14.432cm" svg:y="13.978cm" svg:viewBox="0 0 453 453" svg:d="M0 375c104 104 272 104 376 0 103-103 103-272 0-375">
          <text:p/>
        </draw:path>
        <draw:path draw:style-name="gr102" draw:text-style-name="P11" draw:layer="layout" svg:width="0.636cm" svg:height="0.636cm" svg:x="15.556cm" svg:y="13.848cm" svg:viewBox="0 0 637 637" svg:d="M637 318c0-176-142-318-319-318-175 0-318 142-318 318 0 175 143 319 318 319 177 0 319-144 319-319z">
          <text:p/>
        </draw:path>
        <draw:path draw:style-name="gr57" draw:text-style-name="P7" draw:layer="layout" svg:width="0.599cm" svg:height="0.6cm" svg:x="15.574cm" svg:y="13.865cm" svg:viewBox="0 0 600 601" svg:d="M600 301c0-166-134-301-301-301-165 0-299 135-299 301s134 300 299 300c167 0 301-134 301-300z">
          <text:p/>
        </draw:path>
        <draw:path draw:style-name="gr103" draw:text-style-name="P7" draw:layer="layout" svg:width="0.451cm" svg:height="0.451cm" svg:x="15.609cm" svg:y="13.901cm" svg:viewBox="0 0 452 452" svg:d="M452 77c-104-103-271-103-375 0-103 103-103 272 0 375">
          <text:p/>
        </draw:path>
        <draw:path draw:style-name="gr104" draw:text-style-name="P7" draw:layer="layout" svg:width="0.452cm" svg:height="0.452cm" svg:x="15.686cm" svg:y="13.978cm" svg:viewBox="0 0 453 453" svg:d="M0 375c104 104 271 104 375 0 104-103 104-272 0-375">
          <text:p/>
        </draw:path>
        <draw:path draw:style-name="gr102" draw:text-style-name="P11" draw:layer="layout" svg:width="0.636cm" svg:height="0.636cm" svg:x="18.173cm" svg:y="13.829cm" svg:viewBox="0 0 637 637" svg:d="M637 319c0-176-142-319-319-319-175 0-318 143-318 319 0 175 143 318 318 318 177 0 319-143 319-318z">
          <text:p/>
        </draw:path>
        <draw:path draw:style-name="gr57" draw:text-style-name="P7" draw:layer="layout" svg:width="0.599cm" svg:height="0.6cm" svg:x="18.191cm" svg:y="13.847cm" svg:viewBox="0 0 600 601" svg:d="M600 301c0-167-134-301-300-301-165 0-300 134-300 301 0 166 135 300 300 300 166 0 300-134 300-300z">
          <text:p/>
        </draw:path>
        <draw:path draw:style-name="gr103" draw:text-style-name="P7" draw:layer="layout" svg:width="0.451cm" svg:height="0.451cm" svg:x="18.226cm" svg:y="13.882cm" svg:viewBox="0 0 452 452" svg:d="M452 77c-103-103-270-103-374 0s-104 272 0 375">
          <text:p/>
        </draw:path>
        <draw:path draw:style-name="gr104" draw:text-style-name="P7" draw:layer="layout" svg:width="0.452cm" svg:height="0.451cm" svg:x="18.303cm" svg:y="13.96cm" svg:viewBox="0 0 453 452" svg:d="M0 375c104 103 271 103 374 0 105-103 105-272 0-375">
          <text:p/>
        </draw:path>
        <draw:path draw:style-name="gr102" draw:text-style-name="P11" draw:layer="layout" svg:width="0.636cm" svg:height="0.636cm" svg:x="11.758cm" svg:y="15.956cm" svg:viewBox="0 0 637 637" svg:d="M637 318c0-175-142-318-319-318-175 0-318 143-318 318 0 177 143 319 318 319 177 0 319-142 319-319z">
          <text:p/>
        </draw:path>
        <draw:path draw:style-name="gr57" draw:text-style-name="P7" draw:layer="layout" svg:width="0.6cm" svg:height="0.6cm" svg:x="11.775cm" svg:y="15.973cm" svg:viewBox="0 0 601 601" svg:d="M601 300c0-165-135-300-301-300-165 0-300 135-300 300 0 166 135 301 300 301 166 0 301-135 301-301z">
          <text:p/>
        </draw:path>
        <draw:path draw:style-name="gr103" draw:text-style-name="P7" draw:layer="layout" svg:width="0.451cm" svg:height="0.451cm" svg:x="11.811cm" svg:y="16.009cm" svg:viewBox="0 0 452 452" svg:d="M452 78c-103-104-271-104-375 0-103 103-103 271 0 374">
          <text:p/>
        </draw:path>
        <draw:path draw:style-name="gr104" draw:text-style-name="P7" draw:layer="layout" svg:width="0.452cm" svg:height="0.452cm" svg:x="11.888cm" svg:y="16.086cm" svg:viewBox="0 0 453 453" svg:d="M0 374c104 105 272 105 375 0 104-103 104-271 0-374">
          <text:p/>
        </draw:path>
        <draw:path draw:style-name="gr102" draw:text-style-name="P11" draw:layer="layout" svg:width="0.636cm" svg:height="0.636cm" svg:x="12.993cm" svg:y="15.956cm" svg:viewBox="0 0 637 637" svg:d="M637 318c0-175-142-318-318-318s-319 143-319 318c0 177 143 319 319 319s318-142 318-319z">
          <text:p/>
        </draw:path>
        <draw:path draw:style-name="gr57" draw:text-style-name="P7" draw:layer="layout" svg:width="0.6cm" svg:height="0.6cm" svg:x="13.011cm" svg:y="15.973cm" svg:viewBox="0 0 601 601" svg:d="M601 300c0-165-135-300-301-300s-300 135-300 300c0 166 134 301 300 301s301-135 301-301z">
          <text:p/>
        </draw:path>
        <draw:path draw:style-name="gr103" draw:text-style-name="P7" draw:layer="layout" svg:width="0.451cm" svg:height="0.451cm" svg:x="13.046cm" svg:y="16.009cm" svg:viewBox="0 0 452 452" svg:d="M452 78c-103-104-272-104-375 0-103 103-103 271 0 374">
          <text:p/>
        </draw:path>
        <draw:path draw:style-name="gr104" draw:text-style-name="P7" draw:layer="layout" svg:width="0.451cm" svg:height="0.452cm" svg:x="13.124cm" svg:y="16.086cm" svg:viewBox="0 0 452 453" svg:d="M0 374c103 105 272 105 375 0 103-103 103-271 0-374">
          <text:p/>
        </draw:path>
        <draw:path draw:style-name="gr102" draw:text-style-name="P11" draw:layer="layout" svg:width="0.636cm" svg:height="0.636cm" svg:x="14.266cm" svg:y="15.956cm" svg:viewBox="0 0 637 637" svg:d="M637 318c0-175-143-318-319-318s-318 143-318 318c0 177 142 319 318 319s319-142 319-319z">
          <text:p/>
        </draw:path>
        <draw:path draw:style-name="gr57" draw:text-style-name="P7" draw:layer="layout" svg:width="0.6cm" svg:height="0.6cm" svg:x="14.283cm" svg:y="15.973cm" svg:viewBox="0 0 601 601" svg:d="M601 300c0-165-134-300-301-300-165 0-300 135-300 300 0 166 135 301 300 301 167 0 301-135 301-301z">
          <text:p/>
        </draw:path>
        <draw:path draw:style-name="gr103" draw:text-style-name="P7" draw:layer="layout" svg:width="0.451cm" svg:height="0.451cm" svg:x="14.319cm" svg:y="16.009cm" svg:viewBox="0 0 452 452" svg:d="M452 78c-103-104-272-104-375 0-103 103-103 271 0 374">
          <text:p/>
        </draw:path>
        <draw:path draw:style-name="gr104" draw:text-style-name="P7" draw:layer="layout" svg:width="0.452cm" svg:height="0.452cm" svg:x="14.396cm" svg:y="16.086cm" svg:viewBox="0 0 453 453" svg:d="M0 374c103 105 272 105 375 0 104-103 104-271 0-374">
          <text:p/>
        </draw:path>
        <draw:path draw:style-name="gr102" draw:text-style-name="P11" draw:layer="layout" svg:width="0.636cm" svg:height="0.636cm" svg:x="2.071cm" svg:y="17.246cm" svg:viewBox="0 0 637 637" svg:d="M637 319c0-176-143-319-318-319-177 0-319 143-319 319s142 318 319 318c175 0 318-142 318-318z">
          <text:p/>
        </draw:path>
        <draw:path draw:style-name="gr57" draw:text-style-name="P7" draw:layer="layout" svg:width="0.6cm" svg:height="0.599cm" svg:x="2.089cm" svg:y="17.264cm" svg:viewBox="0 0 601 600" svg:d="M601 300c0-166-135-300-300-300-166 0-301 134-301 300s135 300 301 300c165 0 300-134 300-300z">
          <text:p/>
        </draw:path>
        <draw:path draw:style-name="gr103" draw:text-style-name="P7" draw:layer="layout" svg:width="0.452cm" svg:height="0.452cm" svg:x="2.124cm" svg:y="17.299cm" svg:viewBox="0 0 453 453" svg:d="M453 78c-104-104-272-104-375 0-104 104-104 271 0 375">
          <text:p/>
        </draw:path>
        <draw:path draw:style-name="gr104" draw:text-style-name="P7" draw:layer="layout" svg:width="0.451cm" svg:height="0.452cm" svg:x="2.202cm" svg:y="17.376cm" svg:viewBox="0 0 452 453" svg:d="M0 375c103 104 271 104 375 0 103-104 103-271 0-375">
          <text:p/>
        </draw:path>
        <draw:path draw:style-name="gr102" draw:text-style-name="P11" draw:layer="layout" svg:width="0.636cm" svg:height="0.636cm" svg:x="2.071cm" svg:y="17.991cm" svg:viewBox="0 0 637 637" svg:d="M637 319c0-177-143-319-318-319-177 0-319 142-319 319 0 175 142 318 319 318 175 0 318-143 318-318z">
          <text:p/>
        </draw:path>
        <draw:path draw:style-name="gr57" draw:text-style-name="P7" draw:layer="layout" svg:width="0.6cm" svg:height="0.6cm" svg:x="2.089cm" svg:y="18.009cm" svg:viewBox="0 0 601 601" svg:d="M601 301c0-167-135-301-300-301-166 0-301 134-301 301 0 165 135 300 301 300 165 0 300-135 300-300z">
          <text:p/>
        </draw:path>
        <draw:path draw:style-name="gr103" draw:text-style-name="P7" draw:layer="layout" svg:width="0.452cm" svg:height="0.452cm" svg:x="2.124cm" svg:y="18.044cm" svg:viewBox="0 0 453 453" svg:d="M453 78c-104-104-272-104-375 0-104 103-104 271 0 375">
          <text:p/>
        </draw:path>
        <draw:path draw:style-name="gr104" draw:text-style-name="P7" draw:layer="layout" svg:width="0.451cm" svg:height="0.451cm" svg:x="2.202cm" svg:y="18.122cm" svg:viewBox="0 0 452 452" svg:d="M0 375c103 103 271 103 375 0 103-104 103-272 0-375">
          <text:p/>
        </draw:path>
        <draw:path draw:style-name="gr102" draw:text-style-name="P11" draw:layer="layout" svg:width="0.636cm" svg:height="0.636cm" svg:x="2.071cm" svg:y="18.682cm" svg:viewBox="0 0 637 637" svg:d="M637 318c0-176-143-318-318-318-177 0-319 142-319 318s142 319 319 319c175 0 318-143 318-319z">
          <text:p/>
        </draw:path>
        <draw:path draw:style-name="gr57" draw:text-style-name="P7" draw:layer="layout" svg:width="0.6cm" svg:height="0.6cm" svg:x="2.089cm" svg:y="18.699cm" svg:viewBox="0 0 601 601" svg:d="M601 301c0-166-135-301-300-301-166 0-301 135-301 301s135 300 301 300c165 0 300-134 300-300z">
          <text:p/>
        </draw:path>
        <draw:path draw:style-name="gr103" draw:text-style-name="P7" draw:layer="layout" svg:width="0.452cm" svg:height="0.452cm" svg:x="2.124cm" svg:y="18.735cm" svg:viewBox="0 0 453 453" svg:d="M453 78c-104-104-272-104-375 0-104 104-104 271 0 375">
          <text:p/>
        </draw:path>
        <draw:path draw:style-name="gr104" draw:text-style-name="P7" draw:layer="layout" svg:width="0.451cm" svg:height="0.452cm" svg:x="2.202cm" svg:y="18.812cm" svg:viewBox="0 0 452 453" svg:d="M0 375c103 104 271 104 375 0 103-104 103-271 0-375">
          <text:p/>
        </draw:path>
        <draw:path draw:style-name="gr102" draw:text-style-name="P11" draw:layer="layout" svg:width="0.636cm" svg:height="0.636cm" svg:x="2.071cm" svg:y="19.318cm" svg:viewBox="0 0 637 637" svg:d="M637 318c0-176-143-318-318-318-177 0-319 142-319 318s142 319 319 319c175 0 318-143 318-319z">
          <text:p/>
        </draw:path>
        <draw:path draw:style-name="gr57" draw:text-style-name="P7" draw:layer="layout" svg:width="0.6cm" svg:height="0.6cm" svg:x="2.089cm" svg:y="19.335cm" svg:viewBox="0 0 601 601" svg:d="M601 301c0-165-135-301-300-301-166 0-301 136-301 301 0 166 135 300 301 300 165 0 300-134 300-300z">
          <text:p/>
        </draw:path>
        <draw:path draw:style-name="gr103" draw:text-style-name="P7" draw:layer="layout" svg:width="0.452cm" svg:height="0.451cm" svg:x="2.124cm" svg:y="19.371cm" svg:viewBox="0 0 453 452" svg:d="M453 77c-104-103-272-103-375 0-104 104-104 272 0 375">
          <text:p/>
        </draw:path>
        <draw:path draw:style-name="gr104" draw:text-style-name="P7" draw:layer="layout" svg:width="0.451cm" svg:height="0.452cm" svg:x="2.202cm" svg:y="19.448cm" svg:viewBox="0 0 452 453" svg:d="M0 375c103 104 271 104 375 0 103-103 103-271 0-375">
          <text:p/>
        </draw:path>
        <draw:path draw:style-name="gr102" draw:text-style-name="P11" draw:layer="layout" svg:width="0.636cm" svg:height="0.636cm" svg:x="2.071cm" svg:y="19.954cm" svg:viewBox="0 0 637 637" svg:d="M637 318c0-176-143-318-318-318-177 0-319 142-319 318 0 177 142 319 319 319 175 0 318-142 318-319z">
          <text:p/>
        </draw:path>
        <draw:path draw:style-name="gr57" draw:text-style-name="P7" draw:layer="layout" svg:width="0.6cm" svg:height="0.599cm" svg:x="2.089cm" svg:y="19.972cm" svg:viewBox="0 0 601 600" svg:d="M601 300c0-165-135-300-300-300-166 0-301 135-301 300 0 166 135 300 301 300 165 0 300-134 300-300z">
          <text:p/>
        </draw:path>
        <draw:path draw:style-name="gr103" draw:text-style-name="P7" draw:layer="layout" svg:width="0.452cm" svg:height="0.451cm" svg:x="2.124cm" svg:y="20.007cm" svg:viewBox="0 0 453 452" svg:d="M453 78c-104-104-272-104-375 0-104 104-104 271 0 374">
          <text:p/>
        </draw:path>
        <draw:path draw:style-name="gr104" draw:text-style-name="P7" draw:layer="layout" svg:width="0.451cm" svg:height="0.452cm" svg:x="2.202cm" svg:y="20.084cm" svg:viewBox="0 0 452 453" svg:d="M0 374c103 105 271 105 375 0 103-103 103-270 0-374">
          <text:p/>
        </draw:path>
        <draw:path draw:style-name="gr102" draw:text-style-name="P11" draw:layer="layout" svg:width="0.636cm" svg:height="0.636cm" svg:x="11.758cm" svg:y="20.499cm" svg:viewBox="0 0 637 637" svg:d="M637 319c0-177-142-319-319-319-175 0-318 142-318 319 0 175 143 318 318 318 177 0 319-143 319-318z">
          <text:p/>
        </draw:path>
        <draw:path draw:style-name="gr57" draw:text-style-name="P7" draw:layer="layout" svg:width="0.6cm" svg:height="0.599cm" svg:x="11.775cm" svg:y="20.517cm" svg:viewBox="0 0 601 600" svg:d="M601 301c0-167-135-301-301-301-165 0-300 134-300 301 0 165 135 299 300 299 166 0 301-134 301-299z">
          <text:p/>
        </draw:path>
        <draw:path draw:style-name="gr103" draw:text-style-name="P7" draw:layer="layout" svg:width="0.451cm" svg:height="0.452cm" svg:x="11.811cm" svg:y="20.552cm" svg:viewBox="0 0 452 453" svg:d="M452 78c-103-104-271-104-375 0-103 103-103 270 0 375">
          <text:p/>
        </draw:path>
        <draw:path draw:style-name="gr104" draw:text-style-name="P7" draw:layer="layout" svg:width="0.452cm" svg:height="0.451cm" svg:x="11.888cm" svg:y="20.63cm" svg:viewBox="0 0 453 452" svg:d="M0 375c104 103 272 103 375 0 104-105 104-272 0-375">
          <text:p/>
        </draw:path>
        <draw:path draw:style-name="gr102" draw:text-style-name="P11" draw:layer="layout" svg:width="0.636cm" svg:height="0.636cm" svg:x="13.103cm" svg:y="20.499cm" svg:viewBox="0 0 637 637" svg:d="M637 319c0-177-143-319-319-319-175 0-318 142-318 319 0 175 143 318 318 318 176 0 319-143 319-318z">
          <text:p/>
        </draw:path>
        <draw:path draw:style-name="gr57" draw:text-style-name="P7" draw:layer="layout" svg:width="0.6cm" svg:height="0.599cm" svg:x="13.12cm" svg:y="20.517cm" svg:viewBox="0 0 601 600" svg:d="M601 301c0-167-134-301-301-301-166 0-300 134-300 301 0 165 134 299 300 299 167 0 301-134 301-299z">
          <text:p/>
        </draw:path>
        <draw:path draw:style-name="gr103" draw:text-style-name="P7" draw:layer="layout" svg:width="0.451cm" svg:height="0.452cm" svg:x="13.155cm" svg:y="20.552cm" svg:viewBox="0 0 452 453" svg:d="M452 78c-103-104-271-104-375 0-103 103-103 270 0 375">
          <text:p/>
        </draw:path>
        <draw:path draw:style-name="gr104" draw:text-style-name="P7" draw:layer="layout" svg:width="0.451cm" svg:height="0.451cm" svg:x="13.233cm" svg:y="20.63cm" svg:viewBox="0 0 452 452" svg:d="M0 375c104 103 272 103 375 0 103-105 103-272 0-375">
          <text:p/>
        </draw:path>
        <draw:path draw:style-name="gr102" draw:text-style-name="P11" draw:layer="layout" svg:width="0.636cm" svg:height="0.636cm" svg:x="14.411cm" svg:y="20.499cm" svg:viewBox="0 0 637 637" svg:d="M637 319c0-177-142-319-318-319s-319 142-319 319c0 175 143 318 319 318s318-143 318-318z">
          <text:p/>
        </draw:path>
        <draw:path draw:style-name="gr57" draw:text-style-name="P7" draw:layer="layout" svg:width="0.599cm" svg:height="0.599cm" svg:x="14.429cm" svg:y="20.517cm" svg:viewBox="0 0 600 600" svg:d="M600 301c0-167-134-301-299-301-167 0-301 134-301 301 0 165 134 299 301 299 165 0 299-134 299-299z">
          <text:p/>
        </draw:path>
        <draw:path draw:style-name="gr103" draw:text-style-name="P7" draw:layer="layout" svg:width="0.452cm" svg:height="0.452cm" svg:x="14.464cm" svg:y="20.552cm" svg:viewBox="0 0 453 453" svg:d="M453 78c-104-104-272-104-376 0-103 103-103 270 0 375">
          <text:p/>
        </draw:path>
        <draw:path draw:style-name="gr104" draw:text-style-name="P7" draw:layer="layout" svg:width="0.452cm" svg:height="0.451cm" svg:x="14.541cm" svg:y="20.63cm" svg:viewBox="0 0 453 452" svg:d="M0 375c104 103 272 103 376 0 103-105 103-272 0-375">
          <text:p/>
        </draw:path>
        <draw:path draw:style-name="gr102" draw:text-style-name="P11" draw:layer="layout" svg:width="0.636cm" svg:height="0.636cm" svg:x="11.776cm" svg:y="21.226cm" svg:viewBox="0 0 637 637" svg:d="M637 319c0-177-142-319-319-319-175 0-318 142-318 319 0 176 143 318 318 318 177 0 319-142 319-318z">
          <text:p/>
        </draw:path>
        <draw:path draw:style-name="gr57" draw:text-style-name="P7" draw:layer="layout" svg:width="0.6cm" svg:height="0.599cm" svg:x="11.793cm" svg:y="21.244cm" svg:viewBox="0 0 601 600" svg:d="M601 301c0-166-135-301-301-301-165 0-300 135-300 301 0 165 135 299 300 299 166 0 301-134 301-299z">
          <text:p/>
        </draw:path>
        <draw:path draw:style-name="gr103" draw:text-style-name="P7" draw:layer="layout" svg:width="0.451cm" svg:height="0.452cm" svg:x="11.829cm" svg:y="21.279cm" svg:viewBox="0 0 452 453" svg:d="M452 77c-103-103-270-103-375 0-103 105-103 272 0 376">
          <text:p/>
        </draw:path>
        <draw:path draw:style-name="gr104" draw:text-style-name="P7" draw:layer="layout" svg:width="0.452cm" svg:height="0.452cm" svg:x="11.906cm" svg:y="21.356cm" svg:viewBox="0 0 453 453" svg:d="M0 376c105 103 272 103 375 0 104-104 104-271 0-376">
          <text:p/>
        </draw:path>
        <draw:path draw:style-name="gr102" draw:text-style-name="P11" draw:layer="layout" svg:width="0.636cm" svg:height="0.636cm" svg:x="13.103cm" svg:y="21.226cm" svg:viewBox="0 0 637 637" svg:d="M637 319c0-177-143-319-319-319-175 0-318 142-318 319 0 176 143 318 318 318 176 0 319-142 319-318z">
          <text:p/>
        </draw:path>
        <draw:path draw:style-name="gr57" draw:text-style-name="P7" draw:layer="layout" svg:width="0.6cm" svg:height="0.599cm" svg:x="13.12cm" svg:y="21.244cm" svg:viewBox="0 0 601 600" svg:d="M601 301c0-166-134-301-301-301-166 0-300 135-300 301 0 165 134 299 300 299 167 0 301-134 301-299z">
          <text:p/>
        </draw:path>
        <draw:path draw:style-name="gr103" draw:text-style-name="P7" draw:layer="layout" svg:width="0.451cm" svg:height="0.452cm" svg:x="13.155cm" svg:y="21.279cm" svg:viewBox="0 0 452 453" svg:d="M452 77c-103-103-271-103-375 0-103 105-103 272 0 376">
          <text:p/>
        </draw:path>
        <draw:path draw:style-name="gr104" draw:text-style-name="P7" draw:layer="layout" svg:width="0.451cm" svg:height="0.452cm" svg:x="13.233cm" svg:y="21.356cm" svg:viewBox="0 0 452 453" svg:d="M0 376c104 103 272 103 375 0 103-104 103-271 0-376">
          <text:p/>
        </draw:path>
        <draw:path draw:style-name="gr102" draw:text-style-name="P11" draw:layer="layout" svg:width="0.636cm" svg:height="0.636cm" svg:x="14.411cm" svg:y="21.226cm" svg:viewBox="0 0 637 637" svg:d="M637 319c0-177-142-319-318-319s-319 142-319 319c0 176 143 318 319 318s318-142 318-318z">
          <text:p/>
        </draw:path>
        <draw:path draw:style-name="gr57" draw:text-style-name="P7" draw:layer="layout" svg:width="0.599cm" svg:height="0.599cm" svg:x="14.429cm" svg:y="21.244cm" svg:viewBox="0 0 600 600" svg:d="M600 301c0-166-134-301-299-301-167 0-301 135-301 301 0 165 134 299 301 299 165 0 299-134 299-299z">
          <text:p/>
        </draw:path>
        <draw:path draw:style-name="gr103" draw:text-style-name="P7" draw:layer="layout" svg:width="0.452cm" svg:height="0.452cm" svg:x="14.464cm" svg:y="21.279cm" svg:viewBox="0 0 453 453" svg:d="M453 77c-104-103-272-103-376 0-103 105-103 272 0 376">
          <text:p/>
        </draw:path>
        <draw:path draw:style-name="gr104" draw:text-style-name="P7" draw:layer="layout" svg:width="0.452cm" svg:height="0.452cm" svg:x="14.541cm" svg:y="21.356cm" svg:viewBox="0 0 453 453" svg:d="M0 376c104 103 272 103 376 0 103-104 103-271 0-376">
          <text:p/>
        </draw:path>
        <draw:path draw:style-name="gr102" draw:text-style-name="P11" draw:layer="layout" svg:width="0.636cm" svg:height="0.636cm" svg:x="11.758cm" svg:y="21.953cm" svg:viewBox="0 0 637 637" svg:d="M637 318c0-175-142-318-319-318-175 0-318 143-318 318 0 177 143 319 318 319 177 0 319-142 319-319z">
          <text:p/>
        </draw:path>
        <draw:path draw:style-name="gr57" draw:text-style-name="P7" draw:layer="layout" svg:width="0.6cm" svg:height="0.599cm" svg:x="11.775cm" svg:y="21.971cm" svg:viewBox="0 0 601 600" svg:d="M601 299c0-165-135-299-301-299-165 0-300 134-300 299 0 166 135 301 300 301 166 0 301-135 301-301z">
          <text:p/>
        </draw:path>
        <draw:path draw:style-name="gr103" draw:text-style-name="P7" draw:layer="layout" svg:width="0.451cm" svg:height="0.452cm" svg:x="11.811cm" svg:y="22.006cm" svg:viewBox="0 0 452 453" svg:d="M452 77c-103-103-271-103-375 0-103 104-103 272 0 376">
          <text:p/>
        </draw:path>
        <draw:path draw:style-name="gr104" draw:text-style-name="P7" draw:layer="layout" svg:width="0.452cm" svg:height="0.452cm" svg:x="11.888cm" svg:y="22.083cm" svg:viewBox="0 0 453 453" svg:d="M0 376c104 103 272 103 375 0 104-104 104-272 0-376">
          <text:p/>
        </draw:path>
        <draw:path draw:style-name="gr102" draw:text-style-name="P11" draw:layer="layout" svg:width="0.636cm" svg:height="0.636cm" svg:x="13.103cm" svg:y="21.953cm" svg:viewBox="0 0 637 637" svg:d="M637 318c0-175-143-318-319-318-175 0-318 143-318 318 0 177 143 319 318 319 176 0 319-142 319-319z">
          <text:p/>
        </draw:path>
        <draw:path draw:style-name="gr57" draw:text-style-name="P7" draw:layer="layout" svg:width="0.6cm" svg:height="0.599cm" svg:x="13.12cm" svg:y="21.971cm" svg:viewBox="0 0 601 600" svg:d="M601 299c0-165-134-299-301-299-166 0-300 134-300 299 0 166 134 301 300 301 167 0 301-135 301-301z">
          <text:p/>
        </draw:path>
        <draw:path draw:style-name="gr103" draw:text-style-name="P7" draw:layer="layout" svg:width="0.451cm" svg:height="0.452cm" svg:x="13.155cm" svg:y="22.006cm" svg:viewBox="0 0 452 453" svg:d="M452 77c-103-103-271-103-375 0-103 104-103 272 0 376">
          <text:p/>
        </draw:path>
        <draw:path draw:style-name="gr104" draw:text-style-name="P7" draw:layer="layout" svg:width="0.451cm" svg:height="0.452cm" svg:x="13.233cm" svg:y="22.083cm" svg:viewBox="0 0 452 453" svg:d="M0 376c104 103 272 103 375 0 103-104 103-272 0-376">
          <text:p/>
        </draw:path>
        <draw:path draw:style-name="gr102" draw:text-style-name="P11" draw:layer="layout" svg:width="0.636cm" svg:height="0.636cm" svg:x="14.411cm" svg:y="21.953cm" svg:viewBox="0 0 637 637" svg:d="M637 318c0-175-142-318-318-318s-319 143-319 318c0 177 143 319 319 319s318-142 318-319z">
          <text:p/>
        </draw:path>
        <draw:path draw:style-name="gr57" draw:text-style-name="P7" draw:layer="layout" svg:width="0.599cm" svg:height="0.599cm" svg:x="14.429cm" svg:y="21.971cm" svg:viewBox="0 0 600 600" svg:d="M600 299c0-165-134-299-299-299-167 0-301 134-301 299 0 166 134 301 301 301 165 0 299-135 299-301z">
          <text:p/>
        </draw:path>
        <draw:path draw:style-name="gr103" draw:text-style-name="P7" draw:layer="layout" svg:width="0.452cm" svg:height="0.452cm" svg:x="14.464cm" svg:y="22.006cm" svg:viewBox="0 0 453 453" svg:d="M453 77c-104-103-272-103-376 0-103 104-103 272 0 376">
          <text:p/>
        </draw:path>
        <draw:path draw:style-name="gr104" draw:text-style-name="P7" draw:layer="layout" svg:width="0.452cm" svg:height="0.452cm" svg:x="14.541cm" svg:y="22.083cm" svg:viewBox="0 0 453 453" svg:d="M0 376c104 103 272 103 376 0 103-104 103-272 0-376">
          <text:p/>
        </draw:path>
        <draw:frame draw:style-name="gr7" draw:text-style-name="P5" draw:layer="layout" svg:width="2.428cm" svg:height="0.391cm" svg:x="1.746cm" svg:y="26.351cm">
          <draw:text-box>
            <text:p text:style-name="P1"><text:span text:style-name="T6">VA </text:span><text:span text:style-name="T6">Form </text:span><text:span text:style-name="T6">10-</text:span><text:span text:style-name="T6">10161</text:span></text:p>
          </draw:text-box>
        </draw:frame>
      </draw:page>
      <draw:page draw:name="page5" draw:style-name="dp1" draw:master-page-name="master-page44">
        <office:forms form:automatic-focus="false" form:apply-design-mode="false"/>
        <draw:polygon draw:style-name="gr81" draw:text-style-name="P9" draw:layer="layout" svg:width="18.097cm" svg:height="1.526cm" svg:x="1.746cm" svg:y="2.398cm" svg:viewBox="0 0 18098 1527" draw:points="0,1527 18098,1527 18098,0 0,0">
          <text:p/>
        </draw:polygon>
        <draw:polygon draw:style-name="gr81" draw:text-style-name="P9" draw:layer="layout" svg:width="18.097cm" svg:height="1.526cm" svg:x="1.746cm" svg:y="5.185cm" svg:viewBox="0 0 18098 1527" draw:points="0,1527 18098,1527 18098,0 0,0">
          <text:p/>
        </draw:polygon>
        <draw:frame draw:style-name="gr7" draw:text-style-name="P5" draw:layer="layout" svg:width="2.428cm" svg:height="0.391cm" svg:x="1.746cm" svg:y="26.351cm">
          <draw:text-box>
            <text:p text:style-name="P1"><text:span text:style-name="T6">VA </text:span><text:span text:style-name="T6">Form </text:span><text:span text:style-name="T6">10-</text:span><text:span text:style-name="T6">10161</text:span></text:p>
          </draw:text-box>
        </draw:frame>
        <draw:frame draw:style-name="gr175" draw:text-style-name="P2" draw:layer="layout" svg:width="7.741cm" svg:height="0.556cm" svg:x="1.746cm" svg:y="1.718cm">
          <draw:text-box>
            <text:p text:style-name="P1"><text:span text:style-name="T7">VA</text:span><text:span text:style-name="T7"><text:tab/></text:span><text:span text:style-name="T7">and</text:span><text:span text:style-name="T7"><text:tab/></text:span><text:span text:style-name="T7">Com</text:span><text:span text:style-name="T7">mun</text:span><text:span text:style-name="T7">ity</text:span><text:span text:style-name="T7"><text:tab/></text:span><text:span text:style-name="T7">Coor</text:span><text:span text:style-name="T7">dina</text:span><text:span text:style-name="T7">tion</text:span></text:p>
          </draw:text-box>
        </draw:frame>
        <draw:frame draw:style-name="gr9" draw:text-style-name="P2" draw:layer="layout" svg:width="0.405cm" svg:height="0.556cm" svg:x="1.746cm" svg:y="2.371cm">
          <draw:text-box>
            <text:p text:style-name="P1"><text:span text:style-name="T2">1.</text:span></text:p>
          </draw:text-box>
        </draw:frame>
        <draw:frame draw:style-name="gr176" draw:text-style-name="P2" draw:layer="layout" svg:width="7.846cm" svg:height="0.556cm" svg:x="2.381cm" svg:y="2.371cm">
          <draw:text-box>
            <text:p text:style-name="P1"><text:span text:style-name="T2">In </text:span><text:span text:style-name="T2">gene</text:span><text:span text:style-name="T2">ral, </text:span><text:span text:style-name="T2">how </text:span><text:span text:style-name="T2">acce</text:span><text:span text:style-name="T2">ssibl</text:span><text:span text:style-name="T2">e do </text:span><text:span text:style-name="T2">you </text:span><text:span text:style-name="T2">feel </text:span><text:span text:style-name="T2">VA</text:span></text:p>
          </draw:text-box>
        </draw:frame>
        <draw:frame draw:style-name="gr177" draw:text-style-name="P2" draw:layer="layout" svg:width="6.945cm" svg:height="0.556cm" svg:x="2.381cm" svg:y="2.865cm">
          <draw:text-box>
            <text:p text:style-name="P1"><text:span text:style-name="T2">servi</text:span><text:span text:style-name="T2">ces </text:span><text:span text:style-name="T2">are </text:span><text:span text:style-name="T2">to </text:span><text:span text:style-name="T2">hom</text:span><text:span text:style-name="T2">eless </text:span><text:span text:style-name="T2">Vete</text:span><text:span text:style-name="T2">rans </text:span><text:span text:style-name="T2">in</text:span></text:p>
          </draw:text-box>
        </draw:frame>
        <draw:frame draw:style-name="gr178" draw:text-style-name="P2" draw:layer="layout" svg:width="3.317cm" svg:height="0.556cm" svg:x="2.381cm" svg:y="3.359cm">
          <draw:text-box>
            <text:p text:style-name="P1"><text:span text:style-name="T2">your </text:span><text:span text:style-name="T2">com</text:span><text:span text:style-name="T2">muni</text:span><text:span text:style-name="T2">ty?</text:span></text:p>
          </draw:text-box>
        </draw:frame>
        <draw:frame draw:style-name="gr85" draw:text-style-name="P2" draw:layer="layout" svg:width="5.082cm" svg:height="0.556cm" svg:x="11.906cm" svg:y="3.359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3.359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4.011cm">
          <draw:text-box>
            <text:p text:style-name="P1"><text:span text:style-name="T2">2.</text:span></text:p>
          </draw:text-box>
        </draw:frame>
        <draw:frame draw:style-name="gr179" draw:text-style-name="P2" draw:layer="layout" svg:width="7.825cm" svg:height="0.556cm" svg:x="2.381cm" svg:y="4.011cm">
          <draw:text-box>
            <text:p text:style-name="P1"><text:span text:style-name="T2">How </text:span><text:span text:style-name="T2">able </text:span><text:span text:style-name="T2">is </text:span><text:span text:style-name="T2">the </text:span><text:span text:style-name="T2">VA to </text:span><text:span text:style-name="T2">coor</text:span><text:span text:style-name="T2">dinat</text:span><text:span text:style-name="T2">e </text:span><text:span text:style-name="T2">servi</text:span><text:span text:style-name="T2">ces</text:span></text:p>
          </draw:text-box>
        </draw:frame>
        <draw:frame draw:style-name="gr180" draw:text-style-name="P2" draw:layer="layout" svg:width="4.46cm" svg:height="0.556cm" svg:x="2.381cm" svg:y="4.505cm">
          <draw:text-box>
            <text:p text:style-name="P1"><text:span text:style-name="T2">for </text:span><text:span text:style-name="T2">hom</text:span><text:span text:style-name="T2">eless </text:span><text:span text:style-name="T2">Vete</text:span><text:span text:style-name="T2">rans</text:span><text:span text:style-name="T2">?</text:span></text:p>
          </draw:text-box>
        </draw:frame>
        <draw:frame draw:style-name="gr85" draw:text-style-name="P2" draw:layer="layout" svg:width="5.082cm" svg:height="0.556cm" svg:x="11.906cm" svg:y="4.505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4.505cm">
          <draw:text-box>
            <text:p text:style-name="P1"><text:span text:style-name="T1">{</text:span></text:p>
          </draw:text-box>
        </draw:frame>
        <draw:frame draw:style-name="gr9" draw:text-style-name="P2" draw:layer="layout" svg:width="0.405cm" svg:height="0.556cm" svg:x="1.746cm" svg:y="5.158cm">
          <draw:text-box>
            <text:p text:style-name="P1"><text:span text:style-name="T2">3.</text:span></text:p>
          </draw:text-box>
        </draw:frame>
        <draw:frame draw:style-name="gr181" draw:text-style-name="P2" draw:layer="layout" svg:width="6.598cm" svg:height="0.556cm" svg:x="2.381cm" svg:y="5.158cm">
          <draw:text-box>
            <text:p text:style-name="P1"><text:span text:style-name="T2">How </text:span><text:span text:style-name="T2">awar</text:span><text:span text:style-name="T2">e of </text:span><text:span text:style-name="T2">Vete</text:span><text:span text:style-name="T2">rans’ </text:span><text:span text:style-name="T2">need</text:span><text:span text:style-name="T2">s </text:span><text:span text:style-name="T2">and</text:span></text:p>
          </draw:text-box>
        </draw:frame>
        <draw:frame draw:style-name="gr182" draw:text-style-name="P2" draw:layer="layout" svg:width="4.934cm" svg:height="0.556cm" svg:x="2.381cm" svg:y="5.652cm">
          <draw:text-box>
            <text:p text:style-name="P1"><text:span text:style-name="T2">reso</text:span><text:span text:style-name="T2">urce</text:span><text:span text:style-name="T2">s are </text:span><text:span text:style-name="T2">Com</text:span><text:span text:style-name="T2">muni</text:span><text:span text:style-name="T2">ty</text:span></text:p>
          </draw:text-box>
        </draw:frame>
        <draw:frame draw:style-name="gr183" draw:text-style-name="P2" draw:layer="layout" svg:width="3.876cm" svg:height="0.556cm" svg:x="2.381cm" svg:y="6.146cm">
          <draw:text-box>
            <text:p text:style-name="P1"><text:span text:style-name="T2">Hom</text:span><text:span text:style-name="T2">eless </text:span><text:span text:style-name="T2">Agen</text:span><text:span text:style-name="T2">cies?</text:span></text:p>
          </draw:text-box>
        </draw:frame>
        <draw:frame draw:style-name="gr85" draw:text-style-name="P2" draw:layer="layout" svg:width="5.082cm" svg:height="0.556cm" svg:x="11.906cm" svg:y="6.146cm">
          <draw:text-box>
            <text:p text:style-name="P1"><text:span text:style-name="T1">{</text:span><text:span text:style-name="T1"><text:tab/></text:span><text:span text:style-name="T1"> {</text:span><text:span text:style-name="T1"><text:tab/></text:span><text:span text:style-name="T1"> {</text:span><text:span text:style-name="T1"><text:tab/></text:span><text:span text:style-name="T1"> {</text:span><text:span text:style-name="T1"><text:tab/></text:span></text:p>
          </draw:text-box>
        </draw:frame>
        <draw:frame draw:style-name="gr9" draw:text-style-name="P2" draw:layer="layout" svg:width="0.405cm" svg:height="0.556cm" svg:x="18.256cm" svg:y="6.146cm">
          <draw:text-box>
            <text:p text:style-name="P1"><text:span text:style-name="T1">{</text:span></text:p>
          </draw:text-box>
        </draw:frame>
        <draw:frame draw:style-name="gr184" draw:text-style-name="P2" draw:layer="layout" svg:width="20.55cm" svg:height="0.556cm" svg:x="1.746cm" svg:y="7.945cm">
          <draw:text-box>
            <text:p text:style-name="P1"><text:span text:style-name="T7">The</text:span><text:span text:style-name="T7"><text:tab/></text:span><text:span text:style-name="T7">Pape</text:span><text:span text:style-name="T7">rwor</text:span><text:span text:style-name="T7">k</text:span><text:span text:style-name="T7"><text:tab/></text:span><text:span text:style-name="T7">Red</text:span><text:span text:style-name="T7">ucti</text:span><text:span text:style-name="T7">on</text:span><text:span text:style-name="T7"><text:tab/></text:span><text:span text:style-name="T7">Act</text:span><text:span text:style-name="T7"><text:tab/></text:span><text:span text:style-name="T7">of</text:span><text:span text:style-name="T7"><text:tab/></text:span><text:span text:style-name="T7">1995</text:span><text:span text:style-name="T7">: </text:span><text:span text:style-name="T2">This </text:span><text:span text:style-name="T2">infor</text:span><text:span text:style-name="T2">mati</text:span><text:span text:style-name="T2">on is </text:span><text:span text:style-name="T2">colle</text:span><text:span text:style-name="T2">cted </text:span><text:span text:style-name="T2">in </text:span><text:span text:style-name="T2">acco</text:span><text:span text:style-name="T2">rdan</text:span><text:span text:style-name="T2">ce </text:span><text:span text:style-name="T2">with </text:span><text:span text:style-name="T2">secti</text:span><text:span text:style-name="T2">on</text:span></text:p>
          </draw:text-box>
        </draw:frame>
        <draw:frame draw:style-name="gr185" draw:text-style-name="P2" draw:layer="layout" svg:width="18.341cm" svg:height="0.556cm" svg:x="1.746cm" svg:y="8.439cm">
          <draw:text-box>
            <text:p text:style-name="P1"><text:span text:style-name="T2">3507 </text:span><text:span text:style-name="T2">of </text:span><text:span text:style-name="T2">the </text:span><text:span text:style-name="T2">Pape</text:span><text:span text:style-name="T2">rwor</text:span><text:span text:style-name="T2">k </text:span><text:span text:style-name="T2">Redu</text:span><text:span text:style-name="T2">ction </text:span><text:span text:style-name="T2">Act </text:span><text:span text:style-name="T2">of </text:span><text:span text:style-name="T2">1995</text:span><text:span text:style-name="T2">. </text:span><text:span text:style-name="T2">Acco</text:span><text:span text:style-name="T2">rdin</text:span><text:span text:style-name="T2">gly, </text:span><text:span text:style-name="T2">we </text:span><text:span text:style-name="T2">may </text:span><text:span text:style-name="T2">not </text:span><text:span text:style-name="T2">cond</text:span><text:span text:style-name="T2">uct </text:span><text:span text:style-name="T2">or </text:span><text:span text:style-name="T2">spon</text:span><text:span text:style-name="T2">sor, </text:span><text:span text:style-name="T2">and </text:span></text:p>
          </draw:text-box>
        </draw:frame>
        <draw:frame draw:style-name="gr186" draw:text-style-name="P2" draw:layer="layout" svg:width="17.689cm" svg:height="0.556cm" svg:x="1.746cm" svg:y="8.932cm">
          <draw:text-box>
            <text:p text:style-name="P1"><text:span text:style-name="T2">you </text:span><text:span text:style-name="T2">are </text:span><text:span text:style-name="T2">not </text:span><text:span text:style-name="T2">requ</text:span><text:span text:style-name="T2">ired </text:span><text:span text:style-name="T2">to </text:span><text:span text:style-name="T2">resp</text:span><text:span text:style-name="T2">ond </text:span><text:span text:style-name="T2">to, a </text:span><text:span text:style-name="T2">colle</text:span><text:span text:style-name="T2">ction </text:span><text:span text:style-name="T2">of </text:span><text:span text:style-name="T2">infor</text:span><text:span text:style-name="T2">mati</text:span><text:span text:style-name="T2">on </text:span><text:span text:style-name="T2">unle</text:span><text:span text:style-name="T2">ss it </text:span><text:span text:style-name="T2">displ</text:span><text:span text:style-name="T2">ays a </text:span><text:span text:style-name="T2">valid </text:span><text:span text:style-name="T2">OMB </text:span></text:p>
          </draw:text-box>
        </draw:frame>
        <draw:frame draw:style-name="gr187" draw:text-style-name="P2" draw:layer="layout" svg:width="18.011cm" svg:height="0.556cm" svg:x="1.746cm" svg:y="9.426cm">
          <draw:text-box>
            <text:p text:style-name="P1"><text:span text:style-name="T2">num</text:span><text:span text:style-name="T2">ber. </text:span><text:span text:style-name="T2">We </text:span><text:span text:style-name="T2">antic</text:span><text:span text:style-name="T2">ipate </text:span><text:span text:style-name="T2">that </text:span><text:span text:style-name="T2">the </text:span><text:span text:style-name="T2">time </text:span><text:span text:style-name="T2">expe</text:span><text:span text:style-name="T2">nded </text:span><text:span text:style-name="T2">by all </text:span><text:span text:style-name="T2">indiv</text:span><text:span text:style-name="T2">idual</text:span><text:span text:style-name="T2">s </text:span><text:span text:style-name="T2">who </text:span><text:span text:style-name="T2">com</text:span><text:span text:style-name="T2">plete </text:span><text:span text:style-name="T2">this </text:span><text:span text:style-name="T2">surv</text:span><text:span text:style-name="T2">ey </text:span><text:span text:style-name="T2">will </text:span></text:p>
          </draw:text-box>
        </draw:frame>
        <draw:frame draw:style-name="gr188" draw:text-style-name="P2" draw:layer="layout" svg:width="18.396cm" svg:height="0.556cm" svg:x="1.746cm" svg:y="9.92cm">
          <draw:text-box>
            <text:p text:style-name="P1"><text:span text:style-name="T2">aver</text:span><text:span text:style-name="T2">age </text:span><text:span text:style-name="T2">6 </text:span><text:span text:style-name="T2">minu</text:span><text:span text:style-name="T2">tes. </text:span><text:span text:style-name="T2">This </text:span><text:span text:style-name="T2">inclu</text:span><text:span text:style-name="T2">des </text:span><text:span text:style-name="T2">the </text:span><text:span text:style-name="T2">time </text:span><text:span text:style-name="T2">it will </text:span><text:span text:style-name="T2">take </text:span><text:span text:style-name="T2">to </text:span><text:span text:style-name="T2">follo</text:span><text:span text:style-name="T2">w </text:span><text:span text:style-name="T2">instr</text:span><text:span text:style-name="T2">uctio</text:span><text:span text:style-name="T2">ns, </text:span><text:span text:style-name="T2">gath</text:span><text:span text:style-name="T2">er </text:span><text:span text:style-name="T2">the </text:span><text:span text:style-name="T2">nece</text:span><text:span text:style-name="T2">ssary </text:span></text:p>
          </draw:text-box>
        </draw:frame>
        <draw:frame draw:style-name="gr189" draw:text-style-name="P2" draw:layer="layout" svg:width="16.88cm" svg:height="0.556cm" svg:x="1.746cm" svg:y="10.413cm">
          <draw:text-box>
            <text:p text:style-name="P1"><text:span text:style-name="T2">facts</text:span><text:span text:style-name="T2">, and </text:span><text:span text:style-name="T2">resp</text:span><text:span text:style-name="T2">ond </text:span><text:span text:style-name="T2">to </text:span><text:span text:style-name="T2">ques</text:span><text:span text:style-name="T2">tions </text:span><text:span text:style-name="T2">aske</text:span><text:span text:style-name="T2">d. </text:span><text:span text:style-name="T2">Cust</text:span><text:span text:style-name="T2">ome</text:span><text:span text:style-name="T2">r </text:span><text:span text:style-name="T2">satis</text:span><text:span text:style-name="T2">facti</text:span><text:span text:style-name="T2">on is </text:span><text:span text:style-name="T2">used </text:span><text:span text:style-name="T2">to </text:span><text:span text:style-name="T2">gaug</text:span><text:span text:style-name="T2">e </text:span><text:span text:style-name="T2">cust</text:span><text:span text:style-name="T2">ome</text:span><text:span text:style-name="T2">r </text:span></text:p>
          </draw:text-box>
        </draw:frame>
        <draw:frame draw:style-name="gr190" draw:text-style-name="P2" draw:layer="layout" svg:width="18.917cm" svg:height="0.556cm" svg:x="1.746cm" svg:y="10.907cm">
          <draw:text-box>
            <text:p text:style-name="P1"><text:span text:style-name="T2">perc</text:span><text:span text:style-name="T2">eptio</text:span><text:span text:style-name="T2">ns of </text:span><text:span text:style-name="T2">VA </text:span><text:span text:style-name="T2">servi</text:span><text:span text:style-name="T2">ces, </text:span><text:span text:style-name="T2">as </text:span><text:span text:style-name="T2">well </text:span><text:span text:style-name="T2">as </text:span><text:span text:style-name="T2">cust</text:span><text:span text:style-name="T2">ome</text:span><text:span text:style-name="T2">r </text:span><text:span text:style-name="T2">expe</text:span><text:span text:style-name="T2">ctati</text:span><text:span text:style-name="T2">ons </text:span><text:span text:style-name="T2">and </text:span><text:span text:style-name="T2">desir</text:span><text:span text:style-name="T2">es. </text:span><text:span text:style-name="T2">The </text:span><text:span text:style-name="T2">resul</text:span><text:span text:style-name="T2">ts of </text:span><text:span text:style-name="T2">this </text:span><text:span text:style-name="T2">surv</text:span><text:span text:style-name="T2">ey/</text:span></text:p>
          </draw:text-box>
        </draw:frame>
        <draw:frame draw:style-name="gr191" draw:text-style-name="P2" draw:layer="layout" svg:width="18.116cm" svg:height="0.556cm" svg:x="1.746cm" svg:y="11.401cm">
          <draw:text-box>
            <text:p text:style-name="P1"><text:span text:style-name="T2">asse</text:span><text:span text:style-name="T2">ssme</text:span><text:span text:style-name="T2">nt </text:span><text:span text:style-name="T2">will </text:span><text:span text:style-name="T2">lead </text:span><text:span text:style-name="T2">to </text:span><text:span text:style-name="T2">impr</text:span><text:span text:style-name="T2">ove</text:span><text:span text:style-name="T2">men</text:span><text:span text:style-name="T2">ts in </text:span><text:span text:style-name="T2">the </text:span><text:span text:style-name="T2">quali</text:span><text:span text:style-name="T2">ty of </text:span><text:span text:style-name="T2">servi</text:span><text:span text:style-name="T2">ce </text:span><text:span text:style-name="T2">deliv</text:span><text:span text:style-name="T2">ery </text:span><text:span text:style-name="T2">by </text:span><text:span text:style-name="T2">helpi</text:span><text:span text:style-name="T2">ng to </text:span><text:span text:style-name="T2">shap</text:span><text:span text:style-name="T2">e the </text:span></text:p>
          </draw:text-box>
        </draw:frame>
        <draw:frame draw:style-name="gr192" draw:text-style-name="P2" draw:layer="layout" svg:width="18.815cm" svg:height="0.556cm" svg:x="1.746cm" svg:y="11.895cm">
          <draw:text-box>
            <text:p text:style-name="P1"><text:span text:style-name="T2">direc</text:span><text:span text:style-name="T2">tion </text:span><text:span text:style-name="T2">and </text:span><text:span text:style-name="T2">focu</text:span><text:span text:style-name="T2">s of </text:span><text:span text:style-name="T2">servi</text:span><text:span text:style-name="T2">ces </text:span><text:span text:style-name="T2">and </text:span><text:span text:style-name="T2">the </text:span><text:span text:style-name="T2">patie</text:span><text:span text:style-name="T2">nt </text:span><text:span text:style-name="T2">expe</text:span><text:span text:style-name="T2">rienc</text:span><text:span text:style-name="T2">e. </text:span><text:span text:style-name="T2">Parti</text:span><text:span text:style-name="T2">cipat</text:span><text:span text:style-name="T2">ion </text:span><text:span text:style-name="T2">in </text:span><text:span text:style-name="T2">this </text:span><text:span text:style-name="T2">surv</text:span><text:span text:style-name="T2">ey is </text:span><text:span text:style-name="T2">volu</text:span><text:span text:style-name="T2">ntary</text:span><text:span text:style-name="T2">, </text:span></text:p>
          </draw:text-box>
        </draw:frame>
        <draw:frame draw:style-name="gr193" draw:text-style-name="P2" draw:layer="layout" svg:width="16.106cm" svg:height="0.556cm" svg:x="1.746cm" svg:y="12.388cm">
          <draw:text-box>
            <text:p text:style-name="P1"><text:span text:style-name="T2">and </text:span><text:span text:style-name="T2">failur</text:span><text:span text:style-name="T2">e to </text:span><text:span text:style-name="T2">resp</text:span><text:span text:style-name="T2">ond </text:span><text:span text:style-name="T2">will </text:span><text:span text:style-name="T2">have </text:span><text:span text:style-name="T2">no </text:span><text:span text:style-name="T2">impa</text:span><text:span text:style-name="T2">ct on </text:span><text:span text:style-name="T2">bene</text:span><text:span text:style-name="T2">fits </text:span><text:span text:style-name="T2">to </text:span><text:span text:style-name="T2">whic</text:span><text:span text:style-name="T2">h </text:span><text:span text:style-name="T2">you </text:span><text:span text:style-name="T2">may </text:span><text:span text:style-name="T2">be </text:span><text:span text:style-name="T2">entitl</text:span><text:span text:style-name="T2">ed. </text:span></text:p>
          </draw:text-box>
        </draw:frame>
        <draw:frame draw:style-name="gr194" draw:text-style-name="P2" draw:layer="layout" svg:width="25.402cm" svg:height="0.556cm" svg:x="1.746cm" svg:y="13.695cm">
          <draw:text-box>
            <text:p text:style-name="P1"><text:span text:style-name="T7">Tha</text:span><text:span text:style-name="T7">nk</text:span><text:span text:style-name="T7"><text:tab/></text:span><text:span text:style-name="T7">you</text:span><text:span text:style-name="T7"><text:tab/></text:span><text:span text:style-name="T7">for</text:span><text:span text:style-name="T7"><text:tab/></text:span><text:span text:style-name="T7">your</text:span><text:span text:style-name="T7"><text:tab/></text:span><text:span text:style-name="T7">parti</text:span><text:span text:style-name="T7">cipa</text:span><text:span text:style-name="T7">tion</text:span><text:span text:style-name="T7"><text:tab/></text:span><text:span text:style-name="T7">in</text:span><text:span text:style-name="T7"><text:tab/></text:span><text:span text:style-name="T7">the</text:span><text:span text:style-name="T7"><text:tab/></text:span><text:span text:style-name="T7">CHA</text:span><text:span text:style-name="T7">LEN</text:span><text:span text:style-name="T7">G</text:span><text:span text:style-name="T7"><text:tab/></text:span><text:span text:style-name="T7">surv</text:span><text:span text:style-name="T7">ey!</text:span><text:span text:style-name="T7"><text:tab/></text:span><text:span text:style-name="T7">If</text:span><text:span text:style-name="T7"><text:tab/></text:span><text:span text:style-name="T7">you</text:span><text:span text:style-name="T7"><text:tab/></text:span><text:span text:style-name="T7">woul</text:span><text:span text:style-name="T7">d</text:span><text:span text:style-name="T7"><text:tab/></text:span><text:span text:style-name="T7">like</text:span><text:span text:style-name="T7"><text:tab/></text:span><text:span text:style-name="T7">mor</text:span><text:span text:style-name="T7">e</text:span><text:span text:style-name="T7"><text:tab/></text:span><text:span text:style-name="T7">infor</text:span><text:span text:style-name="T7">mati</text:span><text:span text:style-name="T7">on</text:span><text:span text:style-name="T7"><text:tab/></text:span></text:p>
          </draw:text-box>
        </draw:frame>
        <draw:frame draw:style-name="gr195" draw:text-style-name="P2" draw:layer="layout" svg:width="24.902cm" svg:height="0.556cm" svg:x="1.746cm" svg:y="14.189cm">
          <draw:text-box>
            <text:p text:style-name="P1"><text:span text:style-name="T7">or</text:span><text:span text:style-name="T7"><text:tab/></text:span><text:span text:style-name="T7">if</text:span><text:span text:style-name="T7"><text:tab/></text:span><text:span text:style-name="T7">you</text:span><text:span text:style-name="T7"><text:tab/></text:span><text:span text:style-name="T7">have</text:span><text:span text:style-name="T7"><text:tab/></text:span><text:span text:style-name="T7">any</text:span><text:span text:style-name="T7"><text:tab/></text:span><text:span text:style-name="T7">conc</text:span><text:span text:style-name="T7">erns</text:span><text:span text:style-name="T7">,</text:span><text:span text:style-name="T7"><text:tab/></text:span><text:span text:style-name="T7">plea</text:span><text:span text:style-name="T7">se</text:span><text:span text:style-name="T7"><text:tab/></text:span><text:span text:style-name="T7">cont</text:span><text:span text:style-name="T7">act</text:span><text:span text:style-name="T7"><text:tab/></text:span><text:span text:style-name="T7">the</text:span><text:span text:style-name="T7"><text:tab/></text:span><text:span text:style-name="T7">Call</text:span><text:span text:style-name="T7"><text:tab/></text:span><text:span text:style-name="T7">Cent</text:span><text:span text:style-name="T7">er</text:span><text:span text:style-name="T7"><text:tab/></text:span><text:span text:style-name="T7">for</text:span><text:span text:style-name="T7"><text:tab/></text:span><text:span text:style-name="T7">Hom</text:span><text:span text:style-name="T7">eles</text:span><text:span text:style-name="T7">s</text:span><text:span text:style-name="T7"><text:tab/></text:span><text:span text:style-name="T7">Vete</text:span><text:span text:style-name="T7">rans</text:span><text:span text:style-name="T7">: </text:span></text:p>
          </draw:text-box>
        </draw:frame>
        <draw:frame draw:style-name="gr196" draw:text-style-name="P2" draw:layer="layout" svg:width="19.734cm" svg:height="0.556cm" svg:x="1.746cm" svg:y="14.683cm">
          <draw:text-box>
            <text:p text:style-name="P1"><text:span text:style-name="T7">http:</text:span><text:span text:style-name="T7">//</text:span><text:span text:style-name="T7">ww</text:span><text:span text:style-name="T7">w.va</text:span><text:span text:style-name="T7">.gov</text:span><text:span text:style-name="T7">/</text:span><text:span text:style-name="T7">hom</text:span><text:span text:style-name="T7">eles</text:span><text:span text:style-name="T7">s/</text:span><text:span text:style-name="T7">nati</text:span><text:span text:style-name="T7">onal</text:span><text:span text:style-name="T7">callc</text:span><text:span text:style-name="T7">ente</text:span><text:span text:style-name="T7">r.as</text:span><text:span text:style-name="T7">p</text:span><text:span text:style-name="T7"><text:tab/></text:span><text:span text:style-name="T7">|</text:span><text:span text:style-name="T7"><text:tab/></text:span><text:span text:style-name="T7">1-</text:span><text:span text:style-name="T7">877-</text:span><text:span text:style-name="T7">4AID</text:span><text:span text:style-name="T7"><text:tab/></text:span><text:span text:style-name="T7">VET</text:span><text:span text:style-name="T7"><text:tab/></text:span><text:span text:style-name="T7">(1-</text:span><text:span text:style-name="T7">877-</text:span><text:span text:style-name="T7">424-</text:span><text:span text:style-name="T7">3838</text:span><text:span text:style-name="T7">)</text:span></text:p>
          </draw:text-box>
        </draw:frame>
        <draw:frame draw:style-name="gr197" draw:text-style-name="P10" draw:layer="layout" svg:width="2.39cm" svg:height="0.48cm" svg:x="11.196cm" svg:y="2.398cm">
          <draw:text-box>
            <text:p text:style-name="P1"><text:span text:style-name="T8">Not </text:span><text:span text:style-name="T8">Acces</text:span><text:span text:style-name="T8">sible</text:span></text:p>
          </draw:text-box>
        </draw:frame>
        <draw:frame draw:style-name="gr198" draw:text-style-name="P10" draw:layer="layout" svg:width="2.517cm" svg:height="0.48cm" svg:x="14.68cm" svg:y="2.398cm">
          <draw:text-box>
            <text:p text:style-name="P1"><text:span text:style-name="T8">Very </text:span><text:span text:style-name="T8">Acces</text:span><text:span text:style-name="T8">sible</text:span></text:p>
          </draw:text-box>
        </draw:frame>
        <draw:frame draw:style-name="gr94" draw:text-style-name="P10" draw:layer="layout" svg:width="0.62cm" svg:height="0.48cm" svg:x="18.073cm" svg:y="2.398cm">
          <draw:text-box>
            <text:p text:style-name="P1"><text:span text:style-name="T8">N/A</text:span></text:p>
          </draw:text-box>
        </draw:frame>
        <draw:frame draw:style-name="gr199" draw:text-style-name="P10" draw:layer="layout" svg:width="1.429cm" svg:height="0.48cm" svg:x="11.196cm" svg:y="4.056cm">
          <draw:text-box>
            <text:p text:style-name="P1"><text:span text:style-name="T8">Not </text:span><text:span text:style-name="T8">Able</text:span></text:p>
          </draw:text-box>
        </draw:frame>
        <draw:frame draw:style-name="gr200" draw:text-style-name="P10" draw:layer="layout" svg:width="1.915cm" svg:height="0.48cm" svg:x="14.969cm" svg:y="4.056cm">
          <draw:text-box>
            <text:p text:style-name="P1"><text:span text:style-name="T8">Mostl</text:span><text:span text:style-name="T8">y Able</text:span></text:p>
          </draw:text-box>
        </draw:frame>
        <draw:frame draw:style-name="gr94" draw:text-style-name="P10" draw:layer="layout" svg:width="0.62cm" svg:height="0.48cm" svg:x="18.073cm" svg:y="4.056cm">
          <draw:text-box>
            <text:p text:style-name="P1"><text:span text:style-name="T8">N/A</text:span></text:p>
          </draw:text-box>
        </draw:frame>
        <draw:frame draw:style-name="gr201" draw:text-style-name="P10" draw:layer="layout" svg:width="1.738cm" svg:height="0.48cm" svg:x="11.196cm" svg:y="5.255cm">
          <draw:text-box>
            <text:p text:style-name="P1"><text:span text:style-name="T8">Not </text:span><text:span text:style-name="T8">Awar</text:span><text:span text:style-name="T8">e</text:span></text:p>
          </draw:text-box>
        </draw:frame>
        <draw:frame draw:style-name="gr202" draw:text-style-name="P10" draw:layer="layout" svg:width="2.229cm" svg:height="0.48cm" svg:x="14.844cm" svg:y="5.255cm">
          <draw:text-box>
            <text:p text:style-name="P1"><text:span text:style-name="T8">Mostl</text:span><text:span text:style-name="T8">y </text:span><text:span text:style-name="T8">Awar</text:span><text:span text:style-name="T8">e</text:span></text:p>
          </draw:text-box>
        </draw:frame>
        <draw:line draw:style-name="gr93" draw:text-style-name="P7" draw:layer="layout" svg:x1="13.74cm" svg:y1="2.635cm" svg:x2="14.548cm" svg:y2="2.635cm">
          <text:p/>
        </draw:line>
        <draw:line draw:style-name="gr93" draw:text-style-name="P7" draw:layer="layout" svg:x1="13.74cm" svg:y1="2.595cm" svg:x2="13.74cm" svg:y2="2.675cm">
          <text:p/>
        </draw:line>
        <draw:polyline draw:style-name="gr93" draw:text-style-name="P7" draw:layer="layout" svg:width="0.122cm" svg:height="0.228cm" svg:x="14.426cm" svg:y="2.521cm" svg:viewBox="0 0 123 229" draw:points="0,0 123,115 0,229">
          <text:p/>
        </draw:polyline>
        <draw:line draw:style-name="gr93" draw:text-style-name="P7" draw:layer="layout" svg:x1="12.813cm" svg:y1="4.293cm" svg:x2="14.795cm" svg:y2="4.293cm">
          <text:p/>
        </draw:line>
        <draw:line draw:style-name="gr93" draw:text-style-name="P7" draw:layer="layout" svg:x1="12.813cm" svg:y1="4.253cm" svg:x2="12.813cm" svg:y2="4.333cm">
          <text:p/>
        </draw:line>
        <draw:polyline draw:style-name="gr93" draw:text-style-name="P7" draw:layer="layout" svg:width="0.122cm" svg:height="0.228cm" svg:x="14.673cm" svg:y="4.179cm" svg:viewBox="0 0 123 229" draw:points="0,0 123,115 0,229">
          <text:p/>
        </draw:polyline>
        <draw:line draw:style-name="gr93" draw:text-style-name="P7" draw:layer="layout" svg:x1="12.991cm" svg:y1="5.492cm" svg:x2="14.689cm" svg:y2="5.492cm">
          <text:p/>
        </draw:line>
        <draw:line draw:style-name="gr93" draw:text-style-name="P7" draw:layer="layout" svg:x1="12.991cm" svg:y1="5.453cm" svg:x2="12.991cm" svg:y2="5.532cm">
          <text:p/>
        </draw:line>
        <draw:polyline draw:style-name="gr93" draw:text-style-name="P7" draw:layer="layout" svg:width="0.122cm" svg:height="0.227cm" svg:x="14.567cm" svg:y="5.379cm" svg:viewBox="0 0 123 228" draw:points="0,0 123,114 0,228">
          <text:p/>
        </draw:polyline>
        <draw:path draw:style-name="gr102" draw:text-style-name="P11" draw:layer="layout" svg:width="0.636cm" svg:height="0.636cm" svg:x="11.703cm" svg:y="3.38cm" svg:viewBox="0 0 637 637" svg:d="M637 318c0-176-143-318-318-318-177 0-319 142-319 318s142 319 319 319c175 0 318-143 318-319z">
          <text:p/>
        </draw:path>
        <draw:path draw:style-name="gr57" draw:text-style-name="P7" draw:layer="layout" svg:width="0.6cm" svg:height="0.6cm" svg:x="11.721cm" svg:y="3.397cm" svg:viewBox="0 0 601 601" svg:d="M601 300c0-165-136-300-301-300-166 0-300 135-300 300 0 166 134 301 300 301 165 0 301-135 301-301z">
          <text:p/>
        </draw:path>
        <draw:path draw:style-name="gr103" draw:text-style-name="P7" draw:layer="layout" svg:width="0.452cm" svg:height="0.451cm" svg:x="11.756cm" svg:y="3.433cm" svg:viewBox="0 0 453 452" svg:d="M453 77c-104-103-272-103-375 0-104 103-104 271 0 375">
          <text:p/>
        </draw:path>
        <draw:path draw:style-name="gr104" draw:text-style-name="P7" draw:layer="layout" svg:width="0.451cm" svg:height="0.452cm" svg:x="11.834cm" svg:y="3.51cm" svg:viewBox="0 0 452 453" svg:d="M0 375c103 104 271 104 375 0 103-104 103-272 0-375">
          <text:p/>
        </draw:path>
        <draw:path draw:style-name="gr102" draw:text-style-name="P11" draw:layer="layout" svg:width="0.636cm" svg:height="0.636cm" svg:x="12.993cm" svg:y="3.38cm" svg:viewBox="0 0 637 637" svg:d="M637 318c0-176-142-318-318-318s-319 142-319 318 143 319 319 319 318-143 318-319z">
          <text:p/>
        </draw:path>
        <draw:path draw:style-name="gr57" draw:text-style-name="P7" draw:layer="layout" svg:width="0.6cm" svg:height="0.6cm" svg:x="13.011cm" svg:y="3.397cm" svg:viewBox="0 0 601 601" svg:d="M601 300c0-165-135-300-301-300s-300 135-300 300c0 166 134 301 300 301s301-135 301-301z">
          <text:p/>
        </draw:path>
        <draw:path draw:style-name="gr103" draw:text-style-name="P7" draw:layer="layout" svg:width="0.451cm" svg:height="0.451cm" svg:x="13.046cm" svg:y="3.433cm" svg:viewBox="0 0 452 452" svg:d="M452 77c-103-103-272-103-375 0s-103 271 0 375">
          <text:p/>
        </draw:path>
        <draw:path draw:style-name="gr104" draw:text-style-name="P7" draw:layer="layout" svg:width="0.451cm" svg:height="0.452cm" svg:x="13.124cm" svg:y="3.51cm" svg:viewBox="0 0 452 453" svg:d="M0 375c103 104 272 104 375 0s103-272 0-375">
          <text:p/>
        </draw:path>
        <draw:path draw:style-name="gr102" draw:text-style-name="P11" draw:layer="layout" svg:width="0.636cm" svg:height="0.636cm" svg:x="14.247cm" svg:y="3.38cm" svg:viewBox="0 0 637 637" svg:d="M637 318c0-176-143-318-318-318-176 0-319 142-319 318s143 319 319 319c175 0 318-143 318-319z">
          <text:p/>
        </draw:path>
        <draw:path draw:style-name="gr57" draw:text-style-name="P7" draw:layer="layout" svg:width="0.6cm" svg:height="0.6cm" svg:x="14.265cm" svg:y="3.397cm" svg:viewBox="0 0 601 601" svg:d="M601 300c0-165-134-300-301-300-166 0-300 135-300 300 0 166 134 301 300 301 167 0 301-135 301-301z">
          <text:p/>
        </draw:path>
        <draw:path draw:style-name="gr103" draw:text-style-name="P7" draw:layer="layout" svg:width="0.451cm" svg:height="0.451cm" svg:x="14.3cm" svg:y="3.433cm" svg:viewBox="0 0 452 452" svg:d="M452 77c-104-103-272-103-375 0s-103 271 0 375">
          <text:p/>
        </draw:path>
        <draw:path draw:style-name="gr104" draw:text-style-name="P7" draw:layer="layout" svg:width="0.451cm" svg:height="0.452cm" svg:x="14.378cm" svg:y="3.51cm" svg:viewBox="0 0 452 453" svg:d="M0 375c103 104 271 104 375 0 103-104 103-272 0-375">
          <text:p/>
        </draw:path>
        <draw:path draw:style-name="gr102" draw:text-style-name="P11" draw:layer="layout" svg:width="0.636cm" svg:height="0.636cm" svg:x="15.429cm" svg:y="3.38cm" svg:viewBox="0 0 637 637" svg:d="M637 318c0-176-143-318-319-318s-318 142-318 318 142 319 318 319 319-143 319-319z">
          <text:p/>
        </draw:path>
        <draw:path draw:style-name="gr57" draw:text-style-name="P7" draw:layer="layout" svg:width="0.6cm" svg:height="0.6cm" svg:x="15.446cm" svg:y="3.397cm" svg:viewBox="0 0 601 601" svg:d="M601 300c0-165-134-300-301-300-165 0-300 135-300 300 0 166 135 301 300 301 167 0 301-135 301-301z">
          <text:p/>
        </draw:path>
        <draw:path draw:style-name="gr103" draw:text-style-name="P7" draw:layer="layout" svg:width="0.451cm" svg:height="0.451cm" svg:x="15.482cm" svg:y="3.433cm" svg:viewBox="0 0 452 452" svg:d="M452 77c-103-103-271-103-375 0-103 103-103 271 0 375">
          <text:p/>
        </draw:path>
        <draw:path draw:style-name="gr104" draw:text-style-name="P7" draw:layer="layout" svg:width="0.453cm" svg:height="0.452cm" svg:x="15.559cm" svg:y="3.51cm" svg:viewBox="0 0 454 453" svg:d="M0 375c104 104 272 104 375 0 105-104 105-272 0-375">
          <text:p/>
        </draw:path>
        <draw:path draw:style-name="gr102" draw:text-style-name="P11" draw:layer="layout" svg:width="0.636cm" svg:height="0.636cm" svg:x="18.046cm" svg:y="3.38cm" svg:viewBox="0 0 637 637" svg:d="M637 318c0-176-143-318-319-318s-318 142-318 318 142 319 318 319 319-143 319-319z">
          <text:p/>
        </draw:path>
        <draw:path draw:style-name="gr57" draw:text-style-name="P7" draw:layer="layout" svg:width="0.6cm" svg:height="0.6cm" svg:x="18.063cm" svg:y="3.397cm" svg:viewBox="0 0 601 601" svg:d="M601 300c0-165-134-300-300-300s-301 135-301 300c0 166 135 301 301 301s300-135 300-301z">
          <text:p/>
        </draw:path>
        <draw:path draw:style-name="gr103" draw:text-style-name="P7" draw:layer="layout" svg:width="0.451cm" svg:height="0.451cm" svg:x="18.099cm" svg:y="3.433cm" svg:viewBox="0 0 452 452" svg:d="M452 77c-103-103-271-103-375 0-103 103-103 271 0 375">
          <text:p/>
        </draw:path>
        <draw:path draw:style-name="gr104" draw:text-style-name="P7" draw:layer="layout" svg:width="0.452cm" svg:height="0.452cm" svg:x="18.176cm" svg:y="3.51cm" svg:viewBox="0 0 453 453" svg:d="M0 375c104 104 272 104 375 0 104-104 104-272 0-375">
          <text:p/>
        </draw:path>
        <draw:path draw:style-name="gr102" draw:text-style-name="P11" draw:layer="layout" svg:width="0.636cm" svg:height="0.636cm" svg:x="11.703cm" svg:y="4.488cm" svg:viewBox="0 0 637 637" svg:d="M637 319c0-176-143-319-318-319-177 0-319 143-319 319s142 318 319 318c175 0 318-142 318-318z">
          <text:p/>
        </draw:path>
        <draw:path draw:style-name="gr57" draw:text-style-name="P7" draw:layer="layout" svg:width="0.6cm" svg:height="0.6cm" svg:x="11.721cm" svg:y="4.506cm" svg:viewBox="0 0 601 601" svg:d="M601 300c0-166-136-300-301-300-166 0-300 134-300 300 0 165 134 301 300 301 165 0 301-136 301-301z">
          <text:p/>
        </draw:path>
        <draw:path draw:style-name="gr103" draw:text-style-name="P7" draw:layer="layout" svg:width="0.452cm" svg:height="0.452cm" svg:x="11.756cm" svg:y="4.541cm" svg:viewBox="0 0 453 453" svg:d="M453 78c-104-104-272-104-375 0-104 103-104 272 0 375">
          <text:p/>
        </draw:path>
        <draw:path draw:style-name="gr104" draw:text-style-name="P7" draw:layer="layout" svg:width="0.451cm" svg:height="0.451cm" svg:x="11.834cm" svg:y="4.619cm" svg:viewBox="0 0 452 452" svg:d="M0 375c103 103 271 103 375 0 103-103 103-272 0-375">
          <text:p/>
        </draw:path>
        <draw:path draw:style-name="gr102" draw:text-style-name="P11" draw:layer="layout" svg:width="0.636cm" svg:height="0.636cm" svg:x="12.993cm" svg:y="4.488cm" svg:viewBox="0 0 637 637" svg:d="M637 319c0-176-142-319-318-319s-319 143-319 319 143 318 319 318 318-142 318-318z">
          <text:p/>
        </draw:path>
        <draw:path draw:style-name="gr57" draw:text-style-name="P7" draw:layer="layout" svg:width="0.6cm" svg:height="0.6cm" svg:x="13.011cm" svg:y="4.506cm" svg:viewBox="0 0 601 601" svg:d="M601 300c0-166-135-300-301-300s-300 134-300 300c0 165 134 301 300 301s301-136 301-301z">
          <text:p/>
        </draw:path>
        <draw:path draw:style-name="gr103" draw:text-style-name="P7" draw:layer="layout" svg:width="0.451cm" svg:height="0.452cm" svg:x="13.046cm" svg:y="4.541cm" svg:viewBox="0 0 452 453" svg:d="M452 78c-103-104-272-104-375 0-103 103-103 272 0 375">
          <text:p/>
        </draw:path>
        <draw:path draw:style-name="gr104" draw:text-style-name="P7" draw:layer="layout" svg:width="0.451cm" svg:height="0.451cm" svg:x="13.124cm" svg:y="4.619cm" svg:viewBox="0 0 452 452" svg:d="M0 375c103 103 272 103 375 0s103-272 0-375">
          <text:p/>
        </draw:path>
        <draw:path draw:style-name="gr102" draw:text-style-name="P11" draw:layer="layout" svg:width="0.636cm" svg:height="0.636cm" svg:x="14.247cm" svg:y="4.488cm" svg:viewBox="0 0 637 637" svg:d="M637 319c0-176-143-319-318-319-176 0-319 143-319 319s143 318 319 318c175 0 318-142 318-318z">
          <text:p/>
        </draw:path>
        <draw:path draw:style-name="gr57" draw:text-style-name="P7" draw:layer="layout" svg:width="0.6cm" svg:height="0.6cm" svg:x="14.265cm" svg:y="4.506cm" svg:viewBox="0 0 601 601" svg:d="M601 300c0-166-134-300-301-300-166 0-300 134-300 300 0 165 134 301 300 301 167 0 301-136 301-301z">
          <text:p/>
        </draw:path>
        <draw:path draw:style-name="gr103" draw:text-style-name="P7" draw:layer="layout" svg:width="0.451cm" svg:height="0.452cm" svg:x="14.3cm" svg:y="4.541cm" svg:viewBox="0 0 452 453" svg:d="M452 78c-104-104-272-104-375 0-103 103-103 272 0 375">
          <text:p/>
        </draw:path>
        <draw:path draw:style-name="gr104" draw:text-style-name="P7" draw:layer="layout" svg:width="0.451cm" svg:height="0.451cm" svg:x="14.378cm" svg:y="4.619cm" svg:viewBox="0 0 452 452" svg:d="M0 375c103 103 271 103 375 0 103-103 103-272 0-375">
          <text:p/>
        </draw:path>
        <draw:path draw:style-name="gr102" draw:text-style-name="P11" draw:layer="layout" svg:width="0.636cm" svg:height="0.636cm" svg:x="15.429cm" svg:y="4.488cm" svg:viewBox="0 0 637 637" svg:d="M637 319c0-176-143-319-319-319s-318 143-318 319 142 318 318 318 319-142 319-318z">
          <text:p/>
        </draw:path>
        <draw:path draw:style-name="gr57" draw:text-style-name="P7" draw:layer="layout" svg:width="0.6cm" svg:height="0.6cm" svg:x="15.446cm" svg:y="4.506cm" svg:viewBox="0 0 601 601" svg:d="M601 300c0-166-134-300-301-300-165 0-300 134-300 300 0 165 135 301 300 301 167 0 301-136 301-301z">
          <text:p/>
        </draw:path>
        <draw:path draw:style-name="gr103" draw:text-style-name="P7" draw:layer="layout" svg:width="0.451cm" svg:height="0.452cm" svg:x="15.482cm" svg:y="4.541cm" svg:viewBox="0 0 452 453" svg:d="M452 78c-103-104-271-104-375 0-103 103-103 272 0 375">
          <text:p/>
        </draw:path>
        <draw:path draw:style-name="gr104" draw:text-style-name="P7" draw:layer="layout" svg:width="0.453cm" svg:height="0.451cm" svg:x="15.559cm" svg:y="4.619cm" svg:viewBox="0 0 454 452" svg:d="M0 375c104 103 272 103 375 0 105-103 105-272 0-375">
          <text:p/>
        </draw:path>
        <draw:path draw:style-name="gr102" draw:text-style-name="P11" draw:layer="layout" svg:width="0.636cm" svg:height="0.636cm" svg:x="18.046cm" svg:y="4.488cm" svg:viewBox="0 0 637 637" svg:d="M637 319c0-176-143-319-319-319s-318 143-318 319 142 318 318 318 319-142 319-318z">
          <text:p/>
        </draw:path>
        <draw:path draw:style-name="gr57" draw:text-style-name="P7" draw:layer="layout" svg:width="0.6cm" svg:height="0.6cm" svg:x="18.063cm" svg:y="4.506cm" svg:viewBox="0 0 601 601" svg:d="M601 300c0-166-134-300-300-300s-301 134-301 300c0 165 135 301 301 301s300-136 300-301z">
          <text:p/>
        </draw:path>
        <draw:path draw:style-name="gr103" draw:text-style-name="P7" draw:layer="layout" svg:width="0.451cm" svg:height="0.452cm" svg:x="18.099cm" svg:y="4.541cm" svg:viewBox="0 0 452 453" svg:d="M452 78c-103-104-271-104-375 0-103 103-103 272 0 375">
          <text:p/>
        </draw:path>
        <draw:path draw:style-name="gr104" draw:text-style-name="P7" draw:layer="layout" svg:width="0.452cm" svg:height="0.451cm" svg:x="18.176cm" svg:y="4.619cm" svg:viewBox="0 0 453 452" svg:d="M0 375c104 103 272 103 375 0 104-103 104-272 0-375">
          <text:p/>
        </draw:path>
        <draw:path draw:style-name="gr102" draw:text-style-name="P11" draw:layer="layout" svg:width="0.636cm" svg:height="0.636cm" svg:x="11.703cm" svg:y="6.197cm" svg:viewBox="0 0 637 637" svg:d="M637 318c0-176-143-318-318-318-177 0-319 142-319 318s142 319 319 319c175 0 318-143 318-319z">
          <text:p/>
        </draw:path>
        <draw:path draw:style-name="gr57" draw:text-style-name="P7" draw:layer="layout" svg:width="0.6cm" svg:height="0.6cm" svg:x="11.721cm" svg:y="6.214cm" svg:viewBox="0 0 601 601" svg:d="M601 301c0-165-136-301-301-301-166 0-300 136-300 301 0 166 134 300 300 300 165 0 301-134 301-300z">
          <text:p/>
        </draw:path>
        <draw:path draw:style-name="gr103" draw:text-style-name="P7" draw:layer="layout" svg:width="0.452cm" svg:height="0.451cm" svg:x="11.756cm" svg:y="6.25cm" svg:viewBox="0 0 453 452" svg:d="M453 77c-104-103-272-103-375 0-104 103-104 272 0 375">
          <text:p/>
        </draw:path>
        <draw:path draw:style-name="gr104" draw:text-style-name="P7" draw:layer="layout" svg:width="0.451cm" svg:height="0.452cm" svg:x="11.834cm" svg:y="6.327cm" svg:viewBox="0 0 452 453" svg:d="M0 375c103 104 271 104 375 0 103-103 103-272 0-375">
          <text:p/>
        </draw:path>
        <draw:path draw:style-name="gr102" draw:text-style-name="P11" draw:layer="layout" svg:width="0.636cm" svg:height="0.636cm" svg:x="12.993cm" svg:y="6.197cm" svg:viewBox="0 0 637 637" svg:d="M637 318c0-176-142-318-318-318s-319 142-319 318 143 319 319 319 318-143 318-319z">
          <text:p/>
        </draw:path>
        <draw:path draw:style-name="gr57" draw:text-style-name="P7" draw:layer="layout" svg:width="0.6cm" svg:height="0.6cm" svg:x="13.011cm" svg:y="6.214cm" svg:viewBox="0 0 601 601" svg:d="M601 301c0-165-135-301-301-301s-300 136-300 301c0 166 134 300 300 300s301-134 301-300z">
          <text:p/>
        </draw:path>
        <draw:path draw:style-name="gr103" draw:text-style-name="P7" draw:layer="layout" svg:width="0.451cm" svg:height="0.451cm" svg:x="13.046cm" svg:y="6.25cm" svg:viewBox="0 0 452 452" svg:d="M452 77c-103-103-272-103-375 0s-103 272 0 375">
          <text:p/>
        </draw:path>
        <draw:path draw:style-name="gr104" draw:text-style-name="P7" draw:layer="layout" svg:width="0.451cm" svg:height="0.452cm" svg:x="13.124cm" svg:y="6.327cm" svg:viewBox="0 0 452 453" svg:d="M0 375c103 104 272 104 375 0 103-103 103-272 0-375">
          <text:p/>
        </draw:path>
        <draw:path draw:style-name="gr102" draw:text-style-name="P11" draw:layer="layout" svg:width="0.636cm" svg:height="0.636cm" svg:x="14.247cm" svg:y="6.197cm" svg:viewBox="0 0 637 637" svg:d="M637 318c0-176-143-318-318-318-176 0-319 142-319 318s143 319 319 319c175 0 318-143 318-319z">
          <text:p/>
        </draw:path>
        <draw:path draw:style-name="gr57" draw:text-style-name="P7" draw:layer="layout" svg:width="0.6cm" svg:height="0.6cm" svg:x="14.265cm" svg:y="6.214cm" svg:viewBox="0 0 601 601" svg:d="M601 301c0-165-134-301-301-301-166 0-300 136-300 301 0 166 134 300 300 300 167 0 301-134 301-300z">
          <text:p/>
        </draw:path>
        <draw:path draw:style-name="gr103" draw:text-style-name="P7" draw:layer="layout" svg:width="0.451cm" svg:height="0.451cm" svg:x="14.3cm" svg:y="6.25cm" svg:viewBox="0 0 452 452" svg:d="M452 77c-104-103-272-103-375 0s-103 272 0 375">
          <text:p/>
        </draw:path>
        <draw:path draw:style-name="gr104" draw:text-style-name="P7" draw:layer="layout" svg:width="0.451cm" svg:height="0.452cm" svg:x="14.378cm" svg:y="6.327cm" svg:viewBox="0 0 452 453" svg:d="M0 375c103 104 271 104 375 0 103-103 103-272 0-375">
          <text:p/>
        </draw:path>
        <draw:path draw:style-name="gr102" draw:text-style-name="P11" draw:layer="layout" svg:width="0.636cm" svg:height="0.636cm" svg:x="15.429cm" svg:y="6.197cm" svg:viewBox="0 0 637 637" svg:d="M637 318c0-176-143-318-319-318s-318 142-318 318 142 319 318 319 319-143 319-319z">
          <text:p/>
        </draw:path>
        <draw:path draw:style-name="gr57" draw:text-style-name="P7" draw:layer="layout" svg:width="0.6cm" svg:height="0.6cm" svg:x="15.446cm" svg:y="6.214cm" svg:viewBox="0 0 601 601" svg:d="M601 301c0-165-134-301-301-301-165 0-300 136-300 301 0 166 135 300 300 300 167 0 301-134 301-300z">
          <text:p/>
        </draw:path>
        <draw:path draw:style-name="gr103" draw:text-style-name="P7" draw:layer="layout" svg:width="0.451cm" svg:height="0.451cm" svg:x="15.482cm" svg:y="6.25cm" svg:viewBox="0 0 452 452" svg:d="M452 77c-103-103-271-103-375 0-103 103-103 272 0 375">
          <text:p/>
        </draw:path>
        <draw:path draw:style-name="gr104" draw:text-style-name="P7" draw:layer="layout" svg:width="0.453cm" svg:height="0.452cm" svg:x="15.559cm" svg:y="6.327cm" svg:viewBox="0 0 454 453" svg:d="M0 375c104 104 272 104 375 0 105-103 105-272 0-375">
          <text:p/>
        </draw:path>
        <draw:path draw:style-name="gr102" draw:text-style-name="P11" draw:layer="layout" svg:width="0.636cm" svg:height="0.636cm" svg:x="18.046cm" svg:y="6.197cm" svg:viewBox="0 0 637 637" svg:d="M637 318c0-176-143-318-319-318s-318 142-318 318 142 319 318 319 319-143 319-319z">
          <text:p/>
        </draw:path>
        <draw:path draw:style-name="gr57" draw:text-style-name="P7" draw:layer="layout" svg:width="0.6cm" svg:height="0.6cm" svg:x="18.063cm" svg:y="6.214cm" svg:viewBox="0 0 601 601" svg:d="M601 301c0-165-134-301-300-301s-301 136-301 301c0 166 135 300 301 300s300-134 300-300z">
          <text:p/>
        </draw:path>
        <draw:path draw:style-name="gr103" draw:text-style-name="P7" draw:layer="layout" svg:width="0.451cm" svg:height="0.451cm" svg:x="18.099cm" svg:y="6.25cm" svg:viewBox="0 0 452 452" svg:d="M452 77c-103-103-271-103-375 0-103 103-103 272 0 375">
          <text:p/>
        </draw:path>
        <draw:path draw:style-name="gr104" draw:text-style-name="P7" draw:layer="layout" svg:width="0.452cm" svg:height="0.452cm" svg:x="18.176cm" svg:y="6.327cm" svg:viewBox="0 0 453 453" svg:d="M0 375c104 104 272 104 375 0 104-103 104-272 0-375">
          <text:p/>
        </draw:path>
        <draw:frame draw:style-name="gr94" draw:text-style-name="P10" draw:layer="layout" svg:width="0.62cm" svg:height="0.48cm" svg:x="18.073cm" svg:y="5.255cm">
          <draw:text-box>
            <text:p text:style-name="P1"><text:span text:style-name="T8">N/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" svg:font-family="Avenir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ingdings2" svg:font-family="Wingdings2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4"/>
      <style:paragraph-properties loext:tab-stop-distance="0cm">
        <style:tab-stops/>
      </style:paragraph-properties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1-21T06:18:36.442324658</dc:date>
    <meta:editing-duration>PT1H14M57S</meta:editing-duration>
    <meta:editing-cycles>25</meta:editing-cycles>
    <meta:print-date>2025-01-21T05:13:51.297100091</meta:print-date>
    <meta:printed-by>PDF files</meta:printed-by>
    <meta:document-statistic meta:object-count="1689"/>
  </office:meta>
</office:document-meta>
</file>